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1.6673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580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1H59M56.367S">
            <text:p>11:59:56.37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1H59M56.405S">
            <text:p>11:59:56.41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1H59M56.437S">
            <text:p>11:59:56.44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1H59M56.437S">
            <text:p>11:59:56.44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1H59M56.455S">
            <text:p>11:59:56.46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1H59M56.468S">
            <text:p>11:59:56.47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1H59M56.473S">
            <text:p>11:59:56.47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1H59M56.489S">
            <text:p>11:59:56.49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1H59M56.375S">
            <text:p>11:59:56.38</text:p>
          </table:table-cell>
          <table:table-cell office:value-type="string">
            <text:p>TC0001_PlannerA 1-1</text:p>
          </table:table-cell>
          <table:table-cell office:value-type="string">
            <text:p>/login.do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5639">
            <text:p>25639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1H59M56.503S">
            <text:p>11:59:56.50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1H59M56.507S">
            <text:p>11:59:56.51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1H59M56.523S">
            <text:p>11:59:56.52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1H59M56.538S">
            <text:p>11:59:56.54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1H59M56.542S">
            <text:p>11:59:56.54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1H59M56.41S">
            <text:p>11:59:56.41</text:p>
          </table:table-cell>
          <table:table-cell office:value-type="string">
            <text:p>TC0001_PlannerA 1-2</text:p>
          </table:table-cell>
          <table:table-cell office:value-type="string">
            <text:p>/login.do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25639">
            <text:p>25639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1H59M56.556S">
            <text:p>11:59:56.56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1H59M56.571S">
            <text:p>11:59:56.57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1H59M56.578S">
            <text:p>11:59:56.58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1H59M56.59S">
            <text:p>11:59:56.59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1H59M56.61S">
            <text:p>11:59:56.61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1H59M56.614S">
            <text:p>11:59:56.61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1H59M56.625S">
            <text:p>11:59:56.63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1H59M56.442S">
            <text:p>11:59:56.44</text:p>
          </table:table-cell>
          <table:table-cell office:value-type="string">
            <text:p>TC0002_PlannerB 2-1</text:p>
          </table:table-cell>
          <table:table-cell office:value-type="string">
            <text:p>/login.do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25639">
            <text:p>25639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1H59M56.646S">
            <text:p>11:59:56.65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1H59M56.647S">
            <text:p>11:59:56.65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1H59M56.661S">
            <text:p>11:59:56.66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1H59M56.684S">
            <text:p>11:59:56.68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1H59M56.685S">
            <text:p>11:59:56.69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1H59M56.693S">
            <text:p>11:59:56.69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1H59M56.441S">
            <text:p>11:59:56.44</text:p>
          </table:table-cell>
          <table:table-cell office:value-type="string">
            <text:p>TC0001_PlannerA 1-3</text:p>
          </table:table-cell>
          <table:table-cell office:value-type="string">
            <text:p>/login.do</text:p>
          </table:table-cell>
          <table:table-cell office:value-type="float" office:value="266">
            <text:p>266</text:p>
          </table:table-cell>
          <table:table-cell office:value-type="string">
            <text:p>Success</text:p>
          </table:table-cell>
          <table:table-cell office:value-type="float" office:value="25639">
            <text:p>25639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1H59M56.46S">
            <text:p>11:59:56.46</text:p>
          </table:table-cell>
          <table:table-cell office:value-type="string">
            <text:p>TC0002_PlannerB 2-2</text:p>
          </table:table-cell>
          <table:table-cell office:value-type="string">
            <text:p>/login.do</text:p>
          </table:table-cell>
          <table:table-cell office:value-type="float" office:value="257">
            <text:p>257</text:p>
          </table:table-cell>
          <table:table-cell office:value-type="string">
            <text:p>Success</text:p>
          </table:table-cell>
          <table:table-cell office:value-type="float" office:value="25639">
            <text:p>25639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1H59M56.719S">
            <text:p>11:59:56.72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1H59M56.721S">
            <text:p>11:59:56.72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1H59M56.731S">
            <text:p>11:59:56.73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1H59M56.56S">
            <text:p>11:59:56.56</text:p>
          </table:table-cell>
          <table:table-cell office:value-type="string">
            <text:p>TC0002_PlannerB 2-5</text:p>
          </table:table-cell>
          <table:table-cell office:value-type="string">
            <text:p>/login.do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1H59M56.752S">
            <text:p>11:59:56.75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1H59M56.753S">
            <text:p>11:59:56.75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1H59M56.762S">
            <text:p>11:59:56.76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1H59M56.789S">
            <text:p>11:59:56.79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1H59M56.789S">
            <text:p>11:59:56.79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1H59M56.548S">
            <text:p>11:59:56.55</text:p>
          </table:table-cell>
          <table:table-cell office:value-type="string">
            <text:p>TC0001_PlannerA 1-6</text:p>
          </table:table-cell>
          <table:table-cell office:value-type="string">
            <text:p>/login.do</text:p>
          </table:table-cell>
          <table:table-cell office:value-type="float" office:value="248">
            <text:p>248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1H59M56.797S">
            <text:p>11:59:56.80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1H59M56.548S">
            <text:p>11:59:56.55</text:p>
          </table:table-cell>
          <table:table-cell office:value-type="string">
            <text:p>TC0001_PlannerA 1-2</text:p>
          </table:table-cell>
          <table:table-cell office:value-type="string">
            <text:p>/;jsessionid=lh1vm01a5fzp13wv1peqjmq0f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1H59M56.823S">
            <text:p>11:59:56.82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1H59M56.825S">
            <text:p>11:59:56.83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1H59M56.83S">
            <text:p>11:59:56.83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1H59M56.859S">
            <text:p>11:59:56.86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1H59M56.86S">
            <text:p>11:59:56.86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1H59M56.541S">
            <text:p>11:59:56.54</text:p>
          </table:table-cell>
          <table:table-cell office:value-type="string">
            <text:p>TC0003_PlannerC 3-3</text:p>
          </table:table-cell>
          <table:table-cell office:value-type="string">
            <text:p>/login.do</text:p>
          </table:table-cell>
          <table:table-cell office:value-type="float" office:value="326">
            <text:p>326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1H59M56.865S">
            <text:p>11:59:56.87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1H59M56.529S">
            <text:p>11:59:56.53</text:p>
          </table:table-cell>
          <table:table-cell office:value-type="string">
            <text:p>TC0002_PlannerB 2-4</text:p>
          </table:table-cell>
          <table:table-cell office:value-type="string">
            <text:p>/login.do</text:p>
          </table:table-cell>
          <table:table-cell office:value-type="float" office:value="351">
            <text:p>351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1H59M56.892S">
            <text:p>11:59:56.89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1H59M56.897S">
            <text:p>11:59:56.90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1H59M56.899S">
            <text:p>11:59:56.90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1H59M56.929S">
            <text:p>11:59:56.93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1H59M56.932S">
            <text:p>11:59:56.93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1H59M56.933S">
            <text:p>11:59:56.93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1H59M56.515S">
            <text:p>11:59:56.52</text:p>
          </table:table-cell>
          <table:table-cell office:value-type="string">
            <text:p>TC0001_PlannerA 1-5</text:p>
          </table:table-cell>
          <table:table-cell office:value-type="string">
            <text:p>/login.do</text:p>
          </table:table-cell>
          <table:table-cell office:value-type="float" office:value="427">
            <text:p>427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1H59M56.506S">
            <text:p>11:59:56.51</text:p>
          </table:table-cell>
          <table:table-cell office:value-type="string">
            <text:p>TC0003_PlannerC 3-2</text:p>
          </table:table-cell>
          <table:table-cell office:value-type="string">
            <text:p>/login.do</text:p>
          </table:table-cell>
          <table:table-cell office:value-type="float" office:value="448">
            <text:p>448</text:p>
          </table:table-cell>
          <table:table-cell office:value-type="string">
            <text:p>Success</text:p>
          </table:table-cell>
          <table:table-cell office:value-type="float" office:value="25639">
            <text:p>25639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1H59M56.502S">
            <text:p>11:59:56.50</text:p>
          </table:table-cell>
          <table:table-cell office:value-type="string">
            <text:p>TC0001_PlannerA 1-1</text:p>
          </table:table-cell>
          <table:table-cell office:value-type="string">
            <text:p>/;jsessionid=lh1vm01a5fzp13wv1peqjmq0f</text:p>
          </table:table-cell>
          <table:table-cell office:value-type="float" office:value="464">
            <text:p>46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1H59M56.962S">
            <text:p>11:59:56.96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1H59M56.967S">
            <text:p>11:59:56.97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1H59M56.971S">
            <text:p>11:59:56.97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1H59M56.998S">
            <text:p>11:59:57.00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1H59M57.005S">
            <text:p>11:59:57.01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1H59M57.01S">
            <text:p>11:59:57.01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1H59M56.494S">
            <text:p>11:59:56.49</text:p>
          </table:table-cell>
          <table:table-cell office:value-type="string">
            <text:p>TC0002_PlannerB 2-3</text:p>
          </table:table-cell>
          <table:table-cell office:value-type="string">
            <text:p>/login.do</text:p>
          </table:table-cell>
          <table:table-cell office:value-type="float" office:value="522">
            <text:p>522</text:p>
          </table:table-cell>
          <table:table-cell office:value-type="string">
            <text:p>Success</text:p>
          </table:table-cell>
          <table:table-cell office:value-type="float" office:value="25639">
            <text:p>25639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1H59M57.033S">
            <text:p>11:59:57.03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1H59M57.044S">
            <text:p>11:59:57.04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1H59M57.046S">
            <text:p>11:59:57.05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1H59M57.068S">
            <text:p>11:59:57.07</text:p>
          </table:table-cell>
          <table:table-cell office:value-type="string">
            <text:p>TC0001_PlannerA 1-2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1H59M56.477S">
            <text:p>11:59:56.48</text:p>
          </table:table-cell>
          <table:table-cell office:value-type="string">
            <text:p>TC0001_PlannerA 1-4</text:p>
          </table:table-cell>
          <table:table-cell office:value-type="string">
            <text:p>/login.do</text:p>
          </table:table-cell>
          <table:table-cell office:value-type="float" office:value="599">
            <text:p>599</text:p>
          </table:table-cell>
          <table:table-cell office:value-type="string">
            <text:p>Success</text:p>
          </table:table-cell>
          <table:table-cell office:value-type="float" office:value="25639">
            <text:p>25639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1H59M57.081S">
            <text:p>11:59:57.08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1H59M57.08S">
            <text:p>11:59:57.08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1H59M57.103S">
            <text:p>11:59:57.10</text:p>
          </table:table-cell>
          <table:table-cell office:value-type="string">
            <text:p>TC0001_PlannerA 1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1H59M57.114S">
            <text:p>11:59:57.11</text:p>
          </table:table-cell>
          <table:table-cell office:value-type="string">
            <text:p>TC0002_PlannerB 2-2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1H59M56.472S">
            <text:p>11:59:56.47</text:p>
          </table:table-cell>
          <table:table-cell office:value-type="string">
            <text:p>TC0003_PlannerC 3-1</text:p>
          </table:table-cell>
          <table:table-cell office:value-type="string">
            <text:p>/login.do</text:p>
          </table:table-cell>
          <table:table-cell office:value-type="float" office:value="647">
            <text:p>647</text:p>
          </table:table-cell>
          <table:table-cell office:value-type="string">
            <text:p>Success</text:p>
          </table:table-cell>
          <table:table-cell office:value-type="float" office:value="25639">
            <text:p>25639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1H59M57.119S">
            <text:p>11:59:57.12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1H59M57.137S">
            <text:p>11:59:57.14</text:p>
          </table:table-cell>
          <table:table-cell office:value-type="string">
            <text:p>TC0001_PlannerA 1-2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1H59M57.15S">
            <text:p>11:59:57.15</text:p>
          </table:table-cell>
          <table:table-cell office:value-type="string">
            <text:p>TC0002_PlannerB 2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1H59M57.153S">
            <text:p>11:59:57.15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1H59M57.172S">
            <text:p>11:59:57.17</text:p>
          </table:table-cell>
          <table:table-cell office:value-type="string">
            <text:p>TC0001_PlannerA 1-2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1H59M57.015S">
            <text:p>11:59:57.02</text:p>
          </table:table-cell>
          <table:table-cell office:value-type="string">
            <text:p>TC0003_PlannerC 3-16</text:p>
          </table:table-cell>
          <table:table-cell office:value-type="string">
            <text:p>/login.do</text:p>
          </table:table-cell>
          <table:table-cell office:value-type="float" office:value="171">
            <text:p>171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1H59M57.184S">
            <text:p>11:59:57.18</text:p>
          </table:table-cell>
          <table:table-cell office:value-type="string">
            <text:p>TC0002_PlannerB 2-2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1H59M57.189S">
            <text:p>11:59:57.19</text:p>
          </table:table-cell>
          <table:table-cell office:value-type="string">
            <text:p>TC0003_PlannerC 3-2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1H59M57.017S">
            <text:p>11:59:57.02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1H59M57.207S">
            <text:p>11:59:57.21</text:p>
          </table:table-cell>
          <table:table-cell office:value-type="string">
            <text:p>TC0001_PlannerA 1-2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1H59M57.218S">
            <text:p>11:59:57.22</text:p>
          </table:table-cell>
          <table:table-cell office:value-type="string">
            <text:p>TC0002_PlannerB 2-2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1H59M57.223S">
            <text:p>11:59:57.22</text:p>
          </table:table-cell>
          <table:table-cell office:value-type="string">
            <text:p>TC0003_PlannerC 3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1H59M57.244S">
            <text:p>11:59:57.24</text:p>
          </table:table-cell>
          <table:table-cell office:value-type="string">
            <text:p>TC0001_PlannerA 1-2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1H59M57.253S">
            <text:p>11:59:57.25</text:p>
          </table:table-cell>
          <table:table-cell office:value-type="string">
            <text:p>TC0002_PlannerB 2-2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1H59M57.009S">
            <text:p>11:59:57.01</text:p>
          </table:table-cell>
          <table:table-cell office:value-type="string">
            <text:p>TC0002_PlannerB 2-18</text:p>
          </table:table-cell>
          <table:table-cell office:value-type="string">
            <text:p>/login.do</text:p>
          </table:table-cell>
          <table:table-cell office:value-type="float" office:value="250">
            <text:p>250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1H59M57.261S">
            <text:p>11:59:57.26</text:p>
          </table:table-cell>
          <table:table-cell office:value-type="string">
            <text:p>TC0003_PlannerC 3-23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1H59M57.281S">
            <text:p>11:59:57.28</text:p>
          </table:table-cell>
          <table:table-cell office:value-type="string">
            <text:p>TC0001_PlannerA 1-2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1H59M57.288S">
            <text:p>11:59:57.29</text:p>
          </table:table-cell>
          <table:table-cell office:value-type="string">
            <text:p>TC0002_PlannerB 2-2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1H59M57.291S">
            <text:p>11:59:57.29</text:p>
          </table:table-cell>
          <table:table-cell office:value-type="string">
            <text:p>TC0003_PlannerC 3-2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1H59M57.315S">
            <text:p>11:59:57.32</text:p>
          </table:table-cell>
          <table:table-cell office:value-type="string">
            <text:p>TC0001_PlannerA 1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1H59M57.323S">
            <text:p>11:59:57.32</text:p>
          </table:table-cell>
          <table:table-cell office:value-type="string">
            <text:p>TC0002_PlannerB 2-2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1H59M57.331S">
            <text:p>11:59:57.33</text:p>
          </table:table-cell>
          <table:table-cell office:value-type="string">
            <text:p>TC0003_PlannerC 3-2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1H59M56.976S">
            <text:p>11:59:56.98</text:p>
          </table:table-cell>
          <table:table-cell office:value-type="string">
            <text:p>TC0002_PlannerB 2-17</text:p>
          </table:table-cell>
          <table:table-cell office:value-type="string">
            <text:p>/login.do</text:p>
          </table:table-cell>
          <table:table-cell office:value-type="float" office:value="369">
            <text:p>369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1H59M57.35S">
            <text:p>11:59:57.35</text:p>
          </table:table-cell>
          <table:table-cell office:value-type="string">
            <text:p>TC0001_PlannerA 1-2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1H59M57.358S">
            <text:p>11:59:57.36</text:p>
          </table:table-cell>
          <table:table-cell office:value-type="string">
            <text:p>TC0002_PlannerB 2-2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1H59M56.974S">
            <text:p>11:59:56.97</text:p>
          </table:table-cell>
          <table:table-cell office:value-type="string">
            <text:p>TC0003_PlannerC 3-15</text:p>
          </table:table-cell>
          <table:table-cell office:value-type="string">
            <text:p>/login.do</text:p>
          </table:table-cell>
          <table:table-cell office:value-type="float" office:value="388">
            <text:p>388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1H59M57.364S">
            <text:p>11:59:57.36</text:p>
          </table:table-cell>
          <table:table-cell office:value-type="string">
            <text:p>TC0003_PlannerC 3-2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1H59M57.385S">
            <text:p>11:59:57.39</text:p>
          </table:table-cell>
          <table:table-cell office:value-type="string">
            <text:p>TC0001_PlannerA 1-30</text:p>
          </table:table-cell>
          <table:table-cell office:value-type="string">
            <text:p>/login.html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1H59M57.001S">
            <text:p>11:59:57.00</text:p>
          </table:table-cell>
          <table:table-cell office:value-type="string">
            <text:p>TC0001_PlannerA 1-19</text:p>
          </table:table-cell>
          <table:table-cell office:value-type="string">
            <text:p>/login.do</text:p>
          </table:table-cell>
          <table:table-cell office:value-type="float" office:value="466">
            <text:p>466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1H59M57.464S">
            <text:p>11:59:57.46</text:p>
          </table:table-cell>
          <table:table-cell office:value-type="string">
            <text:p>TC0002_PlannerB 2-29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1H59M57.464S">
            <text:p>11:59:57.46</text:p>
          </table:table-cell>
          <table:table-cell office:value-type="string">
            <text:p>TC0003_PlannerC 3-28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1H59M56.955S">
            <text:p>11:59:56.96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522">
            <text:p>52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1H59M57.465S">
            <text:p>11:59:57.47</text:p>
          </table:table-cell>
          <table:table-cell office:value-type="string">
            <text:p>TC0002_PlannerB 2-30</text:p>
          </table:table-cell>
          <table:table-cell office:value-type="string">
            <text:p>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1H59M57.465S">
            <text:p>11:59:57.47</text:p>
          </table:table-cell>
          <table:table-cell office:value-type="string">
            <text:p>TC0003_PlannerC 3-27</text:p>
          </table:table-cell>
          <table:table-cell office:value-type="string">
            <text:p>/login.html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1H59M57.47S">
            <text:p>11:59:57.47</text:p>
          </table:table-cell>
          <table:table-cell office:value-type="string">
            <text:p>TC0003_PlannerC 3-29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1H59M56.967S">
            <text:p>11:59:56.97</text:p>
          </table:table-cell>
          <table:table-cell office:value-type="string">
            <text:p>TC0001_PlannerA 1-1</text:p>
          </table:table-cell>
          <table:table-cell office:value-type="string">
            <text:p>/home</text:p>
          </table:table-cell>
          <table:table-cell office:value-type="float" office:value="526">
            <text:p>526</text:p>
          </table:table-cell>
          <table:table-cell office:value-type="string">
            <text:p>Success</text:p>
          </table:table-cell>
          <table:table-cell office:value-type="float" office:value="25886">
            <text:p>25886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1H59M56.97S">
            <text:p>11:59:56.97</text:p>
          </table:table-cell>
          <table:table-cell office:value-type="string">
            <text:p>TC0001_PlannerA 1-18</text:p>
          </table:table-cell>
          <table:table-cell office:value-type="string">
            <text:p>/login.do</text:p>
          </table:table-cell>
          <table:table-cell office:value-type="float" office:value="530">
            <text:p>530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1H59M57.503S">
            <text:p>11:59:57.50</text:p>
          </table:table-cell>
          <table:table-cell office:value-type="string">
            <text:p>TC0003_PlannerC 3-3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1H59M56.943S">
            <text:p>11:59:56.94</text:p>
          </table:table-cell>
          <table:table-cell office:value-type="string">
            <text:p>TC0001_PlannerA 1-5</text:p>
          </table:table-cell>
          <table:table-cell office:value-type="string">
            <text:p>/;jsessionid=lh1vm01a5fzp13wv1peqjmq0f</text:p>
          </table:table-cell>
          <table:table-cell office:value-type="float" office:value="576">
            <text:p>576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1H59M56.939S">
            <text:p>11:59:56.94</text:p>
          </table:table-cell>
          <table:table-cell office:value-type="string">
            <text:p>TC0002_PlannerB 2-16</text:p>
          </table:table-cell>
          <table:table-cell office:value-type="string">
            <text:p>/login.do</text:p>
          </table:table-cell>
          <table:table-cell office:value-type="float" office:value="665">
            <text:p>665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1H59M56.935S">
            <text:p>11:59:56.94</text:p>
          </table:table-cell>
          <table:table-cell office:value-type="string">
            <text:p>TC0003_PlannerC 3-14</text:p>
          </table:table-cell>
          <table:table-cell office:value-type="string">
            <text:p>/login.do</text:p>
          </table:table-cell>
          <table:table-cell office:value-type="float" office:value="680">
            <text:p>680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1H59M56.932S">
            <text:p>11:59:56.93</text:p>
          </table:table-cell>
          <table:table-cell office:value-type="string">
            <text:p>TC0001_PlannerA 1-17</text:p>
          </table:table-cell>
          <table:table-cell office:value-type="string">
            <text:p>/login.do</text:p>
          </table:table-cell>
          <table:table-cell office:value-type="float" office:value="749">
            <text:p>749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1H59M56.903S">
            <text:p>11:59:56.90</text:p>
          </table:table-cell>
          <table:table-cell office:value-type="string">
            <text:p>TC0002_PlannerB 2-15</text:p>
          </table:table-cell>
          <table:table-cell office:value-type="string">
            <text:p>/login.do</text:p>
          </table:table-cell>
          <table:table-cell office:value-type="float" office:value="790">
            <text:p>790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1H59M56.9S">
            <text:p>11:59:56.90</text:p>
          </table:table-cell>
          <table:table-cell office:value-type="string">
            <text:p>TC0003_PlannerC 3-13</text:p>
          </table:table-cell>
          <table:table-cell office:value-type="string">
            <text:p>/login.do</text:p>
          </table:table-cell>
          <table:table-cell office:value-type="float" office:value="884">
            <text:p>884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1H59M56.881S">
            <text:p>11:59:56.88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922">
            <text:p>922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1H59M56.896S">
            <text:p>11:59:56.90</text:p>
          </table:table-cell>
          <table:table-cell office:value-type="string">
            <text:p>TC0001_PlannerA 1-16</text:p>
          </table:table-cell>
          <table:table-cell office:value-type="string">
            <text:p>/login.do</text:p>
          </table:table-cell>
          <table:table-cell office:value-type="float" office:value="948">
            <text:p>948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1H59M56.871S">
            <text:p>11:59:56.87</text:p>
          </table:table-cell>
          <table:table-cell office:value-type="string">
            <text:p>TC0002_PlannerB 2-14</text:p>
          </table:table-cell>
          <table:table-cell office:value-type="string">
            <text:p>/login.do</text:p>
          </table:table-cell>
          <table:table-cell office:value-type="float" office:value="986">
            <text:p>986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1H59M56.868S">
            <text:p>11:59:56.87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1000">
            <text:p>1000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1H59M56.862S">
            <text:p>11:59:56.86</text:p>
          </table:table-cell>
          <table:table-cell office:value-type="string">
            <text:p>TC0001_PlannerA 1-15</text:p>
          </table:table-cell>
          <table:table-cell office:value-type="string">
            <text:p>/login.do</text:p>
          </table:table-cell>
          <table:table-cell office:value-type="float" office:value="1078">
            <text:p>1078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1H59M56.828S">
            <text:p>11:59:56.83</text:p>
          </table:table-cell>
          <table:table-cell office:value-type="string">
            <text:p>TC0001_PlannerA 1-14</text:p>
          </table:table-cell>
          <table:table-cell office:value-type="string">
            <text:p>/login.do</text:p>
          </table:table-cell>
          <table:table-cell office:value-type="float" office:value="1201">
            <text:p>1201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1H59M56.863S">
            <text:p>11:59:56.86</text:p>
          </table:table-cell>
          <table:table-cell office:value-type="string">
            <text:p>TC0003_PlannerC 3-12</text:p>
          </table:table-cell>
          <table:table-cell office:value-type="string">
            <text:p>/login.do</text:p>
          </table:table-cell>
          <table:table-cell office:value-type="float" office:value="1177">
            <text:p>1177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1H59M56.811S">
            <text:p>11:59:56.81</text:p>
          </table:table-cell>
          <table:table-cell office:value-type="string">
            <text:p>TC0001_PlannerA 1-2</text:p>
          </table:table-cell>
          <table:table-cell office:value-type="string">
            <text:p>/home</text:p>
          </table:table-cell>
          <table:table-cell office:value-type="float" office:value="1243">
            <text:p>1243</text:p>
          </table:table-cell>
          <table:table-cell office:value-type="string">
            <text:p>Success</text:p>
          </table:table-cell>
          <table:table-cell office:value-type="float" office:value="25886">
            <text:p>25886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1H59M56.829S">
            <text:p>11:59:56.83</text:p>
          </table:table-cell>
          <table:table-cell office:value-type="string">
            <text:p>TC0003_PlannerC 3-11</text:p>
          </table:table-cell>
          <table:table-cell office:value-type="string">
            <text:p>/login.do</text:p>
          </table:table-cell>
          <table:table-cell office:value-type="float" office:value="1241">
            <text:p>1241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1H59M56.834S">
            <text:p>11:59:56.83</text:p>
          </table:table-cell>
          <table:table-cell office:value-type="string">
            <text:p>TC0002_PlannerB 2-13</text:p>
          </table:table-cell>
          <table:table-cell office:value-type="string">
            <text:p>/login.do</text:p>
          </table:table-cell>
          <table:table-cell office:value-type="float" office:value="1262">
            <text:p>1262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1H59M56.8S">
            <text:p>11:59:56.80</text:p>
          </table:table-cell>
          <table:table-cell office:value-type="string">
            <text:p>TC0002_PlannerB 2-12</text:p>
          </table:table-cell>
          <table:table-cell office:value-type="string">
            <text:p>/login.do</text:p>
          </table:table-cell>
          <table:table-cell office:value-type="float" office:value="1340">
            <text:p>1340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1H59M56.796S">
            <text:p>11:59:56.80</text:p>
          </table:table-cell>
          <table:table-cell office:value-type="string">
            <text:p>TC0001_PlannerA 1-13</text:p>
          </table:table-cell>
          <table:table-cell office:value-type="string">
            <text:p>/login.do</text:p>
          </table:table-cell>
          <table:table-cell office:value-type="float" office:value="1413">
            <text:p>1413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1H59M56.792S">
            <text:p>11:59:56.79</text:p>
          </table:table-cell>
          <table:table-cell office:value-type="string">
            <text:p>TC0003_PlannerC 3-10</text:p>
          </table:table-cell>
          <table:table-cell office:value-type="string">
            <text:p>/login.do</text:p>
          </table:table-cell>
          <table:table-cell office:value-type="float" office:value="1449">
            <text:p>1449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1H59M56.796S">
            <text:p>11:59:56.80</text:p>
          </table:table-cell>
          <table:table-cell office:value-type="string">
            <text:p>TC0001_PlannerA 1-6</text:p>
          </table:table-cell>
          <table:table-cell office:value-type="string">
            <text:p>/;jsessionid=lh1vm01a5fzp13wv1peqjmq0f</text:p>
          </table:table-cell>
          <table:table-cell office:value-type="float" office:value="1462">
            <text:p>1462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1H59M56.765S">
            <text:p>11:59:56.77</text:p>
          </table:table-cell>
          <table:table-cell office:value-type="string">
            <text:p>TC0002_PlannerB 2-11</text:p>
          </table:table-cell>
          <table:table-cell office:value-type="string">
            <text:p>/login.do</text:p>
          </table:table-cell>
          <table:table-cell office:value-type="float" office:value="1532">
            <text:p>1532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1H59M56.737S">
            <text:p>11:59:56.74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1622">
            <text:p>1622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1H59M56.758S">
            <text:p>11:59:56.76</text:p>
          </table:table-cell>
          <table:table-cell office:value-type="string">
            <text:p>TC0003_PlannerC 3-9</text:p>
          </table:table-cell>
          <table:table-cell office:value-type="string">
            <text:p>/login.do</text:p>
          </table:table-cell>
          <table:table-cell office:value-type="float" office:value="1611">
            <text:p>1611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1H59M56.731S">
            <text:p>11:59:56.73</text:p>
          </table:table-cell>
          <table:table-cell office:value-type="string">
            <text:p>TC0003_PlannerC 3-8</text:p>
          </table:table-cell>
          <table:table-cell office:value-type="string">
            <text:p>/login.do</text:p>
          </table:table-cell>
          <table:table-cell office:value-type="float" office:value="1650">
            <text:p>1650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1H59M56.756S">
            <text:p>11:59:56.76</text:p>
          </table:table-cell>
          <table:table-cell office:value-type="string">
            <text:p>TC0001_PlannerA 1-12</text:p>
          </table:table-cell>
          <table:table-cell office:value-type="string">
            <text:p>/login.do</text:p>
          </table:table-cell>
          <table:table-cell office:value-type="float" office:value="1660">
            <text:p>1660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1H59M56.729S">
            <text:p>11:59:56.73</text:p>
          </table:table-cell>
          <table:table-cell office:value-type="string">
            <text:p>TC0001_PlannerA 1-11</text:p>
          </table:table-cell>
          <table:table-cell office:value-type="string">
            <text:p>/login.do</text:p>
          </table:table-cell>
          <table:table-cell office:value-type="float" office:value="1822">
            <text:p>1822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1H59M56.718S">
            <text:p>11:59:56.72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1886">
            <text:p>188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1H59M56.707S">
            <text:p>11:59:56.71</text:p>
          </table:table-cell>
          <table:table-cell office:value-type="string">
            <text:p>TC0001_PlannerA 1-3</text:p>
          </table:table-cell>
          <table:table-cell office:value-type="string">
            <text:p>/;jsessionid=lh1vm01a5fzp13wv1peqjmq0f</text:p>
          </table:table-cell>
          <table:table-cell office:value-type="float" office:value="1907">
            <text:p>190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1H59M56.696S">
            <text:p>11:59:56.70</text:p>
          </table:table-cell>
          <table:table-cell office:value-type="string">
            <text:p>TC0002_PlannerB 2-9</text:p>
          </table:table-cell>
          <table:table-cell office:value-type="string">
            <text:p>/login.do</text:p>
          </table:table-cell>
          <table:table-cell office:value-type="float" office:value="1938">
            <text:p>1938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1H59M56.733S">
            <text:p>11:59:56.73</text:p>
          </table:table-cell>
          <table:table-cell office:value-type="string">
            <text:p>TC0002_PlannerB 2-10</text:p>
          </table:table-cell>
          <table:table-cell office:value-type="string">
            <text:p>/login.do</text:p>
          </table:table-cell>
          <table:table-cell office:value-type="float" office:value="1959">
            <text:p>1959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1H59M56.689S">
            <text:p>11:59:56.69</text:p>
          </table:table-cell>
          <table:table-cell office:value-type="string">
            <text:p>TC0003_PlannerC 3-7</text:p>
          </table:table-cell>
          <table:table-cell office:value-type="string">
            <text:p>/login.do</text:p>
          </table:table-cell>
          <table:table-cell office:value-type="float" office:value="2017">
            <text:p>2017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1H59M56.687S">
            <text:p>11:59:56.69</text:p>
          </table:table-cell>
          <table:table-cell office:value-type="string">
            <text:p>TC0001_PlannerA 1-10</text:p>
          </table:table-cell>
          <table:table-cell office:value-type="string">
            <text:p>/login.do</text:p>
          </table:table-cell>
          <table:table-cell office:value-type="float" office:value="2082">
            <text:p>2082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1H59M56.664S">
            <text:p>11:59:56.66</text:p>
          </table:table-cell>
          <table:table-cell office:value-type="string">
            <text:p>TC0002_PlannerB 2-8</text:p>
          </table:table-cell>
          <table:table-cell office:value-type="string">
            <text:p>/login.do</text:p>
          </table:table-cell>
          <table:table-cell office:value-type="float" office:value="2121">
            <text:p>2121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1H59M56.651S">
            <text:p>11:59:56.65</text:p>
          </table:table-cell>
          <table:table-cell office:value-type="string">
            <text:p>TC0001_PlannerA 1-9</text:p>
          </table:table-cell>
          <table:table-cell office:value-type="string">
            <text:p>/login.do</text:p>
          </table:table-cell>
          <table:table-cell office:value-type="float" office:value="2147">
            <text:p>2147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1H59M56.65S">
            <text:p>11:59:56.65</text:p>
          </table:table-cell>
          <table:table-cell office:value-type="string">
            <text:p>TC0003_PlannerC 3-6</text:p>
          </table:table-cell>
          <table:table-cell office:value-type="string">
            <text:p>/login.do</text:p>
          </table:table-cell>
          <table:table-cell office:value-type="float" office:value="2201">
            <text:p>2201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1H59M56.617S">
            <text:p>11:59:56.62</text:p>
          </table:table-cell>
          <table:table-cell office:value-type="string">
            <text:p>TC0001_PlannerA 1-8</text:p>
          </table:table-cell>
          <table:table-cell office:value-type="string">
            <text:p>/login.do</text:p>
          </table:table-cell>
          <table:table-cell office:value-type="float" office:value="2301">
            <text:p>2301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1H59M56.628S">
            <text:p>11:59:56.63</text:p>
          </table:table-cell>
          <table:table-cell office:value-type="string">
            <text:p>TC0002_PlannerB 2-7</text:p>
          </table:table-cell>
          <table:table-cell office:value-type="string">
            <text:p>/login.do</text:p>
          </table:table-cell>
          <table:table-cell office:value-type="float" office:value="2301">
            <text:p>2301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1H59M56.614S">
            <text:p>11:59:56.61</text:p>
          </table:table-cell>
          <table:table-cell office:value-type="string">
            <text:p>TC0003_PlannerC 3-5</text:p>
          </table:table-cell>
          <table:table-cell office:value-type="string">
            <text:p>/login.do</text:p>
          </table:table-cell>
          <table:table-cell office:value-type="float" office:value="2328">
            <text:p>2328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1H59M56.64S">
            <text:p>11:59:56.64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2330">
            <text:p>233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1H59M56.594S">
            <text:p>11:59:56.59</text:p>
          </table:table-cell>
          <table:table-cell office:value-type="string">
            <text:p>TC0002_PlannerB 2-6</text:p>
          </table:table-cell>
          <table:table-cell office:value-type="string">
            <text:p>/login.do</text:p>
          </table:table-cell>
          <table:table-cell office:value-type="float" office:value="2418">
            <text:p>2418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1H59M56.582S">
            <text:p>11:59:56.58</text:p>
          </table:table-cell>
          <table:table-cell office:value-type="string">
            <text:p>TC0001_PlannerA 1-7</text:p>
          </table:table-cell>
          <table:table-cell office:value-type="string">
            <text:p>/login.do</text:p>
          </table:table-cell>
          <table:table-cell office:value-type="float" office:value="2471">
            <text:p>2471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1H59M57.695S">
            <text:p>11:59:57.70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1446">
            <text:p>1446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1H59M56.574S">
            <text:p>11:59:56.57</text:p>
          </table:table-cell>
          <table:table-cell office:value-type="string">
            <text:p>TC0003_PlannerC 3-4</text:p>
          </table:table-cell>
          <table:table-cell office:value-type="string">
            <text:p>/login.do</text:p>
          </table:table-cell>
          <table:table-cell office:value-type="float" office:value="3038">
            <text:p>3038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1H59M58.969S">
            <text:p>11:59:58.97</text:p>
          </table:table-cell>
          <table:table-cell office:value-type="string">
            <text:p>TC0002_PlannerB 2-1</text:p>
          </table:table-cell>
          <table:table-cell office:value-type="string">
            <text:p>/home</text:p>
          </table:table-cell>
          <table:table-cell office:value-type="float" office:value="655">
            <text:p>655</text:p>
          </table:table-cell>
          <table:table-cell office:value-type="string">
            <text:p>Success</text:p>
          </table:table-cell>
          <table:table-cell office:value-type="float" office:value="25886">
            <text:p>25886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1H59M58.943S">
            <text:p>11:59:58.94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696">
            <text:p>696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1H59M58.852S">
            <text:p>11:59:58.85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791">
            <text:p>791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1H59M58.918S">
            <text:p>11:59:58.92</text:p>
          </table:table-cell>
          <table:table-cell office:value-type="string">
            <text:p>TC0001_PlannerA 1-8</text:p>
          </table:table-cell>
          <table:table-cell office:value-type="string">
            <text:p>/;jsessionid=lh1vm01a5fzp13wv1peqjmq0f</text:p>
          </table:table-cell>
          <table:table-cell office:value-type="float" office:value="736">
            <text:p>736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1H59M58.799S">
            <text:p>11:59:58.80</text:p>
          </table:table-cell>
          <table:table-cell office:value-type="string">
            <text:p>TC0001_PlannerA 1-9</text:p>
          </table:table-cell>
          <table:table-cell office:value-type="string">
            <text:p>/;jsessionid=lh1vm01a5fzp13wv1peqjmq0f</text:p>
          </table:table-cell>
          <table:table-cell office:value-type="float" office:value="867">
            <text:p>867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1H59M58.93S">
            <text:p>11:59:58.93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746">
            <text:p>746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1H59M58.786S">
            <text:p>11:59:58.79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902">
            <text:p>902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1H59M58.769S">
            <text:p>11:59:58.77</text:p>
          </table:table-cell>
          <table:table-cell office:value-type="string">
            <text:p>TC0001_PlannerA 1-10</text:p>
          </table:table-cell>
          <table:table-cell office:value-type="string">
            <text:p>/;jsessionid=lh1vm01a5fzp13wv1peqjmq0f</text:p>
          </table:table-cell>
          <table:table-cell office:value-type="float" office:value="933">
            <text:p>933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1H59M58.706S">
            <text:p>11:59:58.71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1008">
            <text:p>1008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1H59M58.693S">
            <text:p>11:59:58.69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1037">
            <text:p>1037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1H59M58.634S">
            <text:p>11:59:58.63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1106">
            <text:p>1106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1H59M58.615S">
            <text:p>11:59:58.62</text:p>
          </table:table-cell>
          <table:table-cell office:value-type="string">
            <text:p>TC0001_PlannerA 1-3</text:p>
          </table:table-cell>
          <table:table-cell office:value-type="string">
            <text:p>/home</text:p>
          </table:table-cell>
          <table:table-cell office:value-type="float" office:value="1135">
            <text:p>1135</text:p>
          </table:table-cell>
          <table:table-cell office:value-type="string">
            <text:p>Success</text:p>
          </table:table-cell>
          <table:table-cell office:value-type="float" office:value="25886">
            <text:p>25886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1H59M58.605S">
            <text:p>11:59:58.61</text:p>
          </table:table-cell>
          <table:table-cell office:value-type="string">
            <text:p>TC0002_PlannerB 2-2</text:p>
          </table:table-cell>
          <table:table-cell office:value-type="string">
            <text:p>/home</text:p>
          </table:table-cell>
          <table:table-cell office:value-type="float" office:value="1160">
            <text:p>1160</text:p>
          </table:table-cell>
          <table:table-cell office:value-type="string">
            <text:p>Success</text:p>
          </table:table-cell>
          <table:table-cell office:value-type="float" office:value="25886">
            <text:p>25886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1H59M58.417S">
            <text:p>11:59:58.42</text:p>
          </table:table-cell>
          <table:table-cell office:value-type="string">
            <text:p>TC0001_PlannerA 1-12</text:p>
          </table:table-cell>
          <table:table-cell office:value-type="string">
            <text:p>/;jsessionid=lh1vm01a5fzp13wv1peqjmq0f</text:p>
          </table:table-cell>
          <table:table-cell office:value-type="float" office:value="1354">
            <text:p>1354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1H59M58.552S">
            <text:p>11:59:58.55</text:p>
          </table:table-cell>
          <table:table-cell office:value-type="string">
            <text:p>TC0001_PlannerA 1-11</text:p>
          </table:table-cell>
          <table:table-cell office:value-type="string">
            <text:p>/;jsessionid=lh1vm01a5fzp13wv1peqjmq0f</text:p>
          </table:table-cell>
          <table:table-cell office:value-type="float" office:value="1233">
            <text:p>1233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1H59M58.382S">
            <text:p>11:59:58.38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1414">
            <text:p>1414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1H59M58.37S">
            <text:p>11:59:58.37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1440">
            <text:p>1440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1H59M58.36S">
            <text:p>11:59:58.36</text:p>
          </table:table-cell>
          <table:table-cell office:value-type="string">
            <text:p>TC0002_PlannerB 2-5</text:p>
          </table:table-cell>
          <table:table-cell office:value-type="string">
            <text:p>/home</text:p>
          </table:table-cell>
          <table:table-cell office:value-type="float" office:value="1462">
            <text:p>1462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1H59M58.297S">
            <text:p>11:59:58.30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1537">
            <text:p>1537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1H59M58.258S">
            <text:p>11:59:58.26</text:p>
          </table:table-cell>
          <table:table-cell office:value-type="string">
            <text:p>TC0001_PlannerA 1-6</text:p>
          </table:table-cell>
          <table:table-cell office:value-type="string">
            <text:p>/home</text:p>
          </table:table-cell>
          <table:table-cell office:value-type="float" office:value="1583">
            <text:p>1583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1H59M58.242S">
            <text:p>11:59:58.24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1613">
            <text:p>1613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1H59M58.209S">
            <text:p>11:59:58.21</text:p>
          </table:table-cell>
          <table:table-cell office:value-type="string">
            <text:p>TC0001_PlannerA 1-13</text:p>
          </table:table-cell>
          <table:table-cell office:value-type="string">
            <text:p>/;jsessionid=lh1vm01a5fzp13wv1peqjmq0f</text:p>
          </table:table-cell>
          <table:table-cell office:value-type="float" office:value="1651">
            <text:p>1651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1H59M58.141S">
            <text:p>11:59:58.14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1728">
            <text:p>1728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1H59M58.097S">
            <text:p>11:59:58.10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1785">
            <text:p>1785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1H59M58.07S">
            <text:p>11:59:58.07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1823">
            <text:p>1823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1H59M58.041S">
            <text:p>11:59:58.04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1863">
            <text:p>1863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1H59M58.03S">
            <text:p>11:59:58.03</text:p>
          </table:table-cell>
          <table:table-cell office:value-type="string">
            <text:p>TC0001_PlannerA 1-14</text:p>
          </table:table-cell>
          <table:table-cell office:value-type="string">
            <text:p>/;jsessionid=lh1vm01a5fzp13wv1peqjmq0f</text:p>
          </table:table-cell>
          <table:table-cell office:value-type="float" office:value="1884">
            <text:p>1884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1H59M57.941S">
            <text:p>11:59:57.94</text:p>
          </table:table-cell>
          <table:table-cell office:value-type="string">
            <text:p>TC0001_PlannerA 1-15</text:p>
          </table:table-cell>
          <table:table-cell office:value-type="string">
            <text:p>/;jsessionid=lh1vm01a5fzp13wv1peqjmq0f</text:p>
          </table:table-cell>
          <table:table-cell office:value-type="float" office:value="1983">
            <text:p>1983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1H59M57.869S">
            <text:p>11:59:57.87</text:p>
          </table:table-cell>
          <table:table-cell office:value-type="string">
            <text:p>TC0003_PlannerC 3-3</text:p>
          </table:table-cell>
          <table:table-cell office:value-type="string">
            <text:p>/home</text:p>
          </table:table-cell>
          <table:table-cell office:value-type="float" office:value="2068">
            <text:p>2068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1H59M57.857S">
            <text:p>11:59:57.86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2108">
            <text:p>2108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1H59M57.844S">
            <text:p>11:59:57.84</text:p>
          </table:table-cell>
          <table:table-cell office:value-type="string">
            <text:p>TC0001_PlannerA 1-16</text:p>
          </table:table-cell>
          <table:table-cell office:value-type="string">
            <text:p>/;jsessionid=lh1vm01a5fzp13wv1peqjmq0f</text:p>
          </table:table-cell>
          <table:table-cell office:value-type="float" office:value="2124">
            <text:p>2124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1H59M57.786S">
            <text:p>11:59:57.79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2203">
            <text:p>2203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1H59M57.804S">
            <text:p>11:59:57.80</text:p>
          </table:table-cell>
          <table:table-cell office:value-type="string">
            <text:p>TC0002_PlannerB 2-4</text:p>
          </table:table-cell>
          <table:table-cell office:value-type="string">
            <text:p>/home</text:p>
          </table:table-cell>
          <table:table-cell office:value-type="float" office:value="2197">
            <text:p>2197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1H59M57.682S">
            <text:p>11:59:57.68</text:p>
          </table:table-cell>
          <table:table-cell office:value-type="string">
            <text:p>TC0001_PlannerA 1-17</text:p>
          </table:table-cell>
          <table:table-cell office:value-type="string">
            <text:p>/;jsessionid=lh1vm01a5fzp13wv1peqjmq0f</text:p>
          </table:table-cell>
          <table:table-cell office:value-type="float" office:value="2332">
            <text:p>2332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1H59M57.615S">
            <text:p>11:59:57.62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2406">
            <text:p>2406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1H59M57.605S">
            <text:p>11:59:57.61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2471">
            <text:p>2471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1H59M57.519S">
            <text:p>11:59:57.52</text:p>
          </table:table-cell>
          <table:table-cell office:value-type="string">
            <text:p>TC0001_PlannerA 1-5</text:p>
          </table:table-cell>
          <table:table-cell office:value-type="string">
            <text:p>/home</text:p>
          </table:table-cell>
          <table:table-cell office:value-type="float" office:value="2570">
            <text:p>2570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1H59M57.508S">
            <text:p>11:59:57.51</text:p>
          </table:table-cell>
          <table:table-cell office:value-type="string">
            <text:p>TC0003_PlannerC 3-30</text:p>
          </table:table-cell>
          <table:table-cell office:value-type="string">
            <text:p>/login.do</text:p>
          </table:table-cell>
          <table:table-cell office:value-type="float" office:value="2597">
            <text:p>2597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1H59M57.5S">
            <text:p>11:59:57.50</text:p>
          </table:table-cell>
          <table:table-cell office:value-type="string">
            <text:p>TC0001_PlannerA 1-18</text:p>
          </table:table-cell>
          <table:table-cell office:value-type="string">
            <text:p>/;jsessionid=lh1vm01a5fzp13wv1peqjmq0f</text:p>
          </table:table-cell>
          <table:table-cell office:value-type="float" office:value="2611">
            <text:p>2611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1H59M57.48S">
            <text:p>11:59:57.48</text:p>
          </table:table-cell>
          <table:table-cell office:value-type="string">
            <text:p>TC0002_PlannerB 2-30</text:p>
          </table:table-cell>
          <table:table-cell office:value-type="string">
            <text:p>/login.do</text:p>
          </table:table-cell>
          <table:table-cell office:value-type="float" office:value="2672">
            <text:p>2672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1H59M59.012S">
            <text:p>11:59:59.01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1181">
            <text:p>1181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1H59M57.481S">
            <text:p>11:59:57.48</text:p>
          </table:table-cell>
          <table:table-cell office:value-type="string">
            <text:p>TC0003_PlannerC 3-29</text:p>
          </table:table-cell>
          <table:table-cell office:value-type="string">
            <text:p>/login.do</text:p>
          </table:table-cell>
          <table:table-cell office:value-type="float" office:value="2980">
            <text:p>2980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1H59M57.468S">
            <text:p>11:59:57.47</text:p>
          </table:table-cell>
          <table:table-cell office:value-type="string">
            <text:p>TC0001_PlannerA 1-19</text:p>
          </table:table-cell>
          <table:table-cell office:value-type="string">
            <text:p>/;jsessionid=lh1vm01a5fzp13wv1peqjmq0f</text:p>
          </table:table-cell>
          <table:table-cell office:value-type="float" office:value="3246">
            <text:p>3246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1H59M57.474S">
            <text:p>11:59:57.47</text:p>
          </table:table-cell>
          <table:table-cell office:value-type="string">
            <text:p>TC0003_PlannerC 3-28</text:p>
          </table:table-cell>
          <table:table-cell office:value-type="string">
            <text:p>/login.do</text:p>
          </table:table-cell>
          <table:table-cell office:value-type="float" office:value="3284">
            <text:p>3284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1H59M57.481S">
            <text:p>11:59:57.48</text:p>
          </table:table-cell>
          <table:table-cell office:value-type="string">
            <text:p>TC0003_PlannerC 3-27</text:p>
          </table:table-cell>
          <table:table-cell office:value-type="string">
            <text:p>/login.do</text:p>
          </table:table-cell>
          <table:table-cell office:value-type="float" office:value="3295">
            <text:p>3295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1H59M57.472S">
            <text:p>11:59:57.47</text:p>
          </table:table-cell>
          <table:table-cell office:value-type="string">
            <text:p>TC0002_PlannerB 2-29</text:p>
          </table:table-cell>
          <table:table-cell office:value-type="string">
            <text:p>/login.do</text:p>
          </table:table-cell>
          <table:table-cell office:value-type="float" office:value="3317">
            <text:p>3317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1H59M57.478S">
            <text:p>11:59:57.48</text:p>
          </table:table-cell>
          <table:table-cell office:value-type="string">
            <text:p>TC0003_PlannerC 3-2</text:p>
          </table:table-cell>
          <table:table-cell office:value-type="string">
            <text:p>/home</text:p>
          </table:table-cell>
          <table:table-cell office:value-type="float" office:value="3359">
            <text:p>3359</text:p>
          </table:table-cell>
          <table:table-cell office:value-type="string">
            <text:p>Success</text:p>
          </table:table-cell>
          <table:table-cell office:value-type="float" office:value="25886">
            <text:p>25886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1H59M57.467S">
            <text:p>11:59:57.47</text:p>
          </table:table-cell>
          <table:table-cell office:value-type="string">
            <text:p>TC0001_PlannerA 1-30</text:p>
          </table:table-cell>
          <table:table-cell office:value-type="string">
            <text:p>/login.do</text:p>
          </table:table-cell>
          <table:table-cell office:value-type="float" office:value="3382">
            <text:p>3382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1H59M57.368S">
            <text:p>11:59:57.37</text:p>
          </table:table-cell>
          <table:table-cell office:value-type="string">
            <text:p>TC0003_PlannerC 3-26</text:p>
          </table:table-cell>
          <table:table-cell office:value-type="string">
            <text:p>/login.do</text:p>
          </table:table-cell>
          <table:table-cell office:value-type="float" office:value="3551">
            <text:p>3551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1H59M57.362S">
            <text:p>11:59:57.36</text:p>
          </table:table-cell>
          <table:table-cell office:value-type="string">
            <text:p>TC0002_PlannerB 2-28</text:p>
          </table:table-cell>
          <table:table-cell office:value-type="string">
            <text:p>/login.do</text:p>
          </table:table-cell>
          <table:table-cell office:value-type="float" office:value="3569">
            <text:p>3569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1H59M57.334S">
            <text:p>11:59:57.33</text:p>
          </table:table-cell>
          <table:table-cell office:value-type="string">
            <text:p>TC0003_PlannerC 3-25</text:p>
          </table:table-cell>
          <table:table-cell office:value-type="string">
            <text:p>/login.do</text:p>
          </table:table-cell>
          <table:table-cell office:value-type="float" office:value="3646">
            <text:p>3646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1H59M57.362S">
            <text:p>11:59:57.36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3662">
            <text:p>3662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1H59M57.354S">
            <text:p>11:59:57.35</text:p>
          </table:table-cell>
          <table:table-cell office:value-type="string">
            <text:p>TC0001_PlannerA 1-29</text:p>
          </table:table-cell>
          <table:table-cell office:value-type="string">
            <text:p>/login.do</text:p>
          </table:table-cell>
          <table:table-cell office:value-type="float" office:value="3679">
            <text:p>3679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1H59M57.346S">
            <text:p>11:59:57.35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3700">
            <text:p>3700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1H59M57.326S">
            <text:p>11:59:57.33</text:p>
          </table:table-cell>
          <table:table-cell office:value-type="string">
            <text:p>TC0002_PlannerB 2-27</text:p>
          </table:table-cell>
          <table:table-cell office:value-type="string">
            <text:p>/login.do</text:p>
          </table:table-cell>
          <table:table-cell office:value-type="float" office:value="3731">
            <text:p>3731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1H59M57.295S">
            <text:p>11:59:57.30</text:p>
          </table:table-cell>
          <table:table-cell office:value-type="string">
            <text:p>TC0003_PlannerC 3-24</text:p>
          </table:table-cell>
          <table:table-cell office:value-type="string">
            <text:p>/login.do</text:p>
          </table:table-cell>
          <table:table-cell office:value-type="float" office:value="3838">
            <text:p>3838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1H59M57.318S">
            <text:p>11:59:57.32</text:p>
          </table:table-cell>
          <table:table-cell office:value-type="string">
            <text:p>TC0001_PlannerA 1-28</text:p>
          </table:table-cell>
          <table:table-cell office:value-type="string">
            <text:p>/login.do</text:p>
          </table:table-cell>
          <table:table-cell office:value-type="float" office:value="3828">
            <text:p>3828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1H59M57.284S">
            <text:p>11:59:57.28</text:p>
          </table:table-cell>
          <table:table-cell office:value-type="string">
            <text:p>TC0001_PlannerA 1-27</text:p>
          </table:table-cell>
          <table:table-cell office:value-type="string">
            <text:p>/login.do</text:p>
          </table:table-cell>
          <table:table-cell office:value-type="float" office:value="3913">
            <text:p>3913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1H59M57.293S">
            <text:p>11:59:57.29</text:p>
          </table:table-cell>
          <table:table-cell office:value-type="string">
            <text:p>TC0002_PlannerB 2-26</text:p>
          </table:table-cell>
          <table:table-cell office:value-type="string">
            <text:p>/login.do</text:p>
          </table:table-cell>
          <table:table-cell office:value-type="float" office:value="3917">
            <text:p>3917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1H59M57.258S">
            <text:p>11:59:57.26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4046">
            <text:p>4046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1H59M57.257S">
            <text:p>11:59:57.26</text:p>
          </table:table-cell>
          <table:table-cell office:value-type="string">
            <text:p>TC0002_PlannerB 2-25</text:p>
          </table:table-cell>
          <table:table-cell office:value-type="string">
            <text:p>/login.do</text:p>
          </table:table-cell>
          <table:table-cell office:value-type="float" office:value="4058">
            <text:p>4058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1H59M57.267S">
            <text:p>11:59:57.27</text:p>
          </table:table-cell>
          <table:table-cell office:value-type="string">
            <text:p>TC0003_PlannerC 3-23</text:p>
          </table:table-cell>
          <table:table-cell office:value-type="string">
            <text:p>/login.do</text:p>
          </table:table-cell>
          <table:table-cell office:value-type="float" office:value="4061">
            <text:p>4061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1H59M57.247S">
            <text:p>11:59:57.25</text:p>
          </table:table-cell>
          <table:table-cell office:value-type="string">
            <text:p>TC0001_PlannerA 1-26</text:p>
          </table:table-cell>
          <table:table-cell office:value-type="string">
            <text:p>/login.do</text:p>
          </table:table-cell>
          <table:table-cell office:value-type="float" office:value="4122">
            <text:p>4122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1H59M57.226S">
            <text:p>11:59:57.23</text:p>
          </table:table-cell>
          <table:table-cell office:value-type="string">
            <text:p>TC0003_PlannerC 3-22</text:p>
          </table:table-cell>
          <table:table-cell office:value-type="string">
            <text:p>/login.do</text:p>
          </table:table-cell>
          <table:table-cell office:value-type="float" office:value="4179">
            <text:p>4179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1H59M57.222S">
            <text:p>11:59:57.22</text:p>
          </table:table-cell>
          <table:table-cell office:value-type="string">
            <text:p>TC0002_PlannerB 2-24</text:p>
          </table:table-cell>
          <table:table-cell office:value-type="string">
            <text:p>/login.do</text:p>
          </table:table-cell>
          <table:table-cell office:value-type="float" office:value="4224">
            <text:p>4224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1H59M57.212S">
            <text:p>11:59:57.21</text:p>
          </table:table-cell>
          <table:table-cell office:value-type="string">
            <text:p>TC0001_PlannerA 1-25</text:p>
          </table:table-cell>
          <table:table-cell office:value-type="string">
            <text:p>/login.do</text:p>
          </table:table-cell>
          <table:table-cell office:value-type="float" office:value="4272">
            <text:p>4272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1H59M57.191S">
            <text:p>11:59:57.19</text:p>
          </table:table-cell>
          <table:table-cell office:value-type="string">
            <text:p>TC0003_PlannerC 3-21</text:p>
          </table:table-cell>
          <table:table-cell office:value-type="string">
            <text:p>/login.do</text:p>
          </table:table-cell>
          <table:table-cell office:value-type="float" office:value="4337">
            <text:p>4337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1H59M57.192S">
            <text:p>11:59:57.19</text:p>
          </table:table-cell>
          <table:table-cell office:value-type="string">
            <text:p>TC0002_PlannerB 2-3</text:p>
          </table:table-cell>
          <table:table-cell office:value-type="string">
            <text:p>/home</text:p>
          </table:table-cell>
          <table:table-cell office:value-type="float" office:value="4403">
            <text:p>4403</text:p>
          </table:table-cell>
          <table:table-cell office:value-type="string">
            <text:p>Success</text:p>
          </table:table-cell>
          <table:table-cell office:value-type="float" office:value="25886">
            <text:p>25886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1H59M57.186S">
            <text:p>11:59:57.19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4426">
            <text:p>4426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1H59M57.19S">
            <text:p>11:59:57.19</text:p>
          </table:table-cell>
          <table:table-cell office:value-type="string">
            <text:p>TC0002_PlannerB 2-23</text:p>
          </table:table-cell>
          <table:table-cell office:value-type="string">
            <text:p>/login.do</text:p>
          </table:table-cell>
          <table:table-cell office:value-type="float" office:value="4453">
            <text:p>4453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1H59M57.175S">
            <text:p>11:59:57.18</text:p>
          </table:table-cell>
          <table:table-cell office:value-type="string">
            <text:p>TC0001_PlannerA 1-24</text:p>
          </table:table-cell>
          <table:table-cell office:value-type="string">
            <text:p>/login.do</text:p>
          </table:table-cell>
          <table:table-cell office:value-type="float" office:value="4502">
            <text:p>4502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1H59M57.157S">
            <text:p>11:59:57.16</text:p>
          </table:table-cell>
          <table:table-cell office:value-type="string">
            <text:p>TC0003_PlannerC 3-20</text:p>
          </table:table-cell>
          <table:table-cell office:value-type="string">
            <text:p>/login.do</text:p>
          </table:table-cell>
          <table:table-cell office:value-type="float" office:value="4648">
            <text:p>4648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1H59M57.141S">
            <text:p>11:59:57.14</text:p>
          </table:table-cell>
          <table:table-cell office:value-type="string">
            <text:p>TC0001_PlannerA 1-23</text:p>
          </table:table-cell>
          <table:table-cell office:value-type="string">
            <text:p>/login.do</text:p>
          </table:table-cell>
          <table:table-cell office:value-type="float" office:value="4676">
            <text:p>4676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1H59M57.124S">
            <text:p>11:59:57.12</text:p>
          </table:table-cell>
          <table:table-cell office:value-type="string">
            <text:p>TC0003_PlannerC 3-19</text:p>
          </table:table-cell>
          <table:table-cell office:value-type="string">
            <text:p>/login.do</text:p>
          </table:table-cell>
          <table:table-cell office:value-type="float" office:value="4705">
            <text:p>4705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1H59M57.12S">
            <text:p>11:59:57.12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4746">
            <text:p>474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1H59M57.153S">
            <text:p>11:59:57.15</text:p>
          </table:table-cell>
          <table:table-cell office:value-type="string">
            <text:p>TC0002_PlannerB 2-22</text:p>
          </table:table-cell>
          <table:table-cell office:value-type="string">
            <text:p>/login.do</text:p>
          </table:table-cell>
          <table:table-cell office:value-type="float" office:value="4726">
            <text:p>4726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1H59M57.118S">
            <text:p>11:59:57.12</text:p>
          </table:table-cell>
          <table:table-cell office:value-type="string">
            <text:p>TC0002_PlannerB 2-21</text:p>
          </table:table-cell>
          <table:table-cell office:value-type="string">
            <text:p>/login.do</text:p>
          </table:table-cell>
          <table:table-cell office:value-type="float" office:value="4801">
            <text:p>4801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1H59M57.106S">
            <text:p>11:59:57.11</text:p>
          </table:table-cell>
          <table:table-cell office:value-type="string">
            <text:p>TC0001_PlannerA 1-22</text:p>
          </table:table-cell>
          <table:table-cell office:value-type="string">
            <text:p>/login.do</text:p>
          </table:table-cell>
          <table:table-cell office:value-type="float" office:value="4859">
            <text:p>4859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1H59M57.086S">
            <text:p>11:59:57.09</text:p>
          </table:table-cell>
          <table:table-cell office:value-type="string">
            <text:p>TC0002_PlannerB 2-20</text:p>
          </table:table-cell>
          <table:table-cell office:value-type="string">
            <text:p>/login.do</text:p>
          </table:table-cell>
          <table:table-cell office:value-type="float" office:value="4939">
            <text:p>4939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1H59M57.085S">
            <text:p>11:59:57.09</text:p>
          </table:table-cell>
          <table:table-cell office:value-type="string">
            <text:p>TC0003_PlannerC 3-18</text:p>
          </table:table-cell>
          <table:table-cell office:value-type="string">
            <text:p>/login.do</text:p>
          </table:table-cell>
          <table:table-cell office:value-type="float" office:value="5000">
            <text:p>5000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1H59M57.077S">
            <text:p>11:59:57.08</text:p>
          </table:table-cell>
          <table:table-cell office:value-type="string">
            <text:p>TC0001_PlannerA 1-4</text:p>
          </table:table-cell>
          <table:table-cell office:value-type="string">
            <text:p>/;jsessionid=lh1vm01a5fzp13wv1peqjmq0f</text:p>
          </table:table-cell>
          <table:table-cell office:value-type="float" office:value="5020">
            <text:p>502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1H59M57.072S">
            <text:p>11:59:57.07</text:p>
          </table:table-cell>
          <table:table-cell office:value-type="string">
            <text:p>TC0001_PlannerA 1-21</text:p>
          </table:table-cell>
          <table:table-cell office:value-type="string">
            <text:p>/login.do</text:p>
          </table:table-cell>
          <table:table-cell office:value-type="float" office:value="5038">
            <text:p>5038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1H59M57.048S">
            <text:p>11:59:57.05</text:p>
          </table:table-cell>
          <table:table-cell office:value-type="string">
            <text:p>TC0003_PlannerC 3-17</text:p>
          </table:table-cell>
          <table:table-cell office:value-type="string">
            <text:p>/login.do</text:p>
          </table:table-cell>
          <table:table-cell office:value-type="float" office:value="5089">
            <text:p>5089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1H59M57.048S">
            <text:p>11:59:57.05</text:p>
          </table:table-cell>
          <table:table-cell office:value-type="string">
            <text:p>TC0002_PlannerB 2-19</text:p>
          </table:table-cell>
          <table:table-cell office:value-type="string">
            <text:p>/login.do</text:p>
          </table:table-cell>
          <table:table-cell office:value-type="float" office:value="5143">
            <text:p>5143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2H00M01.21S">
            <text:p>12:00:01.21</text:p>
          </table:table-cell>
          <table:table-cell office:value-type="string">
            <text:p>TC0002_PlannerB 2-26</text:p>
          </table:table-cell>
          <table:table-cell office:value-type="string">
            <text:p>/</text:p>
          </table:table-cell>
          <table:table-cell office:value-type="float" office:value="1015">
            <text:p>1015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2H00M01.485S">
            <text:p>12:00:01.49</text:p>
          </table:table-cell>
          <table:table-cell office:value-type="string">
            <text:p>TC0001_PlannerA 1-25</text:p>
          </table:table-cell>
          <table:table-cell office:value-type="string">
            <text:p>/;jsessionid=lh1vm01a5fzp13wv1peqjmq0f</text:p>
          </table:table-cell>
          <table:table-cell office:value-type="float" office:value="845">
            <text:p>845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1H59M57.037S">
            <text:p>11:59:57.04</text:p>
          </table:table-cell>
          <table:table-cell office:value-type="string">
            <text:p>TC0001_PlannerA 1-20</text:p>
          </table:table-cell>
          <table:table-cell office:value-type="string">
            <text:p>/login.do</text:p>
          </table:table-cell>
          <table:table-cell office:value-type="float" office:value="5516">
            <text:p>5516</text:p>
          </table:table-cell>
          <table:table-cell office:value-type="string">
            <text:p>Success</text:p>
          </table:table-cell>
          <table:table-cell office:value-type="float" office:value="25638">
            <text:p>25638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2H00M02.113S">
            <text:p>12:00:02.11</text:p>
          </table:table-cell>
          <table:table-cell office:value-type="string">
            <text:p>TC0001_PlannerA 1-21</text:p>
          </table:table-cell>
          <table:table-cell office:value-type="string">
            <text:p>/;jsessionid=lh1vm01a5fzp13wv1peqjmq0f</text:p>
          </table:table-cell>
          <table:table-cell office:value-type="float" office:value="453">
            <text:p>453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2H00M02.1S">
            <text:p>12:00:02.10</text:p>
          </table:table-cell>
          <table:table-cell office:value-type="string">
            <text:p>TC0001_PlannerA 1-4</text:p>
          </table:table-cell>
          <table:table-cell office:value-type="string">
            <text:p>/home</text:p>
          </table:table-cell>
          <table:table-cell office:value-type="float" office:value="477">
            <text:p>477</text:p>
          </table:table-cell>
          <table:table-cell office:value-type="string">
            <text:p>Success</text:p>
          </table:table-cell>
          <table:table-cell office:value-type="float" office:value="25886">
            <text:p>25886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2H00M02.086S">
            <text:p>12:00:02.09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503">
            <text:p>503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2H00M02.026S">
            <text:p>12:00:02.03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596">
            <text:p>596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2H00M01.966S">
            <text:p>12:00:01.97</text:p>
          </table:table-cell>
          <table:table-cell office:value-type="string">
            <text:p>TC0001_PlannerA 1-22</text:p>
          </table:table-cell>
          <table:table-cell office:value-type="string">
            <text:p>/;jsessionid=lh1vm01a5fzp13wv1peqjmq0f</text:p>
          </table:table-cell>
          <table:table-cell office:value-type="float" office:value="662">
            <text:p>662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2H00M01.879S">
            <text:p>12:00:01.88</text:p>
          </table:table-cell>
          <table:table-cell office:value-type="string">
            <text:p>TC0002_PlannerB 2-22</text:p>
          </table:table-cell>
          <table:table-cell office:value-type="string">
            <text:p>/</text:p>
          </table:table-cell>
          <table:table-cell office:value-type="float" office:value="759">
            <text:p>759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2H00M01.866S">
            <text:p>12:00:01.87</text:p>
          </table:table-cell>
          <table:table-cell office:value-type="string">
            <text:p>TC0003_PlannerC 3-1</text:p>
          </table:table-cell>
          <table:table-cell office:value-type="string">
            <text:p>/home</text:p>
          </table:table-cell>
          <table:table-cell office:value-type="float" office:value="783">
            <text:p>783</text:p>
          </table:table-cell>
          <table:table-cell office:value-type="string">
            <text:p>Success</text:p>
          </table:table-cell>
          <table:table-cell office:value-type="float" office:value="25886">
            <text:p>25886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2H00M01.922S">
            <text:p>12:00:01.92</text:p>
          </table:table-cell>
          <table:table-cell office:value-type="string">
            <text:p>TC0002_PlannerB 2-21</text:p>
          </table:table-cell>
          <table:table-cell office:value-type="string">
            <text:p>/</text:p>
          </table:table-cell>
          <table:table-cell office:value-type="float" office:value="740">
            <text:p>740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2H00M01.83S">
            <text:p>12:00:01.83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845">
            <text:p>845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2H00M01.818S">
            <text:p>12:00:01.82</text:p>
          </table:table-cell>
          <table:table-cell office:value-type="string">
            <text:p>TC0001_PlannerA 1-23</text:p>
          </table:table-cell>
          <table:table-cell office:value-type="string">
            <text:p>/;jsessionid=lh1vm01a5fzp13wv1peqjmq0f</text:p>
          </table:table-cell>
          <table:table-cell office:value-type="float" office:value="867">
            <text:p>867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2H00M01.807S">
            <text:p>12:00:01.81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890">
            <text:p>890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2H00M01.678S">
            <text:p>12:00:01.68</text:p>
          </table:table-cell>
          <table:table-cell office:value-type="string">
            <text:p>TC0001_PlannerA 1-24</text:p>
          </table:table-cell>
          <table:table-cell office:value-type="string">
            <text:p>/;jsessionid=lh1vm01a5fzp13wv1peqjmq0f</text:p>
          </table:table-cell>
          <table:table-cell office:value-type="float" office:value="1031">
            <text:p>1031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2H00M01.643S">
            <text:p>12:00:01.64</text:p>
          </table:table-cell>
          <table:table-cell office:value-type="string">
            <text:p>TC0002_PlannerB 2-23</text:p>
          </table:table-cell>
          <table:table-cell office:value-type="string">
            <text:p>/</text:p>
          </table:table-cell>
          <table:table-cell office:value-type="float" office:value="1078">
            <text:p>1078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2H00M01.614S">
            <text:p>12:00:01.61</text:p>
          </table:table-cell>
          <table:table-cell office:value-type="string">
            <text:p>TC0003_PlannerC 3-16</text:p>
          </table:table-cell>
          <table:table-cell office:value-type="string">
            <text:p>/home</text:p>
          </table:table-cell>
          <table:table-cell office:value-type="float" office:value="1124">
            <text:p>1124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2H00M01.529S">
            <text:p>12:00:01.53</text:p>
          </table:table-cell>
          <table:table-cell office:value-type="string">
            <text:p>TC0003_PlannerC 3-21</text:p>
          </table:table-cell>
          <table:table-cell office:value-type="string">
            <text:p>/</text:p>
          </table:table-cell>
          <table:table-cell office:value-type="float" office:value="1220">
            <text:p>1220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2H00M01.447S">
            <text:p>12:00:01.45</text:p>
          </table:table-cell>
          <table:table-cell office:value-type="string">
            <text:p>TC0002_PlannerB 2-24</text:p>
          </table:table-cell>
          <table:table-cell office:value-type="string">
            <text:p>/</text:p>
          </table:table-cell>
          <table:table-cell office:value-type="float" office:value="1314">
            <text:p>1314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2H00M01.406S">
            <text:p>12:00:01.41</text:p>
          </table:table-cell>
          <table:table-cell office:value-type="string">
            <text:p>TC0003_PlannerC 3-22</text:p>
          </table:table-cell>
          <table:table-cell office:value-type="string">
            <text:p>/</text:p>
          </table:table-cell>
          <table:table-cell office:value-type="float" office:value="1368">
            <text:p>1368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2H00M01.37S">
            <text:p>12:00:01.37</text:p>
          </table:table-cell>
          <table:table-cell office:value-type="string">
            <text:p>TC0001_PlannerA 1-26</text:p>
          </table:table-cell>
          <table:table-cell office:value-type="string">
            <text:p>/;jsessionid=lh1vm01a5fzp13wv1peqjmq0f</text:p>
          </table:table-cell>
          <table:table-cell office:value-type="float" office:value="1415">
            <text:p>1415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2H00M01.316S">
            <text:p>12:00:01.32</text:p>
          </table:table-cell>
          <table:table-cell office:value-type="string">
            <text:p>TC0002_PlannerB 2-25</text:p>
          </table:table-cell>
          <table:table-cell office:value-type="string">
            <text:p>/</text:p>
          </table:table-cell>
          <table:table-cell office:value-type="float" office:value="1481">
            <text:p>1481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2H00M01.329S">
            <text:p>12:00:01.33</text:p>
          </table:table-cell>
          <table:table-cell office:value-type="string">
            <text:p>TC0003_PlannerC 3-23</text:p>
          </table:table-cell>
          <table:table-cell office:value-type="string">
            <text:p>/</text:p>
          </table:table-cell>
          <table:table-cell office:value-type="float" office:value="1481">
            <text:p>1481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2H00M01.304S">
            <text:p>12:00:01.30</text:p>
          </table:table-cell>
          <table:table-cell office:value-type="string">
            <text:p>TC0002_PlannerB 2-18</text:p>
          </table:table-cell>
          <table:table-cell office:value-type="string">
            <text:p>/home</text:p>
          </table:table-cell>
          <table:table-cell office:value-type="float" office:value="1520">
            <text:p>1520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2H00M01.196S">
            <text:p>12:00:01.20</text:p>
          </table:table-cell>
          <table:table-cell office:value-type="string">
            <text:p>TC0001_PlannerA 1-27</text:p>
          </table:table-cell>
          <table:table-cell office:value-type="string">
            <text:p>/;jsessionid=lh1vm01a5fzp13wv1peqjmq0f</text:p>
          </table:table-cell>
          <table:table-cell office:value-type="float" office:value="1861">
            <text:p>1861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2H00M00.154S">
            <text:p>12:00:00.15</text:p>
          </table:table-cell>
          <table:table-cell office:value-type="string">
            <text:p>TC0002_PlannerB 2-30</text:p>
          </table:table-cell>
          <table:table-cell office:value-type="string">
            <text:p>/</text:p>
          </table:table-cell>
          <table:table-cell office:value-type="float" office:value="3154">
            <text:p>3154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2H00M00.193S">
            <text:p>12:00:00.19</text:p>
          </table:table-cell>
          <table:table-cell office:value-type="string">
            <text:p>TC0002_PlannerB 2-6</text:p>
          </table:table-cell>
          <table:table-cell office:value-type="string">
            <text:p>/home</text:p>
          </table:table-cell>
          <table:table-cell office:value-type="float" office:value="3143">
            <text:p>3143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2H00M01.133S">
            <text:p>12:00:01.13</text:p>
          </table:table-cell>
          <table:table-cell office:value-type="string">
            <text:p>TC0003_PlannerC 3-24</text:p>
          </table:table-cell>
          <table:table-cell office:value-type="string">
            <text:p>/</text:p>
          </table:table-cell>
          <table:table-cell office:value-type="float" office:value="2389">
            <text:p>2389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2H00M01.058S">
            <text:p>12:00:01.06</text:p>
          </table:table-cell>
          <table:table-cell office:value-type="string">
            <text:p>TC0002_PlannerB 2-27</text:p>
          </table:table-cell>
          <table:table-cell office:value-type="string">
            <text:p>/</text:p>
          </table:table-cell>
          <table:table-cell office:value-type="float" office:value="2475">
            <text:p>2475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2H00M01.047S">
            <text:p>12:00:01.05</text:p>
          </table:table-cell>
          <table:table-cell office:value-type="string">
            <text:p>TC0002_PlannerB 2-17</text:p>
          </table:table-cell>
          <table:table-cell office:value-type="string">
            <text:p>/home</text:p>
          </table:table-cell>
          <table:table-cell office:value-type="float" office:value="2499">
            <text:p>2499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2H00M01.034S">
            <text:p>12:00:01.03</text:p>
          </table:table-cell>
          <table:table-cell office:value-type="string">
            <text:p>TC0001_PlannerA 1-29</text:p>
          </table:table-cell>
          <table:table-cell office:value-type="string">
            <text:p>/;jsessionid=lh1vm01a5fzp13wv1peqjmq0f</text:p>
          </table:table-cell>
          <table:table-cell office:value-type="float" office:value="2524">
            <text:p>2524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2H00M01.024S">
            <text:p>12:00:01.02</text:p>
          </table:table-cell>
          <table:table-cell office:value-type="string">
            <text:p>TC0003_PlannerC 3-15</text:p>
          </table:table-cell>
          <table:table-cell office:value-type="string">
            <text:p>/home</text:p>
          </table:table-cell>
          <table:table-cell office:value-type="float" office:value="2546">
            <text:p>2546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2H00M00.981S">
            <text:p>12:00:00.98</text:p>
          </table:table-cell>
          <table:table-cell office:value-type="string">
            <text:p>TC0003_PlannerC 3-25</text:p>
          </table:table-cell>
          <table:table-cell office:value-type="string">
            <text:p>/</text:p>
          </table:table-cell>
          <table:table-cell office:value-type="float" office:value="2600">
            <text:p>2600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2H00M00.931S">
            <text:p>12:00:00.93</text:p>
          </table:table-cell>
          <table:table-cell office:value-type="string">
            <text:p>TC0002_PlannerB 2-28</text:p>
          </table:table-cell>
          <table:table-cell office:value-type="string">
            <text:p>/</text:p>
          </table:table-cell>
          <table:table-cell office:value-type="float" office:value="2680">
            <text:p>2680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2H00M00.92S">
            <text:p>12:00:00.92</text:p>
          </table:table-cell>
          <table:table-cell office:value-type="string">
            <text:p>TC0003_PlannerC 3-26</text:p>
          </table:table-cell>
          <table:table-cell office:value-type="string">
            <text:p>/</text:p>
          </table:table-cell>
          <table:table-cell office:value-type="float" office:value="2698">
            <text:p>2698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2H00M00.85S">
            <text:p>12:00:00.85</text:p>
          </table:table-cell>
          <table:table-cell office:value-type="string">
            <text:p>TC0001_PlannerA 1-30</text:p>
          </table:table-cell>
          <table:table-cell office:value-type="string">
            <text:p>/;jsessionid=lh1vm01a5fzp13wv1peqjmq0f</text:p>
          </table:table-cell>
          <table:table-cell office:value-type="float" office:value="2778">
            <text:p>2778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2H00M00.789S">
            <text:p>12:00:00.79</text:p>
          </table:table-cell>
          <table:table-cell office:value-type="string">
            <text:p>TC0002_PlannerB 2-29</text:p>
          </table:table-cell>
          <table:table-cell office:value-type="string">
            <text:p>/</text:p>
          </table:table-cell>
          <table:table-cell office:value-type="float" office:value="2849">
            <text:p>2849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2H00M00.777S">
            <text:p>12:00:00.78</text:p>
          </table:table-cell>
          <table:table-cell office:value-type="string">
            <text:p>TC0003_PlannerC 3-27</text:p>
          </table:table-cell>
          <table:table-cell office:value-type="string">
            <text:p>/</text:p>
          </table:table-cell>
          <table:table-cell office:value-type="float" office:value="2874">
            <text:p>2874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2H00M00.76S">
            <text:p>12:00:00.76</text:p>
          </table:table-cell>
          <table:table-cell office:value-type="string">
            <text:p>TC0003_PlannerC 3-28</text:p>
          </table:table-cell>
          <table:table-cell office:value-type="string">
            <text:p>/</text:p>
          </table:table-cell>
          <table:table-cell office:value-type="float" office:value="2902">
            <text:p>2902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2H00M00.462S">
            <text:p>12:00:00.46</text:p>
          </table:table-cell>
          <table:table-cell office:value-type="string">
            <text:p>TC0003_PlannerC 3-29</text:p>
          </table:table-cell>
          <table:table-cell office:value-type="string">
            <text:p>/</text:p>
          </table:table-cell>
          <table:table-cell office:value-type="float" office:value="3211">
            <text:p>3211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2H00M00.715S">
            <text:p>12:00:00.72</text:p>
          </table:table-cell>
          <table:table-cell office:value-type="string">
            <text:p>TC0001_PlannerA 1-19</text:p>
          </table:table-cell>
          <table:table-cell office:value-type="string">
            <text:p>/home</text:p>
          </table:table-cell>
          <table:table-cell office:value-type="float" office:value="2994">
            <text:p>2994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2H00M00.112S">
            <text:p>12:00:00.11</text:p>
          </table:table-cell>
          <table:table-cell office:value-type="string">
            <text:p>TC0001_PlannerA 1-18</text:p>
          </table:table-cell>
          <table:table-cell office:value-type="string">
            <text:p>/home</text:p>
          </table:table-cell>
          <table:table-cell office:value-type="float" office:value="3609">
            <text:p>3609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2H00M00.106S">
            <text:p>12:00:00.11</text:p>
          </table:table-cell>
          <table:table-cell office:value-type="string">
            <text:p>TC0003_PlannerC 3-30</text:p>
          </table:table-cell>
          <table:table-cell office:value-type="string">
            <text:p>/</text:p>
          </table:table-cell>
          <table:table-cell office:value-type="float" office:value="3628">
            <text:p>3628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2H00M00.077S">
            <text:p>12:00:00.08</text:p>
          </table:table-cell>
          <table:table-cell office:value-type="string">
            <text:p>TC0002_PlannerB 2-16</text:p>
          </table:table-cell>
          <table:table-cell office:value-type="string">
            <text:p>/home</text:p>
          </table:table-cell>
          <table:table-cell office:value-type="float" office:value="3671">
            <text:p>3671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2H00M00.022S">
            <text:p>12:00:00.02</text:p>
          </table:table-cell>
          <table:table-cell office:value-type="string">
            <text:p>TC0003_PlannerC 3-14</text:p>
          </table:table-cell>
          <table:table-cell office:value-type="string">
            <text:p>/home</text:p>
          </table:table-cell>
          <table:table-cell office:value-type="float" office:value="3737">
            <text:p>3737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2H00M00.015S">
            <text:p>12:00:00.02</text:p>
          </table:table-cell>
          <table:table-cell office:value-type="string">
            <text:p>TC0001_PlannerA 1-17</text:p>
          </table:table-cell>
          <table:table-cell office:value-type="string">
            <text:p>/home</text:p>
          </table:table-cell>
          <table:table-cell office:value-type="float" office:value="3755">
            <text:p>3755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1H59M59.991S">
            <text:p>11:59:59.99</text:p>
          </table:table-cell>
          <table:table-cell office:value-type="string">
            <text:p>TC0003_PlannerC 3-13</text:p>
          </table:table-cell>
          <table:table-cell office:value-type="string">
            <text:p>/home</text:p>
          </table:table-cell>
          <table:table-cell office:value-type="float" office:value="3794">
            <text:p>3794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1H59M59.968S">
            <text:p>11:59:59.97</text:p>
          </table:table-cell>
          <table:table-cell office:value-type="string">
            <text:p>TC0001_PlannerA 1-16</text:p>
          </table:table-cell>
          <table:table-cell office:value-type="string">
            <text:p>/home</text:p>
          </table:table-cell>
          <table:table-cell office:value-type="float" office:value="3828">
            <text:p>3828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1H59M59.965S">
            <text:p>11:59:59.97</text:p>
          </table:table-cell>
          <table:table-cell office:value-type="string">
            <text:p>TC0002_PlannerB 2-14</text:p>
          </table:table-cell>
          <table:table-cell office:value-type="string">
            <text:p>/home</text:p>
          </table:table-cell>
          <table:table-cell office:value-type="float" office:value="3846">
            <text:p>3846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1H59M59.925S">
            <text:p>11:59:59.93</text:p>
          </table:table-cell>
          <table:table-cell office:value-type="string">
            <text:p>TC0001_PlannerA 1-15</text:p>
          </table:table-cell>
          <table:table-cell office:value-type="string">
            <text:p>/home</text:p>
          </table:table-cell>
          <table:table-cell office:value-type="float" office:value="3895">
            <text:p>3895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1H59M59.915S">
            <text:p>11:59:59.92</text:p>
          </table:table-cell>
          <table:table-cell office:value-type="string">
            <text:p>TC0001_PlannerA 1-14</text:p>
          </table:table-cell>
          <table:table-cell office:value-type="string">
            <text:p>/home</text:p>
          </table:table-cell>
          <table:table-cell office:value-type="float" office:value="3918">
            <text:p>3918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1H59M59.906S">
            <text:p>11:59:59.91</text:p>
          </table:table-cell>
          <table:table-cell office:value-type="string">
            <text:p>TC0003_PlannerC 3-12</text:p>
          </table:table-cell>
          <table:table-cell office:value-type="string">
            <text:p>/home</text:p>
          </table:table-cell>
          <table:table-cell office:value-type="float" office:value="3940">
            <text:p>3940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1H59M59.894S">
            <text:p>11:59:59.89</text:p>
          </table:table-cell>
          <table:table-cell office:value-type="string">
            <text:p>TC0003_PlannerC 3-11</text:p>
          </table:table-cell>
          <table:table-cell office:value-type="string">
            <text:p>/home</text:p>
          </table:table-cell>
          <table:table-cell office:value-type="float" office:value="3964">
            <text:p>3964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1H59M59.871S">
            <text:p>11:59:59.87</text:p>
          </table:table-cell>
          <table:table-cell office:value-type="string">
            <text:p>TC0002_PlannerB 2-12</text:p>
          </table:table-cell>
          <table:table-cell office:value-type="string">
            <text:p>/home</text:p>
          </table:table-cell>
          <table:table-cell office:value-type="float" office:value="3999">
            <text:p>3999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1H59M59.882S">
            <text:p>11:59:59.88</text:p>
          </table:table-cell>
          <table:table-cell office:value-type="string">
            <text:p>TC0002_PlannerB 2-13</text:p>
          </table:table-cell>
          <table:table-cell office:value-type="string">
            <text:p>/home</text:p>
          </table:table-cell>
          <table:table-cell office:value-type="float" office:value="3998">
            <text:p>3998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1H59M59.86S">
            <text:p>11:59:59.86</text:p>
          </table:table-cell>
          <table:table-cell office:value-type="string">
            <text:p>TC0001_PlannerA 1-13</text:p>
          </table:table-cell>
          <table:table-cell office:value-type="string">
            <text:p>/home</text:p>
          </table:table-cell>
          <table:table-cell office:value-type="float" office:value="4033">
            <text:p>4033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1H59M59.858S">
            <text:p>11:59:59.86</text:p>
          </table:table-cell>
          <table:table-cell office:value-type="string">
            <text:p>TC0003_PlannerC 3-10</text:p>
          </table:table-cell>
          <table:table-cell office:value-type="string">
            <text:p>/home</text:p>
          </table:table-cell>
          <table:table-cell office:value-type="float" office:value="4048">
            <text:p>4048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1H59M59.834S">
            <text:p>11:59:59.83</text:p>
          </table:table-cell>
          <table:table-cell office:value-type="string">
            <text:p>TC0002_PlannerB 2-11</text:p>
          </table:table-cell>
          <table:table-cell office:value-type="string">
            <text:p>/home</text:p>
          </table:table-cell>
          <table:table-cell office:value-type="float" office:value="4086">
            <text:p>4086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01">
            <text:p>301</text:p>
          </table:table-cell>
          <table:table-cell office:value-type="time" office:time-value="PT11H59M59.797S">
            <text:p>11:59:59.80</text:p>
          </table:table-cell>
          <table:table-cell office:value-type="string">
            <text:p>TC0003_PlannerC 3-8</text:p>
          </table:table-cell>
          <table:table-cell office:value-type="string">
            <text:p>/home</text:p>
          </table:table-cell>
          <table:table-cell office:value-type="float" office:value="4135">
            <text:p>4135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02">
            <text:p>302</text:p>
          </table:table-cell>
          <table:table-cell office:value-type="time" office:time-value="PT11H59M59.81S">
            <text:p>11:59:59.81</text:p>
          </table:table-cell>
          <table:table-cell office:value-type="string">
            <text:p>TC0003_PlannerC 3-9</text:p>
          </table:table-cell>
          <table:table-cell office:value-type="string">
            <text:p>/home</text:p>
          </table:table-cell>
          <table:table-cell office:value-type="float" office:value="4136">
            <text:p>4136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03">
            <text:p>303</text:p>
          </table:table-cell>
          <table:table-cell office:value-type="time" office:time-value="PT11H59M59.785S">
            <text:p>11:59:59.79</text:p>
          </table:table-cell>
          <table:table-cell office:value-type="string">
            <text:p>TC0001_PlannerA 1-11</text:p>
          </table:table-cell>
          <table:table-cell office:value-type="string">
            <text:p>/home</text:p>
          </table:table-cell>
          <table:table-cell office:value-type="float" office:value="4169">
            <text:p>4169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04">
            <text:p>304</text:p>
          </table:table-cell>
          <table:table-cell office:value-type="time" office:time-value="PT11H59M59.771S">
            <text:p>11:59:59.77</text:p>
          </table:table-cell>
          <table:table-cell office:value-type="string">
            <text:p>TC0001_PlannerA 1-12</text:p>
          </table:table-cell>
          <table:table-cell office:value-type="string">
            <text:p>/home</text:p>
          </table:table-cell>
          <table:table-cell office:value-type="float" office:value="4197">
            <text:p>4197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05">
            <text:p>305</text:p>
          </table:table-cell>
          <table:table-cell office:value-type="time" office:time-value="PT11H59M59.74S">
            <text:p>11:59:59.74</text:p>
          </table:table-cell>
          <table:table-cell office:value-type="string">
            <text:p>TC0002_PlannerB 2-9</text:p>
          </table:table-cell>
          <table:table-cell office:value-type="string">
            <text:p>/home</text:p>
          </table:table-cell>
          <table:table-cell office:value-type="float" office:value="4238">
            <text:p>4238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06">
            <text:p>306</text:p>
          </table:table-cell>
          <table:table-cell office:value-type="time" office:time-value="PT11H59M59.73S">
            <text:p>11:59:59.73</text:p>
          </table:table-cell>
          <table:table-cell office:value-type="string">
            <text:p>TC0002_PlannerB 2-10</text:p>
          </table:table-cell>
          <table:table-cell office:value-type="string">
            <text:p>/home</text:p>
          </table:table-cell>
          <table:table-cell office:value-type="float" office:value="4260">
            <text:p>4260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07">
            <text:p>307</text:p>
          </table:table-cell>
          <table:table-cell office:value-type="time" office:time-value="PT11H59M59.716S">
            <text:p>11:59:59.72</text:p>
          </table:table-cell>
          <table:table-cell office:value-type="string">
            <text:p>TC0003_PlannerC 3-7</text:p>
          </table:table-cell>
          <table:table-cell office:value-type="string">
            <text:p>/home</text:p>
          </table:table-cell>
          <table:table-cell office:value-type="float" office:value="4286">
            <text:p>4286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08">
            <text:p>308</text:p>
          </table:table-cell>
          <table:table-cell office:value-type="time" office:time-value="PT11H59M59.704S">
            <text:p>11:59:59.70</text:p>
          </table:table-cell>
          <table:table-cell office:value-type="string">
            <text:p>TC0001_PlannerA 1-10</text:p>
          </table:table-cell>
          <table:table-cell office:value-type="string">
            <text:p>/home</text:p>
          </table:table-cell>
          <table:table-cell office:value-type="float" office:value="4310">
            <text:p>4310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time" office:time-value="PT11H59M59.689S">
            <text:p>11:59:59.69</text:p>
          </table:table-cell>
          <table:table-cell office:value-type="string">
            <text:p>TC0002_PlannerB 2-8</text:p>
          </table:table-cell>
          <table:table-cell office:value-type="string">
            <text:p>/home</text:p>
          </table:table-cell>
          <table:table-cell office:value-type="float" office:value="4336">
            <text:p>4336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10">
            <text:p>310</text:p>
          </table:table-cell>
          <table:table-cell office:value-type="time" office:time-value="PT11H59M59.677S">
            <text:p>11:59:59.68</text:p>
          </table:table-cell>
          <table:table-cell office:value-type="string">
            <text:p>TC0002_PlannerB 2-7</text:p>
          </table:table-cell>
          <table:table-cell office:value-type="string">
            <text:p>/home</text:p>
          </table:table-cell>
          <table:table-cell office:value-type="float" office:value="4362">
            <text:p>4362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11">
            <text:p>311</text:p>
          </table:table-cell>
          <table:table-cell office:value-type="time" office:time-value="PT11H59M59.666S">
            <text:p>11:59:59.67</text:p>
          </table:table-cell>
          <table:table-cell office:value-type="string">
            <text:p>TC0001_PlannerA 1-9</text:p>
          </table:table-cell>
          <table:table-cell office:value-type="string">
            <text:p>/home</text:p>
          </table:table-cell>
          <table:table-cell office:value-type="float" office:value="4384">
            <text:p>4384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time" office:time-value="PT11H59M59.654S">
            <text:p>11:59:59.65</text:p>
          </table:table-cell>
          <table:table-cell office:value-type="string">
            <text:p>TC0001_PlannerA 1-8</text:p>
          </table:table-cell>
          <table:table-cell office:value-type="string">
            <text:p>/home</text:p>
          </table:table-cell>
          <table:table-cell office:value-type="float" office:value="4407">
            <text:p>4407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13">
            <text:p>313</text:p>
          </table:table-cell>
          <table:table-cell office:value-type="time" office:time-value="PT11H59M59.644S">
            <text:p>11:59:59.64</text:p>
          </table:table-cell>
          <table:table-cell office:value-type="string">
            <text:p>TC0003_PlannerC 3-6</text:p>
          </table:table-cell>
          <table:table-cell office:value-type="string">
            <text:p>/home</text:p>
          </table:table-cell>
          <table:table-cell office:value-type="float" office:value="4431">
            <text:p>4431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time" office:time-value="PT11H59M59.639S">
            <text:p>11:59:59.64</text:p>
          </table:table-cell>
          <table:table-cell office:value-type="string">
            <text:p>TC0003_PlannerC 3-5</text:p>
          </table:table-cell>
          <table:table-cell office:value-type="string">
            <text:p>/home</text:p>
          </table:table-cell>
          <table:table-cell office:value-type="float" office:value="4448">
            <text:p>4448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time" office:time-value="PT11H59M59.613S">
            <text:p>11:59:59.61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4485">
            <text:p>4485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316">
            <text:p>316</text:p>
          </table:table-cell>
          <table:table-cell office:value-type="time" office:time-value="PT11H59M59.141S">
            <text:p>11:59:59.14</text:p>
          </table:table-cell>
          <table:table-cell office:value-type="string">
            <text:p>TC0002_PlannerB 2-15</text:p>
          </table:table-cell>
          <table:table-cell office:value-type="string">
            <text:p>/home</text:p>
          </table:table-cell>
          <table:table-cell office:value-type="float" office:value="4968">
            <text:p>4968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17">
            <text:p>317</text:p>
          </table:table-cell>
          <table:table-cell office:value-type="time" office:time-value="PT11H59M59.054S">
            <text:p>11:59:59.05</text:p>
          </table:table-cell>
          <table:table-cell office:value-type="string">
            <text:p>TC0001_PlannerA 1-7</text:p>
          </table:table-cell>
          <table:table-cell office:value-type="string">
            <text:p>/;jsessionid=lh1vm01a5fzp13wv1peqjmq0f</text:p>
          </table:table-cell>
          <table:table-cell office:value-type="float" office:value="5068">
            <text:p>5068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318">
            <text:p>318</text:p>
          </table:table-cell>
          <table:table-cell office:value-type="time" office:time-value="PT12H00M02.138S">
            <text:p>12:00:02.14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2034">
            <text:p>2034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319">
            <text:p>319</text:p>
          </table:table-cell>
          <table:table-cell office:value-type="time" office:time-value="PT12H00M02.191S">
            <text:p>12:00:02.19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1995">
            <text:p>1995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12H00M01.147S">
            <text:p>12:00:01.15</text:p>
          </table:table-cell>
          <table:table-cell office:value-type="string">
            <text:p>TC0001_PlannerA 1-28</text:p>
          </table:table-cell>
          <table:table-cell office:value-type="string">
            <text:p>/;jsessionid=lh1vm01a5fzp13wv1peqjmq0f</text:p>
          </table:table-cell>
          <table:table-cell office:value-type="float" office:value="3071">
            <text:p>3071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321">
            <text:p>321</text:p>
          </table:table-cell>
          <table:table-cell office:value-type="time" office:time-value="PT12H00M02.762S">
            <text:p>12:00:02.76</text:p>
          </table:table-cell>
          <table:table-cell office:value-type="string">
            <text:p>TC0002_PlannerB 2-24</text:p>
          </table:table-cell>
          <table:table-cell office:value-type="string">
            <text:p>/home</text:p>
          </table:table-cell>
          <table:table-cell office:value-type="float" office:value="1604">
            <text:p>1604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22">
            <text:p>322</text:p>
          </table:table-cell>
          <table:table-cell office:value-type="time" office:time-value="PT12H00M02.786S">
            <text:p>12:00:02.79</text:p>
          </table:table-cell>
          <table:table-cell office:value-type="string">
            <text:p>TC0001_PlannerA 1-26</text:p>
          </table:table-cell>
          <table:table-cell office:value-type="string">
            <text:p>/home</text:p>
          </table:table-cell>
          <table:table-cell office:value-type="float" office:value="1629">
            <text:p>1629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23">
            <text:p>323</text:p>
          </table:table-cell>
          <table:table-cell office:value-type="time" office:time-value="PT12H00M02.774S">
            <text:p>12:00:02.77</text:p>
          </table:table-cell>
          <table:table-cell office:value-type="string">
            <text:p>TC0003_PlannerC 3-22</text:p>
          </table:table-cell>
          <table:table-cell office:value-type="string">
            <text:p>/home</text:p>
          </table:table-cell>
          <table:table-cell office:value-type="float" office:value="1652">
            <text:p>1652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time" office:time-value="PT12H00M02.749S">
            <text:p>12:00:02.75</text:p>
          </table:table-cell>
          <table:table-cell office:value-type="string">
            <text:p>TC0003_PlannerC 3-21</text:p>
          </table:table-cell>
          <table:table-cell office:value-type="string">
            <text:p>/home</text:p>
          </table:table-cell>
          <table:table-cell office:value-type="float" office:value="1690">
            <text:p>1690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25">
            <text:p>325</text:p>
          </table:table-cell>
          <table:table-cell office:value-type="time" office:time-value="PT12H00M02.72S">
            <text:p>12:00:02.72</text:p>
          </table:table-cell>
          <table:table-cell office:value-type="string">
            <text:p>TC0002_PlannerB 2-23</text:p>
          </table:table-cell>
          <table:table-cell office:value-type="string">
            <text:p>/home</text:p>
          </table:table-cell>
          <table:table-cell office:value-type="float" office:value="1757">
            <text:p>1757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26">
            <text:p>326</text:p>
          </table:table-cell>
          <table:table-cell office:value-type="time" office:time-value="PT12H00M02.797S">
            <text:p>12:00:02.80</text:p>
          </table:table-cell>
          <table:table-cell office:value-type="string">
            <text:p>TC0002_PlannerB 2-25</text:p>
          </table:table-cell>
          <table:table-cell office:value-type="string">
            <text:p>/home</text:p>
          </table:table-cell>
          <table:table-cell office:value-type="float" office:value="1691">
            <text:p>1691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27">
            <text:p>327</text:p>
          </table:table-cell>
          <table:table-cell office:value-type="time" office:time-value="PT12H00M02.81S">
            <text:p>12:00:02.81</text:p>
          </table:table-cell>
          <table:table-cell office:value-type="string">
            <text:p>TC0003_PlannerC 3-23</text:p>
          </table:table-cell>
          <table:table-cell office:value-type="string">
            <text:p>/home</text:p>
          </table:table-cell>
          <table:table-cell office:value-type="float" office:value="1710">
            <text:p>1710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28">
            <text:p>328</text:p>
          </table:table-cell>
          <table:table-cell office:value-type="time" office:time-value="PT12H00M02.71S">
            <text:p>12:00:02.71</text:p>
          </table:table-cell>
          <table:table-cell office:value-type="string">
            <text:p>TC0001_PlannerA 1-24</text:p>
          </table:table-cell>
          <table:table-cell office:value-type="string">
            <text:p>/home</text:p>
          </table:table-cell>
          <table:table-cell office:value-type="float" office:value="1940">
            <text:p>1940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29">
            <text:p>329</text:p>
          </table:table-cell>
          <table:table-cell office:value-type="time" office:time-value="PT12H00M02.699S">
            <text:p>12:00:02.70</text:p>
          </table:table-cell>
          <table:table-cell office:value-type="string">
            <text:p>TC0003_PlannerC 3-20</text:p>
          </table:table-cell>
          <table:table-cell office:value-type="string">
            <text:p>/home</text:p>
          </table:table-cell>
          <table:table-cell office:value-type="float" office:value="2034">
            <text:p>2034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30">
            <text:p>330</text:p>
          </table:table-cell>
          <table:table-cell office:value-type="time" office:time-value="PT12H00M02.685S">
            <text:p>12:00:02.69</text:p>
          </table:table-cell>
          <table:table-cell office:value-type="string">
            <text:p>TC0001_PlannerA 1-23</text:p>
          </table:table-cell>
          <table:table-cell office:value-type="string">
            <text:p>/home</text:p>
          </table:table-cell>
          <table:table-cell office:value-type="float" office:value="2143">
            <text:p>2143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31">
            <text:p>331</text:p>
          </table:table-cell>
          <table:table-cell office:value-type="time" office:time-value="PT12H00M02.676S">
            <text:p>12:00:02.68</text:p>
          </table:table-cell>
          <table:table-cell office:value-type="string">
            <text:p>TC0003_PlannerC 3-19</text:p>
          </table:table-cell>
          <table:table-cell office:value-type="string">
            <text:p>/home</text:p>
          </table:table-cell>
          <table:table-cell office:value-type="float" office:value="2184">
            <text:p>2184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32">
            <text:p>332</text:p>
          </table:table-cell>
          <table:table-cell office:value-type="time" office:time-value="PT12H00M02.663S">
            <text:p>12:00:02.66</text:p>
          </table:table-cell>
          <table:table-cell office:value-type="string">
            <text:p>TC0002_PlannerB 2-21</text:p>
          </table:table-cell>
          <table:table-cell office:value-type="string">
            <text:p>/home</text:p>
          </table:table-cell>
          <table:table-cell office:value-type="float" office:value="2270">
            <text:p>2270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33">
            <text:p>333</text:p>
          </table:table-cell>
          <table:table-cell office:value-type="time" office:time-value="PT12H00M02.589S">
            <text:p>12:00:02.59</text:p>
          </table:table-cell>
          <table:table-cell office:value-type="string">
            <text:p>TC0003_PlannerC 3-18</text:p>
          </table:table-cell>
          <table:table-cell office:value-type="string">
            <text:p>/home</text:p>
          </table:table-cell>
          <table:table-cell office:value-type="float" office:value="2504">
            <text:p>2504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34">
            <text:p>334</text:p>
          </table:table-cell>
          <table:table-cell office:value-type="time" office:time-value="PT12H00M02.628S">
            <text:p>12:00:02.63</text:p>
          </table:table-cell>
          <table:table-cell office:value-type="string">
            <text:p>TC0001_PlannerA 1-22</text:p>
          </table:table-cell>
          <table:table-cell office:value-type="string">
            <text:p>/home</text:p>
          </table:table-cell>
          <table:table-cell office:value-type="float" office:value="2477">
            <text:p>2477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35">
            <text:p>335</text:p>
          </table:table-cell>
          <table:table-cell office:value-type="time" office:time-value="PT12H00M02.638S">
            <text:p>12:00:02.64</text:p>
          </table:table-cell>
          <table:table-cell office:value-type="string">
            <text:p>TC0002_PlannerB 2-22</text:p>
          </table:table-cell>
          <table:table-cell office:value-type="string">
            <text:p>/home</text:p>
          </table:table-cell>
          <table:table-cell office:value-type="float" office:value="2480">
            <text:p>2480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36">
            <text:p>336</text:p>
          </table:table-cell>
          <table:table-cell office:value-type="time" office:time-value="PT12H00M02.566S">
            <text:p>12:00:02.57</text:p>
          </table:table-cell>
          <table:table-cell office:value-type="string">
            <text:p>TC0001_PlannerA 1-21</text:p>
          </table:table-cell>
          <table:table-cell office:value-type="string">
            <text:p>/home</text:p>
          </table:table-cell>
          <table:table-cell office:value-type="float" office:value="2578">
            <text:p>2578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37">
            <text:p>337</text:p>
          </table:table-cell>
          <table:table-cell office:value-type="time" office:time-value="PT12H00M02.623S">
            <text:p>12:00:02.62</text:p>
          </table:table-cell>
          <table:table-cell office:value-type="string">
            <text:p>TC0002_PlannerB 2-20</text:p>
          </table:table-cell>
          <table:table-cell office:value-type="string">
            <text:p>/home</text:p>
          </table:table-cell>
          <table:table-cell office:value-type="float" office:value="2558">
            <text:p>2558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38">
            <text:p>338</text:p>
          </table:table-cell>
          <table:table-cell office:value-type="time" office:time-value="PT12H00M02.554S">
            <text:p>12:00:02.55</text:p>
          </table:table-cell>
          <table:table-cell office:value-type="string">
            <text:p>TC0001_PlannerA 1-20</text:p>
          </table:table-cell>
          <table:table-cell office:value-type="string">
            <text:p>/;jsessionid=lh1vm01a5fzp13wv1peqjmq0f</text:p>
          </table:table-cell>
          <table:table-cell office:value-type="float" office:value="2752">
            <text:p>2752</text:p>
          </table:table-cell>
          <table:table-cell office:value-type="string">
            <text:p>Success</text:p>
          </table:table-cell>
          <table:table-cell office:value-type="float" office:value="25679">
            <text:p>25679</text:p>
          </table:table-cell>
          <table:table-cell table:number-columns-repeated="1017"/>
        </table:table-row>
        <table:table-row table:style-name="ro1">
          <table:table-cell office:value-type="float" office:value="339">
            <text:p>339</text:p>
          </table:table-cell>
          <table:table-cell office:value-type="time" office:time-value="PT12H00M02.226S">
            <text:p>12:00:02.23</text:p>
          </table:table-cell>
          <table:table-cell office:value-type="string">
            <text:p>TC0002_PlannerB 2-26</text:p>
          </table:table-cell>
          <table:table-cell office:value-type="string">
            <text:p>/home</text:p>
          </table:table-cell>
          <table:table-cell office:value-type="float" office:value="3132">
            <text:p>3132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40">
            <text:p>340</text:p>
          </table:table-cell>
          <table:table-cell office:value-type="time" office:time-value="PT12H00M02.331S">
            <text:p>12:00:02.33</text:p>
          </table:table-cell>
          <table:table-cell office:value-type="string">
            <text:p>TC0001_PlannerA 1-25</text:p>
          </table:table-cell>
          <table:table-cell office:value-type="string">
            <text:p>/home</text:p>
          </table:table-cell>
          <table:table-cell office:value-type="float" office:value="3056">
            <text:p>3056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41">
            <text:p>341</text:p>
          </table:table-cell>
          <table:table-cell office:value-type="time" office:time-value="PT12H00M04.173S">
            <text:p>12:00:04.17</text:p>
          </table:table-cell>
          <table:table-cell office:value-type="string">
            <text:p>TC0003_PlannerC 3-17</text:p>
          </table:table-cell>
          <table:table-cell office:value-type="string">
            <text:p>/home</text:p>
          </table:table-cell>
          <table:table-cell office:value-type="float" office:value="1615">
            <text:p>1615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time" office:time-value="PT12H00M04.123S">
            <text:p>12:00:04.12</text:p>
          </table:table-cell>
          <table:table-cell office:value-type="string">
            <text:p>TC0001_PlannerA 1-7</text:p>
          </table:table-cell>
          <table:table-cell office:value-type="string">
            <text:p>/home</text:p>
          </table:table-cell>
          <table:table-cell office:value-type="float" office:value="1677">
            <text:p>1677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time" office:time-value="PT12H00M04.218S">
            <text:p>12:00:04.22</text:p>
          </table:table-cell>
          <table:table-cell office:value-type="string">
            <text:p>TC0001_PlannerA 1-28</text:p>
          </table:table-cell>
          <table:table-cell office:value-type="string">
            <text:p>/home</text:p>
          </table:table-cell>
          <table:table-cell office:value-type="float" office:value="1611">
            <text:p>1611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time" office:time-value="PT12H00M04.186S">
            <text:p>12:00:04.19</text:p>
          </table:table-cell>
          <table:table-cell office:value-type="string">
            <text:p>TC0002_PlannerB 2-19</text:p>
          </table:table-cell>
          <table:table-cell office:value-type="string">
            <text:p>/home</text:p>
          </table:table-cell>
          <table:table-cell office:value-type="float" office:value="1671">
            <text:p>1671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time" office:time-value="PT12H00M04.099S">
            <text:p>12:00:04.10</text:p>
          </table:table-cell>
          <table:table-cell office:value-type="string">
            <text:p>TC0003_PlannerC 3-4</text:p>
          </table:table-cell>
          <table:table-cell office:value-type="string">
            <text:p>/home</text:p>
          </table:table-cell>
          <table:table-cell office:value-type="float" office:value="1853">
            <text:p>1853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46">
            <text:p>346</text:p>
          </table:table-cell>
          <table:table-cell office:value-type="time" office:time-value="PT12H00M03.734S">
            <text:p>12:00:03.73</text:p>
          </table:table-cell>
          <table:table-cell office:value-type="string">
            <text:p>TC0003_PlannerC 3-30</text:p>
          </table:table-cell>
          <table:table-cell office:value-type="string">
            <text:p>/home</text:p>
          </table:table-cell>
          <table:table-cell office:value-type="float" office:value="2654">
            <text:p>2654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47">
            <text:p>347</text:p>
          </table:table-cell>
          <table:table-cell office:value-type="time" office:time-value="PT12H00M03.534S">
            <text:p>12:00:03.53</text:p>
          </table:table-cell>
          <table:table-cell office:value-type="string">
            <text:p>TC0002_PlannerB 2-27</text:p>
          </table:table-cell>
          <table:table-cell office:value-type="string">
            <text:p>/home</text:p>
          </table:table-cell>
          <table:table-cell office:value-type="float" office:value="3167">
            <text:p>3167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48">
            <text:p>348</text:p>
          </table:table-cell>
          <table:table-cell office:value-type="time" office:time-value="PT12H00M03.582S">
            <text:p>12:00:03.58</text:p>
          </table:table-cell>
          <table:table-cell office:value-type="string">
            <text:p>TC0003_PlannerC 3-25</text:p>
          </table:table-cell>
          <table:table-cell office:value-type="string">
            <text:p>/home</text:p>
          </table:table-cell>
          <table:table-cell office:value-type="float" office:value="3206">
            <text:p>3206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49">
            <text:p>349</text:p>
          </table:table-cell>
          <table:table-cell office:value-type="time" office:time-value="PT12H00M03.611S">
            <text:p>12:00:03.61</text:p>
          </table:table-cell>
          <table:table-cell office:value-type="string">
            <text:p>TC0002_PlannerB 2-28</text:p>
          </table:table-cell>
          <table:table-cell office:value-type="string">
            <text:p>/home</text:p>
          </table:table-cell>
          <table:table-cell office:value-type="float" office:value="3289">
            <text:p>3289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50">
            <text:p>350</text:p>
          </table:table-cell>
          <table:table-cell office:value-type="time" office:time-value="PT11H59M59.841S">
            <text:p>11:59:59.8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094">
            <text:p>7094</text:p>
          </table:table-cell>
          <table:table-cell office:value-type="string">
            <text:p>Success</text:p>
          </table:table-cell>
          <table:table-cell office:value-type="float" office:value="217968">
            <text:p>217968</text:p>
          </table:table-cell>
          <table:table-cell table:number-columns-repeated="1017"/>
        </table:table-row>
        <table:table-row table:style-name="ro1">
          <table:table-cell office:value-type="float" office:value="351">
            <text:p>351</text:p>
          </table:table-cell>
          <table:table-cell office:value-type="time" office:time-value="PT11H59M58.054S">
            <text:p>11:59:58.0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898">
            <text:p>8898</text:p>
          </table:table-cell>
          <table:table-cell office:value-type="string">
            <text:p>Success</text:p>
          </table:table-cell>
          <table:table-cell office:value-type="float" office:value="218692">
            <text:p>218692</text:p>
          </table:table-cell>
          <table:table-cell table:number-columns-repeated="1017"/>
        </table:table-row>
        <table:table-row table:style-name="ro1">
          <table:table-cell office:value-type="float" office:value="352">
            <text:p>352</text:p>
          </table:table-cell>
          <table:table-cell office:value-type="time" office:time-value="PT12H00M03.676S">
            <text:p>12:00:03.68</text:p>
          </table:table-cell>
          <table:table-cell office:value-type="string">
            <text:p>TC0003_PlannerC 3-29</text:p>
          </table:table-cell>
          <table:table-cell office:value-type="string">
            <text:p>/home</text:p>
          </table:table-cell>
          <table:table-cell office:value-type="float" office:value="3358">
            <text:p>3358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53">
            <text:p>353</text:p>
          </table:table-cell>
          <table:table-cell office:value-type="time" office:time-value="PT12H00M03.652S">
            <text:p>12:00:03.65</text:p>
          </table:table-cell>
          <table:table-cell office:value-type="string">
            <text:p>TC0003_PlannerC 3-27</text:p>
          </table:table-cell>
          <table:table-cell office:value-type="string">
            <text:p>/home</text:p>
          </table:table-cell>
          <table:table-cell office:value-type="float" office:value="3470">
            <text:p>3470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time" office:time-value="PT12H00M03.638S">
            <text:p>12:00:03.64</text:p>
          </table:table-cell>
          <table:table-cell office:value-type="string">
            <text:p>TC0002_PlannerB 2-29</text:p>
          </table:table-cell>
          <table:table-cell office:value-type="string">
            <text:p>/home</text:p>
          </table:table-cell>
          <table:table-cell office:value-type="float" office:value="3537">
            <text:p>3537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55">
            <text:p>355</text:p>
          </table:table-cell>
          <table:table-cell office:value-type="time" office:time-value="PT12H00M03.628S">
            <text:p>12:00:03.63</text:p>
          </table:table-cell>
          <table:table-cell office:value-type="string">
            <text:p>TC0001_PlannerA 1-30</text:p>
          </table:table-cell>
          <table:table-cell office:value-type="string">
            <text:p>/home</text:p>
          </table:table-cell>
          <table:table-cell office:value-type="float" office:value="3569">
            <text:p>3569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56">
            <text:p>356</text:p>
          </table:table-cell>
          <table:table-cell office:value-type="time" office:time-value="PT11H59M59.938S">
            <text:p>11:59:59.9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309">
            <text:p>7309</text:p>
          </table:table-cell>
          <table:table-cell office:value-type="string">
            <text:p>Success</text:p>
          </table:table-cell>
          <table:table-cell office:value-type="float" office:value="217971">
            <text:p>217971</text:p>
          </table:table-cell>
          <table:table-cell table:number-columns-repeated="1017"/>
        </table:table-row>
        <table:table-row table:style-name="ro1">
          <table:table-cell office:value-type="float" office:value="357">
            <text:p>357</text:p>
          </table:table-cell>
          <table:table-cell office:value-type="time" office:time-value="PT12H00M02.825S">
            <text:p>12:00:02.8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434">
            <text:p>4434</text:p>
          </table:table-cell>
          <table:table-cell office:value-type="string">
            <text:p>Success</text:p>
          </table:table-cell>
          <table:table-cell office:value-type="float" office:value="218023">
            <text:p>218023</text:p>
          </table:table-cell>
          <table:table-cell table:number-columns-repeated="1017"/>
        </table:table-row>
        <table:table-row table:style-name="ro1">
          <table:table-cell office:value-type="float" office:value="358">
            <text:p>358</text:p>
          </table:table-cell>
          <table:table-cell office:value-type="time" office:time-value="PT12H00M03.619S">
            <text:p>12:00:03.62</text:p>
          </table:table-cell>
          <table:table-cell office:value-type="string">
            <text:p>TC0003_PlannerC 3-26</text:p>
          </table:table-cell>
          <table:table-cell office:value-type="string">
            <text:p>/home</text:p>
          </table:table-cell>
          <table:table-cell office:value-type="float" office:value="3697">
            <text:p>3697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time" office:time-value="PT11H59M59.75S">
            <text:p>11:59:59.7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566">
            <text:p>7566</text:p>
          </table:table-cell>
          <table:table-cell office:value-type="string">
            <text:p>Success</text:p>
          </table:table-cell>
          <table:table-cell office:value-type="float" office:value="217962">
            <text:p>217962</text:p>
          </table:table-cell>
          <table:table-cell table:number-columns-repeated="1017"/>
        </table:table-row>
        <table:table-row table:style-name="ro1">
          <table:table-cell office:value-type="float" office:value="360">
            <text:p>360</text:p>
          </table:table-cell>
          <table:table-cell office:value-type="time" office:time-value="PT12H00M00.09S">
            <text:p>12:00:00.0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230">
            <text:p>7230</text:p>
          </table:table-cell>
          <table:table-cell office:value-type="string">
            <text:p>Success</text:p>
          </table:table-cell>
          <table:table-cell office:value-type="float" office:value="217974">
            <text:p>217974</text:p>
          </table:table-cell>
          <table:table-cell table:number-columns-repeated="1017"/>
        </table:table-row>
        <table:table-row table:style-name="ro1">
          <table:table-cell office:value-type="float" office:value="361">
            <text:p>361</text:p>
          </table:table-cell>
          <table:table-cell office:value-type="time" office:time-value="PT12H00M03.559S">
            <text:p>12:00:03.56</text:p>
          </table:table-cell>
          <table:table-cell office:value-type="string">
            <text:p>TC0001_PlannerA 1-29</text:p>
          </table:table-cell>
          <table:table-cell office:value-type="string">
            <text:p>/home</text:p>
          </table:table-cell>
          <table:table-cell office:value-type="float" office:value="3828">
            <text:p>3828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62">
            <text:p>362</text:p>
          </table:table-cell>
          <table:table-cell office:value-type="time" office:time-value="PT12H00M03.309S">
            <text:p>12:00:03.31</text:p>
          </table:table-cell>
          <table:table-cell office:value-type="string">
            <text:p>TC0002_PlannerB 2-30</text:p>
          </table:table-cell>
          <table:table-cell office:value-type="string">
            <text:p>/home</text:p>
          </table:table-cell>
          <table:table-cell office:value-type="float" office:value="4180">
            <text:p>4180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63">
            <text:p>363</text:p>
          </table:table-cell>
          <table:table-cell office:value-type="time" office:time-value="PT12H00M03.523S">
            <text:p>12:00:03.52</text:p>
          </table:table-cell>
          <table:table-cell office:value-type="string">
            <text:p>TC0003_PlannerC 3-24</text:p>
          </table:table-cell>
          <table:table-cell office:value-type="string">
            <text:p>/home</text:p>
          </table:table-cell>
          <table:table-cell office:value-type="float" office:value="4051">
            <text:p>4051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64">
            <text:p>364</text:p>
          </table:table-cell>
          <table:table-cell office:value-type="time" office:time-value="PT12H00M03.057S">
            <text:p>12:00:03.06</text:p>
          </table:table-cell>
          <table:table-cell office:value-type="string">
            <text:p>TC0001_PlannerA 1-27</text:p>
          </table:table-cell>
          <table:table-cell office:value-type="string">
            <text:p>/home</text:p>
          </table:table-cell>
          <table:table-cell office:value-type="float" office:value="4539">
            <text:p>4539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65">
            <text:p>365</text:p>
          </table:table-cell>
          <table:table-cell office:value-type="time" office:time-value="PT12H00M03.663S">
            <text:p>12:00:03.66</text:p>
          </table:table-cell>
          <table:table-cell office:value-type="string">
            <text:p>TC0003_PlannerC 3-28</text:p>
          </table:table-cell>
          <table:table-cell office:value-type="string">
            <text:p>/home</text:p>
          </table:table-cell>
          <table:table-cell office:value-type="float" office:value="3954">
            <text:p>3954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time" office:time-value="PT12H00M01.596S">
            <text:p>12:00:01.6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6055">
            <text:p>6055</text:p>
          </table:table-cell>
          <table:table-cell office:value-type="string">
            <text:p>Success</text:p>
          </table:table-cell>
          <table:table-cell office:value-type="float" office:value="217957">
            <text:p>217957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time" office:time-value="PT12H00M03.833S">
            <text:p>12:00:03.8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819">
            <text:p>3819</text:p>
          </table:table-cell>
          <table:table-cell office:value-type="string">
            <text:p>Success</text:p>
          </table:table-cell>
          <table:table-cell office:value-type="float" office:value="217978">
            <text:p>217978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time" office:time-value="PT12H00M05.358S">
            <text:p>12:00:05.36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296">
            <text:p>2296</text:p>
          </table:table-cell>
          <table:table-cell office:value-type="string">
            <text:p>Success</text:p>
          </table:table-cell>
          <table:table-cell office:value-type="float" office:value="217983">
            <text:p>217983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time" office:time-value="PT11H59M59.821S">
            <text:p>11:59:59.8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7985">
            <text:p>7985</text:p>
          </table:table-cell>
          <table:table-cell office:value-type="string">
            <text:p>Success</text:p>
          </table:table-cell>
          <table:table-cell office:value-type="float" office:value="217971">
            <text:p>217971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time" office:time-value="PT12H00M05.306S">
            <text:p>12:00:05.31</text:p>
          </table:table-cell>
          <table:table-cell office:value-type="string">
            <text:p>TC0001_PlannerA 1-20</text:p>
          </table:table-cell>
          <table:table-cell office:value-type="string">
            <text:p>/home</text:p>
          </table:table-cell>
          <table:table-cell office:value-type="float" office:value="2517">
            <text:p>2517</text:p>
          </table:table-cell>
          <table:table-cell office:value-type="string">
            <text:p>Success</text:p>
          </table:table-cell>
          <table:table-cell office:value-type="float" office:value="25885">
            <text:p>25885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time" office:time-value="PT12H00M03.771S">
            <text:p>12:00:03.7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055">
            <text:p>4055</text:p>
          </table:table-cell>
          <table:table-cell office:value-type="string">
            <text:p>Success</text:p>
          </table:table-cell>
          <table:table-cell office:value-type="float" office:value="218078">
            <text:p>218078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time" office:time-value="PT12H00M00.838S">
            <text:p>12:00:00.8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7002">
            <text:p>7002</text:p>
          </table:table-cell>
          <table:table-cell office:value-type="string">
            <text:p>Success</text:p>
          </table:table-cell>
          <table:table-cell office:value-type="float" office:value="217957">
            <text:p>217957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time" office:time-value="PT12H00M00.001S">
            <text:p>12:00:00.0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7861">
            <text:p>7861</text:p>
          </table:table-cell>
          <table:table-cell office:value-type="string">
            <text:p>Success</text:p>
          </table:table-cell>
          <table:table-cell office:value-type="float" office:value="217978">
            <text:p>217978</text:p>
          </table:table-cell>
          <table:table-cell table:number-columns-repeated="1017"/>
        </table:table-row>
        <table:table-row table:style-name="ro1">
          <table:table-cell office:value-type="float" office:value="374">
            <text:p>374</text:p>
          </table:table-cell>
          <table:table-cell office:value-type="time" office:time-value="PT12H00M03.846S">
            <text:p>12:00:03.8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039">
            <text:p>4039</text:p>
          </table:table-cell>
          <table:table-cell office:value-type="string">
            <text:p>Success</text:p>
          </table:table-cell>
          <table:table-cell office:value-type="float" office:value="217985">
            <text:p>217985</text:p>
          </table:table-cell>
          <table:table-cell table:number-columns-repeated="1017"/>
        </table:table-row>
        <table:table-row table:style-name="ro1">
          <table:table-cell office:value-type="float" office:value="375">
            <text:p>375</text:p>
          </table:table-cell>
          <table:table-cell office:value-type="time" office:time-value="PT12H00M03.906S">
            <text:p>12:00:03.9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003">
            <text:p>4003</text:p>
          </table:table-cell>
          <table:table-cell office:value-type="string">
            <text:p>Success</text:p>
          </table:table-cell>
          <table:table-cell office:value-type="float" office:value="218119">
            <text:p>218119</text:p>
          </table:table-cell>
          <table:table-cell table:number-columns-repeated="1017"/>
        </table:table-row>
        <table:table-row table:style-name="ro1">
          <table:table-cell office:value-type="float" office:value="376">
            <text:p>376</text:p>
          </table:table-cell>
          <table:table-cell office:value-type="time" office:time-value="PT12H00M03.978S">
            <text:p>12:00:03.9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4032">
            <text:p>4032</text:p>
          </table:table-cell>
          <table:table-cell office:value-type="string">
            <text:p>Success</text:p>
          </table:table-cell>
          <table:table-cell office:value-type="float" office:value="217991">
            <text:p>217991</text:p>
          </table:table-cell>
          <table:table-cell table:number-columns-repeated="1017"/>
        </table:table-row>
        <table:table-row table:style-name="ro1">
          <table:table-cell office:value-type="float" office:value="377">
            <text:p>377</text:p>
          </table:table-cell>
          <table:table-cell office:value-type="time" office:time-value="PT12H00M04.025S">
            <text:p>12:00:04.0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993">
            <text:p>3993</text:p>
          </table:table-cell>
          <table:table-cell office:value-type="string">
            <text:p>Success</text:p>
          </table:table-cell>
          <table:table-cell office:value-type="float" office:value="217988">
            <text:p>217988</text:p>
          </table:table-cell>
          <table:table-cell table:number-columns-repeated="1017"/>
        </table:table-row>
        <table:table-row table:style-name="ro1">
          <table:table-cell office:value-type="float" office:value="378">
            <text:p>378</text:p>
          </table:table-cell>
          <table:table-cell office:value-type="time" office:time-value="PT12H00M03.947S">
            <text:p>12:00:03.9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267">
            <text:p>4267</text:p>
          </table:table-cell>
          <table:table-cell office:value-type="string">
            <text:p>Success</text:p>
          </table:table-cell>
          <table:table-cell office:value-type="float" office:value="217981">
            <text:p>217981</text:p>
          </table:table-cell>
          <table:table-cell table:number-columns-repeated="1017"/>
        </table:table-row>
        <table:table-row table:style-name="ro1">
          <table:table-cell office:value-type="float" office:value="379">
            <text:p>379</text:p>
          </table:table-cell>
          <table:table-cell office:value-type="time" office:time-value="PT12H00M04.489S">
            <text:p>12:00:04.49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3838">
            <text:p>3838</text:p>
          </table:table-cell>
          <table:table-cell office:value-type="string">
            <text:p>Success</text:p>
          </table:table-cell>
          <table:table-cell office:value-type="float" office:value="218070">
            <text:p>218070</text:p>
          </table:table-cell>
          <table:table-cell table:number-columns-repeated="1017"/>
        </table:table-row>
        <table:table-row table:style-name="ro1">
          <table:table-cell office:value-type="float" office:value="380">
            <text:p>380</text:p>
          </table:table-cell>
          <table:table-cell office:value-type="time" office:time-value="PT12H00M03.968S">
            <text:p>12:00:03.9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378">
            <text:p>4378</text:p>
          </table:table-cell>
          <table:table-cell office:value-type="string">
            <text:p>Success</text:p>
          </table:table-cell>
          <table:table-cell office:value-type="float" office:value="218074">
            <text:p>218074</text:p>
          </table:table-cell>
          <table:table-cell table:number-columns-repeated="1017"/>
        </table:table-row>
        <table:table-row table:style-name="ro1">
          <table:table-cell office:value-type="float" office:value="381">
            <text:p>381</text:p>
          </table:table-cell>
          <table:table-cell office:value-type="time" office:time-value="PT12H00M03.722S">
            <text:p>12:00:03.7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632">
            <text:p>4632</text:p>
          </table:table-cell>
          <table:table-cell office:value-type="string">
            <text:p>Success</text:p>
          </table:table-cell>
          <table:table-cell office:value-type="float" office:value="218030">
            <text:p>218030</text:p>
          </table:table-cell>
          <table:table-cell table:number-columns-repeated="1017"/>
        </table:table-row>
        <table:table-row table:style-name="ro1">
          <table:table-cell office:value-type="float" office:value="382">
            <text:p>382</text:p>
          </table:table-cell>
          <table:table-cell office:value-type="time" office:time-value="PT11H59M57.494S">
            <text:p>11:59:57.4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0889">
            <text:p>10889</text:p>
          </table:table-cell>
          <table:table-cell office:value-type="string">
            <text:p>Success</text:p>
          </table:table-cell>
          <table:table-cell office:value-type="float" office:value="217960">
            <text:p>217960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time" office:time-value="PT12H00M06.788S">
            <text:p>12:00:06.79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622">
            <text:p>1622</text:p>
          </table:table-cell>
          <table:table-cell office:value-type="string">
            <text:p>Success</text:p>
          </table:table-cell>
          <table:table-cell office:value-type="float" office:value="218034">
            <text:p>218034</text:p>
          </table:table-cell>
          <table:table-cell table:number-columns-repeated="1017"/>
        </table:table-row>
        <table:table-row table:style-name="ro1">
          <table:table-cell office:value-type="float" office:value="384">
            <text:p>384</text:p>
          </table:table-cell>
          <table:table-cell office:value-type="time" office:time-value="PT12H00M04.426S">
            <text:p>12:00:04.43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4004">
            <text:p>4004</text:p>
          </table:table-cell>
          <table:table-cell office:value-type="string">
            <text:p>Success</text:p>
          </table:table-cell>
          <table:table-cell office:value-type="float" office:value="218070">
            <text:p>218070</text:p>
          </table:table-cell>
          <table:table-cell table:number-columns-repeated="1017"/>
        </table:table-row>
        <table:table-row table:style-name="ro1">
          <table:table-cell office:value-type="float" office:value="385">
            <text:p>385</text:p>
          </table:table-cell>
          <table:table-cell office:value-type="time" office:time-value="PT12H00M04.075S">
            <text:p>12:00:04.0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405">
            <text:p>4405</text:p>
          </table:table-cell>
          <table:table-cell office:value-type="string">
            <text:p>Success</text:p>
          </table:table-cell>
          <table:table-cell office:value-type="float" office:value="218045">
            <text:p>218045</text:p>
          </table:table-cell>
          <table:table-cell table:number-columns-repeated="1017"/>
        </table:table-row>
        <table:table-row table:style-name="ro1">
          <table:table-cell office:value-type="float" office:value="386">
            <text:p>386</text:p>
          </table:table-cell>
          <table:table-cell office:value-type="time" office:time-value="PT12H00M04.829S">
            <text:p>12:00:04.83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3730">
            <text:p>3730</text:p>
          </table:table-cell>
          <table:table-cell office:value-type="string">
            <text:p>Success</text:p>
          </table:table-cell>
          <table:table-cell office:value-type="float" office:value="218030">
            <text:p>218030</text:p>
          </table:table-cell>
          <table:table-cell table:number-columns-repeated="1017"/>
        </table:table-row>
        <table:table-row table:style-name="ro1">
          <table:table-cell office:value-type="float" office:value="387">
            <text:p>387</text:p>
          </table:table-cell>
          <table:table-cell office:value-type="time" office:time-value="PT12H00M03.894S">
            <text:p>12:00:03.8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720">
            <text:p>4720</text:p>
          </table:table-cell>
          <table:table-cell office:value-type="string">
            <text:p>Success</text:p>
          </table:table-cell>
          <table:table-cell office:value-type="float" office:value="218037">
            <text:p>218037</text:p>
          </table:table-cell>
          <table:table-cell table:number-columns-repeated="1017"/>
        </table:table-row>
        <table:table-row table:style-name="ro1">
          <table:table-cell office:value-type="float" office:value="388">
            <text:p>388</text:p>
          </table:table-cell>
          <table:table-cell office:value-type="time" office:time-value="PT11H59M59.765S">
            <text:p>11:59:59.7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884">
            <text:p>8884</text:p>
          </table:table-cell>
          <table:table-cell office:value-type="string">
            <text:p>Success</text:p>
          </table:table-cell>
          <table:table-cell office:value-type="float" office:value="218023">
            <text:p>218023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time" office:time-value="PT12H00M03.821S">
            <text:p>12:00:03.8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837">
            <text:p>4837</text:p>
          </table:table-cell>
          <table:table-cell office:value-type="string">
            <text:p>Success</text:p>
          </table:table-cell>
          <table:table-cell office:value-type="float" office:value="217985">
            <text:p>217985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time" office:time-value="PT11H59M59.625S">
            <text:p>11:59:59.6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9049">
            <text:p>9049</text:p>
          </table:table-cell>
          <table:table-cell office:value-type="string">
            <text:p>Success</text:p>
          </table:table-cell>
          <table:table-cell office:value-type="float" office:value="217960">
            <text:p>217960</text:p>
          </table:table-cell>
          <table:table-cell table:number-columns-repeated="1017"/>
        </table:table-row>
        <table:table-row table:style-name="ro1">
          <table:table-cell office:value-type="float" office:value="391">
            <text:p>391</text:p>
          </table:table-cell>
          <table:table-cell office:value-type="time" office:time-value="PT12H00M04.04S">
            <text:p>12:00:04.0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679">
            <text:p>4679</text:p>
          </table:table-cell>
          <table:table-cell office:value-type="string">
            <text:p>Success</text:p>
          </table:table-cell>
          <table:table-cell office:value-type="float" office:value="217995">
            <text:p>217995</text:p>
          </table:table-cell>
          <table:table-cell table:number-columns-repeated="1017"/>
        </table:table-row>
        <table:table-row table:style-name="ro1">
          <table:table-cell office:value-type="float" office:value="392">
            <text:p>392</text:p>
          </table:table-cell>
          <table:table-cell office:value-type="time" office:time-value="PT12H00M06.389S">
            <text:p>12:00:06.39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354">
            <text:p>2354</text:p>
          </table:table-cell>
          <table:table-cell office:value-type="string">
            <text:p>Success</text:p>
          </table:table-cell>
          <table:table-cell office:value-type="float" office:value="217997">
            <text:p>217997</text:p>
          </table:table-cell>
          <table:table-cell table:number-columns-repeated="1017"/>
        </table:table-row>
        <table:table-row table:style-name="ro1">
          <table:table-cell office:value-type="float" office:value="393">
            <text:p>393</text:p>
          </table:table-cell>
          <table:table-cell office:value-type="time" office:time-value="PT12H00M04.651S">
            <text:p>12:00:04.65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4099">
            <text:p>4099</text:p>
          </table:table-cell>
          <table:table-cell office:value-type="string">
            <text:p>Success</text:p>
          </table:table-cell>
          <table:table-cell office:value-type="float" office:value="217998">
            <text:p>217998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time" office:time-value="PT12H00M03.546S">
            <text:p>12:00:03.55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5253">
            <text:p>5253</text:p>
          </table:table-cell>
          <table:table-cell office:value-type="string">
            <text:p>Success</text:p>
          </table:table-cell>
          <table:table-cell office:value-type="float" office:value="218079">
            <text:p>218079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time" office:time-value="PT12H00M04.087S">
            <text:p>12:00:04.0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790">
            <text:p>4790</text:p>
          </table:table-cell>
          <table:table-cell office:value-type="string">
            <text:p>Success</text:p>
          </table:table-cell>
          <table:table-cell office:value-type="float" office:value="217982">
            <text:p>217982</text:p>
          </table:table-cell>
          <table:table-cell table:number-columns-repeated="1017"/>
        </table:table-row>
        <table:table-row table:style-name="ro1">
          <table:table-cell office:value-type="float" office:value="396">
            <text:p>396</text:p>
          </table:table-cell>
          <table:table-cell office:value-type="time" office:time-value="PT12H00M05.789S">
            <text:p>12:00:05.7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139">
            <text:p>3139</text:p>
          </table:table-cell>
          <table:table-cell office:value-type="string">
            <text:p>Success</text:p>
          </table:table-cell>
          <table:table-cell office:value-type="float" office:value="218083">
            <text:p>218083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time" office:time-value="PT12H00M05.144S">
            <text:p>12:00:05.14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807">
            <text:p>3807</text:p>
          </table:table-cell>
          <table:table-cell office:value-type="string">
            <text:p>Success</text:p>
          </table:table-cell>
          <table:table-cell office:value-type="float" office:value="218035">
            <text:p>218035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time" office:time-value="PT12H00M03.785S">
            <text:p>12:00:03.7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193">
            <text:p>5193</text:p>
          </table:table-cell>
          <table:table-cell office:value-type="string">
            <text:p>Success</text:p>
          </table:table-cell>
          <table:table-cell office:value-type="float" office:value="217992">
            <text:p>217992</text:p>
          </table:table-cell>
          <table:table-cell table:number-columns-repeated="1017"/>
        </table:table-row>
        <table:table-row table:style-name="ro1">
          <table:table-cell office:value-type="float" office:value="399">
            <text:p>399</text:p>
          </table:table-cell>
          <table:table-cell office:value-type="time" office:time-value="PT12H00M05.181S">
            <text:p>12:00:05.1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813">
            <text:p>3813</text:p>
          </table:table-cell>
          <table:table-cell office:value-type="string">
            <text:p>Success</text:p>
          </table:table-cell>
          <table:table-cell office:value-type="float" office:value="218087">
            <text:p>218087</text:p>
          </table:table-cell>
          <table:table-cell table:number-columns-repeated="1017"/>
        </table:table-row>
        <table:table-row table:style-name="ro1">
          <table:table-cell office:value-type="float" office:value="400">
            <text:p>400</text:p>
          </table:table-cell>
          <table:table-cell office:value-type="time" office:time-value="PT12H00M03.87S">
            <text:p>12:00:03.87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5170">
            <text:p>5170</text:p>
          </table:table-cell>
          <table:table-cell office:value-type="string">
            <text:p>Success</text:p>
          </table:table-cell>
          <table:table-cell office:value-type="float" office:value="218075">
            <text:p>218075</text:p>
          </table:table-cell>
          <table:table-cell table:number-columns-repeated="1017"/>
        </table:table-row>
        <table:table-row table:style-name="ro1">
          <table:table-cell office:value-type="float" office:value="401">
            <text:p>401</text:p>
          </table:table-cell>
          <table:table-cell office:value-type="time" office:time-value="PT12H00M03.337S">
            <text:p>12:00:03.3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712">
            <text:p>5712</text:p>
          </table:table-cell>
          <table:table-cell office:value-type="string">
            <text:p>Success</text:p>
          </table:table-cell>
          <table:table-cell office:value-type="float" office:value="218041">
            <text:p>218041</text:p>
          </table:table-cell>
          <table:table-cell table:number-columns-repeated="1017"/>
        </table:table-row>
        <table:table-row table:style-name="ro1">
          <table:table-cell office:value-type="float" office:value="402">
            <text:p>402</text:p>
          </table:table-cell>
          <table:table-cell office:value-type="time" office:time-value="PT12H00M03.759S">
            <text:p>12:00:03.7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5314">
            <text:p>5314</text:p>
          </table:table-cell>
          <table:table-cell office:value-type="string">
            <text:p>Success</text:p>
          </table:table-cell>
          <table:table-cell office:value-type="float" office:value="218033">
            <text:p>218033</text:p>
          </table:table-cell>
          <table:table-cell table:number-columns-repeated="1017"/>
        </table:table-row>
        <table:table-row table:style-name="ro1">
          <table:table-cell office:value-type="float" office:value="403">
            <text:p>403</text:p>
          </table:table-cell>
          <table:table-cell office:value-type="time" office:time-value="PT12H00M04.86S">
            <text:p>12:00:04.8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230">
            <text:p>4230</text:p>
          </table:table-cell>
          <table:table-cell office:value-type="string">
            <text:p>Success</text:p>
          </table:table-cell>
          <table:table-cell office:value-type="float" office:value="218047">
            <text:p>218047</text:p>
          </table:table-cell>
          <table:table-cell table:number-columns-repeated="1017"/>
        </table:table-row>
        <table:table-row table:style-name="ro1">
          <table:table-cell office:value-type="float" office:value="404">
            <text:p>404</text:p>
          </table:table-cell>
          <table:table-cell office:value-type="time" office:time-value="PT12H00M04.415S">
            <text:p>12:00:04.4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4685">
            <text:p>4685</text:p>
          </table:table-cell>
          <table:table-cell office:value-type="string">
            <text:p>Success</text:p>
          </table:table-cell>
          <table:table-cell office:value-type="float" office:value="218033">
            <text:p>218033</text:p>
          </table:table-cell>
          <table:table-cell table:number-columns-repeated="1017"/>
        </table:table-row>
        <table:table-row table:style-name="ro1">
          <table:table-cell office:value-type="float" office:value="405">
            <text:p>405</text:p>
          </table:table-cell>
          <table:table-cell office:value-type="time" office:time-value="PT12H00M03.811S">
            <text:p>12:00:03.8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5346">
            <text:p>5346</text:p>
          </table:table-cell>
          <table:table-cell office:value-type="string">
            <text:p>Success</text:p>
          </table:table-cell>
          <table:table-cell office:value-type="float" office:value="218082">
            <text:p>218082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time" office:time-value="PT12H00M04.062S">
            <text:p>12:00:04.0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5121">
            <text:p>5121</text:p>
          </table:table-cell>
          <table:table-cell office:value-type="string">
            <text:p>Success</text:p>
          </table:table-cell>
          <table:table-cell office:value-type="float" office:value="218034">
            <text:p>218034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time" office:time-value="PT12H00M04.05S">
            <text:p>12:00:04.0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133">
            <text:p>5133</text:p>
          </table:table-cell>
          <table:table-cell office:value-type="string">
            <text:p>Success</text:p>
          </table:table-cell>
          <table:table-cell office:value-type="float" office:value="218081">
            <text:p>218081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time" office:time-value="PT12H00M04.734S">
            <text:p>12:00:04.7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459">
            <text:p>4459</text:p>
          </table:table-cell>
          <table:table-cell office:value-type="string">
            <text:p>Success</text:p>
          </table:table-cell>
          <table:table-cell office:value-type="float" office:value="217990">
            <text:p>217990</text:p>
          </table:table-cell>
          <table:table-cell table:number-columns-repeated="1017"/>
        </table:table-row>
        <table:table-row table:style-name="ro1">
          <table:table-cell office:value-type="float" office:value="409">
            <text:p>409</text:p>
          </table:table-cell>
          <table:table-cell office:value-type="time" office:time-value="PT12H00M03.954S">
            <text:p>12:00:03.9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255">
            <text:p>5255</text:p>
          </table:table-cell>
          <table:table-cell office:value-type="string">
            <text:p>Success</text:p>
          </table:table-cell>
          <table:table-cell office:value-type="float" office:value="218077">
            <text:p>218077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time" office:time-value="PT12H00M03.749S">
            <text:p>12:00:03.7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5473">
            <text:p>5473</text:p>
          </table:table-cell>
          <table:table-cell office:value-type="string">
            <text:p>Success</text:p>
          </table:table-cell>
          <table:table-cell office:value-type="float" office:value="217990">
            <text:p>217990</text:p>
          </table:table-cell>
          <table:table-cell table:number-columns-repeated="1017"/>
        </table:table-row>
        <table:table-row table:style-name="ro1">
          <table:table-cell office:value-type="float" office:value="411">
            <text:p>411</text:p>
          </table:table-cell>
          <table:table-cell office:value-type="time" office:time-value="PT12H00M03.71S">
            <text:p>12:00:03.7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544">
            <text:p>5544</text:p>
          </table:table-cell>
          <table:table-cell office:value-type="string">
            <text:p>Success</text:p>
          </table:table-cell>
          <table:table-cell office:value-type="float" office:value="218087">
            <text:p>218087</text:p>
          </table:table-cell>
          <table:table-cell table:number-columns-repeated="1017"/>
        </table:table-row>
        <table:table-row table:style-name="ro1">
          <table:table-cell office:value-type="float" office:value="412">
            <text:p>412</text:p>
          </table:table-cell>
          <table:table-cell office:value-type="time" office:time-value="PT12H00M03.881S">
            <text:p>12:00:03.8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425">
            <text:p>5425</text:p>
          </table:table-cell>
          <table:table-cell office:value-type="string">
            <text:p>Success</text:p>
          </table:table-cell>
          <table:table-cell office:value-type="float" office:value="218081">
            <text:p>218081</text:p>
          </table:table-cell>
          <table:table-cell table:number-columns-repeated="1017"/>
        </table:table-row>
        <table:table-row table:style-name="ro1">
          <table:table-cell office:value-type="float" office:value="413">
            <text:p>413</text:p>
          </table:table-cell>
          <table:table-cell office:value-type="time" office:time-value="PT12H00M04.478S">
            <text:p>12:00:04.48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4894">
            <text:p>4894</text:p>
          </table:table-cell>
          <table:table-cell office:value-type="string">
            <text:p>Success</text:p>
          </table:table-cell>
          <table:table-cell office:value-type="float" office:value="218081">
            <text:p>218081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time" office:time-value="PT12H00M03.934S">
            <text:p>12:00:03.9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437">
            <text:p>5437</text:p>
          </table:table-cell>
          <table:table-cell office:value-type="string">
            <text:p>Success</text:p>
          </table:table-cell>
          <table:table-cell office:value-type="float" office:value="218086">
            <text:p>218086</text:p>
          </table:table-cell>
          <table:table-cell table:number-columns-repeated="1017"/>
        </table:table-row>
        <table:table-row table:style-name="ro1">
          <table:table-cell office:value-type="float" office:value="415">
            <text:p>415</text:p>
          </table:table-cell>
          <table:table-cell office:value-type="time" office:time-value="PT12H00M04.367S">
            <text:p>12:00:04.37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5013">
            <text:p>5013</text:p>
          </table:table-cell>
          <table:table-cell office:value-type="string">
            <text:p>Success</text:p>
          </table:table-cell>
          <table:table-cell office:value-type="float" office:value="218083">
            <text:p>218083</text:p>
          </table:table-cell>
          <table:table-cell table:number-columns-repeated="1017"/>
        </table:table-row>
        <table:table-row table:style-name="ro1">
          <table:table-cell office:value-type="float" office:value="416">
            <text:p>416</text:p>
          </table:table-cell>
          <table:table-cell office:value-type="time" office:time-value="PT12H00M05.83S">
            <text:p>12:00:05.8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557">
            <text:p>3557</text:p>
          </table:table-cell>
          <table:table-cell office:value-type="string">
            <text:p>Success</text:p>
          </table:table-cell>
          <table:table-cell office:value-type="float" office:value="218043">
            <text:p>218043</text:p>
          </table:table-cell>
          <table:table-cell table:number-columns-repeated="1017"/>
        </table:table-row>
        <table:table-row table:style-name="ro1">
          <table:table-cell office:value-type="float" office:value="417">
            <text:p>417</text:p>
          </table:table-cell>
          <table:table-cell office:value-type="time" office:time-value="PT12H00M05.859S">
            <text:p>12:00:05.8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538">
            <text:p>3538</text:p>
          </table:table-cell>
          <table:table-cell office:value-type="string">
            <text:p>Success</text:p>
          </table:table-cell>
          <table:table-cell office:value-type="float" office:value="218085">
            <text:p>218085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time" office:time-value="PT12H00M05.118S">
            <text:p>12:00:05.12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4258">
            <text:p>4258</text:p>
          </table:table-cell>
          <table:table-cell office:value-type="string">
            <text:p>Success</text:p>
          </table:table-cell>
          <table:table-cell office:value-type="float" office:value="218001">
            <text:p>218001</text:p>
          </table:table-cell>
          <table:table-cell table:number-columns-repeated="1017"/>
        </table:table-row>
        <table:table-row table:style-name="ro1">
          <table:table-cell office:value-type="float" office:value="419">
            <text:p>419</text:p>
          </table:table-cell>
          <table:table-cell office:value-type="time" office:time-value="PT12H00M04.002S">
            <text:p>12:00:04.0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399">
            <text:p>5399</text:p>
          </table:table-cell>
          <table:table-cell office:value-type="string">
            <text:p>Success</text:p>
          </table:table-cell>
          <table:table-cell office:value-type="float" office:value="218121">
            <text:p>218121</text:p>
          </table:table-cell>
          <table:table-cell table:number-columns-repeated="1017"/>
        </table:table-row>
        <table:table-row table:style-name="ro1">
          <table:table-cell office:value-type="float" office:value="420">
            <text:p>420</text:p>
          </table:table-cell>
          <table:table-cell office:value-type="time" office:time-value="PT12H00M04.014S">
            <text:p>12:00:04.0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421">
            <text:p>5421</text:p>
          </table:table-cell>
          <table:table-cell office:value-type="string">
            <text:p>Success</text:p>
          </table:table-cell>
          <table:table-cell office:value-type="float" office:value="218132">
            <text:p>218132</text:p>
          </table:table-cell>
          <table:table-cell table:number-columns-repeated="1017"/>
        </table:table-row>
        <table:table-row table:style-name="ro1">
          <table:table-cell office:value-type="float" office:value="421">
            <text:p>421</text:p>
          </table:table-cell>
          <table:table-cell office:value-type="time" office:time-value="PT12H00M06.702S">
            <text:p>12:00:06.70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737">
            <text:p>2737</text:p>
          </table:table-cell>
          <table:table-cell office:value-type="string">
            <text:p>Success</text:p>
          </table:table-cell>
          <table:table-cell office:value-type="float" office:value="218038">
            <text:p>218038</text:p>
          </table:table-cell>
          <table:table-cell table:number-columns-repeated="1017"/>
        </table:table-row>
        <table:table-row table:style-name="ro1">
          <table:table-cell office:value-type="float" office:value="422">
            <text:p>422</text:p>
          </table:table-cell>
          <table:table-cell office:value-type="time" office:time-value="PT12H00M02.577S">
            <text:p>12:00:02.5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864">
            <text:p>6864</text:p>
          </table:table-cell>
          <table:table-cell office:value-type="string">
            <text:p>Success</text:p>
          </table:table-cell>
          <table:table-cell office:value-type="float" office:value="218030">
            <text:p>218030</text:p>
          </table:table-cell>
          <table:table-cell table:number-columns-repeated="1017"/>
        </table:table-row>
        <table:table-row table:style-name="ro1">
          <table:table-cell office:value-type="float" office:value="423">
            <text:p>423</text:p>
          </table:table-cell>
          <table:table-cell office:value-type="time" office:time-value="PT12H00M04.44S">
            <text:p>12:00:04.4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5035">
            <text:p>5035</text:p>
          </table:table-cell>
          <table:table-cell office:value-type="string">
            <text:p>Success</text:p>
          </table:table-cell>
          <table:table-cell office:value-type="float" office:value="217989">
            <text:p>217989</text:p>
          </table:table-cell>
          <table:table-cell table:number-columns-repeated="1017"/>
        </table:table-row>
        <table:table-row table:style-name="ro1">
          <table:table-cell office:value-type="float" office:value="424">
            <text:p>424</text:p>
          </table:table-cell>
          <table:table-cell office:value-type="time" office:time-value="PT12H00M04.521S">
            <text:p>12:00:04.52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4959">
            <text:p>4959</text:p>
          </table:table-cell>
          <table:table-cell office:value-type="string">
            <text:p>Success</text:p>
          </table:table-cell>
          <table:table-cell office:value-type="float" office:value="218085">
            <text:p>218085</text:p>
          </table:table-cell>
          <table:table-cell table:number-columns-repeated="1017"/>
        </table:table-row>
        <table:table-row table:style-name="ro1">
          <table:table-cell office:value-type="float" office:value="425">
            <text:p>425</text:p>
          </table:table-cell>
          <table:table-cell office:value-type="time" office:time-value="PT12H00M05.094S">
            <text:p>12:00:05.0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390">
            <text:p>4390</text:p>
          </table:table-cell>
          <table:table-cell office:value-type="string">
            <text:p>Success</text:p>
          </table:table-cell>
          <table:table-cell office:value-type="float" office:value="218080">
            <text:p>218080</text:p>
          </table:table-cell>
          <table:table-cell table:number-columns-repeated="1017"/>
        </table:table-row>
        <table:table-row table:style-name="ro1">
          <table:table-cell office:value-type="float" office:value="426">
            <text:p>426</text:p>
          </table:table-cell>
          <table:table-cell office:value-type="time" office:time-value="PT12H00M05.801S">
            <text:p>12:00:05.8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702">
            <text:p>3702</text:p>
          </table:table-cell>
          <table:table-cell office:value-type="string">
            <text:p>Success</text:p>
          </table:table-cell>
          <table:table-cell office:value-type="float" office:value="217992">
            <text:p>217992</text:p>
          </table:table-cell>
          <table:table-cell table:number-columns-repeated="1017"/>
        </table:table-row>
        <table:table-row table:style-name="ro1">
          <table:table-cell office:value-type="float" office:value="427">
            <text:p>427</text:p>
          </table:table-cell>
          <table:table-cell office:value-type="time" office:time-value="PT12H00M06.9S">
            <text:p>12:00:06.90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2634">
            <text:p>2634</text:p>
          </table:table-cell>
          <table:table-cell office:value-type="string">
            <text:p>Success</text:p>
          </table:table-cell>
          <table:table-cell office:value-type="float" office:value="218084">
            <text:p>218084</text:p>
          </table:table-cell>
          <table:table-cell table:number-columns-repeated="1017"/>
        </table:table-row>
        <table:table-row table:style-name="ro1">
          <table:table-cell office:value-type="float" office:value="428">
            <text:p>428</text:p>
          </table:table-cell>
          <table:table-cell office:value-type="time" office:time-value="PT12H00M04.935S">
            <text:p>12:00:04.94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4610">
            <text:p>4610</text:p>
          </table:table-cell>
          <table:table-cell office:value-type="string">
            <text:p>Success</text:p>
          </table:table-cell>
          <table:table-cell office:value-type="float" office:value="218094">
            <text:p>218094</text:p>
          </table:table-cell>
          <table:table-cell table:number-columns-repeated="1017"/>
        </table:table-row>
        <table:table-row table:style-name="ro1">
          <table:table-cell office:value-type="float" office:value="429">
            <text:p>429</text:p>
          </table:table-cell>
          <table:table-cell office:value-type="time" office:time-value="PT12H00M03.991S">
            <text:p>12:00:03.9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5555">
            <text:p>5555</text:p>
          </table:table-cell>
          <table:table-cell office:value-type="string">
            <text:p>Success</text:p>
          </table:table-cell>
          <table:table-cell office:value-type="float" office:value="218119">
            <text:p>218119</text:p>
          </table:table-cell>
          <table:table-cell table:number-columns-repeated="1017"/>
        </table:table-row>
        <table:table-row table:style-name="ro1">
          <table:table-cell office:value-type="float" office:value="430">
            <text:p>430</text:p>
          </table:table-cell>
          <table:table-cell office:value-type="time" office:time-value="PT12H00M03.921S">
            <text:p>12:00:03.9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647">
            <text:p>5647</text:p>
          </table:table-cell>
          <table:table-cell office:value-type="string">
            <text:p>Success</text:p>
          </table:table-cell>
          <table:table-cell office:value-type="float" office:value="218049">
            <text:p>218049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time" office:time-value="PT12H00M05.388S">
            <text:p>12:00:05.39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180">
            <text:p>4180</text:p>
          </table:table-cell>
          <table:table-cell office:value-type="string">
            <text:p>Success</text:p>
          </table:table-cell>
          <table:table-cell office:value-type="float" office:value="218086">
            <text:p>218086</text:p>
          </table:table-cell>
          <table:table-cell table:number-columns-repeated="1017"/>
        </table:table-row>
        <table:table-row table:style-name="ro1">
          <table:table-cell office:value-type="float" office:value="432">
            <text:p>432</text:p>
          </table:table-cell>
          <table:table-cell office:value-type="time" office:time-value="PT12H00M03.797S">
            <text:p>12:00:03.8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5779">
            <text:p>5779</text:p>
          </table:table-cell>
          <table:table-cell office:value-type="string">
            <text:p>Success</text:p>
          </table:table-cell>
          <table:table-cell office:value-type="float" office:value="218039">
            <text:p>218039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time" office:time-value="PT12H00M02.65S">
            <text:p>12:00:02.6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928">
            <text:p>6928</text:p>
          </table:table-cell>
          <table:table-cell office:value-type="string">
            <text:p>Success</text:p>
          </table:table-cell>
          <table:table-cell office:value-type="float" office:value="218034">
            <text:p>218034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time" office:time-value="PT12H00M03.858S">
            <text:p>12:00:03.8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726">
            <text:p>5726</text:p>
          </table:table-cell>
          <table:table-cell office:value-type="string">
            <text:p>Success</text:p>
          </table:table-cell>
          <table:table-cell office:value-type="float" office:value="218092">
            <text:p>218092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time" office:time-value="PT12H00M03.57S">
            <text:p>12:00:03.5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6015">
            <text:p>6015</text:p>
          </table:table-cell>
          <table:table-cell office:value-type="string">
            <text:p>Success</text:p>
          </table:table-cell>
          <table:table-cell office:value-type="float" office:value="218116">
            <text:p>218116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time" office:time-value="PT12H00M02.738S">
            <text:p>12:00:02.7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854">
            <text:p>6854</text:p>
          </table:table-cell>
          <table:table-cell office:value-type="string">
            <text:p>Success</text:p>
          </table:table-cell>
          <table:table-cell office:value-type="float" office:value="218051">
            <text:p>218051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time" office:time-value="PT12H00M04.11S">
            <text:p>12:00:04.1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5485">
            <text:p>5485</text:p>
          </table:table-cell>
          <table:table-cell office:value-type="string">
            <text:p>Success</text:p>
          </table:table-cell>
          <table:table-cell office:value-type="float" office:value="218086">
            <text:p>218086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time" office:time-value="PT12H00M05.106S">
            <text:p>12:00:05.11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4495">
            <text:p>4495</text:p>
          </table:table-cell>
          <table:table-cell office:value-type="string">
            <text:p>Success</text:p>
          </table:table-cell>
          <table:table-cell office:value-type="float" office:value="218054">
            <text:p>218054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time" office:time-value="PT12H00M07.321S">
            <text:p>12:00:07.3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413">
            <text:p>24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time" office:time-value="PT12H00M09.735S">
            <text:p>12:00:09.74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time" office:time-value="PT12H00M05.952S">
            <text:p>12:00:05.9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877">
            <text:p>3877</text:p>
          </table:table-cell>
          <table:table-cell office:value-type="string">
            <text:p>Success</text:p>
          </table:table-cell>
          <table:table-cell office:value-type="float" office:value="218753">
            <text:p>218753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time" office:time-value="PT12H00M09.811S">
            <text:p>12:00:09.8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time" office:time-value="PT12H00M09.875S">
            <text:p>12:00:09.8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402">
            <text:p>1402</text:p>
          </table:table-cell>
          <table:table-cell office:value-type="string">
            <text:p>Success</text:p>
          </table:table-cell>
          <table:table-cell office:value-type="float" office:value="179172">
            <text:p>179172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time" office:time-value="PT12H00M08.013S">
            <text:p>12:00:08.01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413">
            <text:p>3413</text:p>
          </table:table-cell>
          <table:table-cell office:value-type="string">
            <text:p>Success</text:p>
          </table:table-cell>
          <table:table-cell office:value-type="float" office:value="72820">
            <text:p>72820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time" office:time-value="PT12H00M07.618S">
            <text:p>12:00:07.62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980">
            <text:p>3980</text:p>
          </table:table-cell>
          <table:table-cell office:value-type="string">
            <text:p>Success</text:p>
          </table:table-cell>
          <table:table-cell office:value-type="float" office:value="221768">
            <text:p>221768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time" office:time-value="PT12H00M07.175S">
            <text:p>12:00:07.18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4447">
            <text:p>4447</text:p>
          </table:table-cell>
          <table:table-cell office:value-type="string">
            <text:p>Success</text:p>
          </table:table-cell>
          <table:table-cell office:value-type="float" office:value="221747">
            <text:p>221747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time" office:time-value="PT12H00M11.427S">
            <text:p>12:00:11.4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179186">
            <text:p>179186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time" office:time-value="PT12H00M07.825S">
            <text:p>12:00:07.8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837">
            <text:p>3837</text:p>
          </table:table-cell>
          <table:table-cell office:value-type="string">
            <text:p>Success</text:p>
          </table:table-cell>
          <table:table-cell office:value-type="float" office:value="223127">
            <text:p>223127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time" office:time-value="PT12H00M11.634S">
            <text:p>12:00:11.63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time" office:time-value="PT12H00M07.388S">
            <text:p>12:00:07.39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4345">
            <text:p>4345</text:p>
          </table:table-cell>
          <table:table-cell office:value-type="string">
            <text:p>Success</text:p>
          </table:table-cell>
          <table:table-cell office:value-type="float" office:value="221769">
            <text:p>221769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time" office:time-value="PT12H00M11.68S">
            <text:p>12:00:11.6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time" office:time-value="PT12H00M07.596S">
            <text:p>12:00:07.60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4251">
            <text:p>4251</text:p>
          </table:table-cell>
          <table:table-cell office:value-type="string">
            <text:p>Success</text:p>
          </table:table-cell>
          <table:table-cell office:value-type="float" office:value="221777">
            <text:p>221777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time" office:time-value="PT12H00M07.322S">
            <text:p>12:00:07.32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4548">
            <text:p>4548</text:p>
          </table:table-cell>
          <table:table-cell office:value-type="string">
            <text:p>Success</text:p>
          </table:table-cell>
          <table:table-cell office:value-type="float" office:value="221775">
            <text:p>221775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time" office:time-value="PT12H00M08.661S">
            <text:p>12:00:08.6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341">
            <text:p>33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time" office:time-value="PT12H00M07.654S">
            <text:p>12:00:07.6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393">
            <text:p>43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time" office:time-value="PT12H00M08.413S">
            <text:p>12:00:08.41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3640">
            <text:p>36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time" office:time-value="PT12H00M09.04S">
            <text:p>12:00:09.0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050">
            <text:p>30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time" office:time-value="PT12H00M08.93S">
            <text:p>12:00:08.9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173">
            <text:p>31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time" office:time-value="PT12H00M09.598S">
            <text:p>12:00:09.6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511">
            <text:p>25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time" office:time-value="PT12H00M12.049S">
            <text:p>12:00:12.05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time" office:time-value="PT12H00M12.053S">
            <text:p>12:00:12.05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time" office:time-value="PT12H00M12.004S">
            <text:p>12:00:12.00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27">
            <text:p>2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time" office:time-value="PT12H00M12.191S">
            <text:p>12:00:12.1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time" office:time-value="PT12H00M12.104S">
            <text:p>12:00:12.10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88">
            <text:p>1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time" office:time-value="PT12H00M12.197S">
            <text:p>12:00:12.20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time" office:time-value="PT12H00M12.231S">
            <text:p>12:00:12.2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time" office:time-value="PT12H00M12.293S">
            <text:p>12:00:12.2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time" office:time-value="PT12H00M09.223S">
            <text:p>12:00:09.2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521">
            <text:p>3521</text:p>
          </table:table-cell>
          <table:table-cell office:value-type="string">
            <text:p>Success</text:p>
          </table:table-cell>
          <table:table-cell office:value-type="float" office:value="73064">
            <text:p>73064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time" office:time-value="PT12H00M09.049S">
            <text:p>12:00:09.0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734">
            <text:p>3734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time" office:time-value="PT12H00M09.187S">
            <text:p>12:00:09.1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620">
            <text:p>3620</text:p>
          </table:table-cell>
          <table:table-cell office:value-type="string">
            <text:p>Success</text:p>
          </table:table-cell>
          <table:table-cell office:value-type="float" office:value="73046">
            <text:p>73046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time" office:time-value="PT12H00M09.588S">
            <text:p>12:00:09.5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241">
            <text:p>3241</text:p>
          </table:table-cell>
          <table:table-cell office:value-type="string">
            <text:p>Success</text:p>
          </table:table-cell>
          <table:table-cell office:value-type="float" office:value="73064">
            <text:p>73064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time" office:time-value="PT12H00M12.808S">
            <text:p>12:00:12.81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time" office:time-value="PT12H00M12.392S">
            <text:p>12:00:12.3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19">
            <text:p>519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time" office:time-value="PT12H00M12.83S">
            <text:p>12:00:12.83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75">
            <text:p>475</text:p>
          </table:table-cell>
          <table:table-cell office:value-type="time" office:time-value="PT12H00M07.865S">
            <text:p>12:00:07.8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132">
            <text:p>5132</text:p>
          </table:table-cell>
          <table:table-cell office:value-type="string">
            <text:p>Success</text:p>
          </table:table-cell>
          <table:table-cell office:value-type="float" office:value="72820">
            <text:p>72820</text:p>
          </table:table-cell>
          <table:table-cell table:number-columns-repeated="1017"/>
        </table:table-row>
        <table:table-row table:style-name="ro1">
          <table:table-cell office:value-type="float" office:value="476">
            <text:p>476</text:p>
          </table:table-cell>
          <table:table-cell office:value-type="time" office:time-value="PT12H00M09.581S">
            <text:p>12:00:09.5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522">
            <text:p>3522</text:p>
          </table:table-cell>
          <table:table-cell office:value-type="string">
            <text:p>Success</text:p>
          </table:table-cell>
          <table:table-cell office:value-type="float" office:value="73044">
            <text:p>73044</text:p>
          </table:table-cell>
          <table:table-cell table:number-columns-repeated="1017"/>
        </table:table-row>
        <table:table-row table:style-name="ro1">
          <table:table-cell office:value-type="float" office:value="477">
            <text:p>477</text:p>
          </table:table-cell>
          <table:table-cell office:value-type="time" office:time-value="PT12H00M07.829S">
            <text:p>12:00:07.8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312">
            <text:p>5312</text:p>
          </table:table-cell>
          <table:table-cell office:value-type="string">
            <text:p>Success</text:p>
          </table:table-cell>
          <table:table-cell office:value-type="float" office:value="72820">
            <text:p>72820</text:p>
          </table:table-cell>
          <table:table-cell table:number-columns-repeated="1017"/>
        </table:table-row>
        <table:table-row table:style-name="ro1">
          <table:table-cell office:value-type="float" office:value="478">
            <text:p>478</text:p>
          </table:table-cell>
          <table:table-cell office:value-type="time" office:time-value="PT12H00M13.104S">
            <text:p>12:00:13.10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79">
            <text:p>479</text:p>
          </table:table-cell>
          <table:table-cell office:value-type="time" office:time-value="PT12H00M12.946S">
            <text:p>12:00:12.9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22">
            <text:p>2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0">
            <text:p>480</text:p>
          </table:table-cell>
          <table:table-cell office:value-type="time" office:time-value="PT12H00M12.879S">
            <text:p>12:00:12.8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00">
            <text:p>3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1">
            <text:p>481</text:p>
          </table:table-cell>
          <table:table-cell office:value-type="time" office:time-value="PT12H00M07.653S">
            <text:p>12:00:07.6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540">
            <text:p>5540</text:p>
          </table:table-cell>
          <table:table-cell office:value-type="string">
            <text:p>Success</text:p>
          </table:table-cell>
          <table:table-cell office:value-type="float" office:value="72822">
            <text:p>72822</text:p>
          </table:table-cell>
          <table:table-cell table:number-columns-repeated="1017"/>
        </table:table-row>
        <table:table-row table:style-name="ro1">
          <table:table-cell office:value-type="float" office:value="482">
            <text:p>482</text:p>
          </table:table-cell>
          <table:table-cell office:value-type="time" office:time-value="PT12H00M13.141S">
            <text:p>12:00:13.14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3">
            <text:p>483</text:p>
          </table:table-cell>
          <table:table-cell office:value-type="time" office:time-value="PT12H00M11.84S">
            <text:p>12:00:11.8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407">
            <text:p>1407</text:p>
          </table:table-cell>
          <table:table-cell office:value-type="string">
            <text:p>Success</text:p>
          </table:table-cell>
          <table:table-cell office:value-type="float" office:value="19258">
            <text:p>19258</text:p>
          </table:table-cell>
          <table:table-cell table:number-columns-repeated="1017"/>
        </table:table-row>
        <table:table-row table:style-name="ro1">
          <table:table-cell office:value-type="float" office:value="484">
            <text:p>484</text:p>
          </table:table-cell>
          <table:table-cell office:value-type="time" office:time-value="PT12H00M08.021S">
            <text:p>12:00:08.0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5248">
            <text:p>5248</text:p>
          </table:table-cell>
          <table:table-cell office:value-type="string">
            <text:p>Success</text:p>
          </table:table-cell>
          <table:table-cell office:value-type="float" office:value="72820">
            <text:p>72820</text:p>
          </table:table-cell>
          <table:table-cell table:number-columns-repeated="1017"/>
        </table:table-row>
        <table:table-row table:style-name="ro1">
          <table:table-cell office:value-type="float" office:value="485">
            <text:p>485</text:p>
          </table:table-cell>
          <table:table-cell office:value-type="time" office:time-value="PT12H00M13.249S">
            <text:p>12:00:13.2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6">
            <text:p>486</text:p>
          </table:table-cell>
          <table:table-cell office:value-type="time" office:time-value="PT12H00M09.486S">
            <text:p>12:00:09.4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833">
            <text:p>3833</text:p>
          </table:table-cell>
          <table:table-cell office:value-type="string">
            <text:p>Success</text:p>
          </table:table-cell>
          <table:table-cell office:value-type="float" office:value="73064">
            <text:p>73064</text:p>
          </table:table-cell>
          <table:table-cell table:number-columns-repeated="1017"/>
        </table:table-row>
        <table:table-row table:style-name="ro1">
          <table:table-cell office:value-type="float" office:value="487">
            <text:p>487</text:p>
          </table:table-cell>
          <table:table-cell office:value-type="time" office:time-value="PT12H00M09.506S">
            <text:p>12:00:09.5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883">
            <text:p>3883</text:p>
          </table:table-cell>
          <table:table-cell office:value-type="string">
            <text:p>Success</text:p>
          </table:table-cell>
          <table:table-cell office:value-type="float" office:value="73042">
            <text:p>73042</text:p>
          </table:table-cell>
          <table:table-cell table:number-columns-repeated="1017"/>
        </table:table-row>
        <table:table-row table:style-name="ro1">
          <table:table-cell office:value-type="float" office:value="488">
            <text:p>488</text:p>
          </table:table-cell>
          <table:table-cell office:value-type="time" office:time-value="PT12H00M13.16S">
            <text:p>12:00:13.1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9">
            <text:p>489</text:p>
          </table:table-cell>
          <table:table-cell office:value-type="time" office:time-value="PT12H00M12.343S">
            <text:p>12:00:12.3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099">
            <text:p>1099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490">
            <text:p>490</text:p>
          </table:table-cell>
          <table:table-cell office:value-type="time" office:time-value="PT12H00M08.561S">
            <text:p>12:00:08.5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4888">
            <text:p>4888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491">
            <text:p>491</text:p>
          </table:table-cell>
          <table:table-cell office:value-type="time" office:time-value="PT12H00M13.321S">
            <text:p>12:00:13.32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2">
            <text:p>492</text:p>
          </table:table-cell>
          <table:table-cell office:value-type="time" office:time-value="PT12H00M13.24S">
            <text:p>12:00:13.2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28">
            <text:p>2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3">
            <text:p>493</text:p>
          </table:table-cell>
          <table:table-cell office:value-type="time" office:time-value="PT12H00M13.307S">
            <text:p>12:00:13.31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4">
            <text:p>494</text:p>
          </table:table-cell>
          <table:table-cell office:value-type="time" office:time-value="PT12H00M12.283S">
            <text:p>12:00:12.2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204">
            <text:p>1204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495">
            <text:p>495</text:p>
          </table:table-cell>
          <table:table-cell office:value-type="time" office:time-value="PT12H00M13.45S">
            <text:p>12:00:13.45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6">
            <text:p>496</text:p>
          </table:table-cell>
          <table:table-cell office:value-type="time" office:time-value="PT12H00M13.39S">
            <text:p>12:00:13.39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836">
            <text:p>8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7">
            <text:p>497</text:p>
          </table:table-cell>
          <table:table-cell office:value-type="time" office:time-value="PT12H00M13.489S">
            <text:p>12:00:13.4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52">
            <text:p>752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498">
            <text:p>498</text:p>
          </table:table-cell>
          <table:table-cell office:value-type="time" office:time-value="PT12H00M07.887S">
            <text:p>12:00:07.8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6399">
            <text:p>6399</text:p>
          </table:table-cell>
          <table:table-cell office:value-type="string">
            <text:p>Success</text:p>
          </table:table-cell>
          <table:table-cell office:value-type="float" office:value="72820">
            <text:p>72820</text:p>
          </table:table-cell>
          <table:table-cell table:number-columns-repeated="1017"/>
        </table:table-row>
        <table:table-row table:style-name="ro1">
          <table:table-cell office:value-type="float" office:value="499">
            <text:p>499</text:p>
          </table:table-cell>
          <table:table-cell office:value-type="time" office:time-value="PT12H00M09.195S">
            <text:p>12:00:09.2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5097">
            <text:p>5097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500">
            <text:p>500</text:p>
          </table:table-cell>
          <table:table-cell office:value-type="time" office:time-value="PT12H00M13.464S">
            <text:p>12:00:13.4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844">
            <text:p>8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1">
            <text:p>501</text:p>
          </table:table-cell>
          <table:table-cell office:value-type="time" office:time-value="PT12H00M08.652S">
            <text:p>12:00:08.6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5678">
            <text:p>5678</text:p>
          </table:table-cell>
          <table:table-cell office:value-type="string">
            <text:p>Success</text:p>
          </table:table-cell>
          <table:table-cell office:value-type="float" office:value="73070">
            <text:p>73070</text:p>
          </table:table-cell>
          <table:table-cell table:number-columns-repeated="1017"/>
        </table:table-row>
        <table:table-row table:style-name="ro1">
          <table:table-cell office:value-type="float" office:value="502">
            <text:p>502</text:p>
          </table:table-cell>
          <table:table-cell office:value-type="time" office:time-value="PT12H00M08.616S">
            <text:p>12:00:08.6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714">
            <text:p>5714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503">
            <text:p>503</text:p>
          </table:table-cell>
          <table:table-cell office:value-type="time" office:time-value="PT12H00M06.937S">
            <text:p>12:00:06.9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394">
            <text:p>7394</text:p>
          </table:table-cell>
          <table:table-cell office:value-type="string">
            <text:p>Success</text:p>
          </table:table-cell>
          <table:table-cell office:value-type="float" office:value="72842">
            <text:p>72842</text:p>
          </table:table-cell>
          <table:table-cell table:number-columns-repeated="1017"/>
        </table:table-row>
        <table:table-row table:style-name="ro1">
          <table:table-cell office:value-type="float" office:value="504">
            <text:p>504</text:p>
          </table:table-cell>
          <table:table-cell office:value-type="time" office:time-value="PT12H00M07.25S">
            <text:p>12:00:07.2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082">
            <text:p>7082</text:p>
          </table:table-cell>
          <table:table-cell office:value-type="string">
            <text:p>Success</text:p>
          </table:table-cell>
          <table:table-cell office:value-type="float" office:value="72878">
            <text:p>72878</text:p>
          </table:table-cell>
          <table:table-cell table:number-columns-repeated="1017"/>
        </table:table-row>
        <table:table-row table:style-name="ro1">
          <table:table-cell office:value-type="float" office:value="505">
            <text:p>505</text:p>
          </table:table-cell>
          <table:table-cell office:value-type="time" office:time-value="PT12H00M08.98S">
            <text:p>12:00:08.9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351">
            <text:p>5351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506">
            <text:p>506</text:p>
          </table:table-cell>
          <table:table-cell office:value-type="time" office:time-value="PT12H00M08.752S">
            <text:p>12:00:08.75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5580">
            <text:p>5580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507">
            <text:p>507</text:p>
          </table:table-cell>
          <table:table-cell office:value-type="time" office:time-value="PT12H00M07.912S">
            <text:p>12:00:07.9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6422">
            <text:p>6422</text:p>
          </table:table-cell>
          <table:table-cell office:value-type="string">
            <text:p>Success</text:p>
          </table:table-cell>
          <table:table-cell office:value-type="float" office:value="73063">
            <text:p>73063</text:p>
          </table:table-cell>
          <table:table-cell table:number-columns-repeated="1017"/>
        </table:table-row>
        <table:table-row table:style-name="ro1">
          <table:table-cell office:value-type="float" office:value="508">
            <text:p>508</text:p>
          </table:table-cell>
          <table:table-cell office:value-type="time" office:time-value="PT12H00M09.571S">
            <text:p>12:00:09.57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4816">
            <text:p>4816</text:p>
          </table:table-cell>
          <table:table-cell office:value-type="string">
            <text:p>Success</text:p>
          </table:table-cell>
          <table:table-cell office:value-type="float" office:value="73064">
            <text:p>73064</text:p>
          </table:table-cell>
          <table:table-cell table:number-columns-repeated="1017"/>
        </table:table-row>
        <table:table-row table:style-name="ro1">
          <table:table-cell office:value-type="float" office:value="509">
            <text:p>509</text:p>
          </table:table-cell>
          <table:table-cell office:value-type="time" office:time-value="PT12H00M09.595S">
            <text:p>12:00:09.6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793">
            <text:p>4793</text:p>
          </table:table-cell>
          <table:table-cell office:value-type="string">
            <text:p>Success</text:p>
          </table:table-cell>
          <table:table-cell office:value-type="float" office:value="73042">
            <text:p>73042</text:p>
          </table:table-cell>
          <table:table-cell table:number-columns-repeated="1017"/>
        </table:table-row>
        <table:table-row table:style-name="ro1">
          <table:table-cell office:value-type="float" office:value="510">
            <text:p>510</text:p>
          </table:table-cell>
          <table:table-cell office:value-type="time" office:time-value="PT12H00M12.093S">
            <text:p>12:00:12.0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298">
            <text:p>229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11">
            <text:p>511</text:p>
          </table:table-cell>
          <table:table-cell office:value-type="time" office:time-value="PT12H00M09.57S">
            <text:p>12:00:09.5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832">
            <text:p>4832</text:p>
          </table:table-cell>
          <table:table-cell office:value-type="string">
            <text:p>Success</text:p>
          </table:table-cell>
          <table:table-cell office:value-type="float" office:value="73064">
            <text:p>73064</text:p>
          </table:table-cell>
          <table:table-cell table:number-columns-repeated="1017"/>
        </table:table-row>
        <table:table-row table:style-name="ro1">
          <table:table-cell office:value-type="float" office:value="512">
            <text:p>512</text:p>
          </table:table-cell>
          <table:table-cell office:value-type="time" office:time-value="PT12H00M12.745S">
            <text:p>12:00:12.7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665">
            <text:p>1665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13">
            <text:p>513</text:p>
          </table:table-cell>
          <table:table-cell office:value-type="time" office:time-value="PT12H00M14.285S">
            <text:p>12:00:14.29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4">
            <text:p>514</text:p>
          </table:table-cell>
          <table:table-cell office:value-type="time" office:time-value="PT12H00M07.809S">
            <text:p>12:00:07.8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618">
            <text:p>6618</text:p>
          </table:table-cell>
          <table:table-cell office:value-type="string">
            <text:p>Success</text:p>
          </table:table-cell>
          <table:table-cell office:value-type="float" office:value="72820">
            <text:p>72820</text:p>
          </table:table-cell>
          <table:table-cell table:number-columns-repeated="1017"/>
        </table:table-row>
        <table:table-row table:style-name="ro1">
          <table:table-cell office:value-type="float" office:value="515">
            <text:p>515</text:p>
          </table:table-cell>
          <table:table-cell office:value-type="time" office:time-value="PT12H00M14.241S">
            <text:p>12:00:14.2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88">
            <text:p>1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6">
            <text:p>516</text:p>
          </table:table-cell>
          <table:table-cell office:value-type="time" office:time-value="PT12H00M11.624S">
            <text:p>12:00:11.62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824">
            <text:p>2824</text:p>
          </table:table-cell>
          <table:table-cell office:value-type="string">
            <text:p>Success</text:p>
          </table:table-cell>
          <table:table-cell office:value-type="float" office:value="73046">
            <text:p>73046</text:p>
          </table:table-cell>
          <table:table-cell table:number-columns-repeated="1017"/>
        </table:table-row>
        <table:table-row table:style-name="ro1">
          <table:table-cell office:value-type="float" office:value="517">
            <text:p>517</text:p>
          </table:table-cell>
          <table:table-cell office:value-type="time" office:time-value="PT12H00M12.787S">
            <text:p>12:00:12.7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694">
            <text:p>1694</text:p>
          </table:table-cell>
          <table:table-cell office:value-type="string">
            <text:p>Success</text:p>
          </table:table-cell>
          <table:table-cell office:value-type="float" office:value="179213">
            <text:p>179213</text:p>
          </table:table-cell>
          <table:table-cell table:number-columns-repeated="1017"/>
        </table:table-row>
        <table:table-row table:style-name="ro1">
          <table:table-cell office:value-type="float" office:value="518">
            <text:p>518</text:p>
          </table:table-cell>
          <table:table-cell office:value-type="time" office:time-value="PT12H00M14.291S">
            <text:p>12:00:14.29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05">
            <text:p>2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9">
            <text:p>519</text:p>
          </table:table-cell>
          <table:table-cell office:value-type="time" office:time-value="PT12H00M07.196S">
            <text:p>12:00:07.20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7307">
            <text:p>7307</text:p>
          </table:table-cell>
          <table:table-cell office:value-type="string">
            <text:p>Success</text:p>
          </table:table-cell>
          <table:table-cell office:value-type="float" office:value="222020">
            <text:p>222020</text:p>
          </table:table-cell>
          <table:table-cell table:number-columns-repeated="1017"/>
        </table:table-row>
        <table:table-row table:style-name="ro1">
          <table:table-cell office:value-type="float" office:value="520">
            <text:p>520</text:p>
          </table:table-cell>
          <table:table-cell office:value-type="time" office:time-value="PT12H00M14.411S">
            <text:p>12:00:14.41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1">
            <text:p>521</text:p>
          </table:table-cell>
          <table:table-cell office:value-type="time" office:time-value="PT12H00M13.545S">
            <text:p>12:00:13.55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034">
            <text:p>10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2">
            <text:p>522</text:p>
          </table:table-cell>
          <table:table-cell office:value-type="time" office:time-value="PT12H00M14.392S">
            <text:p>12:00:14.39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33">
            <text:p>2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3">
            <text:p>523</text:p>
          </table:table-cell>
          <table:table-cell office:value-type="time" office:time-value="PT12H00M14.34S">
            <text:p>12:00:14.34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88">
            <text:p>2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4">
            <text:p>524</text:p>
          </table:table-cell>
          <table:table-cell office:value-type="time" office:time-value="PT12H00M14.227S">
            <text:p>12:00:14.2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16">
            <text:p>4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5">
            <text:p>525</text:p>
          </table:table-cell>
          <table:table-cell office:value-type="time" office:time-value="PT12H00M14.389S">
            <text:p>12:00:14.39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6">
            <text:p>526</text:p>
          </table:table-cell>
          <table:table-cell office:value-type="time" office:time-value="PT12H00M14.332S">
            <text:p>12:00:14.33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40">
            <text:p>3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7">
            <text:p>527</text:p>
          </table:table-cell>
          <table:table-cell office:value-type="time" office:time-value="PT12H00M14.332S">
            <text:p>12:00:14.33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48">
            <text:p>3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8">
            <text:p>528</text:p>
          </table:table-cell>
          <table:table-cell office:value-type="time" office:time-value="PT12H00M09.83S">
            <text:p>12:00:09.8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865">
            <text:p>4865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529">
            <text:p>529</text:p>
          </table:table-cell>
          <table:table-cell office:value-type="time" office:time-value="PT12H00M09.585S">
            <text:p>12:00:09.5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120">
            <text:p>5120</text:p>
          </table:table-cell>
          <table:table-cell office:value-type="string">
            <text:p>Success</text:p>
          </table:table-cell>
          <table:table-cell office:value-type="float" office:value="73064">
            <text:p>73064</text:p>
          </table:table-cell>
          <table:table-cell table:number-columns-repeated="1017"/>
        </table:table-row>
        <table:table-row table:style-name="ro1">
          <table:table-cell office:value-type="float" office:value="530">
            <text:p>530</text:p>
          </table:table-cell>
          <table:table-cell office:value-type="time" office:time-value="PT12H00M09.441S">
            <text:p>12:00:09.44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5295">
            <text:p>5295</text:p>
          </table:table-cell>
          <table:table-cell office:value-type="string">
            <text:p>Success</text:p>
          </table:table-cell>
          <table:table-cell office:value-type="float" office:value="73064">
            <text:p>73064</text:p>
          </table:table-cell>
          <table:table-cell table:number-columns-repeated="1017"/>
        </table:table-row>
        <table:table-row table:style-name="ro1">
          <table:table-cell office:value-type="float" office:value="531">
            <text:p>531</text:p>
          </table:table-cell>
          <table:table-cell office:value-type="time" office:time-value="PT12H00M08.955S">
            <text:p>12:00:08.9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5794">
            <text:p>5794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532">
            <text:p>532</text:p>
          </table:table-cell>
          <table:table-cell office:value-type="time" office:time-value="PT12H00M08.432S">
            <text:p>12:00:08.43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6330">
            <text:p>6330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533">
            <text:p>533</text:p>
          </table:table-cell>
          <table:table-cell office:value-type="time" office:time-value="PT12H00M07.657S">
            <text:p>12:00:07.66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7108">
            <text:p>7108</text:p>
          </table:table-cell>
          <table:table-cell office:value-type="string">
            <text:p>Success</text:p>
          </table:table-cell>
          <table:table-cell office:value-type="float" office:value="72820">
            <text:p>72820</text:p>
          </table:table-cell>
          <table:table-cell table:number-columns-repeated="1017"/>
        </table:table-row>
        <table:table-row table:style-name="ro1">
          <table:table-cell office:value-type="float" office:value="534">
            <text:p>534</text:p>
          </table:table-cell>
          <table:table-cell office:value-type="time" office:time-value="PT12H00M14.403S">
            <text:p>12:00:14.40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66">
            <text:p>3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5">
            <text:p>535</text:p>
          </table:table-cell>
          <table:table-cell office:value-type="time" office:time-value="PT12H00M14.333S">
            <text:p>12:00:14.33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47">
            <text:p>4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6">
            <text:p>536</text:p>
          </table:table-cell>
          <table:table-cell office:value-type="time" office:time-value="PT12H00M07.123S">
            <text:p>12:00:07.12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7685">
            <text:p>7685</text:p>
          </table:table-cell>
          <table:table-cell office:value-type="string">
            <text:p>Success</text:p>
          </table:table-cell>
          <table:table-cell office:value-type="float" office:value="222019">
            <text:p>222019</text:p>
          </table:table-cell>
          <table:table-cell table:number-columns-repeated="1017"/>
        </table:table-row>
        <table:table-row table:style-name="ro1">
          <table:table-cell office:value-type="float" office:value="537">
            <text:p>537</text:p>
          </table:table-cell>
          <table:table-cell office:value-type="time" office:time-value="PT12H00M07.574S">
            <text:p>12:00:07.5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7235">
            <text:p>7235</text:p>
          </table:table-cell>
          <table:table-cell office:value-type="string">
            <text:p>Success</text:p>
          </table:table-cell>
          <table:table-cell office:value-type="float" office:value="222020">
            <text:p>222020</text:p>
          </table:table-cell>
          <table:table-cell table:number-columns-repeated="1017"/>
        </table:table-row>
        <table:table-row table:style-name="ro1">
          <table:table-cell office:value-type="float" office:value="538">
            <text:p>538</text:p>
          </table:table-cell>
          <table:table-cell office:value-type="time" office:time-value="PT12H00M08.678S">
            <text:p>12:00:08.6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177">
            <text:p>6177</text:p>
          </table:table-cell>
          <table:table-cell office:value-type="string">
            <text:p>Success</text:p>
          </table:table-cell>
          <table:table-cell office:value-type="float" office:value="73070">
            <text:p>73070</text:p>
          </table:table-cell>
          <table:table-cell table:number-columns-repeated="1017"/>
        </table:table-row>
        <table:table-row table:style-name="ro1">
          <table:table-cell office:value-type="float" office:value="539">
            <text:p>539</text:p>
          </table:table-cell>
          <table:table-cell office:value-type="time" office:time-value="PT12H00M14.7S">
            <text:p>12:00:14.70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0">
            <text:p>540</text:p>
          </table:table-cell>
          <table:table-cell office:value-type="time" office:time-value="PT12H00M14.331S">
            <text:p>12:00:14.33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83">
            <text:p>5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1">
            <text:p>541</text:p>
          </table:table-cell>
          <table:table-cell office:value-type="time" office:time-value="PT12H00M14.429S">
            <text:p>12:00:14.4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85">
            <text:p>4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2">
            <text:p>542</text:p>
          </table:table-cell>
          <table:table-cell office:value-type="time" office:time-value="PT12H00M14.707S">
            <text:p>12:00:14.71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15">
            <text:p>2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3">
            <text:p>543</text:p>
          </table:table-cell>
          <table:table-cell office:value-type="time" office:time-value="PT12H00M14.48S">
            <text:p>12:00:14.48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57">
            <text:p>4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4">
            <text:p>544</text:p>
          </table:table-cell>
          <table:table-cell office:value-type="time" office:time-value="PT12H00M14.754S">
            <text:p>12:00:14.75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5">
            <text:p>545</text:p>
          </table:table-cell>
          <table:table-cell office:value-type="time" office:time-value="PT12H00M12.913S">
            <text:p>12:00:12.9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066">
            <text:p>2066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546">
            <text:p>546</text:p>
          </table:table-cell>
          <table:table-cell office:value-type="time" office:time-value="PT12H00M14.333S">
            <text:p>12:00:14.33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64">
            <text:p>6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7">
            <text:p>547</text:p>
          </table:table-cell>
          <table:table-cell office:value-type="time" office:time-value="PT12H00M14.427S">
            <text:p>12:00:14.4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579">
            <text:p>5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8">
            <text:p>548</text:p>
          </table:table-cell>
          <table:table-cell office:value-type="time" office:time-value="PT12H00M14.782S">
            <text:p>12:00:14.78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32">
            <text:p>2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9">
            <text:p>549</text:p>
          </table:table-cell>
          <table:table-cell office:value-type="time" office:time-value="PT12H00M12.341S">
            <text:p>12:00:12.34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746">
            <text:p>2746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50">
            <text:p>550</text:p>
          </table:table-cell>
          <table:table-cell office:value-type="time" office:time-value="PT12H00M14.763S">
            <text:p>12:00:14.76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28">
            <text:p>3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1">
            <text:p>551</text:p>
          </table:table-cell>
          <table:table-cell office:value-type="time" office:time-value="PT12H00M14.651S">
            <text:p>12:00:14.6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50">
            <text:p>4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2">
            <text:p>552</text:p>
          </table:table-cell>
          <table:table-cell office:value-type="time" office:time-value="PT12H00M14.499S">
            <text:p>12:00:14.5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695">
            <text:p>6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3">
            <text:p>553</text:p>
          </table:table-cell>
          <table:table-cell office:value-type="time" office:time-value="PT12H00M13.169S">
            <text:p>12:00:13.1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043">
            <text:p>2043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54">
            <text:p>554</text:p>
          </table:table-cell>
          <table:table-cell office:value-type="time" office:time-value="PT12H00M14.979S">
            <text:p>12:00:14.9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58">
            <text:p>2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5">
            <text:p>555</text:p>
          </table:table-cell>
          <table:table-cell office:value-type="time" office:time-value="PT12H00M14.625S">
            <text:p>12:00:14.6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612">
            <text:p>6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6">
            <text:p>556</text:p>
          </table:table-cell>
          <table:table-cell office:value-type="time" office:time-value="PT12H00M14.915S">
            <text:p>12:00:14.9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7">
            <text:p>557</text:p>
          </table:table-cell>
          <table:table-cell office:value-type="time" office:time-value="PT12H00M12.109S">
            <text:p>12:00:12.1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154">
            <text:p>3154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58">
            <text:p>558</text:p>
          </table:table-cell>
          <table:table-cell office:value-type="time" office:time-value="PT12H00M14.628S">
            <text:p>12:00:14.6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653">
            <text:p>6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9">
            <text:p>559</text:p>
          </table:table-cell>
          <table:table-cell office:value-type="time" office:time-value="PT12H00M14.915S">
            <text:p>12:00:14.9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31">
            <text:p>4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0">
            <text:p>560</text:p>
          </table:table-cell>
          <table:table-cell office:value-type="time" office:time-value="PT12H00M14.546S">
            <text:p>12:00:14.5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801">
            <text:p>8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1">
            <text:p>561</text:p>
          </table:table-cell>
          <table:table-cell office:value-type="time" office:time-value="PT12H00M07.491S">
            <text:p>12:00:07.49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7875">
            <text:p>7875</text:p>
          </table:table-cell>
          <table:table-cell office:value-type="string">
            <text:p>Success</text:p>
          </table:table-cell>
          <table:table-cell office:value-type="float" office:value="222020">
            <text:p>222020</text:p>
          </table:table-cell>
          <table:table-cell table:number-columns-repeated="1017"/>
        </table:table-row>
        <table:table-row table:style-name="ro1">
          <table:table-cell office:value-type="float" office:value="562">
            <text:p>562</text:p>
          </table:table-cell>
          <table:table-cell office:value-type="time" office:time-value="PT12H00M14.998S">
            <text:p>12:00:15.0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92">
            <text:p>3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3">
            <text:p>563</text:p>
          </table:table-cell>
          <table:table-cell office:value-type="time" office:time-value="PT12H00M07.034S">
            <text:p>12:00:07.03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8365">
            <text:p>8365</text:p>
          </table:table-cell>
          <table:table-cell office:value-type="string">
            <text:p>Success</text:p>
          </table:table-cell>
          <table:table-cell office:value-type="float" office:value="222019">
            <text:p>222019</text:p>
          </table:table-cell>
          <table:table-cell table:number-columns-repeated="1017"/>
        </table:table-row>
        <table:table-row table:style-name="ro1">
          <table:table-cell office:value-type="float" office:value="564">
            <text:p>564</text:p>
          </table:table-cell>
          <table:table-cell office:value-type="time" office:time-value="PT12H00M14.909S">
            <text:p>12:00:14.9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53">
            <text:p>5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5">
            <text:p>565</text:p>
          </table:table-cell>
          <table:table-cell office:value-type="time" office:time-value="PT12H00M14.922S">
            <text:p>12:00:14.9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40">
            <text:p>5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6">
            <text:p>566</text:p>
          </table:table-cell>
          <table:table-cell office:value-type="time" office:time-value="PT12H00M14.94S">
            <text:p>12:00:14.9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32">
            <text:p>5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7">
            <text:p>567</text:p>
          </table:table-cell>
          <table:table-cell office:value-type="time" office:time-value="PT12H00M14.965S">
            <text:p>12:00:14.9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507">
            <text:p>5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8">
            <text:p>568</text:p>
          </table:table-cell>
          <table:table-cell office:value-type="time" office:time-value="PT12H00M15.263S">
            <text:p>12:00:15.26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9">
            <text:p>569</text:p>
          </table:table-cell>
          <table:table-cell office:value-type="time" office:time-value="PT12H00M14.673S">
            <text:p>12:00:14.6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818">
            <text:p>8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0">
            <text:p>570</text:p>
          </table:table-cell>
          <table:table-cell office:value-type="time" office:time-value="PT12H00M14.77S">
            <text:p>12:00:14.7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727">
            <text:p>7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1">
            <text:p>571</text:p>
          </table:table-cell>
          <table:table-cell office:value-type="time" office:time-value="PT12H00M15.238S">
            <text:p>12:00:15.2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63">
            <text:p>2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2">
            <text:p>572</text:p>
          </table:table-cell>
          <table:table-cell office:value-type="time" office:time-value="PT12H00M14.696S">
            <text:p>12:00:14.7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17">
            <text:p>8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3">
            <text:p>573</text:p>
          </table:table-cell>
          <table:table-cell office:value-type="time" office:time-value="PT12H00M15.092S">
            <text:p>12:00:15.09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446">
            <text:p>4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4">
            <text:p>574</text:p>
          </table:table-cell>
          <table:table-cell office:value-type="time" office:time-value="PT12H00M15.347S">
            <text:p>12:00:15.35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04">
            <text:p>20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75">
            <text:p>575</text:p>
          </table:table-cell>
          <table:table-cell office:value-type="time" office:time-value="PT12H00M15.484S">
            <text:p>12:00:15.4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6">
            <text:p>576</text:p>
          </table:table-cell>
          <table:table-cell office:value-type="time" office:time-value="PT12H00M13.468S">
            <text:p>12:00:13.4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258">
            <text:p>225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77">
            <text:p>577</text:p>
          </table:table-cell>
          <table:table-cell office:value-type="time" office:time-value="PT12H00M15.553S">
            <text:p>12:00:15.5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35">
            <text:p>2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78">
            <text:p>578</text:p>
          </table:table-cell>
          <table:table-cell office:value-type="time" office:time-value="PT12H00M15.502S">
            <text:p>12:00:15.5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36">
            <text:p>3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9">
            <text:p>579</text:p>
          </table:table-cell>
          <table:table-cell office:value-type="time" office:time-value="PT12H00M14.427S">
            <text:p>12:00:14.4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412">
            <text:p>1412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80">
            <text:p>580</text:p>
          </table:table-cell>
          <table:table-cell office:value-type="time" office:time-value="PT12H00M13.194S">
            <text:p>12:00:13.1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670">
            <text:p>2670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81">
            <text:p>581</text:p>
          </table:table-cell>
          <table:table-cell office:value-type="time" office:time-value="PT12H00M13.47S">
            <text:p>12:00:13.4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409">
            <text:p>2409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82">
            <text:p>582</text:p>
          </table:table-cell>
          <table:table-cell office:value-type="time" office:time-value="PT12H00M14.308S">
            <text:p>12:00:14.3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605">
            <text:p>1605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83">
            <text:p>583</text:p>
          </table:table-cell>
          <table:table-cell office:value-type="time" office:time-value="PT12H00M14.45S">
            <text:p>12:00:14.45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491">
            <text:p>1491</text:p>
          </table:table-cell>
          <table:table-cell office:value-type="string">
            <text:p>Success</text:p>
          </table:table-cell>
          <table:table-cell office:value-type="float" office:value="179189">
            <text:p>179189</text:p>
          </table:table-cell>
          <table:table-cell table:number-columns-repeated="1017"/>
        </table:table-row>
        <table:table-row table:style-name="ro1">
          <table:table-cell office:value-type="float" office:value="584">
            <text:p>584</text:p>
          </table:table-cell>
          <table:table-cell office:value-type="time" office:time-value="PT12H00M15.881S">
            <text:p>12:00:15.8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85">
            <text:p>585</text:p>
          </table:table-cell>
          <table:table-cell office:value-type="time" office:time-value="PT12H00M15.841S">
            <text:p>12:00:15.84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86">
            <text:p>586</text:p>
          </table:table-cell>
          <table:table-cell office:value-type="time" office:time-value="PT12H00M14.388S">
            <text:p>12:00:14.3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597">
            <text:p>1597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87">
            <text:p>587</text:p>
          </table:table-cell>
          <table:table-cell office:value-type="time" office:time-value="PT12H00M13.283S">
            <text:p>12:00:13.2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701">
            <text:p>2701</text:p>
          </table:table-cell>
          <table:table-cell office:value-type="string">
            <text:p>Success</text:p>
          </table:table-cell>
          <table:table-cell office:value-type="float" office:value="179213">
            <text:p>179213</text:p>
          </table:table-cell>
          <table:table-cell table:number-columns-repeated="1017"/>
        </table:table-row>
        <table:table-row table:style-name="ro1">
          <table:table-cell office:value-type="float" office:value="588">
            <text:p>588</text:p>
          </table:table-cell>
          <table:table-cell office:value-type="time" office:time-value="PT12H00M14.644S">
            <text:p>12:00:14.6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358">
            <text:p>135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89">
            <text:p>589</text:p>
          </table:table-cell>
          <table:table-cell office:value-type="time" office:time-value="PT12H00M15.865S">
            <text:p>12:00:15.87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0">
            <text:p>590</text:p>
          </table:table-cell>
          <table:table-cell office:value-type="time" office:time-value="PT12H00M12.998S">
            <text:p>12:00:13.0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028">
            <text:p>302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91">
            <text:p>591</text:p>
          </table:table-cell>
          <table:table-cell office:value-type="time" office:time-value="PT12H00M14.331S">
            <text:p>12:00:14.3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725">
            <text:p>1725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92">
            <text:p>592</text:p>
          </table:table-cell>
          <table:table-cell office:value-type="time" office:time-value="PT12H00M14.579S">
            <text:p>12:00:14.58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480">
            <text:p>1480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93">
            <text:p>593</text:p>
          </table:table-cell>
          <table:table-cell office:value-type="time" office:time-value="PT12H00M13.397S">
            <text:p>12:00:13.4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664">
            <text:p>2664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94">
            <text:p>594</text:p>
          </table:table-cell>
          <table:table-cell office:value-type="time" office:time-value="PT12H00M13.18S">
            <text:p>12:00:13.1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891">
            <text:p>2891</text:p>
          </table:table-cell>
          <table:table-cell office:value-type="string">
            <text:p>Success</text:p>
          </table:table-cell>
          <table:table-cell office:value-type="float" office:value="179213">
            <text:p>179213</text:p>
          </table:table-cell>
          <table:table-cell table:number-columns-repeated="1017"/>
        </table:table-row>
        <table:table-row table:style-name="ro1">
          <table:table-cell office:value-type="float" office:value="595">
            <text:p>595</text:p>
          </table:table-cell>
          <table:table-cell office:value-type="time" office:time-value="PT12H00M15.975S">
            <text:p>12:00:15.98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6">
            <text:p>596</text:p>
          </table:table-cell>
          <table:table-cell office:value-type="time" office:time-value="PT12H00M15.839S">
            <text:p>12:00:15.8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35">
            <text:p>3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97">
            <text:p>597</text:p>
          </table:table-cell>
          <table:table-cell office:value-type="time" office:time-value="PT12H00M15.985S">
            <text:p>12:00:15.99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93">
            <text:p>1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8">
            <text:p>598</text:p>
          </table:table-cell>
          <table:table-cell office:value-type="time" office:time-value="PT12H00M16.026S">
            <text:p>12:00:16.03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9">
            <text:p>599</text:p>
          </table:table-cell>
          <table:table-cell office:value-type="time" office:time-value="PT12H00M15.984S">
            <text:p>12:00:15.9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26">
            <text:p>2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0">
            <text:p>600</text:p>
          </table:table-cell>
          <table:table-cell office:value-type="time" office:time-value="PT12H00M16.057S">
            <text:p>12:00:16.06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1">
            <text:p>601</text:p>
          </table:table-cell>
          <table:table-cell office:value-type="time" office:time-value="PT12H00M16.019S">
            <text:p>12:00:16.0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07">
            <text:p>2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2">
            <text:p>602</text:p>
          </table:table-cell>
          <table:table-cell office:value-type="time" office:time-value="PT12H00M15.492S">
            <text:p>12:00:15.4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48">
            <text:p>74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03">
            <text:p>603</text:p>
          </table:table-cell>
          <table:table-cell office:value-type="time" office:time-value="PT12H00M15.985S">
            <text:p>12:00:15.99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4">
            <text:p>604</text:p>
          </table:table-cell>
          <table:table-cell office:value-type="time" office:time-value="PT12H00M15.789S">
            <text:p>12:00:15.7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552">
            <text:p>552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05">
            <text:p>605</text:p>
          </table:table-cell>
          <table:table-cell office:value-type="time" office:time-value="PT12H00M16.179S">
            <text:p>12:00:16.1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6">
            <text:p>606</text:p>
          </table:table-cell>
          <table:table-cell office:value-type="time" office:time-value="PT12H00M16.178S">
            <text:p>12:00:16.1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7">
            <text:p>607</text:p>
          </table:table-cell>
          <table:table-cell office:value-type="time" office:time-value="PT12H00M16.126S">
            <text:p>12:00:16.1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71">
            <text:p>27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08">
            <text:p>608</text:p>
          </table:table-cell>
          <table:table-cell office:value-type="time" office:time-value="PT12H00M16.34S">
            <text:p>12:00:16.3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09">
            <text:p>609</text:p>
          </table:table-cell>
          <table:table-cell office:value-type="time" office:time-value="PT12H00M16.175S">
            <text:p>12:00:16.1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34">
            <text:p>2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10">
            <text:p>610</text:p>
          </table:table-cell>
          <table:table-cell office:value-type="time" office:time-value="PT12H00M15.463S">
            <text:p>12:00:15.4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968">
            <text:p>96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11">
            <text:p>611</text:p>
          </table:table-cell>
          <table:table-cell office:value-type="time" office:time-value="PT12H00M15.942S">
            <text:p>12:00:15.94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31">
            <text:p>5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2">
            <text:p>612</text:p>
          </table:table-cell>
          <table:table-cell office:value-type="time" office:time-value="PT12H00M16.264S">
            <text:p>12:00:16.2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34">
            <text:p>2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3">
            <text:p>613</text:p>
          </table:table-cell>
          <table:table-cell office:value-type="time" office:time-value="PT12H00M16.218S">
            <text:p>12:00:16.2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19">
            <text:p>3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4">
            <text:p>614</text:p>
          </table:table-cell>
          <table:table-cell office:value-type="time" office:time-value="PT12H00M15.462S">
            <text:p>12:00:15.4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156">
            <text:p>1156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15">
            <text:p>615</text:p>
          </table:table-cell>
          <table:table-cell office:value-type="time" office:time-value="PT12H00M16.399S">
            <text:p>12:00:16.4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41">
            <text:p>2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16">
            <text:p>616</text:p>
          </table:table-cell>
          <table:table-cell office:value-type="time" office:time-value="PT12H00M16.473S">
            <text:p>12:00:16.47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93">
            <text:p>1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7">
            <text:p>617</text:p>
          </table:table-cell>
          <table:table-cell office:value-type="time" office:time-value="PT12H00M15.513S">
            <text:p>12:00:15.5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245">
            <text:p>1245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18">
            <text:p>618</text:p>
          </table:table-cell>
          <table:table-cell office:value-type="time" office:time-value="PT12H00M15.391S">
            <text:p>12:00:15.3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435">
            <text:p>1435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19">
            <text:p>619</text:p>
          </table:table-cell>
          <table:table-cell office:value-type="time" office:time-value="PT12H00M09.373S">
            <text:p>12:00:09.37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7475">
            <text:p>7475</text:p>
          </table:table-cell>
          <table:table-cell office:value-type="string">
            <text:p>Success</text:p>
          </table:table-cell>
          <table:table-cell office:value-type="float" office:value="73064">
            <text:p>73064</text:p>
          </table:table-cell>
          <table:table-cell table:number-columns-repeated="1017"/>
        </table:table-row>
        <table:table-row table:style-name="ro1">
          <table:table-cell office:value-type="float" office:value="620">
            <text:p>620</text:p>
          </table:table-cell>
          <table:table-cell office:value-type="time" office:time-value="PT12H00M15.539S">
            <text:p>12:00:15.5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318">
            <text:p>131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21">
            <text:p>621</text:p>
          </table:table-cell>
          <table:table-cell office:value-type="time" office:time-value="PT12H00M16.619S">
            <text:p>12:00:16.6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56">
            <text:p>256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622">
            <text:p>622</text:p>
          </table:table-cell>
          <table:table-cell office:value-type="time" office:time-value="PT12H00M15.728S">
            <text:p>12:00:15.7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160">
            <text:p>1160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623">
            <text:p>623</text:p>
          </table:table-cell>
          <table:table-cell office:value-type="time" office:time-value="PT12H00M08.88S">
            <text:p>12:00:08.8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8027">
            <text:p>8027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624">
            <text:p>624</text:p>
          </table:table-cell>
          <table:table-cell office:value-type="time" office:time-value="PT12H00M16.877S">
            <text:p>12:00:16.8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5">
            <text:p>625</text:p>
          </table:table-cell>
          <table:table-cell office:value-type="time" office:time-value="PT12H00M08.355S">
            <text:p>12:00:08.3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560">
            <text:p>8560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626">
            <text:p>626</text:p>
          </table:table-cell>
          <table:table-cell office:value-type="time" office:time-value="PT12H00M16.889S">
            <text:p>12:00:16.8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7">
            <text:p>627</text:p>
          </table:table-cell>
          <table:table-cell office:value-type="time" office:time-value="PT12H00M16.909S">
            <text:p>12:00:16.91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8">
            <text:p>628</text:p>
          </table:table-cell>
          <table:table-cell office:value-type="time" office:time-value="PT12H00M08.722S">
            <text:p>12:00:08.7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8248">
            <text:p>8248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629">
            <text:p>629</text:p>
          </table:table-cell>
          <table:table-cell office:value-type="time" office:time-value="PT12H00M16.917S">
            <text:p>12:00:16.92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0">
            <text:p>630</text:p>
          </table:table-cell>
          <table:table-cell office:value-type="time" office:time-value="PT12H00M16.64S">
            <text:p>12:00:16.64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43">
            <text:p>3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31">
            <text:p>631</text:p>
          </table:table-cell>
          <table:table-cell office:value-type="time" office:time-value="PT12H00M11.278S">
            <text:p>12:00:11.2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732">
            <text:p>5732</text:p>
          </table:table-cell>
          <table:table-cell office:value-type="string">
            <text:p>Success</text:p>
          </table:table-cell>
          <table:table-cell office:value-type="float" office:value="47343">
            <text:p>47343</text:p>
          </table:table-cell>
          <table:table-cell table:number-columns-repeated="1017"/>
        </table:table-row>
        <table:table-row table:style-name="ro1">
          <table:table-cell office:value-type="float" office:value="632">
            <text:p>632</text:p>
          </table:table-cell>
          <table:table-cell office:value-type="time" office:time-value="PT12H00M07.259S">
            <text:p>12:00:07.2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9766">
            <text:p>9766</text:p>
          </table:table-cell>
          <table:table-cell office:value-type="string">
            <text:p>Success</text:p>
          </table:table-cell>
          <table:table-cell office:value-type="float" office:value="72820">
            <text:p>72820</text:p>
          </table:table-cell>
          <table:table-cell table:number-columns-repeated="1017"/>
        </table:table-row>
        <table:table-row table:style-name="ro1">
          <table:table-cell office:value-type="float" office:value="633">
            <text:p>633</text:p>
          </table:table-cell>
          <table:table-cell office:value-type="time" office:time-value="PT12H00M09.54S">
            <text:p>12:00:09.54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7526">
            <text:p>7526</text:p>
          </table:table-cell>
          <table:table-cell office:value-type="string">
            <text:p>Success</text:p>
          </table:table-cell>
          <table:table-cell office:value-type="float" office:value="73064">
            <text:p>73064</text:p>
          </table:table-cell>
          <table:table-cell table:number-columns-repeated="1017"/>
        </table:table-row>
        <table:table-row table:style-name="ro1">
          <table:table-cell office:value-type="float" office:value="634">
            <text:p>634</text:p>
          </table:table-cell>
          <table:table-cell office:value-type="time" office:time-value="PT12H00M09.186S">
            <text:p>12:00:09.1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7972">
            <text:p>7972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635">
            <text:p>635</text:p>
          </table:table-cell>
          <table:table-cell office:value-type="time" office:time-value="PT12H00M09.443S">
            <text:p>12:00:09.4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744">
            <text:p>7744</text:p>
          </table:table-cell>
          <table:table-cell office:value-type="string">
            <text:p>Success</text:p>
          </table:table-cell>
          <table:table-cell office:value-type="float" office:value="73066">
            <text:p>73066</text:p>
          </table:table-cell>
          <table:table-cell table:number-columns-repeated="1017"/>
        </table:table-row>
        <table:table-row table:style-name="ro1">
          <table:table-cell office:value-type="float" office:value="636">
            <text:p>636</text:p>
          </table:table-cell>
          <table:table-cell office:value-type="time" office:time-value="PT12H00M17.012S">
            <text:p>12:00:17.0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89">
            <text:p>1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7">
            <text:p>637</text:p>
          </table:table-cell>
          <table:table-cell office:value-type="time" office:time-value="PT12H00M09.547S">
            <text:p>12:00:09.55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7656">
            <text:p>7656</text:p>
          </table:table-cell>
          <table:table-cell office:value-type="string">
            <text:p>Success</text:p>
          </table:table-cell>
          <table:table-cell office:value-type="float" office:value="73042">
            <text:p>73042</text:p>
          </table:table-cell>
          <table:table-cell table:number-columns-repeated="1017"/>
        </table:table-row>
        <table:table-row table:style-name="ro1">
          <table:table-cell office:value-type="float" office:value="638">
            <text:p>638</text:p>
          </table:table-cell>
          <table:table-cell office:value-type="time" office:time-value="PT12H00M08.8S">
            <text:p>12:00:08.80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8404">
            <text:p>8404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639">
            <text:p>639</text:p>
          </table:table-cell>
          <table:table-cell office:value-type="time" office:time-value="PT12H00M07.319S">
            <text:p>12:00:07.3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887">
            <text:p>9887</text:p>
          </table:table-cell>
          <table:table-cell office:value-type="string">
            <text:p>Success</text:p>
          </table:table-cell>
          <table:table-cell office:value-type="float" office:value="73066">
            <text:p>73066</text:p>
          </table:table-cell>
          <table:table-cell table:number-columns-repeated="1017"/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12H00M09.389S">
            <text:p>12:00:09.3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7821">
            <text:p>7821</text:p>
          </table:table-cell>
          <table:table-cell office:value-type="string">
            <text:p>Success</text:p>
          </table:table-cell>
          <table:table-cell office:value-type="float" office:value="73064">
            <text:p>73064</text:p>
          </table:table-cell>
          <table:table-cell table:number-columns-repeated="1017"/>
        </table:table-row>
        <table:table-row table:style-name="ro1">
          <table:table-cell office:value-type="float" office:value="641">
            <text:p>641</text:p>
          </table:table-cell>
          <table:table-cell office:value-type="time" office:time-value="PT12H00M09.483S">
            <text:p>12:00:09.48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7735">
            <text:p>7735</text:p>
          </table:table-cell>
          <table:table-cell office:value-type="string">
            <text:p>Success</text:p>
          </table:table-cell>
          <table:table-cell office:value-type="float" office:value="73064">
            <text:p>73064</text:p>
          </table:table-cell>
          <table:table-cell table:number-columns-repeated="1017"/>
        </table:table-row>
        <table:table-row table:style-name="ro1">
          <table:table-cell office:value-type="float" office:value="642">
            <text:p>642</text:p>
          </table:table-cell>
          <table:table-cell office:value-type="time" office:time-value="PT12H00M13.443S">
            <text:p>12:00:13.4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797">
            <text:p>3797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643">
            <text:p>643</text:p>
          </table:table-cell>
          <table:table-cell office:value-type="time" office:time-value="PT12H00M16.958S">
            <text:p>12:00:16.9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89">
            <text:p>2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4">
            <text:p>644</text:p>
          </table:table-cell>
          <table:table-cell office:value-type="time" office:time-value="PT12H00M09.578S">
            <text:p>12:00:09.5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686">
            <text:p>7686</text:p>
          </table:table-cell>
          <table:table-cell office:value-type="string">
            <text:p>Success</text:p>
          </table:table-cell>
          <table:table-cell office:value-type="float" office:value="73064">
            <text:p>73064</text:p>
          </table:table-cell>
          <table:table-cell table:number-columns-repeated="1017"/>
        </table:table-row>
        <table:table-row table:style-name="ro1">
          <table:table-cell office:value-type="float" office:value="645">
            <text:p>645</text:p>
          </table:table-cell>
          <table:table-cell office:value-type="time" office:time-value="PT12H00M15.245S">
            <text:p>12:00:15.2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032">
            <text:p>2032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46">
            <text:p>646</text:p>
          </table:table-cell>
          <table:table-cell office:value-type="time" office:time-value="PT12H00M11.661S">
            <text:p>12:00:11.6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666">
            <text:p>5666</text:p>
          </table:table-cell>
          <table:table-cell office:value-type="string">
            <text:p>Success</text:p>
          </table:table-cell>
          <table:table-cell office:value-type="float" office:value="73046">
            <text:p>73046</text:p>
          </table:table-cell>
          <table:table-cell table:number-columns-repeated="1017"/>
        </table:table-row>
        <table:table-row table:style-name="ro1">
          <table:table-cell office:value-type="float" office:value="647">
            <text:p>647</text:p>
          </table:table-cell>
          <table:table-cell office:value-type="time" office:time-value="PT12H00M09.212S">
            <text:p>12:00:09.2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8125">
            <text:p>8125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648">
            <text:p>648</text:p>
          </table:table-cell>
          <table:table-cell office:value-type="time" office:time-value="PT12H00M17.188S">
            <text:p>12:00:17.19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99">
            <text:p>1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9">
            <text:p>649</text:p>
          </table:table-cell>
          <table:table-cell office:value-type="time" office:time-value="PT12H00M09.434S">
            <text:p>12:00:09.4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966">
            <text:p>7966</text:p>
          </table:table-cell>
          <table:table-cell office:value-type="string">
            <text:p>Success</text:p>
          </table:table-cell>
          <table:table-cell office:value-type="float" office:value="73064">
            <text:p>73064</text:p>
          </table:table-cell>
          <table:table-cell table:number-columns-repeated="1017"/>
        </table:table-row>
        <table:table-row table:style-name="ro1">
          <table:table-cell office:value-type="float" office:value="650">
            <text:p>650</text:p>
          </table:table-cell>
          <table:table-cell office:value-type="time" office:time-value="PT12H00M17.263S">
            <text:p>12:00:17.26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1">
            <text:p>651</text:p>
          </table:table-cell>
          <table:table-cell office:value-type="time" office:time-value="PT12H00M17.22S">
            <text:p>12:00:17.22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2">
            <text:p>652</text:p>
          </table:table-cell>
          <table:table-cell office:value-type="time" office:time-value="PT12H00M08.997S">
            <text:p>12:00:09.0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8445">
            <text:p>8445</text:p>
          </table:table-cell>
          <table:table-cell office:value-type="string">
            <text:p>Success</text:p>
          </table:table-cell>
          <table:table-cell office:value-type="float" office:value="73253">
            <text:p>73253</text:p>
          </table:table-cell>
          <table:table-cell table:number-columns-repeated="1017"/>
        </table:table-row>
        <table:table-row table:style-name="ro1">
          <table:table-cell office:value-type="float" office:value="653">
            <text:p>653</text:p>
          </table:table-cell>
          <table:table-cell office:value-type="time" office:time-value="PT12H00M16.76S">
            <text:p>12:00:16.7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05">
            <text:p>705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654">
            <text:p>654</text:p>
          </table:table-cell>
          <table:table-cell office:value-type="time" office:time-value="PT12H00M09.257S">
            <text:p>12:00:09.2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230">
            <text:p>8230</text:p>
          </table:table-cell>
          <table:table-cell office:value-type="string">
            <text:p>Success</text:p>
          </table:table-cell>
          <table:table-cell office:value-type="float" office:value="73064">
            <text:p>73064</text:p>
          </table:table-cell>
          <table:table-cell table:number-columns-repeated="1017"/>
        </table:table-row>
        <table:table-row table:style-name="ro1">
          <table:table-cell office:value-type="float" office:value="655">
            <text:p>655</text:p>
          </table:table-cell>
          <table:table-cell office:value-type="time" office:time-value="PT12H00M16.355S">
            <text:p>12:00:16.3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174">
            <text:p>1174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656">
            <text:p>656</text:p>
          </table:table-cell>
          <table:table-cell office:value-type="time" office:time-value="PT12H00M09.476S">
            <text:p>12:00:09.48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8066">
            <text:p>8066</text:p>
          </table:table-cell>
          <table:table-cell office:value-type="string">
            <text:p>Success</text:p>
          </table:table-cell>
          <table:table-cell office:value-type="float" office:value="73064">
            <text:p>73064</text:p>
          </table:table-cell>
          <table:table-cell table:number-columns-repeated="1017"/>
        </table:table-row>
        <table:table-row table:style-name="ro1">
          <table:table-cell office:value-type="float" office:value="657">
            <text:p>657</text:p>
          </table:table-cell>
          <table:table-cell office:value-type="time" office:time-value="PT12H00M16.857S">
            <text:p>12:00:16.86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696">
            <text:p>696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658">
            <text:p>658</text:p>
          </table:table-cell>
          <table:table-cell office:value-type="time" office:time-value="PT12H00M17.16S">
            <text:p>12:00:17.16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00">
            <text:p>4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9">
            <text:p>659</text:p>
          </table:table-cell>
          <table:table-cell office:value-type="time" office:time-value="PT12H00M17.241S">
            <text:p>12:00:17.2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27">
            <text:p>3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0">
            <text:p>660</text:p>
          </table:table-cell>
          <table:table-cell office:value-type="time" office:time-value="PT12H00M17.211S">
            <text:p>12:00:17.21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65">
            <text:p>3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1">
            <text:p>661</text:p>
          </table:table-cell>
          <table:table-cell office:value-type="time" office:time-value="PT12H00M15.473S">
            <text:p>12:00:15.4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107">
            <text:p>2107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62">
            <text:p>662</text:p>
          </table:table-cell>
          <table:table-cell office:value-type="time" office:time-value="PT12H00M16.966S">
            <text:p>12:00:16.9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642">
            <text:p>6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3">
            <text:p>663</text:p>
          </table:table-cell>
          <table:table-cell office:value-type="time" office:time-value="PT12H00M16.499S">
            <text:p>12:00:16.50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123">
            <text:p>1123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664">
            <text:p>664</text:p>
          </table:table-cell>
          <table:table-cell office:value-type="time" office:time-value="PT12H00M15.348S">
            <text:p>12:00:15.3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336">
            <text:p>2336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665">
            <text:p>665</text:p>
          </table:table-cell>
          <table:table-cell office:value-type="time" office:time-value="PT12H00M16.211S">
            <text:p>12:00:16.2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479">
            <text:p>1479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666">
            <text:p>666</text:p>
          </table:table-cell>
          <table:table-cell office:value-type="time" office:time-value="PT12H00M08.484S">
            <text:p>12:00:08.4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9242">
            <text:p>9242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667">
            <text:p>667</text:p>
          </table:table-cell>
          <table:table-cell office:value-type="time" office:time-value="PT12H00M09.159S">
            <text:p>12:00:09.1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8591">
            <text:p>8591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668">
            <text:p>668</text:p>
          </table:table-cell>
          <table:table-cell office:value-type="time" office:time-value="PT12H00M09.548S">
            <text:p>12:00:09.5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8202">
            <text:p>8202</text:p>
          </table:table-cell>
          <table:table-cell office:value-type="string">
            <text:p>Success</text:p>
          </table:table-cell>
          <table:table-cell office:value-type="float" office:value="73064">
            <text:p>73064</text:p>
          </table:table-cell>
          <table:table-cell table:number-columns-repeated="1017"/>
        </table:table-row>
        <table:table-row table:style-name="ro1">
          <table:table-cell office:value-type="float" office:value="669">
            <text:p>669</text:p>
          </table:table-cell>
          <table:table-cell office:value-type="time" office:time-value="PT12H00M16.062S">
            <text:p>12:00:16.0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703">
            <text:p>1703</text:p>
          </table:table-cell>
          <table:table-cell office:value-type="string">
            <text:p>Success</text:p>
          </table:table-cell>
          <table:table-cell office:value-type="float" office:value="41430">
            <text:p>41430</text:p>
          </table:table-cell>
          <table:table-cell table:number-columns-repeated="1017"/>
        </table:table-row>
        <table:table-row table:style-name="ro1">
          <table:table-cell office:value-type="float" office:value="670">
            <text:p>670</text:p>
          </table:table-cell>
          <table:table-cell office:value-type="time" office:time-value="PT12H00M16.538S">
            <text:p>12:00:16.54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255">
            <text:p>1255</text:p>
          </table:table-cell>
          <table:table-cell office:value-type="string">
            <text:p>Success</text:p>
          </table:table-cell>
          <table:table-cell office:value-type="float" office:value="19445">
            <text:p>19445</text:p>
          </table:table-cell>
          <table:table-cell table:number-columns-repeated="1017"/>
        </table:table-row>
        <table:table-row table:style-name="ro1">
          <table:table-cell office:value-type="float" office:value="671">
            <text:p>671</text:p>
          </table:table-cell>
          <table:table-cell office:value-type="time" office:time-value="PT12H00M09.077S">
            <text:p>12:00:09.0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8716">
            <text:p>8716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672">
            <text:p>672</text:p>
          </table:table-cell>
          <table:table-cell office:value-type="time" office:time-value="PT12H00M15.194S">
            <text:p>12:00:15.1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610">
            <text:p>2610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73">
            <text:p>673</text:p>
          </table:table-cell>
          <table:table-cell office:value-type="time" office:time-value="PT12H00M15.473S">
            <text:p>12:00:15.4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335">
            <text:p>2335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674">
            <text:p>674</text:p>
          </table:table-cell>
          <table:table-cell office:value-type="time" office:time-value="PT12H00M16.983S">
            <text:p>12:00:16.9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29">
            <text:p>8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5">
            <text:p>675</text:p>
          </table:table-cell>
          <table:table-cell office:value-type="time" office:time-value="PT12H00M09.603S">
            <text:p>12:00:09.60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8213">
            <text:p>8213</text:p>
          </table:table-cell>
          <table:table-cell office:value-type="string">
            <text:p>Success</text:p>
          </table:table-cell>
          <table:table-cell office:value-type="float" office:value="73064">
            <text:p>73064</text:p>
          </table:table-cell>
          <table:table-cell table:number-columns-repeated="1017"/>
        </table:table-row>
        <table:table-row table:style-name="ro1">
          <table:table-cell office:value-type="float" office:value="676">
            <text:p>676</text:p>
          </table:table-cell>
          <table:table-cell office:value-type="time" office:time-value="PT12H00M17.206S">
            <text:p>12:00:17.21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16">
            <text:p>6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7">
            <text:p>677</text:p>
          </table:table-cell>
          <table:table-cell office:value-type="time" office:time-value="PT12H00M11.872S">
            <text:p>12:00:11.87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5962">
            <text:p>5962</text:p>
          </table:table-cell>
          <table:table-cell office:value-type="string">
            <text:p>Success</text:p>
          </table:table-cell>
          <table:table-cell office:value-type="float" office:value="73046">
            <text:p>73046</text:p>
          </table:table-cell>
          <table:table-cell table:number-columns-repeated="1017"/>
        </table:table-row>
        <table:table-row table:style-name="ro1">
          <table:table-cell office:value-type="float" office:value="678">
            <text:p>678</text:p>
          </table:table-cell>
          <table:table-cell office:value-type="time" office:time-value="PT12H00M06.951S">
            <text:p>12:00:06.9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0892">
            <text:p>10892</text:p>
          </table:table-cell>
          <table:table-cell office:value-type="string">
            <text:p>Success</text:p>
          </table:table-cell>
          <table:table-cell office:value-type="float" office:value="73044">
            <text:p>73044</text:p>
          </table:table-cell>
          <table:table-cell table:number-columns-repeated="1017"/>
        </table:table-row>
        <table:table-row table:style-name="ro1">
          <table:table-cell office:value-type="float" office:value="679">
            <text:p>679</text:p>
          </table:table-cell>
          <table:table-cell office:value-type="time" office:time-value="PT12H00M08.217S">
            <text:p>12:00:08.2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9646">
            <text:p>9646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680">
            <text:p>680</text:p>
          </table:table-cell>
          <table:table-cell office:value-type="time" office:time-value="PT12H00M16.387S">
            <text:p>12:00:16.3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475">
            <text:p>1475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681">
            <text:p>681</text:p>
          </table:table-cell>
          <table:table-cell office:value-type="time" office:time-value="PT12H00M07.842S">
            <text:p>12:00:07.8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0028">
            <text:p>10028</text:p>
          </table:table-cell>
          <table:table-cell office:value-type="string">
            <text:p>Success</text:p>
          </table:table-cell>
          <table:table-cell office:value-type="float" office:value="72822">
            <text:p>72822</text:p>
          </table:table-cell>
          <table:table-cell table:number-columns-repeated="1017"/>
        </table:table-row>
        <table:table-row table:style-name="ro1">
          <table:table-cell office:value-type="float" office:value="682">
            <text:p>682</text:p>
          </table:table-cell>
          <table:table-cell office:value-type="time" office:time-value="PT12H00M08.383S">
            <text:p>12:00:08.3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9488">
            <text:p>9488</text:p>
          </table:table-cell>
          <table:table-cell office:value-type="string">
            <text:p>Success</text:p>
          </table:table-cell>
          <table:table-cell office:value-type="float" office:value="73070">
            <text:p>73070</text:p>
          </table:table-cell>
          <table:table-cell table:number-columns-repeated="1017"/>
        </table:table-row>
        <table:table-row table:style-name="ro1">
          <table:table-cell office:value-type="float" office:value="683">
            <text:p>683</text:p>
          </table:table-cell>
          <table:table-cell office:value-type="time" office:time-value="PT12H00M16.241S">
            <text:p>12:00:16.2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655">
            <text:p>1655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684">
            <text:p>684</text:p>
          </table:table-cell>
          <table:table-cell office:value-type="time" office:time-value="PT12H00M16.984S">
            <text:p>12:00:16.9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925">
            <text:p>9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85">
            <text:p>685</text:p>
          </table:table-cell>
          <table:table-cell office:value-type="time" office:time-value="PT12H00M16.918S">
            <text:p>12:00:16.9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996">
            <text:p>9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6">
            <text:p>686</text:p>
          </table:table-cell>
          <table:table-cell office:value-type="time" office:time-value="PT12H00M17.466S">
            <text:p>12:00:17.4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07">
            <text:p>5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7">
            <text:p>687</text:p>
          </table:table-cell>
          <table:table-cell office:value-type="time" office:time-value="PT12H00M09.103S">
            <text:p>12:00:09.10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8879">
            <text:p>8879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688">
            <text:p>688</text:p>
          </table:table-cell>
          <table:table-cell office:value-type="time" office:time-value="PT12H00M16.059S">
            <text:p>12:00:16.0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929">
            <text:p>1929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689">
            <text:p>689</text:p>
          </table:table-cell>
          <table:table-cell office:value-type="time" office:time-value="PT12H00M08.348S">
            <text:p>12:00:08.3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642">
            <text:p>9642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690">
            <text:p>690</text:p>
          </table:table-cell>
          <table:table-cell office:value-type="time" office:time-value="PT12H00M15.101S">
            <text:p>12:00:15.1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922">
            <text:p>2922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91">
            <text:p>691</text:p>
          </table:table-cell>
          <table:table-cell office:value-type="time" office:time-value="PT12H00M16.226S">
            <text:p>12:00:16.2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805">
            <text:p>1805</text:p>
          </table:table-cell>
          <table:table-cell office:value-type="string">
            <text:p>Success</text:p>
          </table:table-cell>
          <table:table-cell office:value-type="float" office:value="19445">
            <text:p>19445</text:p>
          </table:table-cell>
          <table:table-cell table:number-columns-repeated="1017"/>
        </table:table-row>
        <table:table-row table:style-name="ro1">
          <table:table-cell office:value-type="float" office:value="692">
            <text:p>692</text:p>
          </table:table-cell>
          <table:table-cell office:value-type="time" office:time-value="PT12H00M16.667S">
            <text:p>12:00:16.67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379">
            <text:p>1379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693">
            <text:p>693</text:p>
          </table:table-cell>
          <table:table-cell office:value-type="time" office:time-value="PT12H00M17.488S">
            <text:p>12:00:17.49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76">
            <text:p>5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4">
            <text:p>694</text:p>
          </table:table-cell>
          <table:table-cell office:value-type="time" office:time-value="PT12H00M15.282S">
            <text:p>12:00:15.2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792">
            <text:p>2792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95">
            <text:p>695</text:p>
          </table:table-cell>
          <table:table-cell office:value-type="time" office:time-value="PT12H00M17.403S">
            <text:p>12:00:17.40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78">
            <text:p>6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6">
            <text:p>696</text:p>
          </table:table-cell>
          <table:table-cell office:value-type="time" office:time-value="PT12H00M08.746S">
            <text:p>12:00:08.75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9363">
            <text:p>9363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697">
            <text:p>697</text:p>
          </table:table-cell>
          <table:table-cell office:value-type="time" office:time-value="PT12H00M16.003S">
            <text:p>12:00:16.0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118">
            <text:p>2118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698">
            <text:p>698</text:p>
          </table:table-cell>
          <table:table-cell office:value-type="time" office:time-value="PT12H00M16.071S">
            <text:p>12:00:16.0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081">
            <text:p>2081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699">
            <text:p>699</text:p>
          </table:table-cell>
          <table:table-cell office:value-type="time" office:time-value="PT12H00M15.007S">
            <text:p>12:00:15.0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153">
            <text:p>3153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00">
            <text:p>700</text:p>
          </table:table-cell>
          <table:table-cell office:value-type="time" office:time-value="PT12H00M15.914S">
            <text:p>12:00:15.9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251">
            <text:p>2251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701">
            <text:p>701</text:p>
          </table:table-cell>
          <table:table-cell office:value-type="time" office:time-value="PT12H00M17.332S">
            <text:p>12:00:17.33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844">
            <text:p>8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2">
            <text:p>702</text:p>
          </table:table-cell>
          <table:table-cell office:value-type="time" office:time-value="PT12H00M16.828S">
            <text:p>12:00:16.8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357">
            <text:p>1357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703">
            <text:p>703</text:p>
          </table:table-cell>
          <table:table-cell office:value-type="time" office:time-value="PT12H00M15.498S">
            <text:p>12:00:15.50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694">
            <text:p>2694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04">
            <text:p>704</text:p>
          </table:table-cell>
          <table:table-cell office:value-type="time" office:time-value="PT12H00M15.699S">
            <text:p>12:00:15.7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497">
            <text:p>2497</text:p>
          </table:table-cell>
          <table:table-cell office:value-type="string">
            <text:p>Success</text:p>
          </table:table-cell>
          <table:table-cell office:value-type="float" office:value="53703">
            <text:p>53703</text:p>
          </table:table-cell>
          <table:table-cell table:number-columns-repeated="1017"/>
        </table:table-row>
        <table:table-row table:style-name="ro1">
          <table:table-cell office:value-type="float" office:value="705">
            <text:p>705</text:p>
          </table:table-cell>
          <table:table-cell office:value-type="time" office:time-value="PT12H00M14.765S">
            <text:p>12:00:14.77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3454">
            <text:p>3454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06">
            <text:p>706</text:p>
          </table:table-cell>
          <table:table-cell office:value-type="time" office:time-value="PT12H00M18.198S">
            <text:p>12:00:18.2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7">
            <text:p>707</text:p>
          </table:table-cell>
          <table:table-cell office:value-type="time" office:time-value="PT12H00M17.249S">
            <text:p>12:00:17.2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160">
            <text:p>11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8">
            <text:p>708</text:p>
          </table:table-cell>
          <table:table-cell office:value-type="time" office:time-value="PT12H00M14.507S">
            <text:p>12:00:14.51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929">
            <text:p>3929</text:p>
          </table:table-cell>
          <table:table-cell office:value-type="string">
            <text:p>Success</text:p>
          </table:table-cell>
          <table:table-cell office:value-type="float" office:value="73231">
            <text:p>73231</text:p>
          </table:table-cell>
          <table:table-cell table:number-columns-repeated="1017"/>
        </table:table-row>
        <table:table-row table:style-name="ro1">
          <table:table-cell office:value-type="float" office:value="709">
            <text:p>709</text:p>
          </table:table-cell>
          <table:table-cell office:value-type="time" office:time-value="PT12H00M15.214S">
            <text:p>12:00:15.2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270">
            <text:p>3270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710">
            <text:p>710</text:p>
          </table:table-cell>
          <table:table-cell office:value-type="time" office:time-value="PT12H00M18.082S">
            <text:p>12:00:18.0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05">
            <text:p>4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1">
            <text:p>711</text:p>
          </table:table-cell>
          <table:table-cell office:value-type="time" office:time-value="PT12H00M18.166S">
            <text:p>12:00:18.1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35">
            <text:p>3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2">
            <text:p>712</text:p>
          </table:table-cell>
          <table:table-cell office:value-type="time" office:time-value="PT12H00M17.338S">
            <text:p>12:00:17.34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179">
            <text:p>11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3">
            <text:p>713</text:p>
          </table:table-cell>
          <table:table-cell office:value-type="time" office:time-value="PT12H00M17.202S">
            <text:p>12:00:17.2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326">
            <text:p>13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4">
            <text:p>714</text:p>
          </table:table-cell>
          <table:table-cell office:value-type="time" office:time-value="PT12H00M15.014S">
            <text:p>12:00:15.0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551">
            <text:p>3551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15">
            <text:p>715</text:p>
          </table:table-cell>
          <table:table-cell office:value-type="time" office:time-value="PT12H00M09.309S">
            <text:p>12:00:09.3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9262">
            <text:p>9262</text:p>
          </table:table-cell>
          <table:table-cell office:value-type="string">
            <text:p>Success</text:p>
          </table:table-cell>
          <table:table-cell office:value-type="float" office:value="73064">
            <text:p>73064</text:p>
          </table:table-cell>
          <table:table-cell table:number-columns-repeated="1017"/>
        </table:table-row>
        <table:table-row table:style-name="ro1">
          <table:table-cell office:value-type="float" office:value="716">
            <text:p>716</text:p>
          </table:table-cell>
          <table:table-cell office:value-type="time" office:time-value="PT12H00M18.185S">
            <text:p>12:00:18.1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04">
            <text:p>5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7">
            <text:p>717</text:p>
          </table:table-cell>
          <table:table-cell office:value-type="time" office:time-value="PT12H00M18.152S">
            <text:p>12:00:18.1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39">
            <text:p>5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8">
            <text:p>718</text:p>
          </table:table-cell>
          <table:table-cell office:value-type="time" office:time-value="PT12H00M18.221S">
            <text:p>12:00:18.22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72">
            <text:p>4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9">
            <text:p>719</text:p>
          </table:table-cell>
          <table:table-cell office:value-type="time" office:time-value="PT12H00M18.109S">
            <text:p>12:00:18.11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88">
            <text:p>5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0">
            <text:p>720</text:p>
          </table:table-cell>
          <table:table-cell office:value-type="time" office:time-value="PT12H00M18.048S">
            <text:p>12:00:18.05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653">
            <text:p>6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1">
            <text:p>721</text:p>
          </table:table-cell>
          <table:table-cell office:value-type="time" office:time-value="PT12H00M17.991S">
            <text:p>12:00:17.99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710">
            <text:p>7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2">
            <text:p>722</text:p>
          </table:table-cell>
          <table:table-cell office:value-type="time" office:time-value="PT12H00M17.623S">
            <text:p>12:00:17.6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079">
            <text:p>10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3">
            <text:p>723</text:p>
          </table:table-cell>
          <table:table-cell office:value-type="time" office:time-value="PT12H00M17.793S">
            <text:p>12:00:17.7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914">
            <text:p>9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4">
            <text:p>724</text:p>
          </table:table-cell>
          <table:table-cell office:value-type="time" office:time-value="PT12H00M17.973S">
            <text:p>12:00:17.9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38">
            <text:p>7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5">
            <text:p>725</text:p>
          </table:table-cell>
          <table:table-cell office:value-type="time" office:time-value="PT12H00M17.983S">
            <text:p>12:00:17.98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733">
            <text:p>7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6">
            <text:p>726</text:p>
          </table:table-cell>
          <table:table-cell office:value-type="time" office:time-value="PT12H00M18.032S">
            <text:p>12:00:18.0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685">
            <text:p>6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7">
            <text:p>727</text:p>
          </table:table-cell>
          <table:table-cell office:value-type="time" office:time-value="PT12H00M18.123S">
            <text:p>12:00:18.1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97">
            <text:p>5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8">
            <text:p>728</text:p>
          </table:table-cell>
          <table:table-cell office:value-type="time" office:time-value="PT12H00M17.992S">
            <text:p>12:00:17.99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729">
            <text:p>7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9">
            <text:p>729</text:p>
          </table:table-cell>
          <table:table-cell office:value-type="time" office:time-value="PT12H00M17.278S">
            <text:p>12:00:17.2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473">
            <text:p>1473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730">
            <text:p>730</text:p>
          </table:table-cell>
          <table:table-cell office:value-type="time" office:time-value="PT12H00M11.849S">
            <text:p>12:00:11.85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6905">
            <text:p>6905</text:p>
          </table:table-cell>
          <table:table-cell office:value-type="string">
            <text:p>Success</text:p>
          </table:table-cell>
          <table:table-cell office:value-type="float" office:value="73253">
            <text:p>73253</text:p>
          </table:table-cell>
          <table:table-cell table:number-columns-repeated="1017"/>
        </table:table-row>
        <table:table-row table:style-name="ro1">
          <table:table-cell office:value-type="float" office:value="731">
            <text:p>731</text:p>
          </table:table-cell>
          <table:table-cell office:value-type="time" office:time-value="PT12H00M09.4S">
            <text:p>12:00:09.40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9361">
            <text:p>9361</text:p>
          </table:table-cell>
          <table:table-cell office:value-type="string">
            <text:p>Success</text:p>
          </table:table-cell>
          <table:table-cell office:value-type="float" office:value="73068">
            <text:p>73068</text:p>
          </table:table-cell>
          <table:table-cell table:number-columns-repeated="1017"/>
        </table:table-row>
        <table:table-row table:style-name="ro1">
          <table:table-cell office:value-type="float" office:value="732">
            <text:p>732</text:p>
          </table:table-cell>
          <table:table-cell office:value-type="time" office:time-value="PT12H00M18.025S">
            <text:p>12:00:18.0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741">
            <text:p>741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733">
            <text:p>733</text:p>
          </table:table-cell>
          <table:table-cell office:value-type="time" office:time-value="PT12H00M18.064S">
            <text:p>12:00:18.0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722">
            <text:p>7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4">
            <text:p>734</text:p>
          </table:table-cell>
          <table:table-cell office:value-type="time" office:time-value="PT12H00M09.405S">
            <text:p>12:00:09.4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9393">
            <text:p>9393</text:p>
          </table:table-cell>
          <table:table-cell office:value-type="string">
            <text:p>Success</text:p>
          </table:table-cell>
          <table:table-cell office:value-type="float" office:value="73253">
            <text:p>73253</text:p>
          </table:table-cell>
          <table:table-cell table:number-columns-repeated="1017"/>
        </table:table-row>
        <table:table-row table:style-name="ro1">
          <table:table-cell office:value-type="float" office:value="735">
            <text:p>735</text:p>
          </table:table-cell>
          <table:table-cell office:value-type="time" office:time-value="PT12H00M18.162S">
            <text:p>12:00:18.1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677">
            <text:p>677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736">
            <text:p>736</text:p>
          </table:table-cell>
          <table:table-cell office:value-type="time" office:time-value="PT12H00M18.073S">
            <text:p>12:00:18.0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425">
            <text:p>1425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737">
            <text:p>737</text:p>
          </table:table-cell>
          <table:table-cell office:value-type="time" office:time-value="PT12H00M09.092S">
            <text:p>12:00:09.0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0413">
            <text:p>10413</text:p>
          </table:table-cell>
          <table:table-cell office:value-type="string">
            <text:p>Success</text:p>
          </table:table-cell>
          <table:table-cell office:value-type="float" office:value="73253">
            <text:p>73253</text:p>
          </table:table-cell>
          <table:table-cell table:number-columns-repeated="1017"/>
        </table:table-row>
        <table:table-row table:style-name="ro1">
          <table:table-cell office:value-type="float" office:value="738">
            <text:p>738</text:p>
          </table:table-cell>
          <table:table-cell office:value-type="time" office:time-value="PT12H00M16.849S">
            <text:p>12:00:16.85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668">
            <text:p>266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39">
            <text:p>739</text:p>
          </table:table-cell>
          <table:table-cell office:value-type="time" office:time-value="PT12H00M17.897S">
            <text:p>12:00:17.9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645">
            <text:p>16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0">
            <text:p>740</text:p>
          </table:table-cell>
          <table:table-cell office:value-type="time" office:time-value="PT12H00M17.067S">
            <text:p>12:00:17.07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2487">
            <text:p>2487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41">
            <text:p>741</text:p>
          </table:table-cell>
          <table:table-cell office:value-type="time" office:time-value="PT12H00M14.855S">
            <text:p>12:00:14.8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4730">
            <text:p>4730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42">
            <text:p>742</text:p>
          </table:table-cell>
          <table:table-cell office:value-type="time" office:time-value="PT12H00M17.87S">
            <text:p>12:00:17.87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742">
            <text:p>17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3">
            <text:p>743</text:p>
          </table:table-cell>
          <table:table-cell office:value-type="time" office:time-value="PT12H00M16.41S">
            <text:p>12:00:16.4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210">
            <text:p>3210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44">
            <text:p>744</text:p>
          </table:table-cell>
          <table:table-cell office:value-type="time" office:time-value="PT12H00M17.874S">
            <text:p>12:00:17.87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748">
            <text:p>17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5">
            <text:p>745</text:p>
          </table:table-cell>
          <table:table-cell office:value-type="time" office:time-value="PT12H00M15.371S">
            <text:p>12:00:15.37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4253">
            <text:p>4253</text:p>
          </table:table-cell>
          <table:table-cell office:value-type="string">
            <text:p>Success</text:p>
          </table:table-cell>
          <table:table-cell office:value-type="float" office:value="73231">
            <text:p>73231</text:p>
          </table:table-cell>
          <table:table-cell table:number-columns-repeated="1017"/>
        </table:table-row>
        <table:table-row table:style-name="ro1">
          <table:table-cell office:value-type="float" office:value="746">
            <text:p>746</text:p>
          </table:table-cell>
          <table:table-cell office:value-type="time" office:time-value="PT12H00M14.737S">
            <text:p>12:00:14.74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4892">
            <text:p>4892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47">
            <text:p>747</text:p>
          </table:table-cell>
          <table:table-cell office:value-type="time" office:time-value="PT12H00M17.204S">
            <text:p>12:00:17.20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446">
            <text:p>2446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48">
            <text:p>748</text:p>
          </table:table-cell>
          <table:table-cell office:value-type="time" office:time-value="PT12H00M17.444S">
            <text:p>12:00:17.4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234">
            <text:p>2234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49">
            <text:p>749</text:p>
          </table:table-cell>
          <table:table-cell office:value-type="time" office:time-value="PT12H00M17.864S">
            <text:p>12:00:17.86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865">
            <text:p>18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0">
            <text:p>750</text:p>
          </table:table-cell>
          <table:table-cell office:value-type="time" office:time-value="PT12H00M17.835S">
            <text:p>12:00:17.84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896">
            <text:p>18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1">
            <text:p>751</text:p>
          </table:table-cell>
          <table:table-cell office:value-type="time" office:time-value="PT12H00M16.97S">
            <text:p>12:00:16.9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772">
            <text:p>2772</text:p>
          </table:table-cell>
          <table:table-cell office:value-type="string">
            <text:p>Success</text:p>
          </table:table-cell>
          <table:table-cell office:value-type="float" office:value="179213">
            <text:p>179213</text:p>
          </table:table-cell>
          <table:table-cell table:number-columns-repeated="1017"/>
        </table:table-row>
        <table:table-row table:style-name="ro1">
          <table:table-cell office:value-type="float" office:value="752">
            <text:p>752</text:p>
          </table:table-cell>
          <table:table-cell office:value-type="time" office:time-value="PT12H00M17.909S">
            <text:p>12:00:17.9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842">
            <text:p>1842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53">
            <text:p>753</text:p>
          </table:table-cell>
          <table:table-cell office:value-type="time" office:time-value="PT12H00M09.376S">
            <text:p>12:00:09.3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0377">
            <text:p>10377</text:p>
          </table:table-cell>
          <table:table-cell office:value-type="string">
            <text:p>Success</text:p>
          </table:table-cell>
          <table:table-cell office:value-type="float" office:value="73249">
            <text:p>73249</text:p>
          </table:table-cell>
          <table:table-cell table:number-columns-repeated="1017"/>
        </table:table-row>
        <table:table-row table:style-name="ro1">
          <table:table-cell office:value-type="float" office:value="754">
            <text:p>754</text:p>
          </table:table-cell>
          <table:table-cell office:value-type="time" office:time-value="PT12H00M15.089S">
            <text:p>12:00:15.09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4665">
            <text:p>4665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755">
            <text:p>755</text:p>
          </table:table-cell>
          <table:table-cell office:value-type="time" office:time-value="PT12H00M17.027S">
            <text:p>12:00:17.0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780">
            <text:p>2780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56">
            <text:p>756</text:p>
          </table:table-cell>
          <table:table-cell office:value-type="time" office:time-value="PT12H00M15.402S">
            <text:p>12:00:15.40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4419">
            <text:p>4419</text:p>
          </table:table-cell>
          <table:table-cell office:value-type="string">
            <text:p>Success</text:p>
          </table:table-cell>
          <table:table-cell office:value-type="float" office:value="73231">
            <text:p>73231</text:p>
          </table:table-cell>
          <table:table-cell table:number-columns-repeated="1017"/>
        </table:table-row>
        <table:table-row table:style-name="ro1">
          <table:table-cell office:value-type="float" office:value="757">
            <text:p>757</text:p>
          </table:table-cell>
          <table:table-cell office:value-type="time" office:time-value="PT12H00M17.813S">
            <text:p>12:00:17.8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019">
            <text:p>2019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58">
            <text:p>758</text:p>
          </table:table-cell>
          <table:table-cell office:value-type="time" office:time-value="PT12H00M11.598S">
            <text:p>12:00:11.60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8238">
            <text:p>8238</text:p>
          </table:table-cell>
          <table:table-cell office:value-type="string">
            <text:p>Success</text:p>
          </table:table-cell>
          <table:table-cell office:value-type="float" office:value="73253">
            <text:p>73253</text:p>
          </table:table-cell>
          <table:table-cell table:number-columns-repeated="1017"/>
        </table:table-row>
        <table:table-row table:style-name="ro1">
          <table:table-cell office:value-type="float" office:value="759">
            <text:p>759</text:p>
          </table:table-cell>
          <table:table-cell office:value-type="time" office:time-value="PT12H00M17.61S">
            <text:p>12:00:17.6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237">
            <text:p>2237</text:p>
          </table:table-cell>
          <table:table-cell office:value-type="string">
            <text:p>Success</text:p>
          </table:table-cell>
          <table:table-cell office:value-type="float" office:value="179213">
            <text:p>179213</text:p>
          </table:table-cell>
          <table:table-cell table:number-columns-repeated="1017"/>
        </table:table-row>
        <table:table-row table:style-name="ro1">
          <table:table-cell office:value-type="float" office:value="760">
            <text:p>760</text:p>
          </table:table-cell>
          <table:table-cell office:value-type="time" office:time-value="PT12H00M16.431S">
            <text:p>12:00:16.4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454">
            <text:p>3454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761">
            <text:p>761</text:p>
          </table:table-cell>
          <table:table-cell office:value-type="time" office:time-value="PT12H00M09.398S">
            <text:p>12:00:09.4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0509">
            <text:p>10509</text:p>
          </table:table-cell>
          <table:table-cell office:value-type="string">
            <text:p>Success</text:p>
          </table:table-cell>
          <table:table-cell office:value-type="float" office:value="73231">
            <text:p>73231</text:p>
          </table:table-cell>
          <table:table-cell table:number-columns-repeated="1017"/>
        </table:table-row>
        <table:table-row table:style-name="ro1">
          <table:table-cell office:value-type="float" office:value="762">
            <text:p>762</text:p>
          </table:table-cell>
          <table:table-cell office:value-type="time" office:time-value="PT12H00M11.736S">
            <text:p>12:00:11.7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8199">
            <text:p>8199</text:p>
          </table:table-cell>
          <table:table-cell office:value-type="string">
            <text:p>Success</text:p>
          </table:table-cell>
          <table:table-cell office:value-type="float" office:value="73253">
            <text:p>73253</text:p>
          </table:table-cell>
          <table:table-cell table:number-columns-repeated="1017"/>
        </table:table-row>
        <table:table-row table:style-name="ro1">
          <table:table-cell office:value-type="float" office:value="763">
            <text:p>763</text:p>
          </table:table-cell>
          <table:table-cell office:value-type="time" office:time-value="PT12H00M19.65S">
            <text:p>12:00:19.65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93">
            <text:p>2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4">
            <text:p>764</text:p>
          </table:table-cell>
          <table:table-cell office:value-type="time" office:time-value="PT12H00M14.811S">
            <text:p>12:00:14.81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5143">
            <text:p>5143</text:p>
          </table:table-cell>
          <table:table-cell office:value-type="string">
            <text:p>Success</text:p>
          </table:table-cell>
          <table:table-cell office:value-type="float" office:value="73231">
            <text:p>73231</text:p>
          </table:table-cell>
          <table:table-cell table:number-columns-repeated="1017"/>
        </table:table-row>
        <table:table-row table:style-name="ro1">
          <table:table-cell office:value-type="float" office:value="765">
            <text:p>765</text:p>
          </table:table-cell>
          <table:table-cell office:value-type="time" office:time-value="PT12H00M17.847S">
            <text:p>12:00:17.85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109">
            <text:p>21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6">
            <text:p>766</text:p>
          </table:table-cell>
          <table:table-cell office:value-type="time" office:time-value="PT12H00M17.865S">
            <text:p>12:00:17.87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094">
            <text:p>20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7">
            <text:p>767</text:p>
          </table:table-cell>
          <table:table-cell office:value-type="time" office:time-value="PT12H00M19.754S">
            <text:p>12:00:19.75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8">
            <text:p>768</text:p>
          </table:table-cell>
          <table:table-cell office:value-type="time" office:time-value="PT12H00M15.239S">
            <text:p>12:00:15.2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4738">
            <text:p>4738</text:p>
          </table:table-cell>
          <table:table-cell office:value-type="string">
            <text:p>Success</text:p>
          </table:table-cell>
          <table:table-cell office:value-type="float" office:value="53703">
            <text:p>53703</text:p>
          </table:table-cell>
          <table:table-cell table:number-columns-repeated="1017"/>
        </table:table-row>
        <table:table-row table:style-name="ro1">
          <table:table-cell office:value-type="float" office:value="769">
            <text:p>769</text:p>
          </table:table-cell>
          <table:table-cell office:value-type="time" office:time-value="PT12H00M17.817S">
            <text:p>12:00:17.82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173">
            <text:p>21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0">
            <text:p>770</text:p>
          </table:table-cell>
          <table:table-cell office:value-type="time" office:time-value="PT12H00M19.955S">
            <text:p>12:00:19.96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1">
            <text:p>771</text:p>
          </table:table-cell>
          <table:table-cell office:value-type="time" office:time-value="PT12H00M17.767S">
            <text:p>12:00:17.7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248">
            <text:p>22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2">
            <text:p>772</text:p>
          </table:table-cell>
          <table:table-cell office:value-type="time" office:time-value="PT12H00M17.793S">
            <text:p>12:00:17.79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227">
            <text:p>22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3">
            <text:p>773</text:p>
          </table:table-cell>
          <table:table-cell office:value-type="time" office:time-value="PT12H00M17.686S">
            <text:p>12:00:17.69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348">
            <text:p>23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4">
            <text:p>774</text:p>
          </table:table-cell>
          <table:table-cell office:value-type="time" office:time-value="PT12H00M17.692S">
            <text:p>12:00:17.69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343">
            <text:p>23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5">
            <text:p>775</text:p>
          </table:table-cell>
          <table:table-cell office:value-type="time" office:time-value="PT12H00M17.725S">
            <text:p>12:00:17.73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331">
            <text:p>23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6">
            <text:p>776</text:p>
          </table:table-cell>
          <table:table-cell office:value-type="time" office:time-value="PT12H00M17.752S">
            <text:p>12:00:17.7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315">
            <text:p>2315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77">
            <text:p>777</text:p>
          </table:table-cell>
          <table:table-cell office:value-type="time" office:time-value="PT12H00M17.554S">
            <text:p>12:00:17.55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584">
            <text:p>25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8">
            <text:p>778</text:p>
          </table:table-cell>
          <table:table-cell office:value-type="time" office:time-value="PT12H00M09.386S">
            <text:p>12:00:09.39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0794">
            <text:p>10794</text:p>
          </table:table-cell>
          <table:table-cell office:value-type="string">
            <text:p>Success</text:p>
          </table:table-cell>
          <table:table-cell office:value-type="float" office:value="73253">
            <text:p>73253</text:p>
          </table:table-cell>
          <table:table-cell table:number-columns-repeated="1017"/>
        </table:table-row>
        <table:table-row table:style-name="ro1">
          <table:table-cell office:value-type="float" office:value="779">
            <text:p>779</text:p>
          </table:table-cell>
          <table:table-cell office:value-type="time" office:time-value="PT12H00M17.75S">
            <text:p>12:00:17.7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436">
            <text:p>2436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80">
            <text:p>780</text:p>
          </table:table-cell>
          <table:table-cell office:value-type="time" office:time-value="PT12H00M17.388S">
            <text:p>12:00:17.3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807">
            <text:p>28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1">
            <text:p>781</text:p>
          </table:table-cell>
          <table:table-cell office:value-type="time" office:time-value="PT12H00M18.573S">
            <text:p>12:00:18.5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636">
            <text:p>1636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82">
            <text:p>782</text:p>
          </table:table-cell>
          <table:table-cell office:value-type="time" office:time-value="PT12H00M18.763S">
            <text:p>12:00:18.76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451">
            <text:p>1451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83">
            <text:p>783</text:p>
          </table:table-cell>
          <table:table-cell office:value-type="time" office:time-value="PT12H00M17.546S">
            <text:p>12:00:17.55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694">
            <text:p>26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4">
            <text:p>784</text:p>
          </table:table-cell>
          <table:table-cell office:value-type="time" office:time-value="PT12H00M17.81S">
            <text:p>12:00:17.8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439">
            <text:p>24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5">
            <text:p>785</text:p>
          </table:table-cell>
          <table:table-cell office:value-type="time" office:time-value="PT12H00M17.205S">
            <text:p>12:00:17.2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052">
            <text:p>3052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86">
            <text:p>786</text:p>
          </table:table-cell>
          <table:table-cell office:value-type="time" office:time-value="PT12H00M17.444S">
            <text:p>12:00:17.44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2820">
            <text:p>28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7">
            <text:p>787</text:p>
          </table:table-cell>
          <table:table-cell office:value-type="time" office:time-value="PT12H00M17.415S">
            <text:p>12:00:17.4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852">
            <text:p>28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8">
            <text:p>788</text:p>
          </table:table-cell>
          <table:table-cell office:value-type="time" office:time-value="PT12H00M20.035S">
            <text:p>12:00:20.04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33">
            <text:p>2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9">
            <text:p>789</text:p>
          </table:table-cell>
          <table:table-cell office:value-type="time" office:time-value="PT12H00M19.935S">
            <text:p>12:00:19.94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34">
            <text:p>3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0">
            <text:p>790</text:p>
          </table:table-cell>
          <table:table-cell office:value-type="time" office:time-value="PT12H00M17.577S">
            <text:p>12:00:17.58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709">
            <text:p>27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1">
            <text:p>791</text:p>
          </table:table-cell>
          <table:table-cell office:value-type="time" office:time-value="PT12H00M20.023S">
            <text:p>12:00:20.0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12">
            <text:p>3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2">
            <text:p>792</text:p>
          </table:table-cell>
          <table:table-cell office:value-type="time" office:time-value="PT12H00M17.561S">
            <text:p>12:00:17.5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789">
            <text:p>27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3">
            <text:p>793</text:p>
          </table:table-cell>
          <table:table-cell office:value-type="time" office:time-value="PT12H00M17.528S">
            <text:p>12:00:17.5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823">
            <text:p>28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4">
            <text:p>794</text:p>
          </table:table-cell>
          <table:table-cell office:value-type="time" office:time-value="PT12H00M16.399S">
            <text:p>12:00:16.40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977">
            <text:p>3977</text:p>
          </table:table-cell>
          <table:table-cell office:value-type="string">
            <text:p>Success</text:p>
          </table:table-cell>
          <table:table-cell office:value-type="float" office:value="77108">
            <text:p>77108</text:p>
          </table:table-cell>
          <table:table-cell table:number-columns-repeated="1017"/>
        </table:table-row>
        <table:table-row table:style-name="ro1">
          <table:table-cell office:value-type="float" office:value="795">
            <text:p>795</text:p>
          </table:table-cell>
          <table:table-cell office:value-type="time" office:time-value="PT12H00M19.99S">
            <text:p>12:00:19.99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401">
            <text:p>4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6">
            <text:p>796</text:p>
          </table:table-cell>
          <table:table-cell office:value-type="time" office:time-value="PT12H00M20.057S">
            <text:p>12:00:20.0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58">
            <text:p>3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7">
            <text:p>797</text:p>
          </table:table-cell>
          <table:table-cell office:value-type="time" office:time-value="PT12H00M20.015S">
            <text:p>12:00:20.02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462">
            <text:p>4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8">
            <text:p>798</text:p>
          </table:table-cell>
          <table:table-cell office:value-type="time" office:time-value="PT12H00M20.214S">
            <text:p>12:00:20.21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77">
            <text:p>2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9">
            <text:p>799</text:p>
          </table:table-cell>
          <table:table-cell office:value-type="time" office:time-value="PT12H00M20.034S">
            <text:p>12:00:20.03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483">
            <text:p>4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0">
            <text:p>800</text:p>
          </table:table-cell>
          <table:table-cell office:value-type="time" office:time-value="PT12H00M20.187S">
            <text:p>12:00:20.19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59">
            <text:p>3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1">
            <text:p>801</text:p>
          </table:table-cell>
          <table:table-cell office:value-type="time" office:time-value="PT12H00M20.24S">
            <text:p>12:00:20.2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312">
            <text:p>3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2">
            <text:p>802</text:p>
          </table:table-cell>
          <table:table-cell office:value-type="time" office:time-value="PT12H00M19.964S">
            <text:p>12:00:19.96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616">
            <text:p>6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3">
            <text:p>803</text:p>
          </table:table-cell>
          <table:table-cell office:value-type="time" office:time-value="PT12H00M20.14S">
            <text:p>12:00:20.1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448">
            <text:p>4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4">
            <text:p>804</text:p>
          </table:table-cell>
          <table:table-cell office:value-type="time" office:time-value="PT12H00M19.959S">
            <text:p>12:00:19.96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668">
            <text:p>6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5">
            <text:p>805</text:p>
          </table:table-cell>
          <table:table-cell office:value-type="time" office:time-value="PT12H00M20.015S">
            <text:p>12:00:20.0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24">
            <text:p>6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6">
            <text:p>806</text:p>
          </table:table-cell>
          <table:table-cell office:value-type="time" office:time-value="PT12H00M19.957S">
            <text:p>12:00:19.9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25">
            <text:p>7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7">
            <text:p>807</text:p>
          </table:table-cell>
          <table:table-cell office:value-type="time" office:time-value="PT12H00M20.491S">
            <text:p>12:00:20.49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8">
            <text:p>808</text:p>
          </table:table-cell>
          <table:table-cell office:value-type="time" office:time-value="PT12H00M20.068S">
            <text:p>12:00:20.07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626">
            <text:p>6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9">
            <text:p>809</text:p>
          </table:table-cell>
          <table:table-cell office:value-type="time" office:time-value="PT12H00M19.744S">
            <text:p>12:00:19.74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973">
            <text:p>9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0">
            <text:p>810</text:p>
          </table:table-cell>
          <table:table-cell office:value-type="time" office:time-value="PT12H00M19.623S">
            <text:p>12:00:19.6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106">
            <text:p>11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1">
            <text:p>811</text:p>
          </table:table-cell>
          <table:table-cell office:value-type="time" office:time-value="PT12H00M19.732S">
            <text:p>12:00:19.73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024">
            <text:p>10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2">
            <text:p>812</text:p>
          </table:table-cell>
          <table:table-cell office:value-type="time" office:time-value="PT12H00M19.944S">
            <text:p>12:00:19.94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813">
            <text:p>8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3">
            <text:p>813</text:p>
          </table:table-cell>
          <table:table-cell office:value-type="time" office:time-value="PT12H00M20.588S">
            <text:p>12:00:20.59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47">
            <text:p>2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4">
            <text:p>814</text:p>
          </table:table-cell>
          <table:table-cell office:value-type="time" office:time-value="PT12H00M19.542S">
            <text:p>12:00:19.5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297">
            <text:p>12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5">
            <text:p>815</text:p>
          </table:table-cell>
          <table:table-cell office:value-type="time" office:time-value="PT12H00M19.895S">
            <text:p>12:00:19.9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971">
            <text:p>9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6">
            <text:p>816</text:p>
          </table:table-cell>
          <table:table-cell office:value-type="time" office:time-value="PT12H00M19.73S">
            <text:p>12:00:19.7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143">
            <text:p>11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7">
            <text:p>817</text:p>
          </table:table-cell>
          <table:table-cell office:value-type="time" office:time-value="PT12H00M19.977S">
            <text:p>12:00:19.9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922">
            <text:p>9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8">
            <text:p>818</text:p>
          </table:table-cell>
          <table:table-cell office:value-type="time" office:time-value="PT12H00M19.614S">
            <text:p>12:00:19.6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309">
            <text:p>13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9">
            <text:p>819</text:p>
          </table:table-cell>
          <table:table-cell office:value-type="time" office:time-value="PT12H00M19.822S">
            <text:p>12:00:19.82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106">
            <text:p>11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0">
            <text:p>820</text:p>
          </table:table-cell>
          <table:table-cell office:value-type="time" office:time-value="PT12H00M19.84S">
            <text:p>12:00:19.84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105">
            <text:p>11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1">
            <text:p>821</text:p>
          </table:table-cell>
          <table:table-cell office:value-type="time" office:time-value="PT12H00M19.81S">
            <text:p>12:00:19.81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152">
            <text:p>11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2">
            <text:p>822</text:p>
          </table:table-cell>
          <table:table-cell office:value-type="time" office:time-value="PT12H00M18.702S">
            <text:p>12:00:18.7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267">
            <text:p>22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3">
            <text:p>823</text:p>
          </table:table-cell>
          <table:table-cell office:value-type="time" office:time-value="PT12H00M20.695S">
            <text:p>12:00:20.70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89">
            <text:p>2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4">
            <text:p>824</text:p>
          </table:table-cell>
          <table:table-cell office:value-type="time" office:time-value="PT12H00M19.753S">
            <text:p>12:00:19.75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237">
            <text:p>12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5">
            <text:p>825</text:p>
          </table:table-cell>
          <table:table-cell office:value-type="time" office:time-value="PT12H00M18.698S">
            <text:p>12:00:18.70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331">
            <text:p>23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6">
            <text:p>826</text:p>
          </table:table-cell>
          <table:table-cell office:value-type="time" office:time-value="PT12H00M18.718S">
            <text:p>12:00:18.72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311">
            <text:p>23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7">
            <text:p>827</text:p>
          </table:table-cell>
          <table:table-cell office:value-type="time" office:time-value="PT12H00M18.72S">
            <text:p>12:00:18.7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413">
            <text:p>24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8">
            <text:p>828</text:p>
          </table:table-cell>
          <table:table-cell office:value-type="time" office:time-value="PT12H00M19.678S">
            <text:p>12:00:19.68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455">
            <text:p>14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9">
            <text:p>829</text:p>
          </table:table-cell>
          <table:table-cell office:value-type="time" office:time-value="PT12H00M18.693S">
            <text:p>12:00:18.6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457">
            <text:p>24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0">
            <text:p>830</text:p>
          </table:table-cell>
          <table:table-cell office:value-type="time" office:time-value="PT12H00M19.629S">
            <text:p>12:00:19.63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534">
            <text:p>15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1">
            <text:p>831</text:p>
          </table:table-cell>
          <table:table-cell office:value-type="time" office:time-value="PT12H00M20.928S">
            <text:p>12:00:20.93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69">
            <text:p>2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2">
            <text:p>832</text:p>
          </table:table-cell>
          <table:table-cell office:value-type="time" office:time-value="PT12H00M19.621S">
            <text:p>12:00:19.6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625">
            <text:p>16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33">
            <text:p>833</text:p>
          </table:table-cell>
          <table:table-cell office:value-type="time" office:time-value="PT12H00M18.69S">
            <text:p>12:00:18.6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563">
            <text:p>25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4">
            <text:p>834</text:p>
          </table:table-cell>
          <table:table-cell office:value-type="time" office:time-value="PT12H00M21.134S">
            <text:p>12:00:21.1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5">
            <text:p>835</text:p>
          </table:table-cell>
          <table:table-cell office:value-type="time" office:time-value="PT12H00M18.712S">
            <text:p>12:00:18.7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580">
            <text:p>25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6">
            <text:p>836</text:p>
          </table:table-cell>
          <table:table-cell office:value-type="time" office:time-value="PT12H00M18.502S">
            <text:p>12:00:18.5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816">
            <text:p>28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7">
            <text:p>837</text:p>
          </table:table-cell>
          <table:table-cell office:value-type="time" office:time-value="PT12H00M19.587S">
            <text:p>12:00:19.59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736">
            <text:p>17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8">
            <text:p>838</text:p>
          </table:table-cell>
          <table:table-cell office:value-type="time" office:time-value="PT12H00M18.717S">
            <text:p>12:00:18.7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614">
            <text:p>26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9">
            <text:p>839</text:p>
          </table:table-cell>
          <table:table-cell office:value-type="time" office:time-value="PT12H00M19.555S">
            <text:p>12:00:19.56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804">
            <text:p>18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0">
            <text:p>840</text:p>
          </table:table-cell>
          <table:table-cell office:value-type="time" office:time-value="PT12H00M18.721S">
            <text:p>12:00:18.72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733">
            <text:p>27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1">
            <text:p>841</text:p>
          </table:table-cell>
          <table:table-cell office:value-type="time" office:time-value="PT12H00M21.327S">
            <text:p>12:00:21.3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2">
            <text:p>842</text:p>
          </table:table-cell>
          <table:table-cell office:value-type="time" office:time-value="PT12H00M19.518S">
            <text:p>12:00:19.52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957">
            <text:p>19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3">
            <text:p>843</text:p>
          </table:table-cell>
          <table:table-cell office:value-type="time" office:time-value="PT12H00M19.507S">
            <text:p>12:00:19.51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991">
            <text:p>19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4">
            <text:p>844</text:p>
          </table:table-cell>
          <table:table-cell office:value-type="time" office:time-value="PT12H00M18.799S">
            <text:p>12:00:18.80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712">
            <text:p>27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5">
            <text:p>845</text:p>
          </table:table-cell>
          <table:table-cell office:value-type="time" office:time-value="PT12H00M18.839S">
            <text:p>12:00:18.8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715">
            <text:p>27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6">
            <text:p>846</text:p>
          </table:table-cell>
          <table:table-cell office:value-type="time" office:time-value="PT12H00M19.5S">
            <text:p>12:00:19.5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067">
            <text:p>20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7">
            <text:p>847</text:p>
          </table:table-cell>
          <table:table-cell office:value-type="time" office:time-value="PT12H00M18.701S">
            <text:p>12:00:18.70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892">
            <text:p>28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8">
            <text:p>848</text:p>
          </table:table-cell>
          <table:table-cell office:value-type="time" office:time-value="PT12H00M18.754S">
            <text:p>12:00:18.75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868">
            <text:p>28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9">
            <text:p>849</text:p>
          </table:table-cell>
          <table:table-cell office:value-type="time" office:time-value="PT12H00M18.708S">
            <text:p>12:00:18.71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924">
            <text:p>29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0">
            <text:p>850</text:p>
          </table:table-cell>
          <table:table-cell office:value-type="time" office:time-value="PT12H00M18.703S">
            <text:p>12:00:18.70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935">
            <text:p>29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1">
            <text:p>851</text:p>
          </table:table-cell>
          <table:table-cell office:value-type="time" office:time-value="PT12H00M18.694S">
            <text:p>12:00:18.69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970">
            <text:p>29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2">
            <text:p>852</text:p>
          </table:table-cell>
          <table:table-cell office:value-type="time" office:time-value="PT12H00M18.753S">
            <text:p>12:00:18.7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923">
            <text:p>29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3">
            <text:p>853</text:p>
          </table:table-cell>
          <table:table-cell office:value-type="time" office:time-value="PT12H00M18.484S">
            <text:p>12:00:18.4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194">
            <text:p>31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4">
            <text:p>854</text:p>
          </table:table-cell>
          <table:table-cell office:value-type="time" office:time-value="PT12H00M18.768S">
            <text:p>12:00:18.7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948">
            <text:p>29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5">
            <text:p>855</text:p>
          </table:table-cell>
          <table:table-cell office:value-type="time" office:time-value="PT12H00M17.824S">
            <text:p>12:00:17.8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893">
            <text:p>38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6">
            <text:p>856</text:p>
          </table:table-cell>
          <table:table-cell office:value-type="time" office:time-value="PT12H00M18.518S">
            <text:p>12:00:18.5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260">
            <text:p>32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7">
            <text:p>857</text:p>
          </table:table-cell>
          <table:table-cell office:value-type="time" office:time-value="PT12H00M18.231S">
            <text:p>12:00:18.23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553">
            <text:p>35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8">
            <text:p>858</text:p>
          </table:table-cell>
          <table:table-cell office:value-type="time" office:time-value="PT12H00M18.411S">
            <text:p>12:00:18.41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398">
            <text:p>33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9">
            <text:p>859</text:p>
          </table:table-cell>
          <table:table-cell office:value-type="time" office:time-value="PT12H00M18.529S">
            <text:p>12:00:18.5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296">
            <text:p>32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0">
            <text:p>860</text:p>
          </table:table-cell>
          <table:table-cell office:value-type="time" office:time-value="PT12H00M18.437S">
            <text:p>12:00:18.44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396">
            <text:p>33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1">
            <text:p>861</text:p>
          </table:table-cell>
          <table:table-cell office:value-type="time" office:time-value="PT12H00M18.176S">
            <text:p>12:00:18.1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665">
            <text:p>36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2">
            <text:p>862</text:p>
          </table:table-cell>
          <table:table-cell office:value-type="time" office:time-value="PT12H00M17.914S">
            <text:p>12:00:17.9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960">
            <text:p>39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3">
            <text:p>863</text:p>
          </table:table-cell>
          <table:table-cell office:value-type="time" office:time-value="PT12H00M21.624S">
            <text:p>12:00:21.62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68">
            <text:p>2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4">
            <text:p>864</text:p>
          </table:table-cell>
          <table:table-cell office:value-type="time" office:time-value="PT12H00M17.569S">
            <text:p>12:00:17.5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345">
            <text:p>43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5">
            <text:p>865</text:p>
          </table:table-cell>
          <table:table-cell office:value-type="time" office:time-value="PT12H00M21.68S">
            <text:p>12:00:21.6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58">
            <text:p>2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6">
            <text:p>866</text:p>
          </table:table-cell>
          <table:table-cell office:value-type="time" office:time-value="PT12H00M21.512S">
            <text:p>12:00:21.5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57">
            <text:p>4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7">
            <text:p>867</text:p>
          </table:table-cell>
          <table:table-cell office:value-type="time" office:time-value="PT12H00M21.555S">
            <text:p>12:00:21.5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21">
            <text:p>4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8">
            <text:p>868</text:p>
          </table:table-cell>
          <table:table-cell office:value-type="time" office:time-value="PT12H00M21.81S">
            <text:p>12:00:21.8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69">
            <text:p>16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69">
            <text:p>869</text:p>
          </table:table-cell>
          <table:table-cell office:value-type="time" office:time-value="PT12H00M21.568S">
            <text:p>12:00:21.5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21">
            <text:p>4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0">
            <text:p>870</text:p>
          </table:table-cell>
          <table:table-cell office:value-type="time" office:time-value="PT12H00M21.875S">
            <text:p>12:00:21.8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91">
            <text:p>1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1">
            <text:p>871</text:p>
          </table:table-cell>
          <table:table-cell office:value-type="time" office:time-value="PT12H00M21.677S">
            <text:p>12:00:21.6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98">
            <text:p>3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2">
            <text:p>872</text:p>
          </table:table-cell>
          <table:table-cell office:value-type="time" office:time-value="PT12H00M21.499S">
            <text:p>12:00:21.5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620">
            <text:p>6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3">
            <text:p>873</text:p>
          </table:table-cell>
          <table:table-cell office:value-type="time" office:time-value="PT12H00M21.477S">
            <text:p>12:00:21.48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645">
            <text:p>6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4">
            <text:p>874</text:p>
          </table:table-cell>
          <table:table-cell office:value-type="time" office:time-value="PT12H00M21.915S">
            <text:p>12:00:21.9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10">
            <text:p>2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5">
            <text:p>875</text:p>
          </table:table-cell>
          <table:table-cell office:value-type="time" office:time-value="PT12H00M21.455S">
            <text:p>12:00:21.4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715">
            <text:p>7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6">
            <text:p>876</text:p>
          </table:table-cell>
          <table:table-cell office:value-type="time" office:time-value="PT12H00M21.938S">
            <text:p>12:00:21.9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72">
            <text:p>2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7">
            <text:p>877</text:p>
          </table:table-cell>
          <table:table-cell office:value-type="time" office:time-value="PT12H00M21.361S">
            <text:p>12:00:21.36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849">
            <text:p>8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8">
            <text:p>878</text:p>
          </table:table-cell>
          <table:table-cell office:value-type="time" office:time-value="PT12H00M21.319S">
            <text:p>12:00:21.3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897">
            <text:p>8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9">
            <text:p>879</text:p>
          </table:table-cell>
          <table:table-cell office:value-type="time" office:time-value="PT12H00M21.254S">
            <text:p>12:00:21.2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986">
            <text:p>9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0">
            <text:p>880</text:p>
          </table:table-cell>
          <table:table-cell office:value-type="time" office:time-value="PT12H00M21.246S">
            <text:p>12:00:21.25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019">
            <text:p>10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81">
            <text:p>881</text:p>
          </table:table-cell>
          <table:table-cell office:value-type="time" office:time-value="PT12H00M21.292S">
            <text:p>12:00:21.29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08">
            <text:p>10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2">
            <text:p>882</text:p>
          </table:table-cell>
          <table:table-cell office:value-type="time" office:time-value="PT12H00M22.212S">
            <text:p>12:00:22.2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3">
            <text:p>883</text:p>
          </table:table-cell>
          <table:table-cell office:value-type="time" office:time-value="PT12H00M21.151S">
            <text:p>12:00:21.1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196">
            <text:p>11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4">
            <text:p>884</text:p>
          </table:table-cell>
          <table:table-cell office:value-type="time" office:time-value="PT12H00M22.217S">
            <text:p>12:00:22.2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5">
            <text:p>885</text:p>
          </table:table-cell>
          <table:table-cell office:value-type="time" office:time-value="PT12H00M21.165S">
            <text:p>12:00:21.17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262">
            <text:p>12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6">
            <text:p>886</text:p>
          </table:table-cell>
          <table:table-cell office:value-type="time" office:time-value="PT12H00M20.963S">
            <text:p>12:00:20.9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472">
            <text:p>14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7">
            <text:p>887</text:p>
          </table:table-cell>
          <table:table-cell office:value-type="time" office:time-value="PT12H00M21.134S">
            <text:p>12:00:21.1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313">
            <text:p>13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8">
            <text:p>888</text:p>
          </table:table-cell>
          <table:table-cell office:value-type="time" office:time-value="PT12H00M20.718S">
            <text:p>12:00:20.7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759">
            <text:p>17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9">
            <text:p>889</text:p>
          </table:table-cell>
          <table:table-cell office:value-type="time" office:time-value="PT12H00M20.945S">
            <text:p>12:00:20.95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555">
            <text:p>15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0">
            <text:p>890</text:p>
          </table:table-cell>
          <table:table-cell office:value-type="time" office:time-value="PT12H00M20.839S">
            <text:p>12:00:20.8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664">
            <text:p>16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1">
            <text:p>891</text:p>
          </table:table-cell>
          <table:table-cell office:value-type="time" office:time-value="PT12H00M20.991S">
            <text:p>12:00:20.9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522">
            <text:p>15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2">
            <text:p>892</text:p>
          </table:table-cell>
          <table:table-cell office:value-type="time" office:time-value="PT12H00M20.901S">
            <text:p>12:00:20.90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624">
            <text:p>16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3">
            <text:p>893</text:p>
          </table:table-cell>
          <table:table-cell office:value-type="time" office:time-value="PT12H00M20.867S">
            <text:p>12:00:20.8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670">
            <text:p>16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4">
            <text:p>894</text:p>
          </table:table-cell>
          <table:table-cell office:value-type="time" office:time-value="PT12H00M20.835S">
            <text:p>12:00:20.8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723">
            <text:p>17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5">
            <text:p>895</text:p>
          </table:table-cell>
          <table:table-cell office:value-type="time" office:time-value="PT12H00M20.58S">
            <text:p>12:00:20.58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015">
            <text:p>20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6">
            <text:p>896</text:p>
          </table:table-cell>
          <table:table-cell office:value-type="time" office:time-value="PT12H00M20.353S">
            <text:p>12:00:20.35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255">
            <text:p>22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7">
            <text:p>897</text:p>
          </table:table-cell>
          <table:table-cell office:value-type="time" office:time-value="PT12H00M20.64S">
            <text:p>12:00:20.6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037">
            <text:p>20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8">
            <text:p>898</text:p>
          </table:table-cell>
          <table:table-cell office:value-type="time" office:time-value="PT12H00M20.248S">
            <text:p>12:00:20.25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442">
            <text:p>24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9">
            <text:p>899</text:p>
          </table:table-cell>
          <table:table-cell office:value-type="time" office:time-value="PT12H00M20.548S">
            <text:p>12:00:20.5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160">
            <text:p>21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0">
            <text:p>900</text:p>
          </table:table-cell>
          <table:table-cell office:value-type="time" office:time-value="PT12H00M20.27S">
            <text:p>12:00:20.27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454">
            <text:p>24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1">
            <text:p>901</text:p>
          </table:table-cell>
          <table:table-cell office:value-type="time" office:time-value="PT12H00M20.258S">
            <text:p>12:00:20.26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476">
            <text:p>24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2">
            <text:p>902</text:p>
          </table:table-cell>
          <table:table-cell office:value-type="time" office:time-value="PT12H00M20.209S">
            <text:p>12:00:20.21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586">
            <text:p>25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3">
            <text:p>903</text:p>
          </table:table-cell>
          <table:table-cell office:value-type="time" office:time-value="PT12H00M22.447S">
            <text:p>12:00:22.45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55">
            <text:p>3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4">
            <text:p>904</text:p>
          </table:table-cell>
          <table:table-cell office:value-type="time" office:time-value="PT12H00M22.537S">
            <text:p>12:00:22.5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83">
            <text:p>2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5">
            <text:p>905</text:p>
          </table:table-cell>
          <table:table-cell office:value-type="time" office:time-value="PT12H00M22.596S">
            <text:p>12:00:22.60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06">
            <text:p>906</text:p>
          </table:table-cell>
          <table:table-cell office:value-type="time" office:time-value="PT12H00M22.56S">
            <text:p>12:00:22.56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67">
            <text:p>26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07">
            <text:p>907</text:p>
          </table:table-cell>
          <table:table-cell office:value-type="time" office:time-value="PT12H00M22.395S">
            <text:p>12:00:22.4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60">
            <text:p>46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08">
            <text:p>908</text:p>
          </table:table-cell>
          <table:table-cell office:value-type="time" office:time-value="PT12H00M22.504S">
            <text:p>12:00:22.5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70">
            <text:p>3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9">
            <text:p>909</text:p>
          </table:table-cell>
          <table:table-cell office:value-type="time" office:time-value="PT12H00M22.267S">
            <text:p>12:00:22.2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20">
            <text:p>6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10">
            <text:p>910</text:p>
          </table:table-cell>
          <table:table-cell office:value-type="time" office:time-value="PT12H00M22.3S">
            <text:p>12:00:22.3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06">
            <text:p>60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11">
            <text:p>911</text:p>
          </table:table-cell>
          <table:table-cell office:value-type="time" office:time-value="PT12H00M22.242S">
            <text:p>12:00:22.2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667">
            <text:p>6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2">
            <text:p>912</text:p>
          </table:table-cell>
          <table:table-cell office:value-type="time" office:time-value="PT12H00M22.311S">
            <text:p>12:00:22.3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609">
            <text:p>60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13">
            <text:p>913</text:p>
          </table:table-cell>
          <table:table-cell office:value-type="time" office:time-value="PT12H00M22.348S">
            <text:p>12:00:22.35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36">
            <text:p>6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4">
            <text:p>914</text:p>
          </table:table-cell>
          <table:table-cell office:value-type="time" office:time-value="PT12H00M22.075S">
            <text:p>12:00:22.0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58">
            <text:p>9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5">
            <text:p>915</text:p>
          </table:table-cell>
          <table:table-cell office:value-type="time" office:time-value="PT12H00M22.171S">
            <text:p>12:00:22.17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898">
            <text:p>8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6">
            <text:p>916</text:p>
          </table:table-cell>
          <table:table-cell office:value-type="time" office:time-value="PT12H00M22.984S">
            <text:p>12:00:22.9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17">
            <text:p>917</text:p>
          </table:table-cell>
          <table:table-cell office:value-type="time" office:time-value="PT12H00M22.125S">
            <text:p>12:00:22.13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53">
            <text:p>9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18">
            <text:p>918</text:p>
          </table:table-cell>
          <table:table-cell office:value-type="time" office:time-value="PT12H00M21.978S">
            <text:p>12:00:21.9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104">
            <text:p>11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9">
            <text:p>919</text:p>
          </table:table-cell>
          <table:table-cell office:value-type="time" office:time-value="PT12H00M21.989S">
            <text:p>12:00:21.9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120">
            <text:p>11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0">
            <text:p>920</text:p>
          </table:table-cell>
          <table:table-cell office:value-type="time" office:time-value="PT12H00M22.067S">
            <text:p>12:00:22.0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042">
            <text:p>10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21">
            <text:p>921</text:p>
          </table:table-cell>
          <table:table-cell office:value-type="time" office:time-value="PT12H00M21.834S">
            <text:p>12:00:21.8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315">
            <text:p>13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2">
            <text:p>922</text:p>
          </table:table-cell>
          <table:table-cell office:value-type="time" office:time-value="PT12H00M23.034S">
            <text:p>12:00:23.03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3">
            <text:p>923</text:p>
          </table:table-cell>
          <table:table-cell office:value-type="time" office:time-value="PT12H00M21.716S">
            <text:p>12:00:21.7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454">
            <text:p>14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4">
            <text:p>924</text:p>
          </table:table-cell>
          <table:table-cell office:value-type="time" office:time-value="PT12H00M21.827S">
            <text:p>12:00:21.83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345">
            <text:p>134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25">
            <text:p>925</text:p>
          </table:table-cell>
          <table:table-cell office:value-type="time" office:time-value="PT12H00M22.909S">
            <text:p>12:00:22.9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98">
            <text:p>29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26">
            <text:p>926</text:p>
          </table:table-cell>
          <table:table-cell office:value-type="time" office:time-value="PT12H00M22.876S">
            <text:p>12:00:22.8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41">
            <text:p>4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27">
            <text:p>927</text:p>
          </table:table-cell>
          <table:table-cell office:value-type="time" office:time-value="PT12H00M22.888S">
            <text:p>12:00:22.8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446">
            <text:p>4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28">
            <text:p>928</text:p>
          </table:table-cell>
          <table:table-cell office:value-type="time" office:time-value="PT12H00M22.802S">
            <text:p>12:00:22.8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36">
            <text:p>53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29">
            <text:p>929</text:p>
          </table:table-cell>
          <table:table-cell office:value-type="time" office:time-value="PT12H00M22.821S">
            <text:p>12:00:22.82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518">
            <text:p>51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30">
            <text:p>930</text:p>
          </table:table-cell>
          <table:table-cell office:value-type="time" office:time-value="PT12H00M22.796S">
            <text:p>12:00:22.8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68">
            <text:p>5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1">
            <text:p>931</text:p>
          </table:table-cell>
          <table:table-cell office:value-type="time" office:time-value="PT12H00M22.821S">
            <text:p>12:00:22.8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58">
            <text:p>5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2">
            <text:p>932</text:p>
          </table:table-cell>
          <table:table-cell office:value-type="time" office:time-value="PT12H00M22.734S">
            <text:p>12:00:22.7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654">
            <text:p>6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3">
            <text:p>933</text:p>
          </table:table-cell>
          <table:table-cell office:value-type="time" office:time-value="PT12H00M23.159S">
            <text:p>12:00:23.1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38">
            <text:p>23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34">
            <text:p>934</text:p>
          </table:table-cell>
          <table:table-cell office:value-type="time" office:time-value="PT12H00M22.678S">
            <text:p>12:00:22.6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23">
            <text:p>7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5">
            <text:p>935</text:p>
          </table:table-cell>
          <table:table-cell office:value-type="time" office:time-value="PT12H00M23.172S">
            <text:p>12:00:23.1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33">
            <text:p>23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36">
            <text:p>936</text:p>
          </table:table-cell>
          <table:table-cell office:value-type="time" office:time-value="PT12H00M23.082S">
            <text:p>12:00:23.0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568">
            <text:p>5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7">
            <text:p>937</text:p>
          </table:table-cell>
          <table:table-cell office:value-type="time" office:time-value="PT12H00M23.079S">
            <text:p>12:00:23.0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72">
            <text:p>57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38">
            <text:p>938</text:p>
          </table:table-cell>
          <table:table-cell office:value-type="time" office:time-value="PT12H00M23.111S">
            <text:p>12:00:23.1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41">
            <text:p>5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9">
            <text:p>939</text:p>
          </table:table-cell>
          <table:table-cell office:value-type="time" office:time-value="PT12H00M23.17S">
            <text:p>12:00:23.1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488">
            <text:p>4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0">
            <text:p>940</text:p>
          </table:table-cell>
          <table:table-cell office:value-type="time" office:time-value="PT12H00M23.07S">
            <text:p>12:00:23.0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635">
            <text:p>6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41">
            <text:p>941</text:p>
          </table:table-cell>
          <table:table-cell office:value-type="time" office:time-value="PT12H00M23.401S">
            <text:p>12:00:23.4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43">
            <text:p>3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42">
            <text:p>942</text:p>
          </table:table-cell>
          <table:table-cell office:value-type="time" office:time-value="PT12H00M23.334S">
            <text:p>12:00:23.3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417">
            <text:p>4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43">
            <text:p>943</text:p>
          </table:table-cell>
          <table:table-cell office:value-type="time" office:time-value="PT12H00M23.379S">
            <text:p>12:00:23.3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14">
            <text:p>4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44">
            <text:p>944</text:p>
          </table:table-cell>
          <table:table-cell office:value-type="time" office:time-value="PT12H00M23.658S">
            <text:p>12:00:23.6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5">
            <text:p>945</text:p>
          </table:table-cell>
          <table:table-cell office:value-type="time" office:time-value="PT12H00M23.649S">
            <text:p>12:00:23.6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82">
            <text:p>18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46">
            <text:p>946</text:p>
          </table:table-cell>
          <table:table-cell office:value-type="time" office:time-value="PT12H00M23.652S">
            <text:p>12:00:23.6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94">
            <text:p>19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47">
            <text:p>947</text:p>
          </table:table-cell>
          <table:table-cell office:value-type="time" office:time-value="PT12H00M23.802S">
            <text:p>12:00:23.8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48">
            <text:p>948</text:p>
          </table:table-cell>
          <table:table-cell office:value-type="time" office:time-value="PT12H00M14.811S">
            <text:p>12:00:14.81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0994">
            <text:p>10994</text:p>
          </table:table-cell>
          <table:table-cell office:value-type="string">
            <text:p>Success</text:p>
          </table:table-cell>
          <table:table-cell office:value-type="float" office:value="73253">
            <text:p>73253</text:p>
          </table:table-cell>
          <table:table-cell table:number-columns-repeated="1017"/>
        </table:table-row>
        <table:table-row table:style-name="ro1">
          <table:table-cell office:value-type="float" office:value="949">
            <text:p>949</text:p>
          </table:table-cell>
          <table:table-cell office:value-type="time" office:time-value="PT12H00M08.33S">
            <text:p>12:00:08.33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7477">
            <text:p>17477</text:p>
          </table:table-cell>
          <table:table-cell office:value-type="string">
            <text:p>Success</text:p>
          </table:table-cell>
          <table:table-cell office:value-type="float" office:value="73253">
            <text:p>73253</text:p>
          </table:table-cell>
          <table:table-cell table:number-columns-repeated="1017"/>
        </table:table-row>
        <table:table-row table:style-name="ro1">
          <table:table-cell office:value-type="float" office:value="950">
            <text:p>950</text:p>
          </table:table-cell>
          <table:table-cell office:value-type="time" office:time-value="PT12H00M19.833S">
            <text:p>12:00:19.8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996">
            <text:p>5996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951">
            <text:p>951</text:p>
          </table:table-cell>
          <table:table-cell office:value-type="time" office:time-value="PT12H00M25.807S">
            <text:p>12:00:25.81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2">
            <text:p>952</text:p>
          </table:table-cell>
          <table:table-cell office:value-type="time" office:time-value="PT12H00M25.83S">
            <text:p>12:00:25.8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3">
            <text:p>953</text:p>
          </table:table-cell>
          <table:table-cell office:value-type="time" office:time-value="PT12H00M25.833S">
            <text:p>12:00:25.83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4">
            <text:p>954</text:p>
          </table:table-cell>
          <table:table-cell office:value-type="time" office:time-value="PT12H00M25.854S">
            <text:p>12:00:25.8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5">
            <text:p>955</text:p>
          </table:table-cell>
          <table:table-cell office:value-type="time" office:time-value="PT12H00M25.91S">
            <text:p>12:00:25.9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6">
            <text:p>956</text:p>
          </table:table-cell>
          <table:table-cell office:value-type="time" office:time-value="PT12H00M25.962S">
            <text:p>12:00:25.96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7">
            <text:p>957</text:p>
          </table:table-cell>
          <table:table-cell office:value-type="time" office:time-value="PT12H00M26.006S">
            <text:p>12:00:26.0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58">
            <text:p>958</text:p>
          </table:table-cell>
          <table:table-cell office:value-type="time" office:time-value="PT12H00M20.758S">
            <text:p>12:00:20.76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3563">
            <text:p>13563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959">
            <text:p>959</text:p>
          </table:table-cell>
          <table:table-cell office:value-type="time" office:time-value="PT12H00M20.985S">
            <text:p>12:00:20.9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3341">
            <text:p>13341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960">
            <text:p>960</text:p>
          </table:table-cell>
          <table:table-cell office:value-type="time" office:time-value="PT12H00M22.478S">
            <text:p>12:00:22.4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1905">
            <text:p>11905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961">
            <text:p>961</text:p>
          </table:table-cell>
          <table:table-cell office:value-type="time" office:time-value="PT12H00M21.463S">
            <text:p>12:00:21.46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2921">
            <text:p>12921</text:p>
          </table:table-cell>
          <table:table-cell office:value-type="string">
            <text:p>Success</text:p>
          </table:table-cell>
          <table:table-cell office:value-type="float" office:value="19445">
            <text:p>19445</text:p>
          </table:table-cell>
          <table:table-cell table:number-columns-repeated="1017"/>
        </table:table-row>
        <table:table-row table:style-name="ro1">
          <table:table-cell office:value-type="float" office:value="962">
            <text:p>962</text:p>
          </table:table-cell>
          <table:table-cell office:value-type="time" office:time-value="PT12H00M23.364S">
            <text:p>12:00:23.3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1052">
            <text:p>11052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963">
            <text:p>963</text:p>
          </table:table-cell>
          <table:table-cell office:value-type="time" office:time-value="PT12H00M22.122S">
            <text:p>12:00:22.12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2311">
            <text:p>12311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964">
            <text:p>964</text:p>
          </table:table-cell>
          <table:table-cell office:value-type="time" office:time-value="PT12H00M23.388S">
            <text:p>12:00:23.3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1054">
            <text:p>11054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965">
            <text:p>965</text:p>
          </table:table-cell>
          <table:table-cell office:value-type="time" office:time-value="PT12H00M21.664S">
            <text:p>12:00:21.66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2794">
            <text:p>12794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966">
            <text:p>966</text:p>
          </table:table-cell>
          <table:table-cell office:value-type="time" office:time-value="PT12H00M22.427S">
            <text:p>12:00:22.43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2037">
            <text:p>12037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967">
            <text:p>967</text:p>
          </table:table-cell>
          <table:table-cell office:value-type="time" office:time-value="PT12H00M19.848S">
            <text:p>12:00:19.8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4617">
            <text:p>14617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968">
            <text:p>968</text:p>
          </table:table-cell>
          <table:table-cell office:value-type="time" office:time-value="PT12H00M18.567S">
            <text:p>12:00:18.57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5902">
            <text:p>15902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969">
            <text:p>969</text:p>
          </table:table-cell>
          <table:table-cell office:value-type="time" office:time-value="PT12H00M22.437S">
            <text:p>12:00:22.4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2034">
            <text:p>12034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970">
            <text:p>970</text:p>
          </table:table-cell>
          <table:table-cell office:value-type="time" office:time-value="PT12H00M22.708S">
            <text:p>12:00:22.7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1776">
            <text:p>11776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971">
            <text:p>971</text:p>
          </table:table-cell>
          <table:table-cell office:value-type="time" office:time-value="PT12H00M34.327S">
            <text:p>12:00:34.3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2">
            <text:p>972</text:p>
          </table:table-cell>
          <table:table-cell office:value-type="time" office:time-value="PT12H00M34.322S">
            <text:p>12:00:34.32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3">
            <text:p>973</text:p>
          </table:table-cell>
          <table:table-cell office:value-type="time" office:time-value="PT12H00M34.419S">
            <text:p>12:00:34.4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4">
            <text:p>974</text:p>
          </table:table-cell>
          <table:table-cell office:value-type="time" office:time-value="PT12H00M17.58S">
            <text:p>12:00:17.58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6922">
            <text:p>16922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975">
            <text:p>975</text:p>
          </table:table-cell>
          <table:table-cell office:value-type="time" office:time-value="PT12H00M18.193S">
            <text:p>12:00:18.19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6326">
            <text:p>16326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976">
            <text:p>976</text:p>
          </table:table-cell>
          <table:table-cell office:value-type="time" office:time-value="PT12H00M17.805S">
            <text:p>12:00:17.8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6724">
            <text:p>16724</text:p>
          </table:table-cell>
          <table:table-cell office:value-type="string">
            <text:p>Success</text:p>
          </table:table-cell>
          <table:table-cell office:value-type="float" office:value="41428">
            <text:p>41428</text:p>
          </table:table-cell>
          <table:table-cell table:number-columns-repeated="1017"/>
        </table:table-row>
        <table:table-row table:style-name="ro1">
          <table:table-cell office:value-type="float" office:value="977">
            <text:p>977</text:p>
          </table:table-cell>
          <table:table-cell office:value-type="time" office:time-value="PT12H00M34.459S">
            <text:p>12:00:34.46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8">
            <text:p>978</text:p>
          </table:table-cell>
          <table:table-cell office:value-type="time" office:time-value="PT12H00M21.255S">
            <text:p>12:00:21.2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3289">
            <text:p>13289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979">
            <text:p>979</text:p>
          </table:table-cell>
          <table:table-cell office:value-type="time" office:time-value="PT12H00M22.212S">
            <text:p>12:00:22.21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2335">
            <text:p>12335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980">
            <text:p>980</text:p>
          </table:table-cell>
          <table:table-cell office:value-type="time" office:time-value="PT12H00M34.465S">
            <text:p>12:00:34.47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1">
            <text:p>981</text:p>
          </table:table-cell>
          <table:table-cell office:value-type="time" office:time-value="PT12H00M23.751S">
            <text:p>12:00:23.7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0816">
            <text:p>10816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982">
            <text:p>982</text:p>
          </table:table-cell>
          <table:table-cell office:value-type="time" office:time-value="PT12H00M34.545S">
            <text:p>12:00:34.55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3">
            <text:p>983</text:p>
          </table:table-cell>
          <table:table-cell office:value-type="time" office:time-value="PT12H00M34.472S">
            <text:p>12:00:34.4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4">
            <text:p>984</text:p>
          </table:table-cell>
          <table:table-cell office:value-type="time" office:time-value="PT12H00M20.684S">
            <text:p>12:00:20.68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3901">
            <text:p>13901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985">
            <text:p>985</text:p>
          </table:table-cell>
          <table:table-cell office:value-type="time" office:time-value="PT12H00M34.497S">
            <text:p>12:00:34.50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6">
            <text:p>986</text:p>
          </table:table-cell>
          <table:table-cell office:value-type="time" office:time-value="PT12H00M34.519S">
            <text:p>12:00:34.5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7">
            <text:p>987</text:p>
          </table:table-cell>
          <table:table-cell office:value-type="time" office:time-value="PT12H00M34.53S">
            <text:p>12:00:34.5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8">
            <text:p>988</text:p>
          </table:table-cell>
          <table:table-cell office:value-type="time" office:time-value="PT12H00M34.485S">
            <text:p>12:00:34.4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78">
            <text:p>1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9">
            <text:p>989</text:p>
          </table:table-cell>
          <table:table-cell office:value-type="time" office:time-value="PT12H00M34.503S">
            <text:p>12:00:34.50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71">
            <text:p>1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0">
            <text:p>990</text:p>
          </table:table-cell>
          <table:table-cell office:value-type="time" office:time-value="PT12H00M34.443S">
            <text:p>12:00:34.4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35">
            <text:p>2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1">
            <text:p>991</text:p>
          </table:table-cell>
          <table:table-cell office:value-type="time" office:time-value="PT12H00M34.434S">
            <text:p>12:00:34.43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56">
            <text:p>2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2">
            <text:p>992</text:p>
          </table:table-cell>
          <table:table-cell office:value-type="time" office:time-value="PT12H00M34.47S">
            <text:p>12:00:34.47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30">
            <text:p>2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3">
            <text:p>993</text:p>
          </table:table-cell>
          <table:table-cell office:value-type="time" office:time-value="PT12H00M34.384S">
            <text:p>12:00:34.3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25">
            <text:p>3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4">
            <text:p>994</text:p>
          </table:table-cell>
          <table:table-cell office:value-type="time" office:time-value="PT12H00M34.584S">
            <text:p>12:00:34.58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5">
            <text:p>995</text:p>
          </table:table-cell>
          <table:table-cell office:value-type="time" office:time-value="PT12H00M34.466S">
            <text:p>12:00:34.4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04">
            <text:p>3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6">
            <text:p>996</text:p>
          </table:table-cell>
          <table:table-cell office:value-type="time" office:time-value="PT12H00M34.385S">
            <text:p>12:00:34.39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90">
            <text:p>3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7">
            <text:p>997</text:p>
          </table:table-cell>
          <table:table-cell office:value-type="time" office:time-value="PT12H00M34.675S">
            <text:p>12:00:34.68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8">
            <text:p>998</text:p>
          </table:table-cell>
          <table:table-cell office:value-type="time" office:time-value="PT12H00M34.561S">
            <text:p>12:00:34.56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72">
            <text:p>2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9">
            <text:p>999</text:p>
          </table:table-cell>
          <table:table-cell office:value-type="time" office:time-value="PT12H00M34.691S">
            <text:p>12:00:34.69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time" office:time-value="PT12H00M34.62S">
            <text:p>12:00:34.6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47">
            <text:p>2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1">
            <text:p>1001</text:p>
          </table:table-cell>
          <table:table-cell office:value-type="time" office:time-value="PT12H00M34.625S">
            <text:p>12:00:34.6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42">
            <text:p>2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2">
            <text:p>1002</text:p>
          </table:table-cell>
          <table:table-cell office:value-type="time" office:time-value="PT12H00M34.584S">
            <text:p>12:00:34.58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287">
            <text:p>2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3">
            <text:p>1003</text:p>
          </table:table-cell>
          <table:table-cell office:value-type="time" office:time-value="PT12H00M34.583S">
            <text:p>12:00:34.58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92">
            <text:p>2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4">
            <text:p>1004</text:p>
          </table:table-cell>
          <table:table-cell office:value-type="time" office:time-value="PT12H00M34.663S">
            <text:p>12:00:34.66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13">
            <text:p>2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5">
            <text:p>1005</text:p>
          </table:table-cell>
          <table:table-cell office:value-type="time" office:time-value="PT12H00M34.493S">
            <text:p>12:00:34.49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425">
            <text:p>4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6">
            <text:p>1006</text:p>
          </table:table-cell>
          <table:table-cell office:value-type="time" office:time-value="PT12H00M34.547S">
            <text:p>12:00:34.55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402">
            <text:p>4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7">
            <text:p>1007</text:p>
          </table:table-cell>
          <table:table-cell office:value-type="time" office:time-value="PT12H00M34.499S">
            <text:p>12:00:34.50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452">
            <text:p>4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8">
            <text:p>1008</text:p>
          </table:table-cell>
          <table:table-cell office:value-type="time" office:time-value="PT12H00M34.54S">
            <text:p>12:00:34.54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410">
            <text:p>4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9">
            <text:p>1009</text:p>
          </table:table-cell>
          <table:table-cell office:value-type="time" office:time-value="PT12H00M34.71S">
            <text:p>12:00:34.71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47">
            <text:p>2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0">
            <text:p>1010</text:p>
          </table:table-cell>
          <table:table-cell office:value-type="time" office:time-value="PT12H00M34.772S">
            <text:p>12:00:34.7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03">
            <text:p>2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1">
            <text:p>1011</text:p>
          </table:table-cell>
          <table:table-cell office:value-type="time" office:time-value="PT12H00M34.776S">
            <text:p>12:00:34.78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47">
            <text:p>2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2">
            <text:p>1012</text:p>
          </table:table-cell>
          <table:table-cell office:value-type="time" office:time-value="PT12H00M34.699S">
            <text:p>12:00:34.70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87">
            <text:p>3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3">
            <text:p>1013</text:p>
          </table:table-cell>
          <table:table-cell office:value-type="time" office:time-value="PT12H00M34.679S">
            <text:p>12:00:34.68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418">
            <text:p>4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4">
            <text:p>1014</text:p>
          </table:table-cell>
          <table:table-cell office:value-type="time" office:time-value="PT12H00M34.874S">
            <text:p>12:00:34.87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45">
            <text:p>2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5">
            <text:p>1015</text:p>
          </table:table-cell>
          <table:table-cell office:value-type="time" office:time-value="PT12H00M34.869S">
            <text:p>12:00:34.8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52">
            <text:p>2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6">
            <text:p>1016</text:p>
          </table:table-cell>
          <table:table-cell office:value-type="time" office:time-value="PT12H00M34.95S">
            <text:p>12:00:34.95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82">
            <text:p>1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7">
            <text:p>1017</text:p>
          </table:table-cell>
          <table:table-cell office:value-type="time" office:time-value="PT12H00M34.825S">
            <text:p>12:00:34.83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15">
            <text:p>3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8">
            <text:p>1018</text:p>
          </table:table-cell>
          <table:table-cell office:value-type="time" office:time-value="PT12H00M34.868S">
            <text:p>12:00:34.8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90">
            <text:p>2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9">
            <text:p>1019</text:p>
          </table:table-cell>
          <table:table-cell office:value-type="time" office:time-value="PT12H00M34.976S">
            <text:p>12:00:34.9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88">
            <text:p>1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0">
            <text:p>1020</text:p>
          </table:table-cell>
          <table:table-cell office:value-type="time" office:time-value="PT12H00M35.087S">
            <text:p>12:00:35.09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1">
            <text:p>1021</text:p>
          </table:table-cell>
          <table:table-cell office:value-type="time" office:time-value="PT12H00M35.164S">
            <text:p>12:00:35.1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2">
            <text:p>1022</text:p>
          </table:table-cell>
          <table:table-cell office:value-type="time" office:time-value="PT12H00M35.122S">
            <text:p>12:00:35.1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3">
            <text:p>1023</text:p>
          </table:table-cell>
          <table:table-cell office:value-type="time" office:time-value="PT12H00M35.141S">
            <text:p>12:00:35.14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office:value-type="time" office:time-value="PT12H00M35.158S">
            <text:p>12:00:35.16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5">
            <text:p>1025</text:p>
          </table:table-cell>
          <table:table-cell office:value-type="time" office:time-value="PT12H00M35.241S">
            <text:p>12:00:35.2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26">
            <text:p>1026</text:p>
          </table:table-cell>
          <table:table-cell office:value-type="time" office:time-value="PT12H00M35.232S">
            <text:p>12:00:35.23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7">
            <text:p>1027</text:p>
          </table:table-cell>
          <table:table-cell office:value-type="time" office:time-value="PT12H00M35.269S">
            <text:p>12:00:35.2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28">
            <text:p>1028</text:p>
          </table:table-cell>
          <table:table-cell office:value-type="time" office:time-value="PT12H00M35.282S">
            <text:p>12:00:35.28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29">
            <text:p>1029</text:p>
          </table:table-cell>
          <table:table-cell office:value-type="time" office:time-value="PT12H00M35.251S">
            <text:p>12:00:35.2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30">
            <text:p>1030</text:p>
          </table:table-cell>
          <table:table-cell office:value-type="time" office:time-value="PT12H00M35.326S">
            <text:p>12:00:35.33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31">
            <text:p>1031</text:p>
          </table:table-cell>
          <table:table-cell office:value-type="time" office:time-value="PT12H00M20.196S">
            <text:p>12:00:20.2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3358">
            <text:p>23358</text:p>
          </table:table-cell>
          <table:table-cell office:value-type="string">
            <text:p>Success</text:p>
          </table:table-cell>
          <table:table-cell office:value-type="float" office:value="174861">
            <text:p>174861</text:p>
          </table:table-cell>
          <table:table-cell table:number-columns-repeated="1017"/>
        </table:table-row>
        <table:table-row table:style-name="ro1">
          <table:table-cell office:value-type="float" office:value="1032">
            <text:p>1032</text:p>
          </table:table-cell>
          <table:table-cell office:value-type="time" office:time-value="PT12H00M43.556S">
            <text:p>12:00:43.5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217">
            <text:p>2217</text:p>
          </table:table-cell>
          <table:table-cell office:value-type="string">
            <text:p>Success</text:p>
          </table:table-cell>
          <table:table-cell office:value-type="float" office:value="41430">
            <text:p>41430</text:p>
          </table:table-cell>
          <table:table-cell table:number-columns-repeated="1017"/>
        </table:table-row>
        <table:table-row table:style-name="ro1">
          <table:table-cell office:value-type="float" office:value="1033">
            <text:p>1033</text:p>
          </table:table-cell>
          <table:table-cell office:value-type="time" office:time-value="PT12H00M19.752S">
            <text:p>12:00:19.7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6042">
            <text:p>26042</text:p>
          </table:table-cell>
          <table:table-cell office:value-type="string">
            <text:p>Success</text:p>
          </table:table-cell>
          <table:table-cell office:value-type="float" office:value="131239">
            <text:p>131239</text:p>
          </table:table-cell>
          <table:table-cell table:number-columns-repeated="1017"/>
        </table:table-row>
        <table:table-row table:style-name="ro1">
          <table:table-cell office:value-type="float" office:value="1034">
            <text:p>1034</text:p>
          </table:table-cell>
          <table:table-cell office:value-type="time" office:time-value="PT12H00M45.773S">
            <text:p>12:00:45.7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5">
            <text:p>1035</text:p>
          </table:table-cell>
          <table:table-cell office:value-type="time" office:time-value="PT12H00M45.796S">
            <text:p>12:00:45.8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036">
            <text:p>1036</text:p>
          </table:table-cell>
          <table:table-cell office:value-type="time" office:time-value="PT12H00M45.807S">
            <text:p>12:00:45.8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7">
            <text:p>1037</text:p>
          </table:table-cell>
          <table:table-cell office:value-type="time" office:time-value="PT12H00M45.819S">
            <text:p>12:00:45.8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038">
            <text:p>1038</text:p>
          </table:table-cell>
          <table:table-cell office:value-type="time" office:time-value="PT12H00M45.85S">
            <text:p>12:00:45.8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9">
            <text:p>1039</text:p>
          </table:table-cell>
          <table:table-cell office:value-type="time" office:time-value="PT12H00M45.878S">
            <text:p>12:00:45.8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040">
            <text:p>1040</text:p>
          </table:table-cell>
          <table:table-cell office:value-type="time" office:time-value="PT12H00M45.901S">
            <text:p>12:00:45.90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1">
            <text:p>1041</text:p>
          </table:table-cell>
          <table:table-cell office:value-type="time" office:time-value="PT12H00M45.984S">
            <text:p>12:00:45.9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42">
            <text:p>1042</text:p>
          </table:table-cell>
          <table:table-cell office:value-type="time" office:time-value="PT12H00M45.93S">
            <text:p>12:00:45.93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043">
            <text:p>1043</text:p>
          </table:table-cell>
          <table:table-cell office:value-type="time" office:time-value="PT12H00M21.633S">
            <text:p>12:00:21.6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7553">
            <text:p>27553</text:p>
          </table:table-cell>
          <table:table-cell office:value-type="string">
            <text:p>Success</text:p>
          </table:table-cell>
          <table:table-cell office:value-type="float" office:value="155804">
            <text:p>155804</text:p>
          </table:table-cell>
          <table:table-cell table:number-columns-repeated="1017"/>
        </table:table-row>
        <table:table-row table:style-name="ro1">
          <table:table-cell office:value-type="float" office:value="1044">
            <text:p>1044</text:p>
          </table:table-cell>
          <table:table-cell office:value-type="time" office:time-value="PT12H00M49.186S">
            <text:p>12:00:49.1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5">
            <text:p>1045</text:p>
          </table:table-cell>
          <table:table-cell office:value-type="time" office:time-value="PT12H00M49.204S">
            <text:p>12:00:49.20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6">
            <text:p>1046</text:p>
          </table:table-cell>
          <table:table-cell office:value-type="time" office:time-value="PT12H00M49.283S">
            <text:p>12:00:49.2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47">
            <text:p>1047</text:p>
          </table:table-cell>
          <table:table-cell office:value-type="time" office:time-value="PT12H00M35.023S">
            <text:p>12:00:35.0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4350">
            <text:p>14350</text:p>
          </table:table-cell>
          <table:table-cell office:value-type="string">
            <text:p>Success</text:p>
          </table:table-cell>
          <table:table-cell office:value-type="float" office:value="123950">
            <text:p>123950</text:p>
          </table:table-cell>
          <table:table-cell table:number-columns-repeated="1017"/>
        </table:table-row>
        <table:table-row table:style-name="ro1">
          <table:table-cell office:value-type="float" office:value="1048">
            <text:p>1048</text:p>
          </table:table-cell>
          <table:table-cell office:value-type="time" office:time-value="PT12H00M49.375S">
            <text:p>12:00:49.3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9">
            <text:p>1049</text:p>
          </table:table-cell>
          <table:table-cell office:value-type="time" office:time-value="PT12H00M49.456S">
            <text:p>12:00:49.46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0">
            <text:p>1050</text:p>
          </table:table-cell>
          <table:table-cell office:value-type="time" office:time-value="PT12H00M20.517S">
            <text:p>12:00:20.5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9083">
            <text:p>29083</text:p>
          </table:table-cell>
          <table:table-cell office:value-type="string">
            <text:p>Success</text:p>
          </table:table-cell>
          <table:table-cell office:value-type="float" office:value="166066">
            <text:p>166066</text:p>
          </table:table-cell>
          <table:table-cell table:number-columns-repeated="1017"/>
        </table:table-row>
        <table:table-row table:style-name="ro1">
          <table:table-cell office:value-type="float" office:value="1051">
            <text:p>1051</text:p>
          </table:table-cell>
          <table:table-cell office:value-type="time" office:time-value="PT12H00M35.418S">
            <text:p>12:00:35.4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4207">
            <text:p>14207</text:p>
          </table:table-cell>
          <table:table-cell office:value-type="string">
            <text:p>Success</text:p>
          </table:table-cell>
          <table:table-cell office:value-type="float" office:value="122007">
            <text:p>122007</text:p>
          </table:table-cell>
          <table:table-cell table:number-columns-repeated="1017"/>
        </table:table-row>
        <table:table-row table:style-name="ro1">
          <table:table-cell office:value-type="float" office:value="1052">
            <text:p>1052</text:p>
          </table:table-cell>
          <table:table-cell office:value-type="time" office:time-value="PT12H00M49.601S">
            <text:p>12:00:49.6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3">
            <text:p>1053</text:p>
          </table:table-cell>
          <table:table-cell office:value-type="time" office:time-value="PT12H00M49.535S">
            <text:p>12:00:49.5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54">
            <text:p>1054</text:p>
          </table:table-cell>
          <table:table-cell office:value-type="time" office:time-value="PT12H00M49.625S">
            <text:p>12:00:49.6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55">
            <text:p>1055</text:p>
          </table:table-cell>
          <table:table-cell office:value-type="time" office:time-value="PT12H00M49.671S">
            <text:p>12:00:49.67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6">
            <text:p>1056</text:p>
          </table:table-cell>
          <table:table-cell office:value-type="time" office:time-value="PT12H00M49.716S">
            <text:p>12:00:49.72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57">
            <text:p>1057</text:p>
          </table:table-cell>
          <table:table-cell office:value-type="time" office:time-value="PT12H00M49.765S">
            <text:p>12:00:49.7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58">
            <text:p>1058</text:p>
          </table:table-cell>
          <table:table-cell office:value-type="time" office:time-value="PT12H00M49.856S">
            <text:p>12:00:49.8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59">
            <text:p>1059</text:p>
          </table:table-cell>
          <table:table-cell office:value-type="time" office:time-value="PT12H00M34.567S">
            <text:p>12:00:34.5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5520">
            <text:p>15520</text:p>
          </table:table-cell>
          <table:table-cell office:value-type="string">
            <text:p>Success</text:p>
          </table:table-cell>
          <table:table-cell office:value-type="float" office:value="142206">
            <text:p>142206</text:p>
          </table:table-cell>
          <table:table-cell table:number-columns-repeated="1017"/>
        </table:table-row>
        <table:table-row table:style-name="ro1">
          <table:table-cell office:value-type="float" office:value="1060">
            <text:p>1060</text:p>
          </table:table-cell>
          <table:table-cell office:value-type="time" office:time-value="PT12H00M21.198S">
            <text:p>12:00:21.20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8905">
            <text:p>28905</text:p>
          </table:table-cell>
          <table:table-cell office:value-type="string">
            <text:p>Success</text:p>
          </table:table-cell>
          <table:table-cell office:value-type="float" office:value="177328">
            <text:p>177328</text:p>
          </table:table-cell>
          <table:table-cell table:number-columns-repeated="1017"/>
        </table:table-row>
        <table:table-row table:style-name="ro1">
          <table:table-cell office:value-type="float" office:value="1061">
            <text:p>1061</text:p>
          </table:table-cell>
          <table:table-cell office:value-type="time" office:time-value="PT12H00M22.514S">
            <text:p>12:00:22.5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7600">
            <text:p>27600</text:p>
          </table:table-cell>
          <table:table-cell office:value-type="string">
            <text:p>Success</text:p>
          </table:table-cell>
          <table:table-cell office:value-type="float" office:value="146681">
            <text:p>146681</text:p>
          </table:table-cell>
          <table:table-cell table:number-columns-repeated="1017"/>
        </table:table-row>
        <table:table-row table:style-name="ro1">
          <table:table-cell office:value-type="float" office:value="1062">
            <text:p>1062</text:p>
          </table:table-cell>
          <table:table-cell office:value-type="time" office:time-value="PT12H00M23.149S">
            <text:p>12:00:23.15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6975">
            <text:p>26975</text:p>
          </table:table-cell>
          <table:table-cell office:value-type="string">
            <text:p>Success</text:p>
          </table:table-cell>
          <table:table-cell office:value-type="float" office:value="148148">
            <text:p>148148</text:p>
          </table:table-cell>
          <table:table-cell table:number-columns-repeated="1017"/>
        </table:table-row>
        <table:table-row table:style-name="ro1">
          <table:table-cell office:value-type="float" office:value="1063">
            <text:p>1063</text:p>
          </table:table-cell>
          <table:table-cell office:value-type="time" office:time-value="PT12H00M20.335S">
            <text:p>12:00:20.3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9824">
            <text:p>29824</text:p>
          </table:table-cell>
          <table:table-cell office:value-type="string">
            <text:p>Success</text:p>
          </table:table-cell>
          <table:table-cell office:value-type="float" office:value="169915">
            <text:p>169915</text:p>
          </table:table-cell>
          <table:table-cell table:number-columns-repeated="1017"/>
        </table:table-row>
        <table:table-row table:style-name="ro1">
          <table:table-cell office:value-type="float" office:value="1064">
            <text:p>1064</text:p>
          </table:table-cell>
          <table:table-cell office:value-type="time" office:time-value="PT12H00M50.089S">
            <text:p>12:00:50.0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65">
            <text:p>1065</text:p>
          </table:table-cell>
          <table:table-cell office:value-type="time" office:time-value="PT12H00M50.052S">
            <text:p>12:00:50.0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66">
            <text:p>1066</text:p>
          </table:table-cell>
          <table:table-cell office:value-type="time" office:time-value="PT12H00M21.842S">
            <text:p>12:00:21.8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8345">
            <text:p>28345</text:p>
          </table:table-cell>
          <table:table-cell office:value-type="string">
            <text:p>Success</text:p>
          </table:table-cell>
          <table:table-cell office:value-type="float" office:value="153189">
            <text:p>153189</text:p>
          </table:table-cell>
          <table:table-cell table:number-columns-repeated="1017"/>
        </table:table-row>
        <table:table-row table:style-name="ro1">
          <table:table-cell office:value-type="float" office:value="1067">
            <text:p>1067</text:p>
          </table:table-cell>
          <table:table-cell office:value-type="time" office:time-value="PT12H00M34.875S">
            <text:p>12:00:34.8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5346">
            <text:p>15346</text:p>
          </table:table-cell>
          <table:table-cell office:value-type="string">
            <text:p>Success</text:p>
          </table:table-cell>
          <table:table-cell office:value-type="float" office:value="139435">
            <text:p>139435</text:p>
          </table:table-cell>
          <table:table-cell table:number-columns-repeated="1017"/>
        </table:table-row>
        <table:table-row table:style-name="ro1">
          <table:table-cell office:value-type="float" office:value="1068">
            <text:p>1068</text:p>
          </table:table-cell>
          <table:table-cell office:value-type="time" office:time-value="PT12H00M49.351S">
            <text:p>12:00:49.3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78">
            <text:p>878</text:p>
          </table:table-cell>
          <table:table-cell office:value-type="string">
            <text:p>Success</text:p>
          </table:table-cell>
          <table:table-cell office:value-type="float" office:value="77114">
            <text:p>77114</text:p>
          </table:table-cell>
          <table:table-cell table:number-columns-repeated="1017"/>
        </table:table-row>
        <table:table-row table:style-name="ro1">
          <table:table-cell office:value-type="float" office:value="1069">
            <text:p>1069</text:p>
          </table:table-cell>
          <table:table-cell office:value-type="time" office:time-value="PT12H00M50.221S">
            <text:p>12:00:50.2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0">
            <text:p>1070</text:p>
          </table:table-cell>
          <table:table-cell office:value-type="time" office:time-value="PT12H00M50.162S">
            <text:p>12:00:50.1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53">
            <text:p>1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71">
            <text:p>1071</text:p>
          </table:table-cell>
          <table:table-cell office:value-type="time" office:time-value="PT12H00M46.06S">
            <text:p>12:00:46.06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305">
            <text:p>4305</text:p>
          </table:table-cell>
          <table:table-cell office:value-type="string">
            <text:p>Success</text:p>
          </table:table-cell>
          <table:table-cell office:value-type="float" office:value="114128">
            <text:p>114128</text:p>
          </table:table-cell>
          <table:table-cell table:number-columns-repeated="1017"/>
        </table:table-row>
        <table:table-row table:style-name="ro1">
          <table:table-cell office:value-type="float" office:value="1072">
            <text:p>1072</text:p>
          </table:table-cell>
          <table:table-cell office:value-type="time" office:time-value="PT12H00M50.18S">
            <text:p>12:00:50.1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73">
            <text:p>1073</text:p>
          </table:table-cell>
          <table:table-cell office:value-type="time" office:time-value="PT12H00M50.365S">
            <text:p>12:00:50.3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74">
            <text:p>1074</text:p>
          </table:table-cell>
          <table:table-cell office:value-type="time" office:time-value="PT12H00M50.295S">
            <text:p>12:00:50.30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5">
            <text:p>1075</text:p>
          </table:table-cell>
          <table:table-cell office:value-type="time" office:time-value="PT12H00M21.717S">
            <text:p>12:00:21.7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8761">
            <text:p>28761</text:p>
          </table:table-cell>
          <table:table-cell office:value-type="string">
            <text:p>Success</text:p>
          </table:table-cell>
          <table:table-cell office:value-type="float" office:value="157707">
            <text:p>157707</text:p>
          </table:table-cell>
          <table:table-cell table:number-columns-repeated="1017"/>
        </table:table-row>
        <table:table-row table:style-name="ro1">
          <table:table-cell office:value-type="float" office:value="1076">
            <text:p>1076</text:p>
          </table:table-cell>
          <table:table-cell office:value-type="time" office:time-value="PT12H00M50.315S">
            <text:p>12:00:50.32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69">
            <text:p>16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77">
            <text:p>1077</text:p>
          </table:table-cell>
          <table:table-cell office:value-type="time" office:time-value="PT12H00M34.758S">
            <text:p>12:00:34.7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5754">
            <text:p>15754</text:p>
          </table:table-cell>
          <table:table-cell office:value-type="string">
            <text:p>Success</text:p>
          </table:table-cell>
          <table:table-cell office:value-type="float" office:value="123947">
            <text:p>123947</text:p>
          </table:table-cell>
          <table:table-cell table:number-columns-repeated="1017"/>
        </table:table-row>
        <table:table-row table:style-name="ro1">
          <table:table-cell office:value-type="float" office:value="1078">
            <text:p>1078</text:p>
          </table:table-cell>
          <table:table-cell office:value-type="time" office:time-value="PT12H00M50.513S">
            <text:p>12:00:50.5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9">
            <text:p>1079</text:p>
          </table:table-cell>
          <table:table-cell office:value-type="time" office:time-value="PT12H00M35.326S">
            <text:p>12:00:35.3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5238">
            <text:p>15238</text:p>
          </table:table-cell>
          <table:table-cell office:value-type="string">
            <text:p>Success</text:p>
          </table:table-cell>
          <table:table-cell office:value-type="float" office:value="140371">
            <text:p>140371</text:p>
          </table:table-cell>
          <table:table-cell table:number-columns-repeated="1017"/>
        </table:table-row>
        <table:table-row table:style-name="ro1">
          <table:table-cell office:value-type="float" office:value="1080">
            <text:p>1080</text:p>
          </table:table-cell>
          <table:table-cell office:value-type="time" office:time-value="PT12H00M50.414S">
            <text:p>12:00:50.4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81">
            <text:p>1081</text:p>
          </table:table-cell>
          <table:table-cell office:value-type="time" office:time-value="PT12H00M35.373S">
            <text:p>12:00:35.3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5279">
            <text:p>15279</text:p>
          </table:table-cell>
          <table:table-cell office:value-type="string">
            <text:p>Success</text:p>
          </table:table-cell>
          <table:table-cell office:value-type="float" office:value="120035">
            <text:p>120035</text:p>
          </table:table-cell>
          <table:table-cell table:number-columns-repeated="1017"/>
        </table:table-row>
        <table:table-row table:style-name="ro1">
          <table:table-cell office:value-type="float" office:value="1082">
            <text:p>1082</text:p>
          </table:table-cell>
          <table:table-cell office:value-type="time" office:time-value="PT12H00M21.594S">
            <text:p>12:00:21.59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29074">
            <text:p>29074</text:p>
          </table:table-cell>
          <table:table-cell office:value-type="string">
            <text:p>Success</text:p>
          </table:table-cell>
          <table:table-cell office:value-type="float" office:value="161524">
            <text:p>161524</text:p>
          </table:table-cell>
          <table:table-cell table:number-columns-repeated="1017"/>
        </table:table-row>
        <table:table-row table:style-name="ro1">
          <table:table-cell office:value-type="float" office:value="1083">
            <text:p>1083</text:p>
          </table:table-cell>
          <table:table-cell office:value-type="time" office:time-value="PT12H00M34.834S">
            <text:p>12:00:34.83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5853">
            <text:p>15853</text:p>
          </table:table-cell>
          <table:table-cell office:value-type="string">
            <text:p>Success</text:p>
          </table:table-cell>
          <table:table-cell office:value-type="float" office:value="139435">
            <text:p>139435</text:p>
          </table:table-cell>
          <table:table-cell table:number-columns-repeated="1017"/>
        </table:table-row>
        <table:table-row table:style-name="ro1">
          <table:table-cell office:value-type="float" office:value="1084">
            <text:p>1084</text:p>
          </table:table-cell>
          <table:table-cell office:value-type="time" office:time-value="PT12H00M50.484S">
            <text:p>12:00:50.48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13">
            <text:p>21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85">
            <text:p>1085</text:p>
          </table:table-cell>
          <table:table-cell office:value-type="time" office:time-value="PT12H00M25.809S">
            <text:p>12:00:25.81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24946">
            <text:p>24946</text:p>
          </table:table-cell>
          <table:table-cell office:value-type="string">
            <text:p>Success</text:p>
          </table:table-cell>
          <table:table-cell office:value-type="float" office:value="177429">
            <text:p>177429</text:p>
          </table:table-cell>
          <table:table-cell table:number-columns-repeated="1017"/>
        </table:table-row>
        <table:table-row table:style-name="ro1">
          <table:table-cell office:value-type="float" office:value="1086">
            <text:p>1086</text:p>
          </table:table-cell>
          <table:table-cell office:value-type="time" office:time-value="PT12H00M23.207S">
            <text:p>12:00:23.2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7550">
            <text:p>27550</text:p>
          </table:table-cell>
          <table:table-cell office:value-type="string">
            <text:p>Success</text:p>
          </table:table-cell>
          <table:table-cell office:value-type="float" office:value="146643">
            <text:p>146643</text:p>
          </table:table-cell>
          <table:table-cell table:number-columns-repeated="1017"/>
        </table:table-row>
        <table:table-row table:style-name="ro1">
          <table:table-cell office:value-type="float" office:value="1087">
            <text:p>1087</text:p>
          </table:table-cell>
          <table:table-cell office:value-type="time" office:time-value="PT12H00M50.564S">
            <text:p>12:00:50.5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88">
            <text:p>1088</text:p>
          </table:table-cell>
          <table:table-cell office:value-type="time" office:time-value="PT12H00M23.398S">
            <text:p>12:00:23.4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7393">
            <text:p>27393</text:p>
          </table:table-cell>
          <table:table-cell office:value-type="string">
            <text:p>Success</text:p>
          </table:table-cell>
          <table:table-cell office:value-type="float" office:value="150485">
            <text:p>150485</text:p>
          </table:table-cell>
          <table:table-cell table:number-columns-repeated="1017"/>
        </table:table-row>
        <table:table-row table:style-name="ro1">
          <table:table-cell office:value-type="float" office:value="1089">
            <text:p>1089</text:p>
          </table:table-cell>
          <table:table-cell office:value-type="time" office:time-value="PT12H00M20.265S">
            <text:p>12:00:20.27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0534">
            <text:p>30534</text:p>
          </table:table-cell>
          <table:table-cell office:value-type="string">
            <text:p>Success</text:p>
          </table:table-cell>
          <table:table-cell office:value-type="float" office:value="169517">
            <text:p>169517</text:p>
          </table:table-cell>
          <table:table-cell table:number-columns-repeated="1017"/>
        </table:table-row>
        <table:table-row table:style-name="ro1">
          <table:table-cell office:value-type="float" office:value="1090">
            <text:p>1090</text:p>
          </table:table-cell>
          <table:table-cell office:value-type="time" office:time-value="PT12H00M50.654S">
            <text:p>12:00:50.65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91">
            <text:p>1091</text:p>
          </table:table-cell>
          <table:table-cell office:value-type="time" office:time-value="PT12H00M50.418S">
            <text:p>12:00:50.4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37">
            <text:p>4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92">
            <text:p>1092</text:p>
          </table:table-cell>
          <table:table-cell office:value-type="time" office:time-value="PT12H00M50.669S">
            <text:p>12:00:50.67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97">
            <text:p>1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3">
            <text:p>1093</text:p>
          </table:table-cell>
          <table:table-cell office:value-type="time" office:time-value="PT12H00M23.071S">
            <text:p>12:00:23.0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7834">
            <text:p>27834</text:p>
          </table:table-cell>
          <table:table-cell office:value-type="string">
            <text:p>Success</text:p>
          </table:table-cell>
          <table:table-cell office:value-type="float" office:value="148517">
            <text:p>148517</text:p>
          </table:table-cell>
          <table:table-cell table:number-columns-repeated="1017"/>
        </table:table-row>
        <table:table-row table:style-name="ro1">
          <table:table-cell office:value-type="float" office:value="1094">
            <text:p>1094</text:p>
          </table:table-cell>
          <table:table-cell office:value-type="time" office:time-value="PT12H00M22.609S">
            <text:p>12:00:22.6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8297">
            <text:p>28297</text:p>
          </table:table-cell>
          <table:table-cell office:value-type="string">
            <text:p>Success</text:p>
          </table:table-cell>
          <table:table-cell office:value-type="float" office:value="146447">
            <text:p>146447</text:p>
          </table:table-cell>
          <table:table-cell table:number-columns-repeated="1017"/>
        </table:table-row>
        <table:table-row table:style-name="ro1">
          <table:table-cell office:value-type="float" office:value="1095">
            <text:p>1095</text:p>
          </table:table-cell>
          <table:table-cell office:value-type="time" office:time-value="PT12H00M19.625S">
            <text:p>12:00:19.63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31319">
            <text:p>31319</text:p>
          </table:table-cell>
          <table:table-cell office:value-type="string">
            <text:p>Success</text:p>
          </table:table-cell>
          <table:table-cell office:value-type="float" office:value="174164">
            <text:p>174164</text:p>
          </table:table-cell>
          <table:table-cell table:number-columns-repeated="1017"/>
        </table:table-row>
        <table:table-row table:style-name="ro1">
          <table:table-cell office:value-type="float" office:value="1096">
            <text:p>1096</text:p>
          </table:table-cell>
          <table:table-cell office:value-type="time" office:time-value="PT12H00M23.865S">
            <text:p>12:00:23.8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7091">
            <text:p>27091</text:p>
          </table:table-cell>
          <table:table-cell office:value-type="string">
            <text:p>Success</text:p>
          </table:table-cell>
          <table:table-cell office:value-type="float" office:value="151572">
            <text:p>151572</text:p>
          </table:table-cell>
          <table:table-cell table:number-columns-repeated="1017"/>
        </table:table-row>
        <table:table-row table:style-name="ro1">
          <table:table-cell office:value-type="float" office:value="1097">
            <text:p>1097</text:p>
          </table:table-cell>
          <table:table-cell office:value-type="time" office:time-value="PT12H00M50.556S">
            <text:p>12:00:50.56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25">
            <text:p>4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8">
            <text:p>1098</text:p>
          </table:table-cell>
          <table:table-cell office:value-type="time" office:time-value="PT12H00M22.855S">
            <text:p>12:00:22.8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8134">
            <text:p>28134</text:p>
          </table:table-cell>
          <table:table-cell office:value-type="string">
            <text:p>Success</text:p>
          </table:table-cell>
          <table:table-cell office:value-type="float" office:value="146542">
            <text:p>146542</text:p>
          </table:table-cell>
          <table:table-cell table:number-columns-repeated="1017"/>
        </table:table-row>
        <table:table-row table:style-name="ro1">
          <table:table-cell office:value-type="float" office:value="1099">
            <text:p>1099</text:p>
          </table:table-cell>
          <table:table-cell office:value-type="time" office:time-value="PT12H00M19.908S">
            <text:p>12:00:19.91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1084">
            <text:p>31084</text:p>
          </table:table-cell>
          <table:table-cell office:value-type="string">
            <text:p>Success</text:p>
          </table:table-cell>
          <table:table-cell office:value-type="float" office:value="154436">
            <text:p>154436</text:p>
          </table:table-cell>
          <table:table-cell table:number-columns-repeated="1017"/>
        </table:table-row>
        <table:table-row table:style-name="ro1">
          <table:table-cell office:value-type="float" office:value="1100">
            <text:p>1100</text:p>
          </table:table-cell>
          <table:table-cell office:value-type="time" office:time-value="PT12H00M50.689S">
            <text:p>12:00:50.69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1">
            <text:p>1101</text:p>
          </table:table-cell>
          <table:table-cell office:value-type="time" office:time-value="PT12H00M50.76S">
            <text:p>12:00:50.7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44">
            <text:p>3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02">
            <text:p>1102</text:p>
          </table:table-cell>
          <table:table-cell office:value-type="time" office:time-value="PT12H00M50.958S">
            <text:p>12:00:50.9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03">
            <text:p>1103</text:p>
          </table:table-cell>
          <table:table-cell office:value-type="time" office:time-value="PT12H00M23.833S">
            <text:p>12:00:23.8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7300">
            <text:p>27300</text:p>
          </table:table-cell>
          <table:table-cell office:value-type="string">
            <text:p>Success</text:p>
          </table:table-cell>
          <table:table-cell office:value-type="float" office:value="150590">
            <text:p>150590</text:p>
          </table:table-cell>
          <table:table-cell table:number-columns-repeated="1017"/>
        </table:table-row>
        <table:table-row table:style-name="ro1">
          <table:table-cell office:value-type="float" office:value="1104">
            <text:p>1104</text:p>
          </table:table-cell>
          <table:table-cell office:value-type="time" office:time-value="PT12H00M21.332S">
            <text:p>12:00:21.33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9821">
            <text:p>29821</text:p>
          </table:table-cell>
          <table:table-cell office:value-type="string">
            <text:p>Success</text:p>
          </table:table-cell>
          <table:table-cell office:value-type="float" office:value="158507">
            <text:p>158507</text:p>
          </table:table-cell>
          <table:table-cell table:number-columns-repeated="1017"/>
        </table:table-row>
        <table:table-row table:style-name="ro1">
          <table:table-cell office:value-type="float" office:value="1105">
            <text:p>1105</text:p>
          </table:table-cell>
          <table:table-cell office:value-type="time" office:time-value="PT12H00M50.946S">
            <text:p>12:00:50.95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6">
            <text:p>1106</text:p>
          </table:table-cell>
          <table:table-cell office:value-type="time" office:time-value="PT12H00M20.269S">
            <text:p>12:00:20.2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0946">
            <text:p>30946</text:p>
          </table:table-cell>
          <table:table-cell office:value-type="string">
            <text:p>Success</text:p>
          </table:table-cell>
          <table:table-cell office:value-type="float" office:value="169622">
            <text:p>169622</text:p>
          </table:table-cell>
          <table:table-cell table:number-columns-repeated="1017"/>
        </table:table-row>
        <table:table-row table:style-name="ro1">
          <table:table-cell office:value-type="float" office:value="1107">
            <text:p>1107</text:p>
          </table:table-cell>
          <table:table-cell office:value-type="time" office:time-value="PT12H00M50.698S">
            <text:p>12:00:50.7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33">
            <text:p>53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08">
            <text:p>1108</text:p>
          </table:table-cell>
          <table:table-cell office:value-type="time" office:time-value="PT12H00M50.756S">
            <text:p>12:00:50.76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61">
            <text:p>5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9">
            <text:p>1109</text:p>
          </table:table-cell>
          <table:table-cell office:value-type="time" office:time-value="PT12H00M35.133S">
            <text:p>12:00:35.13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6240">
            <text:p>16240</text:p>
          </table:table-cell>
          <table:table-cell office:value-type="string">
            <text:p>Success</text:p>
          </table:table-cell>
          <table:table-cell office:value-type="float" office:value="120003">
            <text:p>120003</text:p>
          </table:table-cell>
          <table:table-cell table:number-columns-repeated="1017"/>
        </table:table-row>
        <table:table-row table:style-name="ro1">
          <table:table-cell office:value-type="float" office:value="1110">
            <text:p>1110</text:p>
          </table:table-cell>
          <table:table-cell office:value-type="time" office:time-value="PT12H00M50.791S">
            <text:p>12:00:50.79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92">
            <text:p>59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11">
            <text:p>1111</text:p>
          </table:table-cell>
          <table:table-cell office:value-type="time" office:time-value="PT12H00M20.268S">
            <text:p>12:00:20.2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1115">
            <text:p>31115</text:p>
          </table:table-cell>
          <table:table-cell office:value-type="string">
            <text:p>Success</text:p>
          </table:table-cell>
          <table:table-cell office:value-type="float" office:value="156604">
            <text:p>156604</text:p>
          </table:table-cell>
          <table:table-cell table:number-columns-repeated="1017"/>
        </table:table-row>
        <table:table-row table:style-name="ro1">
          <table:table-cell office:value-type="float" office:value="1112">
            <text:p>1112</text:p>
          </table:table-cell>
          <table:table-cell office:value-type="time" office:time-value="PT12H00M21.892S">
            <text:p>12:00:21.89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9494">
            <text:p>29494</text:p>
          </table:table-cell>
          <table:table-cell office:value-type="string">
            <text:p>Success</text:p>
          </table:table-cell>
          <table:table-cell office:value-type="float" office:value="155937">
            <text:p>155937</text:p>
          </table:table-cell>
          <table:table-cell table:number-columns-repeated="1017"/>
        </table:table-row>
        <table:table-row table:style-name="ro1">
          <table:table-cell office:value-type="float" office:value="1113">
            <text:p>1113</text:p>
          </table:table-cell>
          <table:table-cell office:value-type="time" office:time-value="PT12H00M22.907S">
            <text:p>12:00:22.9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8501">
            <text:p>28501</text:p>
          </table:table-cell>
          <table:table-cell office:value-type="string">
            <text:p>Success</text:p>
          </table:table-cell>
          <table:table-cell office:value-type="float" office:value="146541">
            <text:p>146541</text:p>
          </table:table-cell>
          <table:table-cell table:number-columns-repeated="1017"/>
        </table:table-row>
        <table:table-row table:style-name="ro1">
          <table:table-cell office:value-type="float" office:value="1114">
            <text:p>1114</text:p>
          </table:table-cell>
          <table:table-cell office:value-type="time" office:time-value="PT12H00M20.628S">
            <text:p>12:00:20.6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0810">
            <text:p>30810</text:p>
          </table:table-cell>
          <table:table-cell office:value-type="string">
            <text:p>Success</text:p>
          </table:table-cell>
          <table:table-cell office:value-type="float" office:value="147832">
            <text:p>147832</text:p>
          </table:table-cell>
          <table:table-cell table:number-columns-repeated="1017"/>
        </table:table-row>
        <table:table-row table:style-name="ro1">
          <table:table-cell office:value-type="float" office:value="1115">
            <text:p>1115</text:p>
          </table:table-cell>
          <table:table-cell office:value-type="time" office:time-value="PT12H00M21.779S">
            <text:p>12:00:21.7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9660">
            <text:p>29660</text:p>
          </table:table-cell>
          <table:table-cell office:value-type="string">
            <text:p>Success</text:p>
          </table:table-cell>
          <table:table-cell office:value-type="float" office:value="153666">
            <text:p>153666</text:p>
          </table:table-cell>
          <table:table-cell table:number-columns-repeated="1017"/>
        </table:table-row>
        <table:table-row table:style-name="ro1">
          <table:table-cell office:value-type="float" office:value="1116">
            <text:p>1116</text:p>
          </table:table-cell>
          <table:table-cell office:value-type="time" office:time-value="PT12H00M22.92S">
            <text:p>12:00:22.9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8521">
            <text:p>28521</text:p>
          </table:table-cell>
          <table:table-cell office:value-type="string">
            <text:p>Success</text:p>
          </table:table-cell>
          <table:table-cell office:value-type="float" office:value="146547">
            <text:p>146547</text:p>
          </table:table-cell>
          <table:table-cell table:number-columns-repeated="1017"/>
        </table:table-row>
        <table:table-row table:style-name="ro1">
          <table:table-cell office:value-type="float" office:value="1117">
            <text:p>1117</text:p>
          </table:table-cell>
          <table:table-cell office:value-type="time" office:time-value="PT12H00M34.877S">
            <text:p>12:00:34.8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6576">
            <text:p>16576</text:p>
          </table:table-cell>
          <table:table-cell office:value-type="string">
            <text:p>Success</text:p>
          </table:table-cell>
          <table:table-cell office:value-type="float" office:value="139339">
            <text:p>139339</text:p>
          </table:table-cell>
          <table:table-cell table:number-columns-repeated="1017"/>
        </table:table-row>
        <table:table-row table:style-name="ro1">
          <table:table-cell office:value-type="float" office:value="1118">
            <text:p>1118</text:p>
          </table:table-cell>
          <table:table-cell office:value-type="time" office:time-value="PT12H00M26.048S">
            <text:p>12:00:26.0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5425">
            <text:p>25425</text:p>
          </table:table-cell>
          <table:table-cell office:value-type="string">
            <text:p>Success</text:p>
          </table:table-cell>
          <table:table-cell office:value-type="float" office:value="151571">
            <text:p>151571</text:p>
          </table:table-cell>
          <table:table-cell table:number-columns-repeated="1017"/>
        </table:table-row>
        <table:table-row table:style-name="ro1">
          <table:table-cell office:value-type="float" office:value="1119">
            <text:p>1119</text:p>
          </table:table-cell>
          <table:table-cell office:value-type="time" office:time-value="PT12H00M50.792S">
            <text:p>12:00:50.7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86">
            <text:p>68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20">
            <text:p>1120</text:p>
          </table:table-cell>
          <table:table-cell office:value-type="time" office:time-value="PT12H00M50.908S">
            <text:p>12:00:50.9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83">
            <text:p>5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21">
            <text:p>1121</text:p>
          </table:table-cell>
          <table:table-cell office:value-type="time" office:time-value="PT12H00M51.067S">
            <text:p>12:00:51.07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507">
            <text:p>5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22">
            <text:p>1122</text:p>
          </table:table-cell>
          <table:table-cell office:value-type="time" office:time-value="PT12H00M50.867S">
            <text:p>12:00:50.87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48">
            <text:p>7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23">
            <text:p>1123</text:p>
          </table:table-cell>
          <table:table-cell office:value-type="time" office:time-value="PT12H00M23.847S">
            <text:p>12:00:23.8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7770">
            <text:p>27770</text:p>
          </table:table-cell>
          <table:table-cell office:value-type="string">
            <text:p>Success</text:p>
          </table:table-cell>
          <table:table-cell office:value-type="float" office:value="152359">
            <text:p>152359</text:p>
          </table:table-cell>
          <table:table-cell table:number-columns-repeated="1017"/>
        </table:table-row>
        <table:table-row table:style-name="ro1">
          <table:table-cell office:value-type="float" office:value="1124">
            <text:p>1124</text:p>
          </table:table-cell>
          <table:table-cell office:value-type="time" office:time-value="PT12H00M34.951S">
            <text:p>12:00:34.9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6693">
            <text:p>16693</text:p>
          </table:table-cell>
          <table:table-cell office:value-type="string">
            <text:p>Success</text:p>
          </table:table-cell>
          <table:table-cell office:value-type="float" office:value="139435">
            <text:p>139435</text:p>
          </table:table-cell>
          <table:table-cell table:number-columns-repeated="1017"/>
        </table:table-row>
        <table:table-row table:style-name="ro1">
          <table:table-cell office:value-type="float" office:value="1125">
            <text:p>1125</text:p>
          </table:table-cell>
          <table:table-cell office:value-type="time" office:time-value="PT12H00M50.906S">
            <text:p>12:00:50.9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79">
            <text:p>77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26">
            <text:p>1126</text:p>
          </table:table-cell>
          <table:table-cell office:value-type="time" office:time-value="PT12H00M22.693S">
            <text:p>12:00:22.6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8992">
            <text:p>28992</text:p>
          </table:table-cell>
          <table:table-cell office:value-type="string">
            <text:p>Success</text:p>
          </table:table-cell>
          <table:table-cell office:value-type="float" office:value="144472">
            <text:p>144472</text:p>
          </table:table-cell>
          <table:table-cell table:number-columns-repeated="1017"/>
        </table:table-row>
        <table:table-row table:style-name="ro1">
          <table:table-cell office:value-type="float" office:value="1127">
            <text:p>1127</text:p>
          </table:table-cell>
          <table:table-cell office:value-type="time" office:time-value="PT12H00M51.216S">
            <text:p>12:00:51.2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474">
            <text:p>4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28">
            <text:p>1128</text:p>
          </table:table-cell>
          <table:table-cell office:value-type="time" office:time-value="PT12H00M51.104S">
            <text:p>12:00:51.10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87">
            <text:p>58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29">
            <text:p>1129</text:p>
          </table:table-cell>
          <table:table-cell office:value-type="time" office:time-value="PT12H00M50.979S">
            <text:p>12:00:50.9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712">
            <text:p>71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30">
            <text:p>1130</text:p>
          </table:table-cell>
          <table:table-cell office:value-type="time" office:time-value="PT12H00M22.119S">
            <text:p>12:00:22.1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9580">
            <text:p>29580</text:p>
          </table:table-cell>
          <table:table-cell office:value-type="string">
            <text:p>Success</text:p>
          </table:table-cell>
          <table:table-cell office:value-type="float" office:value="146673">
            <text:p>146673</text:p>
          </table:table-cell>
          <table:table-cell table:number-columns-repeated="1017"/>
        </table:table-row>
        <table:table-row table:style-name="ro1">
          <table:table-cell office:value-type="float" office:value="1131">
            <text:p>1131</text:p>
          </table:table-cell>
          <table:table-cell office:value-type="time" office:time-value="PT12H00M51.133S">
            <text:p>12:00:51.1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612">
            <text:p>61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32">
            <text:p>1132</text:p>
          </table:table-cell>
          <table:table-cell office:value-type="time" office:time-value="PT12H00M51.575S">
            <text:p>12:00:51.58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87">
            <text:p>18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33">
            <text:p>1133</text:p>
          </table:table-cell>
          <table:table-cell office:value-type="time" office:time-value="PT12H00M25.888S">
            <text:p>12:00:25.89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5886">
            <text:p>25886</text:p>
          </table:table-cell>
          <table:table-cell office:value-type="string">
            <text:p>Success</text:p>
          </table:table-cell>
          <table:table-cell office:value-type="float" office:value="165399">
            <text:p>165399</text:p>
          </table:table-cell>
          <table:table-cell table:number-columns-repeated="1017"/>
        </table:table-row>
        <table:table-row table:style-name="ro1">
          <table:table-cell office:value-type="float" office:value="1134">
            <text:p>1134</text:p>
          </table:table-cell>
          <table:table-cell office:value-type="time" office:time-value="PT12H00M51.685S">
            <text:p>12:00:51.6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35">
            <text:p>1135</text:p>
          </table:table-cell>
          <table:table-cell office:value-type="time" office:time-value="PT12H00M50.802S">
            <text:p>12:00:50.80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037">
            <text:p>10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36">
            <text:p>1136</text:p>
          </table:table-cell>
          <table:table-cell office:value-type="time" office:time-value="PT12H00M51.491S">
            <text:p>12:00:51.49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03">
            <text:p>4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37">
            <text:p>1137</text:p>
          </table:table-cell>
          <table:table-cell office:value-type="time" office:time-value="PT12H00M50.991S">
            <text:p>12:00:50.9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922">
            <text:p>9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38">
            <text:p>1138</text:p>
          </table:table-cell>
          <table:table-cell office:value-type="time" office:time-value="PT12H00M50.993S">
            <text:p>12:00:50.99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944">
            <text:p>9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39">
            <text:p>1139</text:p>
          </table:table-cell>
          <table:table-cell office:value-type="time" office:time-value="PT12H00M20.351S">
            <text:p>12:00:20.3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1610">
            <text:p>31610</text:p>
          </table:table-cell>
          <table:table-cell office:value-type="string">
            <text:p>Success</text:p>
          </table:table-cell>
          <table:table-cell office:value-type="float" office:value="164304">
            <text:p>164304</text:p>
          </table:table-cell>
          <table:table-cell table:number-columns-repeated="1017"/>
        </table:table-row>
        <table:table-row table:style-name="ro1">
          <table:table-cell office:value-type="float" office:value="1140">
            <text:p>1140</text:p>
          </table:table-cell>
          <table:table-cell office:value-type="time" office:time-value="PT12H00M21.639S">
            <text:p>12:00:21.6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0337">
            <text:p>30337</text:p>
          </table:table-cell>
          <table:table-cell office:value-type="string">
            <text:p>Success</text:p>
          </table:table-cell>
          <table:table-cell office:value-type="float" office:value="155808">
            <text:p>155808</text:p>
          </table:table-cell>
          <table:table-cell table:number-columns-repeated="1017"/>
        </table:table-row>
        <table:table-row table:style-name="ro1">
          <table:table-cell office:value-type="float" office:value="1141">
            <text:p>1141</text:p>
          </table:table-cell>
          <table:table-cell office:value-type="time" office:time-value="PT12H00M51.686S">
            <text:p>12:00:51.6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98">
            <text:p>39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42">
            <text:p>1142</text:p>
          </table:table-cell>
          <table:table-cell office:value-type="time" office:time-value="PT12H00M51.385S">
            <text:p>12:00:51.3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717">
            <text:p>7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43">
            <text:p>1143</text:p>
          </table:table-cell>
          <table:table-cell office:value-type="time" office:time-value="PT12H00M51.841S">
            <text:p>12:00:51.84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85">
            <text:p>28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44">
            <text:p>1144</text:p>
          </table:table-cell>
          <table:table-cell office:value-type="time" office:time-value="PT12H00M51.645S">
            <text:p>12:00:51.6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85">
            <text:p>4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5">
            <text:p>1145</text:p>
          </table:table-cell>
          <table:table-cell office:value-type="time" office:time-value="PT12H00M51.823S">
            <text:p>12:00:51.82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13">
            <text:p>3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6">
            <text:p>1146</text:p>
          </table:table-cell>
          <table:table-cell office:value-type="time" office:time-value="PT12H00M51.619S">
            <text:p>12:00:51.6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23">
            <text:p>52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47">
            <text:p>1147</text:p>
          </table:table-cell>
          <table:table-cell office:value-type="time" office:time-value="PT12H00M51.118S">
            <text:p>12:00:51.12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046">
            <text:p>10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48">
            <text:p>1148</text:p>
          </table:table-cell>
          <table:table-cell office:value-type="time" office:time-value="PT12H00M51.615S">
            <text:p>12:00:51.62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561">
            <text:p>5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49">
            <text:p>1149</text:p>
          </table:table-cell>
          <table:table-cell office:value-type="time" office:time-value="PT12H00M20.378S">
            <text:p>12:00:20.3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1803">
            <text:p>31803</text:p>
          </table:table-cell>
          <table:table-cell office:value-type="string">
            <text:p>Success</text:p>
          </table:table-cell>
          <table:table-cell office:value-type="float" office:value="169698">
            <text:p>169698</text:p>
          </table:table-cell>
          <table:table-cell table:number-columns-repeated="1017"/>
        </table:table-row>
        <table:table-row table:style-name="ro1">
          <table:table-cell office:value-type="float" office:value="1150">
            <text:p>1150</text:p>
          </table:table-cell>
          <table:table-cell office:value-type="time" office:time-value="PT12H00M51.48S">
            <text:p>12:00:51.4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27">
            <text:p>72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51">
            <text:p>1151</text:p>
          </table:table-cell>
          <table:table-cell office:value-type="time" office:time-value="PT12H00M51.439S">
            <text:p>12:00:51.4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858">
            <text:p>8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2">
            <text:p>1152</text:p>
          </table:table-cell>
          <table:table-cell office:value-type="time" office:time-value="PT12H00M51.441S">
            <text:p>12:00:51.4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866">
            <text:p>86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53">
            <text:p>1153</text:p>
          </table:table-cell>
          <table:table-cell office:value-type="time" office:time-value="PT12H00M34.919S">
            <text:p>12:00:34.9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7430">
            <text:p>17430</text:p>
          </table:table-cell>
          <table:table-cell office:value-type="string">
            <text:p>Success</text:p>
          </table:table-cell>
          <table:table-cell office:value-type="float" office:value="123950">
            <text:p>123950</text:p>
          </table:table-cell>
          <table:table-cell table:number-columns-repeated="1017"/>
        </table:table-row>
        <table:table-row table:style-name="ro1">
          <table:table-cell office:value-type="float" office:value="1154">
            <text:p>1154</text:p>
          </table:table-cell>
          <table:table-cell office:value-type="time" office:time-value="PT12H00M52.182S">
            <text:p>12:00:52.1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55">
            <text:p>1155</text:p>
          </table:table-cell>
          <table:table-cell office:value-type="time" office:time-value="PT12H00M21.028S">
            <text:p>12:00:21.03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31353">
            <text:p>31353</text:p>
          </table:table-cell>
          <table:table-cell office:value-type="string">
            <text:p>Success</text:p>
          </table:table-cell>
          <table:table-cell office:value-type="float" office:value="162053">
            <text:p>162053</text:p>
          </table:table-cell>
          <table:table-cell table:number-columns-repeated="1017"/>
        </table:table-row>
        <table:table-row table:style-name="ro1">
          <table:table-cell office:value-type="float" office:value="1156">
            <text:p>1156</text:p>
          </table:table-cell>
          <table:table-cell office:value-type="time" office:time-value="PT12H00M35.426S">
            <text:p>12:00:35.43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6965">
            <text:p>16965</text:p>
          </table:table-cell>
          <table:table-cell office:value-type="string">
            <text:p>Success</text:p>
          </table:table-cell>
          <table:table-cell office:value-type="float" office:value="123949">
            <text:p>123949</text:p>
          </table:table-cell>
          <table:table-cell table:number-columns-repeated="1017"/>
        </table:table-row>
        <table:table-row table:style-name="ro1">
          <table:table-cell office:value-type="float" office:value="1157">
            <text:p>1157</text:p>
          </table:table-cell>
          <table:table-cell office:value-type="time" office:time-value="PT12H00M46.024S">
            <text:p>12:00:46.0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383">
            <text:p>6383</text:p>
          </table:table-cell>
          <table:table-cell office:value-type="string">
            <text:p>Success</text:p>
          </table:table-cell>
          <table:table-cell office:value-type="float" office:value="114120">
            <text:p>114120</text:p>
          </table:table-cell>
          <table:table-cell table:number-columns-repeated="1017"/>
        </table:table-row>
        <table:table-row table:style-name="ro1">
          <table:table-cell office:value-type="float" office:value="1158">
            <text:p>1158</text:p>
          </table:table-cell>
          <table:table-cell office:value-type="time" office:time-value="PT12H00M34.952S">
            <text:p>12:00:34.95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7467">
            <text:p>17467</text:p>
          </table:table-cell>
          <table:table-cell office:value-type="string">
            <text:p>Success</text:p>
          </table:table-cell>
          <table:table-cell office:value-type="float" office:value="137369">
            <text:p>137369</text:p>
          </table:table-cell>
          <table:table-cell table:number-columns-repeated="1017"/>
        </table:table-row>
        <table:table-row table:style-name="ro1">
          <table:table-cell office:value-type="float" office:value="1159">
            <text:p>1159</text:p>
          </table:table-cell>
          <table:table-cell office:value-type="time" office:time-value="PT12H00M21.03S">
            <text:p>12:00:21.0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1390">
            <text:p>31390</text:p>
          </table:table-cell>
          <table:table-cell office:value-type="string">
            <text:p>Success</text:p>
          </table:table-cell>
          <table:table-cell office:value-type="float" office:value="177300">
            <text:p>177300</text:p>
          </table:table-cell>
          <table:table-cell table:number-columns-repeated="1017"/>
        </table:table-row>
        <table:table-row table:style-name="ro1">
          <table:table-cell office:value-type="float" office:value="1160">
            <text:p>1160</text:p>
          </table:table-cell>
          <table:table-cell office:value-type="time" office:time-value="PT12H00M52.351S">
            <text:p>12:00:52.3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61">
            <text:p>1161</text:p>
          </table:table-cell>
          <table:table-cell office:value-type="time" office:time-value="PT12H00M20.922S">
            <text:p>12:00:20.9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1514">
            <text:p>31514</text:p>
          </table:table-cell>
          <table:table-cell office:value-type="string">
            <text:p>Success</text:p>
          </table:table-cell>
          <table:table-cell office:value-type="float" office:value="177427">
            <text:p>177427</text:p>
          </table:table-cell>
          <table:table-cell table:number-columns-repeated="1017"/>
        </table:table-row>
        <table:table-row table:style-name="ro1">
          <table:table-cell office:value-type="float" office:value="1162">
            <text:p>1162</text:p>
          </table:table-cell>
          <table:table-cell office:value-type="time" office:time-value="PT12H00M23.111S">
            <text:p>12:00:23.1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9328">
            <text:p>29328</text:p>
          </table:table-cell>
          <table:table-cell office:value-type="string">
            <text:p>Success</text:p>
          </table:table-cell>
          <table:table-cell office:value-type="float" office:value="144771">
            <text:p>144771</text:p>
          </table:table-cell>
          <table:table-cell table:number-columns-repeated="1017"/>
        </table:table-row>
        <table:table-row table:style-name="ro1">
          <table:table-cell office:value-type="float" office:value="1163">
            <text:p>1163</text:p>
          </table:table-cell>
          <table:table-cell office:value-type="time" office:time-value="PT12H00M34.846S">
            <text:p>12:00:34.85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7595">
            <text:p>17595</text:p>
          </table:table-cell>
          <table:table-cell office:value-type="string">
            <text:p>Success</text:p>
          </table:table-cell>
          <table:table-cell office:value-type="float" office:value="139339">
            <text:p>139339</text:p>
          </table:table-cell>
          <table:table-cell table:number-columns-repeated="1017"/>
        </table:table-row>
        <table:table-row table:style-name="ro1">
          <table:table-cell office:value-type="float" office:value="1164">
            <text:p>1164</text:p>
          </table:table-cell>
          <table:table-cell office:value-type="time" office:time-value="PT12H00M23.339S">
            <text:p>12:00:23.34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9103">
            <text:p>29103</text:p>
          </table:table-cell>
          <table:table-cell office:value-type="string">
            <text:p>Success</text:p>
          </table:table-cell>
          <table:table-cell office:value-type="float" office:value="150396">
            <text:p>150396</text:p>
          </table:table-cell>
          <table:table-cell table:number-columns-repeated="1017"/>
        </table:table-row>
        <table:table-row table:style-name="ro1">
          <table:table-cell office:value-type="float" office:value="1165">
            <text:p>1165</text:p>
          </table:table-cell>
          <table:table-cell office:value-type="time" office:time-value="PT12H00M34.957S">
            <text:p>12:00:34.96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7486">
            <text:p>17486</text:p>
          </table:table-cell>
          <table:table-cell office:value-type="string">
            <text:p>Success</text:p>
          </table:table-cell>
          <table:table-cell office:value-type="float" office:value="137466">
            <text:p>137466</text:p>
          </table:table-cell>
          <table:table-cell table:number-columns-repeated="1017"/>
        </table:table-row>
        <table:table-row table:style-name="ro1">
          <table:table-cell office:value-type="float" office:value="1166">
            <text:p>1166</text:p>
          </table:table-cell>
          <table:table-cell office:value-type="time" office:time-value="PT12H00M51.454S">
            <text:p>12:00:51.4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022">
            <text:p>10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67">
            <text:p>1167</text:p>
          </table:table-cell>
          <table:table-cell office:value-type="time" office:time-value="PT12H00M51.161S">
            <text:p>12:00:51.16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329">
            <text:p>13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68">
            <text:p>1168</text:p>
          </table:table-cell>
          <table:table-cell office:value-type="time" office:time-value="PT12H00M51.474S">
            <text:p>12:00:51.4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045">
            <text:p>104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69">
            <text:p>1169</text:p>
          </table:table-cell>
          <table:table-cell office:value-type="time" office:time-value="PT12H00M22.828S">
            <text:p>12:00:22.83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9701">
            <text:p>29701</text:p>
          </table:table-cell>
          <table:table-cell office:value-type="string">
            <text:p>Success</text:p>
          </table:table-cell>
          <table:table-cell office:value-type="float" office:value="155903">
            <text:p>155903</text:p>
          </table:table-cell>
          <table:table-cell table:number-columns-repeated="1017"/>
        </table:table-row>
        <table:table-row table:style-name="ro1">
          <table:table-cell office:value-type="float" office:value="1170">
            <text:p>1170</text:p>
          </table:table-cell>
          <table:table-cell office:value-type="time" office:time-value="PT12H00M21.971S">
            <text:p>12:00:21.9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0580">
            <text:p>30580</text:p>
          </table:table-cell>
          <table:table-cell office:value-type="string">
            <text:p>Success</text:p>
          </table:table-cell>
          <table:table-cell office:value-type="float" office:value="155835">
            <text:p>155835</text:p>
          </table:table-cell>
          <table:table-cell table:number-columns-repeated="1017"/>
        </table:table-row>
        <table:table-row table:style-name="ro1">
          <table:table-cell office:value-type="float" office:value="1171">
            <text:p>1171</text:p>
          </table:table-cell>
          <table:table-cell office:value-type="time" office:time-value="PT12H00M21.786S">
            <text:p>12:00:21.7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0814">
            <text:p>30814</text:p>
          </table:table-cell>
          <table:table-cell office:value-type="string">
            <text:p>Success</text:p>
          </table:table-cell>
          <table:table-cell office:value-type="float" office:value="155908">
            <text:p>155908</text:p>
          </table:table-cell>
          <table:table-cell table:number-columns-repeated="1017"/>
        </table:table-row>
        <table:table-row table:style-name="ro1">
          <table:table-cell office:value-type="float" office:value="1172">
            <text:p>1172</text:p>
          </table:table-cell>
          <table:table-cell office:value-type="time" office:time-value="PT12H00M20.73S">
            <text:p>12:00:20.7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1879">
            <text:p>31879</text:p>
          </table:table-cell>
          <table:table-cell office:value-type="string">
            <text:p>Success</text:p>
          </table:table-cell>
          <table:table-cell office:value-type="float" office:value="177330">
            <text:p>177330</text:p>
          </table:table-cell>
          <table:table-cell table:number-columns-repeated="1017"/>
        </table:table-row>
        <table:table-row table:style-name="ro1">
          <table:table-cell office:value-type="float" office:value="1173">
            <text:p>1173</text:p>
          </table:table-cell>
          <table:table-cell office:value-type="time" office:time-value="PT12H00M23.794S">
            <text:p>12:00:23.7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8824">
            <text:p>28824</text:p>
          </table:table-cell>
          <table:table-cell office:value-type="string">
            <text:p>Success</text:p>
          </table:table-cell>
          <table:table-cell office:value-type="float" office:value="143784">
            <text:p>143784</text:p>
          </table:table-cell>
          <table:table-cell table:number-columns-repeated="1017"/>
        </table:table-row>
        <table:table-row table:style-name="ro1">
          <table:table-cell office:value-type="float" office:value="1174">
            <text:p>1174</text:p>
          </table:table-cell>
          <table:table-cell office:value-type="time" office:time-value="PT12H00M20.97S">
            <text:p>12:00:20.9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1649">
            <text:p>31649</text:p>
          </table:table-cell>
          <table:table-cell office:value-type="string">
            <text:p>Success</text:p>
          </table:table-cell>
          <table:table-cell office:value-type="float" office:value="177426">
            <text:p>177426</text:p>
          </table:table-cell>
          <table:table-cell table:number-columns-repeated="1017"/>
        </table:table-row>
        <table:table-row table:style-name="ro1">
          <table:table-cell office:value-type="float" office:value="1175">
            <text:p>1175</text:p>
          </table:table-cell>
          <table:table-cell office:value-type="time" office:time-value="PT12H00M52.429S">
            <text:p>12:00:52.4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34">
            <text:p>234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176">
            <text:p>1176</text:p>
          </table:table-cell>
          <table:table-cell office:value-type="time" office:time-value="PT12H00M51.913S">
            <text:p>12:00:51.91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762">
            <text:p>76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77">
            <text:p>1177</text:p>
          </table:table-cell>
          <table:table-cell office:value-type="time" office:time-value="PT12H00M23.406S">
            <text:p>12:00:23.4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9301">
            <text:p>29301</text:p>
          </table:table-cell>
          <table:table-cell office:value-type="string">
            <text:p>Success</text:p>
          </table:table-cell>
          <table:table-cell office:value-type="float" office:value="150894">
            <text:p>150894</text:p>
          </table:table-cell>
          <table:table-cell table:number-columns-repeated="1017"/>
        </table:table-row>
        <table:table-row table:style-name="ro1">
          <table:table-cell office:value-type="float" office:value="1178">
            <text:p>1178</text:p>
          </table:table-cell>
          <table:table-cell office:value-type="time" office:time-value="PT12H00M51.318S">
            <text:p>12:00:51.32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439">
            <text:p>14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79">
            <text:p>1179</text:p>
          </table:table-cell>
          <table:table-cell office:value-type="time" office:time-value="PT12H00M21.979S">
            <text:p>12:00:21.9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0797">
            <text:p>30797</text:p>
          </table:table-cell>
          <table:table-cell office:value-type="string">
            <text:p>Success</text:p>
          </table:table-cell>
          <table:table-cell office:value-type="float" office:value="151762">
            <text:p>151762</text:p>
          </table:table-cell>
          <table:table-cell table:number-columns-repeated="1017"/>
        </table:table-row>
        <table:table-row table:style-name="ro1">
          <table:table-cell office:value-type="float" office:value="1180">
            <text:p>1180</text:p>
          </table:table-cell>
          <table:table-cell office:value-type="time" office:time-value="PT12H00M51.374S">
            <text:p>12:00:51.37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433">
            <text:p>14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1">
            <text:p>1181</text:p>
          </table:table-cell>
          <table:table-cell office:value-type="time" office:time-value="PT12H00M52.53S">
            <text:p>12:00:52.53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80">
            <text:p>28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82">
            <text:p>1182</text:p>
          </table:table-cell>
          <table:table-cell office:value-type="time" office:time-value="PT12H00M51.41S">
            <text:p>12:00:51.4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03">
            <text:p>140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83">
            <text:p>1183</text:p>
          </table:table-cell>
          <table:table-cell office:value-type="time" office:time-value="PT12H00M52.085S">
            <text:p>12:00:52.09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731">
            <text:p>7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84">
            <text:p>1184</text:p>
          </table:table-cell>
          <table:table-cell office:value-type="time" office:time-value="PT12H00M52.132S">
            <text:p>12:00:52.13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25">
            <text:p>7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5">
            <text:p>1185</text:p>
          </table:table-cell>
          <table:table-cell office:value-type="time" office:time-value="PT12H00M52.421S">
            <text:p>12:00:52.4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128">
            <text:p>11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6">
            <text:p>1186</text:p>
          </table:table-cell>
          <table:table-cell office:value-type="time" office:time-value="PT12H00M52.298S">
            <text:p>12:00:52.30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261">
            <text:p>12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7">
            <text:p>1187</text:p>
          </table:table-cell>
          <table:table-cell office:value-type="time" office:time-value="PT12H00M52.442S">
            <text:p>12:00:52.44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145">
            <text:p>11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8">
            <text:p>1188</text:p>
          </table:table-cell>
          <table:table-cell office:value-type="time" office:time-value="PT12H00M52.44S">
            <text:p>12:00:52.4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156">
            <text:p>11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89">
            <text:p>1189</text:p>
          </table:table-cell>
          <table:table-cell office:value-type="time" office:time-value="PT12H00M52.477S">
            <text:p>12:00:52.48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42">
            <text:p>11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90">
            <text:p>1190</text:p>
          </table:table-cell>
          <table:table-cell office:value-type="time" office:time-value="PT12H00M52.664S">
            <text:p>12:00:52.6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957">
            <text:p>957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191">
            <text:p>1191</text:p>
          </table:table-cell>
          <table:table-cell office:value-type="time" office:time-value="PT12H00M52.391S">
            <text:p>12:00:52.39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229">
            <text:p>12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92">
            <text:p>1192</text:p>
          </table:table-cell>
          <table:table-cell office:value-type="time" office:time-value="PT12H00M23.317S">
            <text:p>12:00:23.3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0350">
            <text:p>30350</text:p>
          </table:table-cell>
          <table:table-cell office:value-type="string">
            <text:p>Success</text:p>
          </table:table-cell>
          <table:table-cell office:value-type="float" office:value="173161">
            <text:p>173161</text:p>
          </table:table-cell>
          <table:table-cell table:number-columns-repeated="1017"/>
        </table:table-row>
        <table:table-row table:style-name="ro1">
          <table:table-cell office:value-type="float" office:value="1193">
            <text:p>1193</text:p>
          </table:table-cell>
          <table:table-cell office:value-type="time" office:time-value="PT12H00M20.477S">
            <text:p>12:00:20.48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33223">
            <text:p>33223</text:p>
          </table:table-cell>
          <table:table-cell office:value-type="string">
            <text:p>Success</text:p>
          </table:table-cell>
          <table:table-cell office:value-type="float" office:value="169413">
            <text:p>169413</text:p>
          </table:table-cell>
          <table:table-cell table:number-columns-repeated="1017"/>
        </table:table-row>
        <table:table-row table:style-name="ro1">
          <table:table-cell office:value-type="float" office:value="1194">
            <text:p>1194</text:p>
          </table:table-cell>
          <table:table-cell office:value-type="time" office:time-value="PT12H00M52.142S">
            <text:p>12:00:52.14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617">
            <text:p>16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95">
            <text:p>1195</text:p>
          </table:table-cell>
          <table:table-cell office:value-type="time" office:time-value="PT12H00M20.181S">
            <text:p>12:00:20.18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33590">
            <text:p>33590</text:p>
          </table:table-cell>
          <table:table-cell office:value-type="string">
            <text:p>Success</text:p>
          </table:table-cell>
          <table:table-cell office:value-type="float" office:value="158483">
            <text:p>158483</text:p>
          </table:table-cell>
          <table:table-cell table:number-columns-repeated="1017"/>
        </table:table-row>
        <table:table-row table:style-name="ro1">
          <table:table-cell office:value-type="float" office:value="1196">
            <text:p>1196</text:p>
          </table:table-cell>
          <table:table-cell office:value-type="time" office:time-value="PT12H00M20.287S">
            <text:p>12:00:20.2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3544">
            <text:p>33544</text:p>
          </table:table-cell>
          <table:table-cell office:value-type="string">
            <text:p>Success</text:p>
          </table:table-cell>
          <table:table-cell office:value-type="float" office:value="170016">
            <text:p>170016</text:p>
          </table:table-cell>
          <table:table-cell table:number-columns-repeated="1017"/>
        </table:table-row>
        <table:table-row table:style-name="ro1">
          <table:table-cell office:value-type="float" office:value="1197">
            <text:p>1197</text:p>
          </table:table-cell>
          <table:table-cell office:value-type="time" office:time-value="PT12H00M52.102S">
            <text:p>12:00:52.1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751">
            <text:p>175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98">
            <text:p>1198</text:p>
          </table:table-cell>
          <table:table-cell office:value-type="time" office:time-value="PT12H00M52.445S">
            <text:p>12:00:52.4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417">
            <text:p>14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99">
            <text:p>1199</text:p>
          </table:table-cell>
          <table:table-cell office:value-type="time" office:time-value="PT12H00M52.408S">
            <text:p>12:00:52.4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469">
            <text:p>146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00">
            <text:p>1200</text:p>
          </table:table-cell>
          <table:table-cell office:value-type="time" office:time-value="PT12H00M35.098S">
            <text:p>12:00:35.10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8798">
            <text:p>18798</text:p>
          </table:table-cell>
          <table:table-cell office:value-type="string">
            <text:p>Success</text:p>
          </table:table-cell>
          <table:table-cell office:value-type="float" office:value="142407">
            <text:p>142407</text:p>
          </table:table-cell>
          <table:table-cell table:number-columns-repeated="1017"/>
        </table:table-row>
        <table:table-row table:style-name="ro1">
          <table:table-cell office:value-type="float" office:value="1201">
            <text:p>1201</text:p>
          </table:table-cell>
          <table:table-cell office:value-type="time" office:time-value="PT12H00M20.391S">
            <text:p>12:00:20.39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33511">
            <text:p>33511</text:p>
          </table:table-cell>
          <table:table-cell office:value-type="string">
            <text:p>Success</text:p>
          </table:table-cell>
          <table:table-cell office:value-type="float" office:value="169919">
            <text:p>169919</text:p>
          </table:table-cell>
          <table:table-cell table:number-columns-repeated="1017"/>
        </table:table-row>
        <table:table-row table:style-name="ro1">
          <table:table-cell office:value-type="float" office:value="1202">
            <text:p>1202</text:p>
          </table:table-cell>
          <table:table-cell office:value-type="time" office:time-value="PT12H00M52.126S">
            <text:p>12:00:52.13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779">
            <text:p>177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03">
            <text:p>1203</text:p>
          </table:table-cell>
          <table:table-cell office:value-type="time" office:time-value="PT12H00M52.421S">
            <text:p>12:00:52.42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484">
            <text:p>14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04">
            <text:p>1204</text:p>
          </table:table-cell>
          <table:table-cell office:value-type="time" office:time-value="PT12H00M20.874S">
            <text:p>12:00:20.8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3032">
            <text:p>33032</text:p>
          </table:table-cell>
          <table:table-cell office:value-type="string">
            <text:p>Success</text:p>
          </table:table-cell>
          <table:table-cell office:value-type="float" office:value="177530">
            <text:p>177530</text:p>
          </table:table-cell>
          <table:table-cell table:number-columns-repeated="1017"/>
        </table:table-row>
        <table:table-row table:style-name="ro1">
          <table:table-cell office:value-type="float" office:value="1205">
            <text:p>1205</text:p>
          </table:table-cell>
          <table:table-cell office:value-type="time" office:time-value="PT12H00M20.758S">
            <text:p>12:00:20.76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3151">
            <text:p>33151</text:p>
          </table:table-cell>
          <table:table-cell office:value-type="string">
            <text:p>Success</text:p>
          </table:table-cell>
          <table:table-cell office:value-type="float" office:value="177238">
            <text:p>177238</text:p>
          </table:table-cell>
          <table:table-cell table:number-columns-repeated="1017"/>
        </table:table-row>
        <table:table-row table:style-name="ro1">
          <table:table-cell office:value-type="float" office:value="1206">
            <text:p>1206</text:p>
          </table:table-cell>
          <table:table-cell office:value-type="time" office:time-value="PT12H00M22.526S">
            <text:p>12:00:22.5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1394">
            <text:p>31394</text:p>
          </table:table-cell>
          <table:table-cell office:value-type="string">
            <text:p>Success</text:p>
          </table:table-cell>
          <table:table-cell office:value-type="float" office:value="144775">
            <text:p>144775</text:p>
          </table:table-cell>
          <table:table-cell table:number-columns-repeated="1017"/>
        </table:table-row>
        <table:table-row table:style-name="ro1">
          <table:table-cell office:value-type="float" office:value="1207">
            <text:p>1207</text:p>
          </table:table-cell>
          <table:table-cell office:value-type="time" office:time-value="PT12H00M34.586S">
            <text:p>12:00:34.59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9334">
            <text:p>19334</text:p>
          </table:table-cell>
          <table:table-cell office:value-type="string">
            <text:p>Success</text:p>
          </table:table-cell>
          <table:table-cell office:value-type="float" office:value="139439">
            <text:p>139439</text:p>
          </table:table-cell>
          <table:table-cell table:number-columns-repeated="1017"/>
        </table:table-row>
        <table:table-row table:style-name="ro1">
          <table:table-cell office:value-type="float" office:value="1208">
            <text:p>1208</text:p>
          </table:table-cell>
          <table:table-cell office:value-type="time" office:time-value="PT12H00M35.119S">
            <text:p>12:00:35.12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8803">
            <text:p>18803</text:p>
          </table:table-cell>
          <table:table-cell office:value-type="string">
            <text:p>Success</text:p>
          </table:table-cell>
          <table:table-cell office:value-type="float" office:value="148417">
            <text:p>148417</text:p>
          </table:table-cell>
          <table:table-cell table:number-columns-repeated="1017"/>
        </table:table-row>
        <table:table-row table:style-name="ro1">
          <table:table-cell office:value-type="float" office:value="1209">
            <text:p>1209</text:p>
          </table:table-cell>
          <table:table-cell office:value-type="time" office:time-value="PT12H00M52.443S">
            <text:p>12:00:52.44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521">
            <text:p>152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10">
            <text:p>1210</text:p>
          </table:table-cell>
          <table:table-cell office:value-type="time" office:time-value="PT12H00M23.707S">
            <text:p>12:00:23.71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30257">
            <text:p>30257</text:p>
          </table:table-cell>
          <table:table-cell office:value-type="string">
            <text:p>Success</text:p>
          </table:table-cell>
          <table:table-cell office:value-type="float" office:value="152466">
            <text:p>152466</text:p>
          </table:table-cell>
          <table:table-cell table:number-columns-repeated="1017"/>
        </table:table-row>
        <table:table-row table:style-name="ro1">
          <table:table-cell office:value-type="float" office:value="1211">
            <text:p>1211</text:p>
          </table:table-cell>
          <table:table-cell office:value-type="time" office:time-value="PT12H00M23.652S">
            <text:p>12:00:23.6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0323">
            <text:p>30323</text:p>
          </table:table-cell>
          <table:table-cell office:value-type="string">
            <text:p>Success</text:p>
          </table:table-cell>
          <table:table-cell office:value-type="float" office:value="150692">
            <text:p>150692</text:p>
          </table:table-cell>
          <table:table-cell table:number-columns-repeated="1017"/>
        </table:table-row>
        <table:table-row table:style-name="ro1">
          <table:table-cell office:value-type="float" office:value="1212">
            <text:p>1212</text:p>
          </table:table-cell>
          <table:table-cell office:value-type="time" office:time-value="PT12H00M20.417S">
            <text:p>12:00:20.4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3560">
            <text:p>33560</text:p>
          </table:table-cell>
          <table:table-cell office:value-type="string">
            <text:p>Success</text:p>
          </table:table-cell>
          <table:table-cell office:value-type="float" office:value="174164">
            <text:p>174164</text:p>
          </table:table-cell>
          <table:table-cell table:number-columns-repeated="1017"/>
        </table:table-row>
        <table:table-row table:style-name="ro1">
          <table:table-cell office:value-type="float" office:value="1213">
            <text:p>1213</text:p>
          </table:table-cell>
          <table:table-cell office:value-type="time" office:time-value="PT12H00M18.488S">
            <text:p>12:00:18.4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5506">
            <text:p>35506</text:p>
          </table:table-cell>
          <table:table-cell office:value-type="string">
            <text:p>Success</text:p>
          </table:table-cell>
          <table:table-cell office:value-type="float" office:value="178710">
            <text:p>178710</text:p>
          </table:table-cell>
          <table:table-cell table:number-columns-repeated="1017"/>
        </table:table-row>
        <table:table-row table:style-name="ro1">
          <table:table-cell office:value-type="float" office:value="1214">
            <text:p>1214</text:p>
          </table:table-cell>
          <table:table-cell office:value-type="time" office:time-value="PT12H00M35.396S">
            <text:p>12:00:35.40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8611">
            <text:p>18611</text:p>
          </table:table-cell>
          <table:table-cell office:value-type="string">
            <text:p>Success</text:p>
          </table:table-cell>
          <table:table-cell office:value-type="float" office:value="143922">
            <text:p>143922</text:p>
          </table:table-cell>
          <table:table-cell table:number-columns-repeated="1017"/>
        </table:table-row>
        <table:table-row table:style-name="ro1">
          <table:table-cell office:value-type="float" office:value="1215">
            <text:p>1215</text:p>
          </table:table-cell>
          <table:table-cell office:value-type="time" office:time-value="PT12H00M20.683S">
            <text:p>12:00:20.6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3335">
            <text:p>33335</text:p>
          </table:table-cell>
          <table:table-cell office:value-type="string">
            <text:p>Success</text:p>
          </table:table-cell>
          <table:table-cell office:value-type="float" office:value="169449">
            <text:p>169449</text:p>
          </table:table-cell>
          <table:table-cell table:number-columns-repeated="1017"/>
        </table:table-row>
        <table:table-row table:style-name="ro1">
          <table:table-cell office:value-type="float" office:value="1216">
            <text:p>1216</text:p>
          </table:table-cell>
          <table:table-cell office:value-type="time" office:time-value="PT12H00M22.725S">
            <text:p>12:00:22.73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31298">
            <text:p>31298</text:p>
          </table:table-cell>
          <table:table-cell office:value-type="string">
            <text:p>Success</text:p>
          </table:table-cell>
          <table:table-cell office:value-type="float" office:value="165371">
            <text:p>165371</text:p>
          </table:table-cell>
          <table:table-cell table:number-columns-repeated="1017"/>
        </table:table-row>
        <table:table-row table:style-name="ro1">
          <table:table-cell office:value-type="float" office:value="1217">
            <text:p>1217</text:p>
          </table:table-cell>
          <table:table-cell office:value-type="time" office:time-value="PT12H00M53.623S">
            <text:p>12:00:53.62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408">
            <text:p>40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18">
            <text:p>1218</text:p>
          </table:table-cell>
          <table:table-cell office:value-type="time" office:time-value="PT12H00M52.137S">
            <text:p>12:00:52.1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896">
            <text:p>189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19">
            <text:p>1219</text:p>
          </table:table-cell>
          <table:table-cell office:value-type="time" office:time-value="PT12H00M23.338S">
            <text:p>12:00:23.3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0695">
            <text:p>30695</text:p>
          </table:table-cell>
          <table:table-cell office:value-type="string">
            <text:p>Success</text:p>
          </table:table-cell>
          <table:table-cell office:value-type="float" office:value="146642">
            <text:p>146642</text:p>
          </table:table-cell>
          <table:table-cell table:number-columns-repeated="1017"/>
        </table:table-row>
        <table:table-row table:style-name="ro1">
          <table:table-cell office:value-type="float" office:value="1220">
            <text:p>1220</text:p>
          </table:table-cell>
          <table:table-cell office:value-type="time" office:time-value="PT12H00M22.502S">
            <text:p>12:00:22.50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1536">
            <text:p>31536</text:p>
          </table:table-cell>
          <table:table-cell office:value-type="string">
            <text:p>Success</text:p>
          </table:table-cell>
          <table:table-cell office:value-type="float" office:value="145975">
            <text:p>145975</text:p>
          </table:table-cell>
          <table:table-cell table:number-columns-repeated="1017"/>
        </table:table-row>
        <table:table-row table:style-name="ro1">
          <table:table-cell office:value-type="float" office:value="1221">
            <text:p>1221</text:p>
          </table:table-cell>
          <table:table-cell office:value-type="time" office:time-value="PT12H00M52.35S">
            <text:p>12:00:52.3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689">
            <text:p>16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2">
            <text:p>1222</text:p>
          </table:table-cell>
          <table:table-cell office:value-type="time" office:time-value="PT12H00M18.788S">
            <text:p>12:00:18.7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5252">
            <text:p>35252</text:p>
          </table:table-cell>
          <table:table-cell office:value-type="string">
            <text:p>Success</text:p>
          </table:table-cell>
          <table:table-cell office:value-type="float" office:value="152370">
            <text:p>152370</text:p>
          </table:table-cell>
          <table:table-cell table:number-columns-repeated="1017"/>
        </table:table-row>
        <table:table-row table:style-name="ro1">
          <table:table-cell office:value-type="float" office:value="1223">
            <text:p>1223</text:p>
          </table:table-cell>
          <table:table-cell office:value-type="time" office:time-value="PT12H00M20.553S">
            <text:p>12:00:20.55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33487">
            <text:p>33487</text:p>
          </table:table-cell>
          <table:table-cell office:value-type="string">
            <text:p>Success</text:p>
          </table:table-cell>
          <table:table-cell office:value-type="float" office:value="174464">
            <text:p>174464</text:p>
          </table:table-cell>
          <table:table-cell table:number-columns-repeated="1017"/>
        </table:table-row>
        <table:table-row table:style-name="ro1">
          <table:table-cell office:value-type="float" office:value="1224">
            <text:p>1224</text:p>
          </table:table-cell>
          <table:table-cell office:value-type="time" office:time-value="PT12H00M52.207S">
            <text:p>12:00:52.21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904">
            <text:p>190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25">
            <text:p>1225</text:p>
          </table:table-cell>
          <table:table-cell office:value-type="time" office:time-value="PT12H00M23.745S">
            <text:p>12:00:23.7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0366">
            <text:p>30366</text:p>
          </table:table-cell>
          <table:table-cell office:value-type="string">
            <text:p>Success</text:p>
          </table:table-cell>
          <table:table-cell office:value-type="float" office:value="152465">
            <text:p>152465</text:p>
          </table:table-cell>
          <table:table-cell table:number-columns-repeated="1017"/>
        </table:table-row>
        <table:table-row table:style-name="ro1">
          <table:table-cell office:value-type="float" office:value="1226">
            <text:p>1226</text:p>
          </table:table-cell>
          <table:table-cell office:value-type="time" office:time-value="PT12H00M52.167S">
            <text:p>12:00:52.1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944">
            <text:p>19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27">
            <text:p>1227</text:p>
          </table:table-cell>
          <table:table-cell office:value-type="time" office:time-value="PT12H00M51.976S">
            <text:p>12:00:51.9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136">
            <text:p>21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8">
            <text:p>1228</text:p>
          </table:table-cell>
          <table:table-cell office:value-type="time" office:time-value="PT12H00M51.895S">
            <text:p>12:00:51.9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292">
            <text:p>229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29">
            <text:p>1229</text:p>
          </table:table-cell>
          <table:table-cell office:value-type="time" office:time-value="PT12H00M51.938S">
            <text:p>12:00:51.9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252">
            <text:p>22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0">
            <text:p>1230</text:p>
          </table:table-cell>
          <table:table-cell office:value-type="time" office:time-value="PT12H00M51.691S">
            <text:p>12:00:51.69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538">
            <text:p>25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1">
            <text:p>1231</text:p>
          </table:table-cell>
          <table:table-cell office:value-type="time" office:time-value="PT12H00M54.111S">
            <text:p>12:00:54.1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32">
            <text:p>1232</text:p>
          </table:table-cell>
          <table:table-cell office:value-type="time" office:time-value="PT12H00M54.113S">
            <text:p>12:00:54.1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33">
            <text:p>1233</text:p>
          </table:table-cell>
          <table:table-cell office:value-type="time" office:time-value="PT12H00M51.747S">
            <text:p>12:00:51.75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504">
            <text:p>250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34">
            <text:p>1234</text:p>
          </table:table-cell>
          <table:table-cell office:value-type="time" office:time-value="PT12H00M51.692S">
            <text:p>12:00:51.6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575">
            <text:p>257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35">
            <text:p>1235</text:p>
          </table:table-cell>
          <table:table-cell office:value-type="time" office:time-value="PT12H00M53.906S">
            <text:p>12:00:53.91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23">
            <text:p>4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6">
            <text:p>1236</text:p>
          </table:table-cell>
          <table:table-cell office:value-type="time" office:time-value="PT12H00M54.113S">
            <text:p>12:00:54.1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22">
            <text:p>2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37">
            <text:p>1237</text:p>
          </table:table-cell>
          <table:table-cell office:value-type="time" office:time-value="PT12H00M54.032S">
            <text:p>12:00:54.03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38">
            <text:p>33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38">
            <text:p>1238</text:p>
          </table:table-cell>
          <table:table-cell office:value-type="time" office:time-value="PT12H00M54.229S">
            <text:p>12:00:54.2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67">
            <text:p>16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39">
            <text:p>1239</text:p>
          </table:table-cell>
          <table:table-cell office:value-type="time" office:time-value="PT12H00M54.329S">
            <text:p>12:00:54.33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40">
            <text:p>1240</text:p>
          </table:table-cell>
          <table:table-cell office:value-type="time" office:time-value="PT12H00M53.879S">
            <text:p>12:00:53.8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34">
            <text:p>5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41">
            <text:p>1241</text:p>
          </table:table-cell>
          <table:table-cell office:value-type="time" office:time-value="PT12H00M53.964S">
            <text:p>12:00:53.96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29">
            <text:p>5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42">
            <text:p>1242</text:p>
          </table:table-cell>
          <table:table-cell office:value-type="time" office:time-value="PT12H00M54.249S">
            <text:p>12:00:54.2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59">
            <text:p>25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43">
            <text:p>1243</text:p>
          </table:table-cell>
          <table:table-cell office:value-type="time" office:time-value="PT12H00M54.009S">
            <text:p>12:00:54.01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510">
            <text:p>5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44">
            <text:p>1244</text:p>
          </table:table-cell>
          <table:table-cell office:value-type="time" office:time-value="PT12H00M54.267S">
            <text:p>12:00:54.2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58">
            <text:p>25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45">
            <text:p>1245</text:p>
          </table:table-cell>
          <table:table-cell office:value-type="time" office:time-value="PT12H00M54.034S">
            <text:p>12:00:54.0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93">
            <text:p>49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46">
            <text:p>1246</text:p>
          </table:table-cell>
          <table:table-cell office:value-type="time" office:time-value="PT12H00M53.863S">
            <text:p>12:00:53.86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674">
            <text:p>6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7">
            <text:p>1247</text:p>
          </table:table-cell>
          <table:table-cell office:value-type="time" office:time-value="PT12H00M53.923S">
            <text:p>12:00:53.92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628">
            <text:p>6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8">
            <text:p>1248</text:p>
          </table:table-cell>
          <table:table-cell office:value-type="time" office:time-value="PT12H00M53.975S">
            <text:p>12:00:53.9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95">
            <text:p>59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49">
            <text:p>1249</text:p>
          </table:table-cell>
          <table:table-cell office:value-type="time" office:time-value="PT12H00M53.853S">
            <text:p>12:00:53.8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808">
            <text:p>80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50">
            <text:p>1250</text:p>
          </table:table-cell>
          <table:table-cell office:value-type="time" office:time-value="PT12H00M53.922S">
            <text:p>12:00:53.92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746">
            <text:p>7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1">
            <text:p>1251</text:p>
          </table:table-cell>
          <table:table-cell office:value-type="time" office:time-value="PT12H00M53.921S">
            <text:p>12:00:53.92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766">
            <text:p>7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2">
            <text:p>1252</text:p>
          </table:table-cell>
          <table:table-cell office:value-type="time" office:time-value="PT12H00M53.621S">
            <text:p>12:00:53.6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079">
            <text:p>107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53">
            <text:p>1253</text:p>
          </table:table-cell>
          <table:table-cell office:value-type="time" office:time-value="PT12H00M53.964S">
            <text:p>12:00:53.9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751">
            <text:p>75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54">
            <text:p>1254</text:p>
          </table:table-cell>
          <table:table-cell office:value-type="time" office:time-value="PT12H00M53.559S">
            <text:p>12:00:53.56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158">
            <text:p>115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55">
            <text:p>1255</text:p>
          </table:table-cell>
          <table:table-cell office:value-type="time" office:time-value="PT12H00M53.55S">
            <text:p>12:00:53.55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220">
            <text:p>12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6">
            <text:p>1256</text:p>
          </table:table-cell>
          <table:table-cell office:value-type="time" office:time-value="PT12H00M53.898S">
            <text:p>12:00:53.90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872">
            <text:p>8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7">
            <text:p>1257</text:p>
          </table:table-cell>
          <table:table-cell office:value-type="time" office:time-value="PT12H00M53.761S">
            <text:p>12:00:53.7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021">
            <text:p>102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58">
            <text:p>1258</text:p>
          </table:table-cell>
          <table:table-cell office:value-type="time" office:time-value="PT12H00M53.588S">
            <text:p>12:00:53.59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235">
            <text:p>12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9">
            <text:p>1259</text:p>
          </table:table-cell>
          <table:table-cell office:value-type="time" office:time-value="PT12H00M53.668S">
            <text:p>12:00:53.6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161">
            <text:p>11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60">
            <text:p>1260</text:p>
          </table:table-cell>
          <table:table-cell office:value-type="time" office:time-value="PT12H00M52.813S">
            <text:p>12:00:52.8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023">
            <text:p>202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61">
            <text:p>1261</text:p>
          </table:table-cell>
          <table:table-cell office:value-type="time" office:time-value="PT12H00M53.771S">
            <text:p>12:00:53.77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073">
            <text:p>10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2">
            <text:p>1262</text:p>
          </table:table-cell>
          <table:table-cell office:value-type="time" office:time-value="PT12H00M54.77S">
            <text:p>12:00:54.77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3">
            <text:p>1263</text:p>
          </table:table-cell>
          <table:table-cell office:value-type="time" office:time-value="PT12H00M52.816S">
            <text:p>12:00:52.8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120">
            <text:p>21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64">
            <text:p>1264</text:p>
          </table:table-cell>
          <table:table-cell office:value-type="time" office:time-value="PT12H00M52.676S">
            <text:p>12:00:52.6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278">
            <text:p>227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65">
            <text:p>1265</text:p>
          </table:table-cell>
          <table:table-cell office:value-type="time" office:time-value="PT12H00M53.596S">
            <text:p>12:00:53.60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370">
            <text:p>13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66">
            <text:p>1266</text:p>
          </table:table-cell>
          <table:table-cell office:value-type="time" office:time-value="PT12H00M54.77S">
            <text:p>12:00:54.7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41">
            <text:p>2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67">
            <text:p>1267</text:p>
          </table:table-cell>
          <table:table-cell office:value-type="time" office:time-value="PT12H00M52.81S">
            <text:p>12:00:52.81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214">
            <text:p>22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68">
            <text:p>1268</text:p>
          </table:table-cell>
          <table:table-cell office:value-type="time" office:time-value="PT12H00M52.809S">
            <text:p>12:00:52.81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233">
            <text:p>22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9">
            <text:p>1269</text:p>
          </table:table-cell>
          <table:table-cell office:value-type="time" office:time-value="PT12H00M52.857S">
            <text:p>12:00:52.8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253">
            <text:p>22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0">
            <text:p>1270</text:p>
          </table:table-cell>
          <table:table-cell office:value-type="time" office:time-value="PT12H00M52.309S">
            <text:p>12:00:52.31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852">
            <text:p>285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1">
            <text:p>1271</text:p>
          </table:table-cell>
          <table:table-cell office:value-type="time" office:time-value="PT12H00M55.025S">
            <text:p>12:00:55.03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2">
            <text:p>1272</text:p>
          </table:table-cell>
          <table:table-cell office:value-type="time" office:time-value="PT12H00M54.866S">
            <text:p>12:00:54.8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09">
            <text:p>30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3">
            <text:p>1273</text:p>
          </table:table-cell>
          <table:table-cell office:value-type="time" office:time-value="PT12H00M52.596S">
            <text:p>12:00:52.6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663">
            <text:p>26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74">
            <text:p>1274</text:p>
          </table:table-cell>
          <table:table-cell office:value-type="time" office:time-value="PT12H00M52.778S">
            <text:p>12:00:52.7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487">
            <text:p>248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5">
            <text:p>1275</text:p>
          </table:table-cell>
          <table:table-cell office:value-type="time" office:time-value="PT12H00M52.709S">
            <text:p>12:00:52.7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558">
            <text:p>255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6">
            <text:p>1276</text:p>
          </table:table-cell>
          <table:table-cell office:value-type="time" office:time-value="PT12H00M52.627S">
            <text:p>12:00:52.6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647">
            <text:p>26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7">
            <text:p>1277</text:p>
          </table:table-cell>
          <table:table-cell office:value-type="time" office:time-value="PT12H00M55.168S">
            <text:p>12:00:55.17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8">
            <text:p>1278</text:p>
          </table:table-cell>
          <table:table-cell office:value-type="time" office:time-value="PT12H00M55.043S">
            <text:p>12:00:55.04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294">
            <text:p>29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9">
            <text:p>1279</text:p>
          </table:table-cell>
          <table:table-cell office:value-type="time" office:time-value="PT12H00M55.161S">
            <text:p>12:00:55.1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80">
            <text:p>1280</text:p>
          </table:table-cell>
          <table:table-cell office:value-type="time" office:time-value="PT12H00M52.52S">
            <text:p>12:00:52.5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825">
            <text:p>28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81">
            <text:p>1281</text:p>
          </table:table-cell>
          <table:table-cell office:value-type="time" office:time-value="PT12H00M54.955S">
            <text:p>12:00:54.9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91">
            <text:p>49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82">
            <text:p>1282</text:p>
          </table:table-cell>
          <table:table-cell office:value-type="time" office:time-value="PT12H00M54.967S">
            <text:p>12:00:54.9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10">
            <text:p>5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83">
            <text:p>1283</text:p>
          </table:table-cell>
          <table:table-cell office:value-type="time" office:time-value="PT12H00M54.83S">
            <text:p>12:00:54.83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64">
            <text:p>66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84">
            <text:p>1284</text:p>
          </table:table-cell>
          <table:table-cell office:value-type="time" office:time-value="PT12H00M54.823S">
            <text:p>12:00:54.82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674">
            <text:p>67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85">
            <text:p>1285</text:p>
          </table:table-cell>
          <table:table-cell office:value-type="time" office:time-value="PT12H00M54.846S">
            <text:p>12:00:54.85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657">
            <text:p>6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86">
            <text:p>1286</text:p>
          </table:table-cell>
          <table:table-cell office:value-type="time" office:time-value="PT12H00M54.782S">
            <text:p>12:00:54.7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724">
            <text:p>7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87">
            <text:p>1287</text:p>
          </table:table-cell>
          <table:table-cell office:value-type="time" office:time-value="PT12H00M54.836S">
            <text:p>12:00:54.84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82">
            <text:p>68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88">
            <text:p>1288</text:p>
          </table:table-cell>
          <table:table-cell office:value-type="time" office:time-value="PT12H00M54.716S">
            <text:p>12:00:54.72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855">
            <text:p>85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89">
            <text:p>1289</text:p>
          </table:table-cell>
          <table:table-cell office:value-type="time" office:time-value="PT12H00M54.669S">
            <text:p>12:00:54.67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71">
            <text:p>9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0">
            <text:p>1290</text:p>
          </table:table-cell>
          <table:table-cell office:value-type="time" office:time-value="PT12H00M54.528S">
            <text:p>12:00:54.5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112">
            <text:p>111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91">
            <text:p>1291</text:p>
          </table:table-cell>
          <table:table-cell office:value-type="time" office:time-value="PT12H00M54.571S">
            <text:p>12:00:54.5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080">
            <text:p>108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92">
            <text:p>1292</text:p>
          </table:table-cell>
          <table:table-cell office:value-type="time" office:time-value="PT12H00M54.519S">
            <text:p>12:00:54.5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133">
            <text:p>113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93">
            <text:p>1293</text:p>
          </table:table-cell>
          <table:table-cell office:value-type="time" office:time-value="PT12H00M54.551S">
            <text:p>12:00:54.55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02">
            <text:p>11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4">
            <text:p>1294</text:p>
          </table:table-cell>
          <table:table-cell office:value-type="time" office:time-value="PT12H00M54.527S">
            <text:p>12:00:54.5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130">
            <text:p>113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95">
            <text:p>1295</text:p>
          </table:table-cell>
          <table:table-cell office:value-type="time" office:time-value="PT12H00M54.688S">
            <text:p>12:00:54.69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81">
            <text:p>98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96">
            <text:p>1296</text:p>
          </table:table-cell>
          <table:table-cell office:value-type="time" office:time-value="PT12H00M54.371S">
            <text:p>12:00:54.37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380">
            <text:p>138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97">
            <text:p>1297</text:p>
          </table:table-cell>
          <table:table-cell office:value-type="time" office:time-value="PT12H00M54.538S">
            <text:p>12:00:54.5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225">
            <text:p>12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98">
            <text:p>1298</text:p>
          </table:table-cell>
          <table:table-cell office:value-type="time" office:time-value="PT12H00M54.494S">
            <text:p>12:00:54.49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286">
            <text:p>128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99">
            <text:p>1299</text:p>
          </table:table-cell>
          <table:table-cell office:value-type="time" office:time-value="PT12H00M54.335S">
            <text:p>12:00:54.34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487">
            <text:p>148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00">
            <text:p>1300</text:p>
          </table:table-cell>
          <table:table-cell office:value-type="time" office:time-value="PT12H00M54.039S">
            <text:p>12:00:54.04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785">
            <text:p>17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01">
            <text:p>1301</text:p>
          </table:table-cell>
          <table:table-cell office:value-type="time" office:time-value="PT12H00M55.52S">
            <text:p>12:00:55.5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14">
            <text:p>3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02">
            <text:p>1302</text:p>
          </table:table-cell>
          <table:table-cell office:value-type="time" office:time-value="PT12H00M54.251S">
            <text:p>12:00:54.2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655">
            <text:p>165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03">
            <text:p>1303</text:p>
          </table:table-cell>
          <table:table-cell office:value-type="time" office:time-value="PT12H00M54.114S">
            <text:p>12:00:54.11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810">
            <text:p>18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04">
            <text:p>1304</text:p>
          </table:table-cell>
          <table:table-cell office:value-type="time" office:time-value="PT12H00M54.414S">
            <text:p>12:00:54.41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510">
            <text:p>15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05">
            <text:p>1305</text:p>
          </table:table-cell>
          <table:table-cell office:value-type="time" office:time-value="PT12H00M55.781S">
            <text:p>12:00:55.78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06">
            <text:p>1306</text:p>
          </table:table-cell>
          <table:table-cell office:value-type="time" office:time-value="PT12H00M55.64S">
            <text:p>12:00:55.64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303">
            <text:p>30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07">
            <text:p>1307</text:p>
          </table:table-cell>
          <table:table-cell office:value-type="time" office:time-value="PT12H00M55.652S">
            <text:p>12:00:55.65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18">
            <text:p>31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08">
            <text:p>1308</text:p>
          </table:table-cell>
          <table:table-cell office:value-type="time" office:time-value="PT12H00M55.655S">
            <text:p>12:00:55.66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317">
            <text:p>3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09">
            <text:p>1309</text:p>
          </table:table-cell>
          <table:table-cell office:value-type="time" office:time-value="PT12H00M55.653S">
            <text:p>12:00:55.65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57">
            <text:p>35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10">
            <text:p>1310</text:p>
          </table:table-cell>
          <table:table-cell office:value-type="time" office:time-value="PT12H00M55.507S">
            <text:p>12:00:55.5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57">
            <text:p>55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11">
            <text:p>1311</text:p>
          </table:table-cell>
          <table:table-cell office:value-type="time" office:time-value="PT12H00M55.495S">
            <text:p>12:00:55.5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78">
            <text:p>57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12">
            <text:p>1312</text:p>
          </table:table-cell>
          <table:table-cell office:value-type="time" office:time-value="PT12H00M55.479S">
            <text:p>12:00:55.4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611">
            <text:p>6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13">
            <text:p>1313</text:p>
          </table:table-cell>
          <table:table-cell office:value-type="time" office:time-value="PT12H00M55.641S">
            <text:p>12:00:55.64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82">
            <text:p>48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14">
            <text:p>1314</text:p>
          </table:table-cell>
          <table:table-cell office:value-type="time" office:time-value="PT12H00M55.573S">
            <text:p>12:00:55.57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65">
            <text:p>5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15">
            <text:p>1315</text:p>
          </table:table-cell>
          <table:table-cell office:value-type="time" office:time-value="PT12H00M55.448S">
            <text:p>12:00:55.4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728">
            <text:p>72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16">
            <text:p>1316</text:p>
          </table:table-cell>
          <table:table-cell office:value-type="time" office:time-value="PT12H00M55.925S">
            <text:p>12:00:55.9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17">
            <text:p>1317</text:p>
          </table:table-cell>
          <table:table-cell office:value-type="time" office:time-value="PT12H00M55.347S">
            <text:p>12:00:55.35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901">
            <text:p>90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18">
            <text:p>1318</text:p>
          </table:table-cell>
          <table:table-cell office:value-type="time" office:time-value="PT12H00M55.265S">
            <text:p>12:00:55.27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13">
            <text:p>101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19">
            <text:p>1319</text:p>
          </table:table-cell>
          <table:table-cell office:value-type="time" office:time-value="PT12H00M55.344S">
            <text:p>12:00:55.3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942">
            <text:p>9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20">
            <text:p>1320</text:p>
          </table:table-cell>
          <table:table-cell office:value-type="time" office:time-value="PT12H00M55.267S">
            <text:p>12:00:55.2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021">
            <text:p>102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21">
            <text:p>1321</text:p>
          </table:table-cell>
          <table:table-cell office:value-type="time" office:time-value="PT12H00M55.267S">
            <text:p>12:00:55.2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029">
            <text:p>10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22">
            <text:p>1322</text:p>
          </table:table-cell>
          <table:table-cell office:value-type="time" office:time-value="PT12H00M56.124S">
            <text:p>12:00:56.1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03">
            <text:p>20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23">
            <text:p>1323</text:p>
          </table:table-cell>
          <table:table-cell office:value-type="time" office:time-value="PT12H00M55.275S">
            <text:p>12:00:55.28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067">
            <text:p>106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24">
            <text:p>1324</text:p>
          </table:table-cell>
          <table:table-cell office:value-type="time" office:time-value="PT12H00M55.322S">
            <text:p>12:00:55.32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044">
            <text:p>10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25">
            <text:p>1325</text:p>
          </table:table-cell>
          <table:table-cell office:value-type="time" office:time-value="PT12H00M56.138S">
            <text:p>12:00:56.14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30">
            <text:p>23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26">
            <text:p>1326</text:p>
          </table:table-cell>
          <table:table-cell office:value-type="time" office:time-value="PT12H00M56.091S">
            <text:p>12:00:56.0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27">
            <text:p>1327</text:p>
          </table:table-cell>
          <table:table-cell office:value-type="time" office:time-value="PT12H00M56.279S">
            <text:p>12:00:56.2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88">
            <text:p>18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28">
            <text:p>1328</text:p>
          </table:table-cell>
          <table:table-cell office:value-type="time" office:time-value="PT12H00M55.925S">
            <text:p>12:00:55.9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53">
            <text:p>5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29">
            <text:p>1329</text:p>
          </table:table-cell>
          <table:table-cell office:value-type="time" office:time-value="PT12H00M55.972S">
            <text:p>12:00:55.9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12">
            <text:p>51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30">
            <text:p>1330</text:p>
          </table:table-cell>
          <table:table-cell office:value-type="time" office:time-value="PT12H00M55.935S">
            <text:p>12:00:55.94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558">
            <text:p>55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31">
            <text:p>1331</text:p>
          </table:table-cell>
          <table:table-cell office:value-type="time" office:time-value="PT12H00M55.907S">
            <text:p>12:00:55.9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596">
            <text:p>59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32">
            <text:p>1332</text:p>
          </table:table-cell>
          <table:table-cell office:value-type="time" office:time-value="PT12H00M55.823S">
            <text:p>12:00:55.8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81">
            <text:p>68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33">
            <text:p>1333</text:p>
          </table:table-cell>
          <table:table-cell office:value-type="time" office:time-value="PT12H00M56.074S">
            <text:p>12:00:56.0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35">
            <text:p>4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34">
            <text:p>1334</text:p>
          </table:table-cell>
          <table:table-cell office:value-type="time" office:time-value="PT12H00M55.824S">
            <text:p>12:00:55.8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686">
            <text:p>68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35">
            <text:p>1335</text:p>
          </table:table-cell>
          <table:table-cell office:value-type="time" office:time-value="PT12H00M56.286S">
            <text:p>12:00:56.2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65">
            <text:p>2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36">
            <text:p>1336</text:p>
          </table:table-cell>
          <table:table-cell office:value-type="time" office:time-value="PT12H00M56.343S">
            <text:p>12:00:56.3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37">
            <text:p>1337</text:p>
          </table:table-cell>
          <table:table-cell office:value-type="time" office:time-value="PT12H00M56.012S">
            <text:p>12:00:56.01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617">
            <text:p>6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38">
            <text:p>1338</text:p>
          </table:table-cell>
          <table:table-cell office:value-type="time" office:time-value="PT12H00M56.288S">
            <text:p>12:00:56.29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95">
            <text:p>39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39">
            <text:p>1339</text:p>
          </table:table-cell>
          <table:table-cell office:value-type="time" office:time-value="PT12H00M55.67S">
            <text:p>12:00:55.67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038">
            <text:p>103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40">
            <text:p>1340</text:p>
          </table:table-cell>
          <table:table-cell office:value-type="time" office:time-value="PT12H00M56.249S">
            <text:p>12:00:56.2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69">
            <text:p>46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41">
            <text:p>1341</text:p>
          </table:table-cell>
          <table:table-cell office:value-type="time" office:time-value="PT12H00M56.298S">
            <text:p>12:00:56.30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21">
            <text:p>42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42">
            <text:p>1342</text:p>
          </table:table-cell>
          <table:table-cell office:value-type="time" office:time-value="PT12H00M56.51S">
            <text:p>12:00:56.5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43">
            <text:p>1343</text:p>
          </table:table-cell>
          <table:table-cell office:value-type="time" office:time-value="PT12H00M56.505S">
            <text:p>12:00:56.5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35">
            <text:p>2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44">
            <text:p>1344</text:p>
          </table:table-cell>
          <table:table-cell office:value-type="time" office:time-value="PT12H00M56.506S">
            <text:p>12:00:56.5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49">
            <text:p>24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45">
            <text:p>1345</text:p>
          </table:table-cell>
          <table:table-cell office:value-type="time" office:time-value="PT12H00M56.56S">
            <text:p>12:00:56.5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46">
            <text:p>1346</text:p>
          </table:table-cell>
          <table:table-cell office:value-type="time" office:time-value="PT12H00M56.72S">
            <text:p>12:00:56.7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47">
            <text:p>1347</text:p>
          </table:table-cell>
          <table:table-cell office:value-type="time" office:time-value="PT12H00M56.684S">
            <text:p>12:00:56.6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48">
            <text:p>1348</text:p>
          </table:table-cell>
          <table:table-cell office:value-type="time" office:time-value="PT12H00M56.755S">
            <text:p>12:00:56.7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49">
            <text:p>1349</text:p>
          </table:table-cell>
          <table:table-cell office:value-type="time" office:time-value="PT12H00M56.777S">
            <text:p>12:00:56.7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50">
            <text:p>1350</text:p>
          </table:table-cell>
          <table:table-cell office:value-type="time" office:time-value="PT12H00M50.232S">
            <text:p>12:00:50.2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9239">
            <text:p>9239</text:p>
          </table:table-cell>
          <table:table-cell office:value-type="string">
            <text:p>Success</text:p>
          </table:table-cell>
          <table:table-cell office:value-type="float" office:value="46864">
            <text:p>46864</text:p>
          </table:table-cell>
          <table:table-cell table:number-columns-repeated="1017"/>
        </table:table-row>
        <table:table-row table:style-name="ro1">
          <table:table-cell office:value-type="float" office:value="1351">
            <text:p>1351</text:p>
          </table:table-cell>
          <table:table-cell office:value-type="time" office:time-value="PT12H00M56.485S">
            <text:p>12:00:56.4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000">
            <text:p>3000</text:p>
          </table:table-cell>
          <table:table-cell office:value-type="string">
            <text:p>Success</text:p>
          </table:table-cell>
          <table:table-cell office:value-type="float" office:value="46896">
            <text:p>46896</text:p>
          </table:table-cell>
          <table:table-cell table:number-columns-repeated="1017"/>
        </table:table-row>
        <table:table-row table:style-name="ro1">
          <table:table-cell office:value-type="float" office:value="1352">
            <text:p>1352</text:p>
          </table:table-cell>
          <table:table-cell office:value-type="time" office:time-value="PT12H00M59.47S">
            <text:p>12:00:59.4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53">
            <text:p>1353</text:p>
          </table:table-cell>
          <table:table-cell office:value-type="time" office:time-value="PT12H00M51.232S">
            <text:p>12:00:51.2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8293">
            <text:p>829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54">
            <text:p>1354</text:p>
          </table:table-cell>
          <table:table-cell office:value-type="time" office:time-value="PT12H00M59.516S">
            <text:p>12:00:59.5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55">
            <text:p>1355</text:p>
          </table:table-cell>
          <table:table-cell office:value-type="time" office:time-value="PT12H00M56.48S">
            <text:p>12:00:56.4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077">
            <text:p>3077</text:p>
          </table:table-cell>
          <table:table-cell office:value-type="string">
            <text:p>Success</text:p>
          </table:table-cell>
          <table:table-cell office:value-type="float" office:value="46895">
            <text:p>46895</text:p>
          </table:table-cell>
          <table:table-cell table:number-columns-repeated="1017"/>
        </table:table-row>
        <table:table-row table:style-name="ro1">
          <table:table-cell office:value-type="float" office:value="1356">
            <text:p>1356</text:p>
          </table:table-cell>
          <table:table-cell office:value-type="time" office:time-value="PT12H00M54.936S">
            <text:p>12:00:54.9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639">
            <text:p>4639</text:p>
          </table:table-cell>
          <table:table-cell office:value-type="string">
            <text:p>Success</text:p>
          </table:table-cell>
          <table:table-cell office:value-type="float" office:value="52992">
            <text:p>52992</text:p>
          </table:table-cell>
          <table:table-cell table:number-columns-repeated="1017"/>
        </table:table-row>
        <table:table-row table:style-name="ro1">
          <table:table-cell office:value-type="float" office:value="1357">
            <text:p>1357</text:p>
          </table:table-cell>
          <table:table-cell office:value-type="time" office:time-value="PT12H00M59.526S">
            <text:p>12:00:59.53</text:p>
          </table:table-cell>
          <table:table-cell office:value-type="string">
            <text:p>TC0003_PlannerC 3-17</text:p>
          </table:table-cell>
          <table:table-cell office:value-type="string">
            <text:p>/logout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58">
            <text:p>1358</text:p>
          </table:table-cell>
          <table:table-cell office:value-type="time" office:time-value="PT12H00M55.751S">
            <text:p>12:00:55.75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851">
            <text:p>3851</text:p>
          </table:table-cell>
          <table:table-cell office:value-type="string">
            <text:p>Success</text:p>
          </table:table-cell>
          <table:table-cell office:value-type="float" office:value="50927">
            <text:p>50927</text:p>
          </table:table-cell>
          <table:table-cell table:number-columns-repeated="1017"/>
        </table:table-row>
        <table:table-row table:style-name="ro1">
          <table:table-cell office:value-type="float" office:value="1359">
            <text:p>1359</text:p>
          </table:table-cell>
          <table:table-cell office:value-type="time" office:time-value="PT12H00M59.553S">
            <text:p>12:00:59.5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347">
            <text:p>347</text:p>
          </table:table-cell>
          <table:table-cell table:number-columns-repeated="1017"/>
        </table:table-row>
        <table:table-row table:style-name="ro1">
          <table:table-cell office:value-type="float" office:value="1360">
            <text:p>1360</text:p>
          </table:table-cell>
          <table:table-cell office:value-type="time" office:time-value="PT12H00M56.369S">
            <text:p>12:00:56.3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3247">
            <text:p>3247</text:p>
          </table:table-cell>
          <table:table-cell office:value-type="string">
            <text:p>Success</text:p>
          </table:table-cell>
          <table:table-cell office:value-type="float" office:value="46895">
            <text:p>46895</text:p>
          </table:table-cell>
          <table:table-cell table:number-columns-repeated="1017"/>
        </table:table-row>
        <table:table-row table:style-name="ro1">
          <table:table-cell office:value-type="float" office:value="1361">
            <text:p>1361</text:p>
          </table:table-cell>
          <table:table-cell office:value-type="time" office:time-value="PT12H00M56.328S">
            <text:p>12:00:56.3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292">
            <text:p>3292</text:p>
          </table:table-cell>
          <table:table-cell office:value-type="string">
            <text:p>Success</text:p>
          </table:table-cell>
          <table:table-cell office:value-type="float" office:value="46990">
            <text:p>46990</text:p>
          </table:table-cell>
          <table:table-cell table:number-columns-repeated="1017"/>
        </table:table-row>
        <table:table-row table:style-name="ro1">
          <table:table-cell office:value-type="float" office:value="1362">
            <text:p>1362</text:p>
          </table:table-cell>
          <table:table-cell office:value-type="time" office:time-value="PT12H00M54.245S">
            <text:p>12:00:54.2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378">
            <text:p>5378</text:p>
          </table:table-cell>
          <table:table-cell office:value-type="string">
            <text:p>Success</text:p>
          </table:table-cell>
          <table:table-cell office:value-type="float" office:value="52993">
            <text:p>52993</text:p>
          </table:table-cell>
          <table:table-cell table:number-columns-repeated="1017"/>
        </table:table-row>
        <table:table-row table:style-name="ro1">
          <table:table-cell office:value-type="float" office:value="1363">
            <text:p>1363</text:p>
          </table:table-cell>
          <table:table-cell office:value-type="time" office:time-value="PT12H00M59.601S">
            <text:p>12:00:59.60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64">
            <text:p>1364</text:p>
          </table:table-cell>
          <table:table-cell office:value-type="time" office:time-value="PT12H00M59.605S">
            <text:p>12:00:59.6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347">
            <text:p>347</text:p>
          </table:table-cell>
          <table:table-cell table:number-columns-repeated="1017"/>
        </table:table-row>
        <table:table-row table:style-name="ro1">
          <table:table-cell office:value-type="float" office:value="1365">
            <text:p>1365</text:p>
          </table:table-cell>
          <table:table-cell office:value-type="time" office:time-value="PT12H00M59.629S">
            <text:p>12:00:59.63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66">
            <text:p>1366</text:p>
          </table:table-cell>
          <table:table-cell office:value-type="time" office:time-value="PT12H00M53.904S">
            <text:p>12:00:53.90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5731">
            <text:p>5731</text:p>
          </table:table-cell>
          <table:table-cell office:value-type="string">
            <text:p>Success</text:p>
          </table:table-cell>
          <table:table-cell office:value-type="float" office:value="52991">
            <text:p>52991</text:p>
          </table:table-cell>
          <table:table-cell table:number-columns-repeated="1017"/>
        </table:table-row>
        <table:table-row table:style-name="ro1">
          <table:table-cell office:value-type="float" office:value="1367">
            <text:p>1367</text:p>
          </table:table-cell>
          <table:table-cell office:value-type="time" office:time-value="PT12H00M55.834S">
            <text:p>12:00:55.8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819">
            <text:p>3819</text:p>
          </table:table-cell>
          <table:table-cell office:value-type="string">
            <text:p>Success</text:p>
          </table:table-cell>
          <table:table-cell office:value-type="float" office:value="52895">
            <text:p>52895</text:p>
          </table:table-cell>
          <table:table-cell table:number-columns-repeated="1017"/>
        </table:table-row>
        <table:table-row table:style-name="ro1">
          <table:table-cell office:value-type="float" office:value="1368">
            <text:p>1368</text:p>
          </table:table-cell>
          <table:table-cell office:value-type="time" office:time-value="PT12H00M50.404S">
            <text:p>12:00:50.4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9976">
            <text:p>9976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1369">
            <text:p>1369</text:p>
          </table:table-cell>
          <table:table-cell office:value-type="time" office:time-value="PT12H00M50.479S">
            <text:p>12:00:50.4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918">
            <text:p>9918</text:p>
          </table:table-cell>
          <table:table-cell office:value-type="string">
            <text:p>Success</text:p>
          </table:table-cell>
          <table:table-cell office:value-type="float" office:value="41431">
            <text:p>41431</text:p>
          </table:table-cell>
          <table:table-cell table:number-columns-repeated="1017"/>
        </table:table-row>
        <table:table-row table:style-name="ro1">
          <table:table-cell office:value-type="float" office:value="1370">
            <text:p>1370</text:p>
          </table:table-cell>
          <table:table-cell office:value-type="time" office:time-value="PT12H00M50.105S">
            <text:p>12:00:50.11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0304">
            <text:p>10304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371">
            <text:p>1371</text:p>
          </table:table-cell>
          <table:table-cell office:value-type="time" office:time-value="PT12H00M56.742S">
            <text:p>12:00:56.7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691">
            <text:p>3691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1372">
            <text:p>1372</text:p>
          </table:table-cell>
          <table:table-cell office:value-type="time" office:time-value="PT12H00M56.494S">
            <text:p>12:00:56.49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3948">
            <text:p>3948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1373">
            <text:p>1373</text:p>
          </table:table-cell>
          <table:table-cell office:value-type="time" office:time-value="PT12H01M00.397S">
            <text:p>12:01:00.4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74">
            <text:p>1374</text:p>
          </table:table-cell>
          <table:table-cell office:value-type="time" office:time-value="PT12H00M56.934S">
            <text:p>12:00:56.9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526">
            <text:p>3526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1375">
            <text:p>1375</text:p>
          </table:table-cell>
          <table:table-cell office:value-type="time" office:time-value="PT12H00M56.917S">
            <text:p>12:00:56.9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561">
            <text:p>3561</text:p>
          </table:table-cell>
          <table:table-cell office:value-type="string">
            <text:p>Success</text:p>
          </table:table-cell>
          <table:table-cell office:value-type="float" office:value="19435">
            <text:p>19435</text:p>
          </table:table-cell>
          <table:table-cell table:number-columns-repeated="1017"/>
        </table:table-row>
        <table:table-row table:style-name="ro1">
          <table:table-cell office:value-type="float" office:value="1376">
            <text:p>1376</text:p>
          </table:table-cell>
          <table:table-cell office:value-type="time" office:time-value="PT12H00M56.367S">
            <text:p>12:00:56.37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4127">
            <text:p>4127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1377">
            <text:p>1377</text:p>
          </table:table-cell>
          <table:table-cell office:value-type="time" office:time-value="PT12H01M00.411S">
            <text:p>12:01:00.41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78">
            <text:p>1378</text:p>
          </table:table-cell>
          <table:table-cell office:value-type="time" office:time-value="PT12H01M00.443S">
            <text:p>12:01:00.4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79">
            <text:p>1379</text:p>
          </table:table-cell>
          <table:table-cell office:value-type="time" office:time-value="PT12H01M00.499S">
            <text:p>12:01:00.50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0">
            <text:p>1380</text:p>
          </table:table-cell>
          <table:table-cell office:value-type="time" office:time-value="PT12H01M00.526S">
            <text:p>12:01:00.5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1">
            <text:p>1381</text:p>
          </table:table-cell>
          <table:table-cell office:value-type="time" office:time-value="PT12H01M00.582S">
            <text:p>12:01:00.58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2">
            <text:p>1382</text:p>
          </table:table-cell>
          <table:table-cell office:value-type="time" office:time-value="PT12H01M00.587S">
            <text:p>12:01:00.59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3">
            <text:p>1383</text:p>
          </table:table-cell>
          <table:table-cell office:value-type="time" office:time-value="PT12H01M00.635S">
            <text:p>12:01:00.64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4">
            <text:p>1384</text:p>
          </table:table-cell>
          <table:table-cell office:value-type="time" office:time-value="PT12H01M00.661S">
            <text:p>12:01:00.6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85">
            <text:p>1385</text:p>
          </table:table-cell>
          <table:table-cell office:value-type="time" office:time-value="PT12H01M00.686S">
            <text:p>12:01:00.69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86">
            <text:p>1386</text:p>
          </table:table-cell>
          <table:table-cell office:value-type="time" office:time-value="PT12H00M50.124S">
            <text:p>12:00:50.12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1747">
            <text:p>11747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387">
            <text:p>1387</text:p>
          </table:table-cell>
          <table:table-cell office:value-type="time" office:time-value="PT12H00M56.066S">
            <text:p>12:00:56.0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818">
            <text:p>5818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1388">
            <text:p>1388</text:p>
          </table:table-cell>
          <table:table-cell office:value-type="time" office:time-value="PT12H00M55.503S">
            <text:p>12:00:55.50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6402">
            <text:p>6402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1389">
            <text:p>1389</text:p>
          </table:table-cell>
          <table:table-cell office:value-type="time" office:time-value="PT12H01M01.874S">
            <text:p>12:01:01.87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90">
            <text:p>1390</text:p>
          </table:table-cell>
          <table:table-cell office:value-type="time" office:time-value="PT12H01M01.907S">
            <text:p>12:01:01.91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91">
            <text:p>1391</text:p>
          </table:table-cell>
          <table:table-cell office:value-type="time" office:time-value="PT12H01M01.912S">
            <text:p>12:01:01.91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92">
            <text:p>1392</text:p>
          </table:table-cell>
          <table:table-cell office:value-type="time" office:time-value="PT12H01M01.934S">
            <text:p>12:01:01.93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93">
            <text:p>1393</text:p>
          </table:table-cell>
          <table:table-cell office:value-type="time" office:time-value="PT12H01M01.968S">
            <text:p>12:01:01.97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94">
            <text:p>1394</text:p>
          </table:table-cell>
          <table:table-cell office:value-type="time" office:time-value="PT12H01M02.017S">
            <text:p>12:01:02.02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95">
            <text:p>1395</text:p>
          </table:table-cell>
          <table:table-cell office:value-type="time" office:time-value="PT12H01M02.09S">
            <text:p>12:01:02.09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96">
            <text:p>1396</text:p>
          </table:table-cell>
          <table:table-cell office:value-type="time" office:time-value="PT12H00M53.622S">
            <text:p>12:00:53.62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9265">
            <text:p>9265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397">
            <text:p>1397</text:p>
          </table:table-cell>
          <table:table-cell office:value-type="time" office:time-value="PT12H00M55.658S">
            <text:p>12:00:55.6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7430">
            <text:p>7430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1398">
            <text:p>1398</text:p>
          </table:table-cell>
          <table:table-cell office:value-type="time" office:time-value="PT12H00M53.83S">
            <text:p>12:00:53.8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9259">
            <text:p>9259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399">
            <text:p>1399</text:p>
          </table:table-cell>
          <table:table-cell office:value-type="time" office:time-value="PT12H00M56.177S">
            <text:p>12:00:56.1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6916">
            <text:p>6916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1400">
            <text:p>1400</text:p>
          </table:table-cell>
          <table:table-cell office:value-type="time" office:time-value="PT12H00M52.619S">
            <text:p>12:00:52.6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0527">
            <text:p>10527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401">
            <text:p>1401</text:p>
          </table:table-cell>
          <table:table-cell office:value-type="time" office:time-value="PT12H00M53.996S">
            <text:p>12:00:54.0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9153">
            <text:p>9153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402">
            <text:p>1402</text:p>
          </table:table-cell>
          <table:table-cell office:value-type="time" office:time-value="PT12H00M53.907S">
            <text:p>12:00:53.9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9243">
            <text:p>9243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403">
            <text:p>1403</text:p>
          </table:table-cell>
          <table:table-cell office:value-type="time" office:time-value="PT12H00M53.977S">
            <text:p>12:00:53.9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9177">
            <text:p>9177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404">
            <text:p>1404</text:p>
          </table:table-cell>
          <table:table-cell office:value-type="time" office:time-value="PT12H00M52.56S">
            <text:p>12:00:52.5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0609">
            <text:p>10609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405">
            <text:p>1405</text:p>
          </table:table-cell>
          <table:table-cell office:value-type="time" office:time-value="PT12H00M51.441S">
            <text:p>12:00:51.4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1736">
            <text:p>11736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406">
            <text:p>1406</text:p>
          </table:table-cell>
          <table:table-cell office:value-type="time" office:time-value="PT12H00M49.713S">
            <text:p>12:00:49.7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3467">
            <text:p>13467</text:p>
          </table:table-cell>
          <table:table-cell office:value-type="string">
            <text:p>Success</text:p>
          </table:table-cell>
          <table:table-cell office:value-type="float" office:value="76381">
            <text:p>76381</text:p>
          </table:table-cell>
          <table:table-cell table:number-columns-repeated="1017"/>
        </table:table-row>
        <table:table-row table:style-name="ro1">
          <table:table-cell office:value-type="float" office:value="1407">
            <text:p>1407</text:p>
          </table:table-cell>
          <table:table-cell office:value-type="time" office:time-value="PT12H00M51.387S">
            <text:p>12:00:51.39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1797">
            <text:p>11797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408">
            <text:p>1408</text:p>
          </table:table-cell>
          <table:table-cell office:value-type="time" office:time-value="PT12H00M53.702S">
            <text:p>12:00:53.70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9492">
            <text:p>9492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409">
            <text:p>1409</text:p>
          </table:table-cell>
          <table:table-cell office:value-type="time" office:time-value="PT12H00M50.188S">
            <text:p>12:00:50.1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3007">
            <text:p>13007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410">
            <text:p>1410</text:p>
          </table:table-cell>
          <table:table-cell office:value-type="time" office:time-value="PT12H00M52.759S">
            <text:p>12:00:52.76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0438">
            <text:p>10438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1411">
            <text:p>1411</text:p>
          </table:table-cell>
          <table:table-cell office:value-type="time" office:time-value="PT12H00M56.552S">
            <text:p>12:00:56.5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6645">
            <text:p>6645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1412">
            <text:p>1412</text:p>
          </table:table-cell>
          <table:table-cell office:value-type="time" office:time-value="PT12H00M52.491S">
            <text:p>12:00:52.49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0731">
            <text:p>10731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1413">
            <text:p>1413</text:p>
          </table:table-cell>
          <table:table-cell office:value-type="time" office:time-value="PT12H00M54.023S">
            <text:p>12:00:54.0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9208">
            <text:p>9208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414">
            <text:p>1414</text:p>
          </table:table-cell>
          <table:table-cell office:value-type="time" office:time-value="PT12H00M56.421S">
            <text:p>12:00:56.4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6821">
            <text:p>6821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1415">
            <text:p>1415</text:p>
          </table:table-cell>
          <table:table-cell office:value-type="time" office:time-value="PT12H01M03.156S">
            <text:p>12:01:03.1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6">
            <text:p>1416</text:p>
          </table:table-cell>
          <table:table-cell office:value-type="time" office:time-value="PT12H01M03.17S">
            <text:p>12:01:03.1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7">
            <text:p>1417</text:p>
          </table:table-cell>
          <table:table-cell office:value-type="time" office:time-value="PT12H01M03.222S">
            <text:p>12:01:03.22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8">
            <text:p>1418</text:p>
          </table:table-cell>
          <table:table-cell office:value-type="time" office:time-value="PT12H01M03.091S">
            <text:p>12:01:03.0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9">
            <text:p>1419</text:p>
          </table:table-cell>
          <table:table-cell office:value-type="time" office:time-value="PT12H00M51.384S">
            <text:p>12:00:51.3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1918">
            <text:p>11918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420">
            <text:p>1420</text:p>
          </table:table-cell>
          <table:table-cell office:value-type="time" office:time-value="PT12H01M03.148S">
            <text:p>12:01:03.1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1">
            <text:p>1421</text:p>
          </table:table-cell>
          <table:table-cell office:value-type="time" office:time-value="PT12H00M54.509S">
            <text:p>12:00:54.5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8808">
            <text:p>8808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1422">
            <text:p>1422</text:p>
          </table:table-cell>
          <table:table-cell office:value-type="time" office:time-value="PT12H00M54.19S">
            <text:p>12:00:54.1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9130">
            <text:p>9130</text:p>
          </table:table-cell>
          <table:table-cell office:value-type="string">
            <text:p>Success</text:p>
          </table:table-cell>
          <table:table-cell office:value-type="float" office:value="19443">
            <text:p>19443</text:p>
          </table:table-cell>
          <table:table-cell table:number-columns-repeated="1017"/>
        </table:table-row>
        <table:table-row table:style-name="ro1">
          <table:table-cell office:value-type="float" office:value="1423">
            <text:p>1423</text:p>
          </table:table-cell>
          <table:table-cell office:value-type="time" office:time-value="PT12H01M03.15S">
            <text:p>12:01:03.1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04">
            <text:p>2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4">
            <text:p>1424</text:p>
          </table:table-cell>
          <table:table-cell office:value-type="time" office:time-value="PT12H00M53.904S">
            <text:p>12:00:53.90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9454">
            <text:p>9454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425">
            <text:p>1425</text:p>
          </table:table-cell>
          <table:table-cell office:value-type="time" office:time-value="PT12H00M52.61S">
            <text:p>12:00:52.6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0748">
            <text:p>10748</text:p>
          </table:table-cell>
          <table:table-cell office:value-type="string">
            <text:p>Success</text:p>
          </table:table-cell>
          <table:table-cell office:value-type="float" office:value="41431">
            <text:p>41431</text:p>
          </table:table-cell>
          <table:table-cell table:number-columns-repeated="1017"/>
        </table:table-row>
        <table:table-row table:style-name="ro1">
          <table:table-cell office:value-type="float" office:value="1426">
            <text:p>1426</text:p>
          </table:table-cell>
          <table:table-cell office:value-type="time" office:time-value="PT12H00M51.775S">
            <text:p>12:00:51.78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1592">
            <text:p>11592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427">
            <text:p>1427</text:p>
          </table:table-cell>
          <table:table-cell office:value-type="time" office:time-value="PT12H00M54.041S">
            <text:p>12:00:54.0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9328">
            <text:p>9328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428">
            <text:p>1428</text:p>
          </table:table-cell>
          <table:table-cell office:value-type="time" office:time-value="PT12H00M50.115S">
            <text:p>12:00:50.1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3256">
            <text:p>13256</text:p>
          </table:table-cell>
          <table:table-cell office:value-type="string">
            <text:p>Success</text:p>
          </table:table-cell>
          <table:table-cell office:value-type="float" office:value="40974">
            <text:p>40974</text:p>
          </table:table-cell>
          <table:table-cell table:number-columns-repeated="1017"/>
        </table:table-row>
        <table:table-row table:style-name="ro1">
          <table:table-cell office:value-type="float" office:value="1429">
            <text:p>1429</text:p>
          </table:table-cell>
          <table:table-cell office:value-type="time" office:time-value="PT12H00M50.159S">
            <text:p>12:00:50.1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3211">
            <text:p>13211</text:p>
          </table:table-cell>
          <table:table-cell office:value-type="string">
            <text:p>Success</text:p>
          </table:table-cell>
          <table:table-cell office:value-type="float" office:value="47343">
            <text:p>47343</text:p>
          </table:table-cell>
          <table:table-cell table:number-columns-repeated="1017"/>
        </table:table-row>
        <table:table-row table:style-name="ro1">
          <table:table-cell office:value-type="float" office:value="1430">
            <text:p>1430</text:p>
          </table:table-cell>
          <table:table-cell office:value-type="time" office:time-value="PT12H00M51.153S">
            <text:p>12:00:51.15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2218">
            <text:p>12218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431">
            <text:p>1431</text:p>
          </table:table-cell>
          <table:table-cell office:value-type="time" office:time-value="PT12H01M03.177S">
            <text:p>12:01:03.1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42">
            <text:p>2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32">
            <text:p>1432</text:p>
          </table:table-cell>
          <table:table-cell office:value-type="time" office:time-value="PT12H00M52.438S">
            <text:p>12:00:52.4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0991">
            <text:p>10991</text:p>
          </table:table-cell>
          <table:table-cell office:value-type="string">
            <text:p>Success</text:p>
          </table:table-cell>
          <table:table-cell office:value-type="float" office:value="41431">
            <text:p>41431</text:p>
          </table:table-cell>
          <table:table-cell table:number-columns-repeated="1017"/>
        </table:table-row>
        <table:table-row table:style-name="ro1">
          <table:table-cell office:value-type="float" office:value="1433">
            <text:p>1433</text:p>
          </table:table-cell>
          <table:table-cell office:value-type="time" office:time-value="PT12H00M53.91S">
            <text:p>12:00:53.91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9535">
            <text:p>9535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434">
            <text:p>1434</text:p>
          </table:table-cell>
          <table:table-cell office:value-type="time" office:time-value="PT12H01M03.231S">
            <text:p>12:01:03.23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61">
            <text:p>2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35">
            <text:p>1435</text:p>
          </table:table-cell>
          <table:table-cell office:value-type="time" office:time-value="PT12H01M03.15S">
            <text:p>12:01:03.1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61">
            <text:p>3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36">
            <text:p>1436</text:p>
          </table:table-cell>
          <table:table-cell office:value-type="time" office:time-value="PT12H01M03.446S">
            <text:p>12:01:03.45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37">
            <text:p>1437</text:p>
          </table:table-cell>
          <table:table-cell office:value-type="time" office:time-value="PT12H01M03.196S">
            <text:p>12:01:03.2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50">
            <text:p>3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38">
            <text:p>1438</text:p>
          </table:table-cell>
          <table:table-cell office:value-type="time" office:time-value="PT12H01M03.281S">
            <text:p>12:01:03.2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75">
            <text:p>2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39">
            <text:p>1439</text:p>
          </table:table-cell>
          <table:table-cell office:value-type="time" office:time-value="PT12H01M03.197S">
            <text:p>12:01:03.20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360">
            <text:p>3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40">
            <text:p>1440</text:p>
          </table:table-cell>
          <table:table-cell office:value-type="time" office:time-value="PT12H00M52.383S">
            <text:p>12:00:52.38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1177">
            <text:p>11177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441">
            <text:p>1441</text:p>
          </table:table-cell>
          <table:table-cell office:value-type="time" office:time-value="PT12H01M03.185S">
            <text:p>12:01:03.19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82">
            <text:p>3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42">
            <text:p>1442</text:p>
          </table:table-cell>
          <table:table-cell office:value-type="time" office:time-value="PT12H00M54.038S">
            <text:p>12:00:54.04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9552">
            <text:p>9552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443">
            <text:p>1443</text:p>
          </table:table-cell>
          <table:table-cell office:value-type="time" office:time-value="PT12H01M03.195S">
            <text:p>12:01:03.20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460">
            <text:p>4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44">
            <text:p>1444</text:p>
          </table:table-cell>
          <table:table-cell office:value-type="time" office:time-value="PT12H01M03.308S">
            <text:p>12:01:03.3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60">
            <text:p>3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45">
            <text:p>1445</text:p>
          </table:table-cell>
          <table:table-cell office:value-type="time" office:time-value="PT12H00M54.662S">
            <text:p>12:00:54.6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043">
            <text:p>9043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1446">
            <text:p>1446</text:p>
          </table:table-cell>
          <table:table-cell office:value-type="time" office:time-value="PT12H01M03.368S">
            <text:p>12:01:03.37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354">
            <text:p>3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47">
            <text:p>1447</text:p>
          </table:table-cell>
          <table:table-cell office:value-type="time" office:time-value="PT12H01M03.373S">
            <text:p>12:01:03.37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368">
            <text:p>3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48">
            <text:p>1448</text:p>
          </table:table-cell>
          <table:table-cell office:value-type="time" office:time-value="PT12H01M03.37S">
            <text:p>12:01:03.3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84">
            <text:p>3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49">
            <text:p>1449</text:p>
          </table:table-cell>
          <table:table-cell office:value-type="time" office:time-value="PT12H01M03.431S">
            <text:p>12:01:03.4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0">
            <text:p>1450</text:p>
          </table:table-cell>
          <table:table-cell office:value-type="time" office:time-value="PT12H01M03.562S">
            <text:p>12:01:03.56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49">
            <text:p>2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1">
            <text:p>1451</text:p>
          </table:table-cell>
          <table:table-cell office:value-type="time" office:time-value="PT12H01M03.372S">
            <text:p>12:01:03.3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46">
            <text:p>4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2">
            <text:p>1452</text:p>
          </table:table-cell>
          <table:table-cell office:value-type="time" office:time-value="PT12H01M03.371S">
            <text:p>12:01:03.3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17">
            <text:p>5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3">
            <text:p>1453</text:p>
          </table:table-cell>
          <table:table-cell office:value-type="time" office:time-value="PT12H01M03.557S">
            <text:p>12:01:03.5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4">
            <text:p>1454</text:p>
          </table:table-cell>
          <table:table-cell office:value-type="time" office:time-value="PT12H01M03.359S">
            <text:p>12:01:03.3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89">
            <text:p>5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5">
            <text:p>1455</text:p>
          </table:table-cell>
          <table:table-cell office:value-type="time" office:time-value="PT12H01M03.568S">
            <text:p>12:01:03.57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94">
            <text:p>3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6">
            <text:p>1456</text:p>
          </table:table-cell>
          <table:table-cell office:value-type="time" office:time-value="PT12H01M03.668S">
            <text:p>12:01:03.6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99">
            <text:p>2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7">
            <text:p>1457</text:p>
          </table:table-cell>
          <table:table-cell office:value-type="time" office:time-value="PT12H01M03.284S">
            <text:p>12:01:03.2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692">
            <text:p>6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8">
            <text:p>1458</text:p>
          </table:table-cell>
          <table:table-cell office:value-type="time" office:time-value="PT12H01M03.358S">
            <text:p>12:01:03.36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756">
            <text:p>7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9">
            <text:p>1459</text:p>
          </table:table-cell>
          <table:table-cell office:value-type="time" office:time-value="PT12H01M03.754S">
            <text:p>12:01:03.7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82">
            <text:p>3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0">
            <text:p>1460</text:p>
          </table:table-cell>
          <table:table-cell office:value-type="time" office:time-value="PT12H01M03.32S">
            <text:p>12:01:03.3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846">
            <text:p>8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1">
            <text:p>1461</text:p>
          </table:table-cell>
          <table:table-cell office:value-type="time" office:time-value="PT12H01M03.304S">
            <text:p>12:01:03.3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893">
            <text:p>8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2">
            <text:p>1462</text:p>
          </table:table-cell>
          <table:table-cell office:value-type="time" office:time-value="PT12H01M03.969S">
            <text:p>12:01:03.97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46">
            <text:p>2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3">
            <text:p>1463</text:p>
          </table:table-cell>
          <table:table-cell office:value-type="time" office:time-value="PT12H01M03.302S">
            <text:p>12:01:03.30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963">
            <text:p>9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4">
            <text:p>1464</text:p>
          </table:table-cell>
          <table:table-cell office:value-type="time" office:time-value="PT12H01M03.963S">
            <text:p>12:01:03.96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01">
            <text:p>3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5">
            <text:p>1465</text:p>
          </table:table-cell>
          <table:table-cell office:value-type="time" office:time-value="PT12H01M03.978S">
            <text:p>12:01:03.9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11">
            <text:p>3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6">
            <text:p>1466</text:p>
          </table:table-cell>
          <table:table-cell office:value-type="time" office:time-value="PT12H01M03.931S">
            <text:p>12:01:03.9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59">
            <text:p>3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7">
            <text:p>1467</text:p>
          </table:table-cell>
          <table:table-cell office:value-type="time" office:time-value="PT12H01M03.818S">
            <text:p>12:01:03.8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72">
            <text:p>4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8">
            <text:p>1468</text:p>
          </table:table-cell>
          <table:table-cell office:value-type="time" office:time-value="PT12H01M03.949S">
            <text:p>12:01:03.9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46">
            <text:p>3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9">
            <text:p>1469</text:p>
          </table:table-cell>
          <table:table-cell office:value-type="time" office:time-value="PT12H01M03.889S">
            <text:p>12:01:03.8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77">
            <text:p>4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0">
            <text:p>1470</text:p>
          </table:table-cell>
          <table:table-cell office:value-type="time" office:time-value="PT12H01M03.811S">
            <text:p>12:01:03.81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576">
            <text:p>5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1">
            <text:p>1471</text:p>
          </table:table-cell>
          <table:table-cell office:value-type="time" office:time-value="PT12H01M03.654S">
            <text:p>12:01:03.65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776">
            <text:p>7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2">
            <text:p>1472</text:p>
          </table:table-cell>
          <table:table-cell office:value-type="time" office:time-value="PT12H01M03.741S">
            <text:p>12:01:03.74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690">
            <text:p>6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3">
            <text:p>1473</text:p>
          </table:table-cell>
          <table:table-cell office:value-type="time" office:time-value="PT12H01M03.557S">
            <text:p>12:01:03.56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880">
            <text:p>8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4">
            <text:p>1474</text:p>
          </table:table-cell>
          <table:table-cell office:value-type="time" office:time-value="PT12H01M03.723S">
            <text:p>12:01:03.72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717">
            <text:p>7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5">
            <text:p>1475</text:p>
          </table:table-cell>
          <table:table-cell office:value-type="time" office:time-value="PT12H01M03.809S">
            <text:p>12:01:03.8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49">
            <text:p>6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6">
            <text:p>1476</text:p>
          </table:table-cell>
          <table:table-cell office:value-type="time" office:time-value="PT12H01M04.291S">
            <text:p>12:01:04.2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41">
            <text:p>2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7">
            <text:p>1477</text:p>
          </table:table-cell>
          <table:table-cell office:value-type="time" office:time-value="PT12H01M04.365S">
            <text:p>12:01:04.3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99">
            <text:p>1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8">
            <text:p>1478</text:p>
          </table:table-cell>
          <table:table-cell office:value-type="time" office:time-value="PT12H01M04.388S">
            <text:p>12:01:04.39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9">
            <text:p>1479</text:p>
          </table:table-cell>
          <table:table-cell office:value-type="time" office:time-value="PT12H01M03.515S">
            <text:p>12:01:03.52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068">
            <text:p>10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0">
            <text:p>1480</text:p>
          </table:table-cell>
          <table:table-cell office:value-type="time" office:time-value="PT12H01M03.512S">
            <text:p>12:01:03.5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071">
            <text:p>10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1">
            <text:p>1481</text:p>
          </table:table-cell>
          <table:table-cell office:value-type="time" office:time-value="PT12H01M03.288S">
            <text:p>12:01:03.29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343">
            <text:p>13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2">
            <text:p>1482</text:p>
          </table:table-cell>
          <table:table-cell office:value-type="time" office:time-value="PT12H01M03.493S">
            <text:p>12:01:03.49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142">
            <text:p>11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3">
            <text:p>1483</text:p>
          </table:table-cell>
          <table:table-cell office:value-type="time" office:time-value="PT12H01M03.545S">
            <text:p>12:01:03.5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102">
            <text:p>11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4">
            <text:p>1484</text:p>
          </table:table-cell>
          <table:table-cell office:value-type="time" office:time-value="PT12H01M03.591S">
            <text:p>12:01:03.59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121">
            <text:p>11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5">
            <text:p>1485</text:p>
          </table:table-cell>
          <table:table-cell office:value-type="time" office:time-value="PT12H01M03.357S">
            <text:p>12:01:03.3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357">
            <text:p>13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6">
            <text:p>1486</text:p>
          </table:table-cell>
          <table:table-cell office:value-type="time" office:time-value="PT12H01M04.432S">
            <text:p>12:01:04.43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7">
            <text:p>1487</text:p>
          </table:table-cell>
          <table:table-cell office:value-type="time" office:time-value="PT12H01M03.42S">
            <text:p>12:01:03.4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352">
            <text:p>13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8">
            <text:p>1488</text:p>
          </table:table-cell>
          <table:table-cell office:value-type="time" office:time-value="PT12H01M04.584S">
            <text:p>12:01:04.5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9">
            <text:p>1489</text:p>
          </table:table-cell>
          <table:table-cell office:value-type="time" office:time-value="PT12H01M04.583S">
            <text:p>12:01:04.5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90">
            <text:p>1490</text:p>
          </table:table-cell>
          <table:table-cell office:value-type="time" office:time-value="PT12H01M04.565S">
            <text:p>12:01:04.5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57">
            <text:p>2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91">
            <text:p>1491</text:p>
          </table:table-cell>
          <table:table-cell office:value-type="time" office:time-value="PT12H01M04.534S">
            <text:p>12:01:04.5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13">
            <text:p>3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92">
            <text:p>1492</text:p>
          </table:table-cell>
          <table:table-cell office:value-type="time" office:time-value="PT12H01M04.441S">
            <text:p>12:01:04.44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480">
            <text:p>4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93">
            <text:p>1493</text:p>
          </table:table-cell>
          <table:table-cell office:value-type="time" office:time-value="PT12H00M56.887S">
            <text:p>12:00:56.8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8052">
            <text:p>8052</text:p>
          </table:table-cell>
          <table:table-cell office:value-type="string">
            <text:p>Success</text:p>
          </table:table-cell>
          <table:table-cell office:value-type="float" office:value="54570">
            <text:p>54570</text:p>
          </table:table-cell>
          <table:table-cell table:number-columns-repeated="1017"/>
        </table:table-row>
        <table:table-row table:style-name="ro1">
          <table:table-cell office:value-type="float" office:value="1494">
            <text:p>1494</text:p>
          </table:table-cell>
          <table:table-cell office:value-type="time" office:time-value="PT12H01M04.432S">
            <text:p>12:01:04.43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521">
            <text:p>5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95">
            <text:p>1495</text:p>
          </table:table-cell>
          <table:table-cell office:value-type="time" office:time-value="PT12H01M04.459S">
            <text:p>12:01:04.4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96">
            <text:p>4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96">
            <text:p>1496</text:p>
          </table:table-cell>
          <table:table-cell office:value-type="time" office:time-value="PT12H01M04.296S">
            <text:p>12:01:04.3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76">
            <text:p>6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97">
            <text:p>1497</text:p>
          </table:table-cell>
          <table:table-cell office:value-type="time" office:time-value="PT12H01M04.807S">
            <text:p>12:01:04.81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98">
            <text:p>1498</text:p>
          </table:table-cell>
          <table:table-cell office:value-type="time" office:time-value="PT12H01M04.265S">
            <text:p>12:01:04.2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743">
            <text:p>7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99">
            <text:p>1499</text:p>
          </table:table-cell>
          <table:table-cell office:value-type="time" office:time-value="PT12H01M04.265S">
            <text:p>12:01:04.27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57">
            <text:p>7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0">
            <text:p>1500</text:p>
          </table:table-cell>
          <table:table-cell office:value-type="time" office:time-value="PT12H01M04.29S">
            <text:p>12:01:04.2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791">
            <text:p>79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01">
            <text:p>1501</text:p>
          </table:table-cell>
          <table:table-cell office:value-type="time" office:time-value="PT12H01M04.216S">
            <text:p>12:01:04.2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874">
            <text:p>87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02">
            <text:p>1502</text:p>
          </table:table-cell>
          <table:table-cell office:value-type="time" office:time-value="PT12H01M04.289S">
            <text:p>12:01:04.2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07">
            <text:p>8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3">
            <text:p>1503</text:p>
          </table:table-cell>
          <table:table-cell office:value-type="time" office:time-value="PT12H01M04.115S">
            <text:p>12:01:04.12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014">
            <text:p>10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4">
            <text:p>1504</text:p>
          </table:table-cell>
          <table:table-cell office:value-type="time" office:time-value="PT12H01M04.197S">
            <text:p>12:01:04.2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968">
            <text:p>9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5">
            <text:p>1505</text:p>
          </table:table-cell>
          <table:table-cell office:value-type="time" office:time-value="PT12H01M04.168S">
            <text:p>12:01:04.17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008">
            <text:p>10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6">
            <text:p>1506</text:p>
          </table:table-cell>
          <table:table-cell office:value-type="time" office:time-value="PT12H01M04.138S">
            <text:p>12:01:04.1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051">
            <text:p>10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7">
            <text:p>1507</text:p>
          </table:table-cell>
          <table:table-cell office:value-type="time" office:time-value="PT12H01M05.023S">
            <text:p>12:01:05.02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08">
            <text:p>1508</text:p>
          </table:table-cell>
          <table:table-cell office:value-type="time" office:time-value="PT12H01M05.01S">
            <text:p>12:01:05.01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61">
            <text:p>2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9">
            <text:p>1509</text:p>
          </table:table-cell>
          <table:table-cell office:value-type="time" office:time-value="PT12H01M04.955S">
            <text:p>12:01:04.96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317">
            <text:p>3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0">
            <text:p>1510</text:p>
          </table:table-cell>
          <table:table-cell office:value-type="time" office:time-value="PT12H01M04.847S">
            <text:p>12:01:04.8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42">
            <text:p>4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11">
            <text:p>1511</text:p>
          </table:table-cell>
          <table:table-cell office:value-type="time" office:time-value="PT12H01M04.956S">
            <text:p>12:01:04.9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47">
            <text:p>3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2">
            <text:p>1512</text:p>
          </table:table-cell>
          <table:table-cell office:value-type="time" office:time-value="PT12H01M04.973S">
            <text:p>12:01:04.97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43">
            <text:p>3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3">
            <text:p>1513</text:p>
          </table:table-cell>
          <table:table-cell office:value-type="time" office:time-value="PT12H01M04.922S">
            <text:p>12:01:04.92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408">
            <text:p>4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4">
            <text:p>1514</text:p>
          </table:table-cell>
          <table:table-cell office:value-type="time" office:time-value="PT12H01M04.806S">
            <text:p>12:01:04.81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35">
            <text:p>5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5">
            <text:p>1515</text:p>
          </table:table-cell>
          <table:table-cell office:value-type="time" office:time-value="PT12H01M04.825S">
            <text:p>12:01:04.8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26">
            <text:p>5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16">
            <text:p>1516</text:p>
          </table:table-cell>
          <table:table-cell office:value-type="time" office:time-value="PT12H01M04.724S">
            <text:p>12:01:04.72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19">
            <text:p>7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7">
            <text:p>1517</text:p>
          </table:table-cell>
          <table:table-cell office:value-type="time" office:time-value="PT12H01M04.713S">
            <text:p>12:01:04.71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752">
            <text:p>7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8">
            <text:p>1518</text:p>
          </table:table-cell>
          <table:table-cell office:value-type="time" office:time-value="PT12H01M04.774S">
            <text:p>12:01:04.7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93">
            <text:p>6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9">
            <text:p>1519</text:p>
          </table:table-cell>
          <table:table-cell office:value-type="time" office:time-value="PT12H01M04.714S">
            <text:p>12:01:04.7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757">
            <text:p>7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20">
            <text:p>1520</text:p>
          </table:table-cell>
          <table:table-cell office:value-type="time" office:time-value="PT12H01M04.637S">
            <text:p>12:01:04.6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836">
            <text:p>8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21">
            <text:p>1521</text:p>
          </table:table-cell>
          <table:table-cell office:value-type="time" office:time-value="PT12H01M04.581S">
            <text:p>12:01:04.58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938">
            <text:p>9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22">
            <text:p>1522</text:p>
          </table:table-cell>
          <table:table-cell office:value-type="time" office:time-value="PT12H01M04.648S">
            <text:p>12:01:04.6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83">
            <text:p>8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23">
            <text:p>1523</text:p>
          </table:table-cell>
          <table:table-cell office:value-type="time" office:time-value="PT12H01M05.443S">
            <text:p>12:01:05.44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24">
            <text:p>1524</text:p>
          </table:table-cell>
          <table:table-cell office:value-type="time" office:time-value="PT12H01M05.467S">
            <text:p>12:01:05.47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25">
            <text:p>1525</text:p>
          </table:table-cell>
          <table:table-cell office:value-type="time" office:time-value="PT12H01M05.342S">
            <text:p>12:01:05.3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39">
            <text:p>2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26">
            <text:p>1526</text:p>
          </table:table-cell>
          <table:table-cell office:value-type="time" office:time-value="PT12H01M05.189S">
            <text:p>12:01:05.19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01">
            <text:p>5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27">
            <text:p>1527</text:p>
          </table:table-cell>
          <table:table-cell office:value-type="time" office:time-value="PT12H01M05.331S">
            <text:p>12:01:05.33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370">
            <text:p>3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28">
            <text:p>1528</text:p>
          </table:table-cell>
          <table:table-cell office:value-type="time" office:time-value="PT12H01M05.317S">
            <text:p>12:01:05.3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90">
            <text:p>39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29">
            <text:p>1529</text:p>
          </table:table-cell>
          <table:table-cell office:value-type="time" office:time-value="PT12H01M05.305S">
            <text:p>12:01:05.3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03">
            <text:p>40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30">
            <text:p>1530</text:p>
          </table:table-cell>
          <table:table-cell office:value-type="time" office:time-value="PT12H01M05.273S">
            <text:p>12:01:05.2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435">
            <text:p>4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31">
            <text:p>1531</text:p>
          </table:table-cell>
          <table:table-cell office:value-type="time" office:time-value="PT12H01M05.272S">
            <text:p>12:01:05.2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440">
            <text:p>4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32">
            <text:p>1532</text:p>
          </table:table-cell>
          <table:table-cell office:value-type="time" office:time-value="PT12H01M05.165S">
            <text:p>12:01:05.1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84">
            <text:p>6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33">
            <text:p>1533</text:p>
          </table:table-cell>
          <table:table-cell office:value-type="time" office:time-value="PT12H01M05.098S">
            <text:p>12:01:05.1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768">
            <text:p>76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34">
            <text:p>1534</text:p>
          </table:table-cell>
          <table:table-cell office:value-type="time" office:time-value="PT12H01M05.007S">
            <text:p>12:01:05.01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879">
            <text:p>87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35">
            <text:p>1535</text:p>
          </table:table-cell>
          <table:table-cell office:value-type="time" office:time-value="PT12H01M05.129S">
            <text:p>12:01:05.1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767">
            <text:p>7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36">
            <text:p>1536</text:p>
          </table:table-cell>
          <table:table-cell office:value-type="time" office:time-value="PT12H01M05.563S">
            <text:p>12:01:05.5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61">
            <text:p>3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37">
            <text:p>1537</text:p>
          </table:table-cell>
          <table:table-cell office:value-type="time" office:time-value="PT12H01M05.531S">
            <text:p>12:01:05.53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96">
            <text:p>3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38">
            <text:p>1538</text:p>
          </table:table-cell>
          <table:table-cell office:value-type="time" office:time-value="PT12H01M05.472S">
            <text:p>12:01:05.4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28">
            <text:p>5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39">
            <text:p>1539</text:p>
          </table:table-cell>
          <table:table-cell office:value-type="time" office:time-value="PT12H01M05.466S">
            <text:p>12:01:05.47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533">
            <text:p>5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0">
            <text:p>1540</text:p>
          </table:table-cell>
          <table:table-cell office:value-type="time" office:time-value="PT12H01M05.473S">
            <text:p>12:01:05.47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49">
            <text:p>5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1">
            <text:p>1541</text:p>
          </table:table-cell>
          <table:table-cell office:value-type="time" office:time-value="PT12H01M05.692S">
            <text:p>12:01:05.6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39">
            <text:p>3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42">
            <text:p>1542</text:p>
          </table:table-cell>
          <table:table-cell office:value-type="time" office:time-value="PT12H01M05.521S">
            <text:p>12:01:05.52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528">
            <text:p>52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43">
            <text:p>1543</text:p>
          </table:table-cell>
          <table:table-cell office:value-type="time" office:time-value="PT12H01M05.852S">
            <text:p>12:01:05.85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25">
            <text:p>2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4">
            <text:p>1544</text:p>
          </table:table-cell>
          <table:table-cell office:value-type="time" office:time-value="PT12H01M05.929S">
            <text:p>12:01:05.9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45">
            <text:p>1545</text:p>
          </table:table-cell>
          <table:table-cell office:value-type="time" office:time-value="PT12H01M06S">
            <text:p>12:01:06.00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6">
            <text:p>1546</text:p>
          </table:table-cell>
          <table:table-cell office:value-type="time" office:time-value="PT12H01M05.896S">
            <text:p>12:01:05.90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18">
            <text:p>2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7">
            <text:p>1547</text:p>
          </table:table-cell>
          <table:table-cell office:value-type="time" office:time-value="PT12H01M06.022S">
            <text:p>12:01:06.02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48">
            <text:p>1548</text:p>
          </table:table-cell>
          <table:table-cell office:value-type="time" office:time-value="PT12H01M06.001S">
            <text:p>12:01:06.0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53">
            <text:p>1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49">
            <text:p>1549</text:p>
          </table:table-cell>
          <table:table-cell office:value-type="time" office:time-value="PT12H01M06.077S">
            <text:p>12:01:06.0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50">
            <text:p>1550</text:p>
          </table:table-cell>
          <table:table-cell office:value-type="time" office:time-value="PT12H01M06.102S">
            <text:p>12:01:06.10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51">
            <text:p>1551</text:p>
          </table:table-cell>
          <table:table-cell office:value-type="time" office:time-value="PT12H01M06.115S">
            <text:p>12:01:06.12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75">
            <text:p>27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52">
            <text:p>1552</text:p>
          </table:table-cell>
          <table:table-cell office:value-type="time" office:time-value="PT12H00M56.629S">
            <text:p>12:00:56.6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2956">
            <text:p>12956</text:p>
          </table:table-cell>
          <table:table-cell office:value-type="string">
            <text:p>Success</text:p>
          </table:table-cell>
          <table:table-cell office:value-type="float" office:value="58325">
            <text:p>58325</text:p>
          </table:table-cell>
          <table:table-cell table:number-columns-repeated="1017"/>
        </table:table-row>
        <table:table-row table:style-name="ro1">
          <table:table-cell office:value-type="float" office:value="1553">
            <text:p>1553</text:p>
          </table:table-cell>
          <table:table-cell office:value-type="time" office:time-value="PT12H00M56.719S">
            <text:p>12:00:56.7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3285">
            <text:p>13285</text:p>
          </table:table-cell>
          <table:table-cell office:value-type="string">
            <text:p>Success</text:p>
          </table:table-cell>
          <table:table-cell office:value-type="float" office:value="58323">
            <text:p>58323</text:p>
          </table:table-cell>
          <table:table-cell table:number-columns-repeated="1017"/>
        </table:table-row>
        <table:table-row table:style-name="ro1">
          <table:table-cell office:value-type="float" office:value="1554">
            <text:p>1554</text:p>
          </table:table-cell>
          <table:table-cell office:value-type="time" office:time-value="PT12H00M56.861S">
            <text:p>12:00:56.8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3779">
            <text:p>13779</text:p>
          </table:table-cell>
          <table:table-cell office:value-type="string">
            <text:p>Success</text:p>
          </table:table-cell>
          <table:table-cell office:value-type="float" office:value="58328">
            <text:p>58328</text:p>
          </table:table-cell>
          <table:table-cell table:number-columns-repeated="1017"/>
        </table:table-row>
        <table:table-row table:style-name="ro1">
          <table:table-cell office:value-type="float" office:value="1555">
            <text:p>1555</text:p>
          </table:table-cell>
          <table:table-cell office:value-type="time" office:time-value="PT12H01M00.73S">
            <text:p>12:01:00.7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1927">
            <text:p>11927</text:p>
          </table:table-cell>
          <table:table-cell office:value-type="string">
            <text:p>Success</text:p>
          </table:table-cell>
          <table:table-cell office:value-type="float" office:value="58333">
            <text:p>58333</text:p>
          </table:table-cell>
          <table:table-cell table:number-columns-repeated="1017"/>
        </table:table-row>
        <table:table-row table:style-name="ro1">
          <table:table-cell office:value-type="float" office:value="1556">
            <text:p>1556</text:p>
          </table:table-cell>
          <table:table-cell office:value-type="time" office:time-value="PT12H01M12.659S">
            <text:p>12:01:12.6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57">
            <text:p>1557</text:p>
          </table:table-cell>
          <table:table-cell office:value-type="time" office:time-value="PT12H01M12.674S">
            <text:p>12:01:12.6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58">
            <text:p>1558</text:p>
          </table:table-cell>
          <table:table-cell office:value-type="time" office:time-value="PT12H01M12.71S">
            <text:p>12:01:12.71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59">
            <text:p>1559</text:p>
          </table:table-cell>
          <table:table-cell office:value-type="time" office:time-value="PT12H01M12.746S">
            <text:p>12:01:12.7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60">
            <text:p>1560</text:p>
          </table:table-cell>
          <table:table-cell office:value-type="time" office:time-value="PT12H01M02.162S">
            <text:p>12:01:02.1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0905">
            <text:p>10905</text:p>
          </table:table-cell>
          <table:table-cell office:value-type="string">
            <text:p>Success</text:p>
          </table:table-cell>
          <table:table-cell office:value-type="float" office:value="54876">
            <text:p>54876</text:p>
          </table:table-cell>
          <table:table-cell table:number-columns-repeated="1017"/>
        </table:table-row>
        <table:table-row table:style-name="ro1">
          <table:table-cell office:value-type="float" office:value="1561">
            <text:p>1561</text:p>
          </table:table-cell>
          <table:table-cell office:value-type="time" office:time-value="PT12H01M13.067S">
            <text:p>12:01:13.07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62">
            <text:p>1562</text:p>
          </table:table-cell>
          <table:table-cell office:value-type="time" office:time-value="PT12H01M13.102S">
            <text:p>12:01:13.10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63">
            <text:p>1563</text:p>
          </table:table-cell>
          <table:table-cell office:value-type="time" office:time-value="PT12H01M13.14S">
            <text:p>12:01:13.14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64">
            <text:p>1564</text:p>
          </table:table-cell>
          <table:table-cell office:value-type="time" office:time-value="PT12H01M13.176S">
            <text:p>12:01:13.18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65">
            <text:p>1565</text:p>
          </table:table-cell>
          <table:table-cell office:value-type="time" office:time-value="PT12H01M05.704S">
            <text:p>12:01:05.70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7549">
            <text:p>7549</text:p>
          </table:table-cell>
          <table:table-cell office:value-type="string">
            <text:p>Success</text:p>
          </table:table-cell>
          <table:table-cell office:value-type="float" office:value="60881">
            <text:p>60881</text:p>
          </table:table-cell>
          <table:table-cell table:number-columns-repeated="1017"/>
        </table:table-row>
        <table:table-row table:style-name="ro1">
          <table:table-cell office:value-type="float" office:value="1566">
            <text:p>1566</text:p>
          </table:table-cell>
          <table:table-cell office:value-type="time" office:time-value="PT12H01M13.255S">
            <text:p>12:01:13.26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67">
            <text:p>1567</text:p>
          </table:table-cell>
          <table:table-cell office:value-type="time" office:time-value="PT12H01M13.27S">
            <text:p>12:01:13.27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68">
            <text:p>1568</text:p>
          </table:table-cell>
          <table:table-cell office:value-type="time" office:time-value="PT12H01M13.308S">
            <text:p>12:01:13.31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69">
            <text:p>1569</text:p>
          </table:table-cell>
          <table:table-cell office:value-type="time" office:time-value="PT12H01M13.352S">
            <text:p>12:01:13.35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70">
            <text:p>1570</text:p>
          </table:table-cell>
          <table:table-cell office:value-type="time" office:time-value="PT12H01M13.388S">
            <text:p>12:01:13.39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71">
            <text:p>1571</text:p>
          </table:table-cell>
          <table:table-cell office:value-type="time" office:time-value="PT12H01M00.496S">
            <text:p>12:01:00.50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3475">
            <text:p>13475</text:p>
          </table:table-cell>
          <table:table-cell office:value-type="string">
            <text:p>Success</text:p>
          </table:table-cell>
          <table:table-cell office:value-type="float" office:value="69933">
            <text:p>69933</text:p>
          </table:table-cell>
          <table:table-cell table:number-columns-repeated="1017"/>
        </table:table-row>
        <table:table-row table:style-name="ro1">
          <table:table-cell office:value-type="float" office:value="1572">
            <text:p>1572</text:p>
          </table:table-cell>
          <table:table-cell office:value-type="time" office:time-value="PT12H01M13.971S">
            <text:p>12:01:13.97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73">
            <text:p>1573</text:p>
          </table:table-cell>
          <table:table-cell office:value-type="time" office:time-value="PT12H01M13.986S">
            <text:p>12:01:13.99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74">
            <text:p>1574</text:p>
          </table:table-cell>
          <table:table-cell office:value-type="time" office:time-value="PT12H01M14.015S">
            <text:p>12:01:14.02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75">
            <text:p>1575</text:p>
          </table:table-cell>
          <table:table-cell office:value-type="time" office:time-value="PT12H01M14.042S">
            <text:p>12:01:14.04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76">
            <text:p>1576</text:p>
          </table:table-cell>
          <table:table-cell office:value-type="time" office:time-value="PT12H01M14.067S">
            <text:p>12:01:14.07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77">
            <text:p>1577</text:p>
          </table:table-cell>
          <table:table-cell office:value-type="time" office:time-value="PT12H01M00.775S">
            <text:p>12:01:00.78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3772">
            <text:p>13772</text:p>
          </table:table-cell>
          <table:table-cell office:value-type="string">
            <text:p>Success</text:p>
          </table:table-cell>
          <table:table-cell office:value-type="float" office:value="58529">
            <text:p>58529</text:p>
          </table:table-cell>
          <table:table-cell table:number-columns-repeated="1017"/>
        </table:table-row>
        <table:table-row table:style-name="ro1">
          <table:table-cell office:value-type="float" office:value="1578">
            <text:p>1578</text:p>
          </table:table-cell>
          <table:table-cell office:value-type="time" office:time-value="PT12H01M14.549S">
            <text:p>12:01:14.55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79">
            <text:p>1579</text:p>
          </table:table-cell>
          <table:table-cell office:value-type="time" office:time-value="PT12H01M14.565S">
            <text:p>12:01:14.57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80">
            <text:p>1580</text:p>
          </table:table-cell>
          <table:table-cell office:value-type="time" office:time-value="PT12H01M14.601S">
            <text:p>12:01:14.60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81">
            <text:p>1581</text:p>
          </table:table-cell>
          <table:table-cell office:value-type="time" office:time-value="PT12H01M14.633S">
            <text:p>12:01:14.63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82">
            <text:p>1582</text:p>
          </table:table-cell>
          <table:table-cell office:value-type="time" office:time-value="PT12H01M14.673S">
            <text:p>12:01:14.67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83">
            <text:p>1583</text:p>
          </table:table-cell>
          <table:table-cell office:value-type="time" office:time-value="PT12H01M00.443S">
            <text:p>12:01:00.44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4689">
            <text:p>14689</text:p>
          </table:table-cell>
          <table:table-cell office:value-type="string">
            <text:p>Success</text:p>
          </table:table-cell>
          <table:table-cell office:value-type="float" office:value="65692">
            <text:p>65692</text:p>
          </table:table-cell>
          <table:table-cell table:number-columns-repeated="1017"/>
        </table:table-row>
        <table:table-row table:style-name="ro1">
          <table:table-cell office:value-type="float" office:value="1584">
            <text:p>1584</text:p>
          </table:table-cell>
          <table:table-cell office:value-type="time" office:time-value="PT12H01M15.133S">
            <text:p>12:01:15.13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85">
            <text:p>1585</text:p>
          </table:table-cell>
          <table:table-cell office:value-type="time" office:time-value="PT12H01M15.146S">
            <text:p>12:01:15.15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86">
            <text:p>1586</text:p>
          </table:table-cell>
          <table:table-cell office:value-type="time" office:time-value="PT12H01M15.174S">
            <text:p>12:01:15.17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87">
            <text:p>1587</text:p>
          </table:table-cell>
          <table:table-cell office:value-type="time" office:time-value="PT12H01M15.202S">
            <text:p>12:01:15.20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88">
            <text:p>1588</text:p>
          </table:table-cell>
          <table:table-cell office:value-type="time" office:time-value="PT12H01M15.231S">
            <text:p>12:01:15.23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89">
            <text:p>1589</text:p>
          </table:table-cell>
          <table:table-cell office:value-type="time" office:time-value="PT12H01M15.26S">
            <text:p>12:01:15.26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90">
            <text:p>1590</text:p>
          </table:table-cell>
          <table:table-cell office:value-type="time" office:time-value="PT12H01M15.315S">
            <text:p>12:01:15.32</text:p>
          </table:table-cell>
          <table:table-cell office:value-type="string">
            <text:p>TC0003_PlannerC 3-25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1">
            <text:p>1591</text:p>
          </table:table-cell>
          <table:table-cell office:value-type="time" office:time-value="PT12H01M15.323S">
            <text:p>12:01:15.32</text:p>
          </table:table-cell>
          <table:table-cell office:value-type="string">
            <text:p>TC0003_PlannerC 3-25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2">
            <text:p>1592</text:p>
          </table:table-cell>
          <table:table-cell office:value-type="time" office:time-value="PT12H01M15.326S">
            <text:p>12:01:15.33</text:p>
          </table:table-cell>
          <table:table-cell office:value-type="string">
            <text:p>TC0003_PlannerC 3-25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93">
            <text:p>1593</text:p>
          </table:table-cell>
          <table:table-cell office:value-type="time" office:time-value="PT12H01M14.094S">
            <text:p>12:01:14.09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263">
            <text:p>126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94">
            <text:p>1594</text:p>
          </table:table-cell>
          <table:table-cell office:value-type="time" office:time-value="PT12H01M15.357S">
            <text:p>12:01:15.36</text:p>
          </table:table-cell>
          <table:table-cell office:value-type="string">
            <text:p>TC0003_PlannerC 3-22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5">
            <text:p>1595</text:p>
          </table:table-cell>
          <table:table-cell office:value-type="time" office:time-value="PT12H01M15.373S">
            <text:p>12:01:15.37</text:p>
          </table:table-cell>
          <table:table-cell office:value-type="string">
            <text:p>TC0003_PlannerC 3-2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96">
            <text:p>1596</text:p>
          </table:table-cell>
          <table:table-cell office:value-type="time" office:time-value="PT12H01M15.378S">
            <text:p>12:01:15.38</text:p>
          </table:table-cell>
          <table:table-cell office:value-type="string">
            <text:p>TC0003_PlannerC 3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97">
            <text:p>1597</text:p>
          </table:table-cell>
          <table:table-cell office:value-type="time" office:time-value="PT12H01M00.479S">
            <text:p>12:01:00.4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5072">
            <text:p>15072</text:p>
          </table:table-cell>
          <table:table-cell office:value-type="string">
            <text:p>Success</text:p>
          </table:table-cell>
          <table:table-cell office:value-type="float" office:value="60173">
            <text:p>60173</text:p>
          </table:table-cell>
          <table:table-cell table:number-columns-repeated="1017"/>
        </table:table-row>
        <table:table-row table:style-name="ro1">
          <table:table-cell office:value-type="float" office:value="1598">
            <text:p>1598</text:p>
          </table:table-cell>
          <table:table-cell office:value-type="time" office:time-value="PT12H01M15.553S">
            <text:p>12:01:15.5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99">
            <text:p>1599</text:p>
          </table:table-cell>
          <table:table-cell office:value-type="time" office:time-value="PT12H01M15.566S">
            <text:p>12:01:15.5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00">
            <text:p>1600</text:p>
          </table:table-cell>
          <table:table-cell office:value-type="time" office:time-value="PT12H01M15.592S">
            <text:p>12:01:15.59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01">
            <text:p>1601</text:p>
          </table:table-cell>
          <table:table-cell office:value-type="time" office:time-value="PT12H01M15.623S">
            <text:p>12:01:15.62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02">
            <text:p>1602</text:p>
          </table:table-cell>
          <table:table-cell office:value-type="time" office:time-value="PT12H01M15.652S">
            <text:p>12:01:15.6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03">
            <text:p>1603</text:p>
          </table:table-cell>
          <table:table-cell office:value-type="time" office:time-value="PT12H01M00.462S">
            <text:p>12:01:00.4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5471">
            <text:p>15471</text:p>
          </table:table-cell>
          <table:table-cell office:value-type="string">
            <text:p>Success</text:p>
          </table:table-cell>
          <table:table-cell office:value-type="float" office:value="69640">
            <text:p>69640</text:p>
          </table:table-cell>
          <table:table-cell table:number-columns-repeated="1017"/>
        </table:table-row>
        <table:table-row table:style-name="ro1">
          <table:table-cell office:value-type="float" office:value="1604">
            <text:p>1604</text:p>
          </table:table-cell>
          <table:table-cell office:value-type="time" office:time-value="PT12H01M00.382S">
            <text:p>12:01:00.3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5563">
            <text:p>15563</text:p>
          </table:table-cell>
          <table:table-cell office:value-type="string">
            <text:p>Success</text:p>
          </table:table-cell>
          <table:table-cell office:value-type="float" office:value="67864">
            <text:p>67864</text:p>
          </table:table-cell>
          <table:table-cell table:number-columns-repeated="1017"/>
        </table:table-row>
        <table:table-row table:style-name="ro1">
          <table:table-cell office:value-type="float" office:value="1605">
            <text:p>1605</text:p>
          </table:table-cell>
          <table:table-cell office:value-type="time" office:time-value="PT12H01M01.884S">
            <text:p>12:01:01.8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4062">
            <text:p>14062</text:p>
          </table:table-cell>
          <table:table-cell office:value-type="string">
            <text:p>Success</text:p>
          </table:table-cell>
          <table:table-cell office:value-type="float" office:value="67862">
            <text:p>67862</text:p>
          </table:table-cell>
          <table:table-cell table:number-columns-repeated="1017"/>
        </table:table-row>
        <table:table-row table:style-name="ro1">
          <table:table-cell office:value-type="float" office:value="1606">
            <text:p>1606</text:p>
          </table:table-cell>
          <table:table-cell office:value-type="time" office:time-value="PT12H01M15.945S">
            <text:p>12:01:15.9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07">
            <text:p>1607</text:p>
          </table:table-cell>
          <table:table-cell office:value-type="time" office:time-value="PT12H01M15.935S">
            <text:p>12:01:15.9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08">
            <text:p>1608</text:p>
          </table:table-cell>
          <table:table-cell office:value-type="time" office:time-value="PT12H01M15.947S">
            <text:p>12:01:15.9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09">
            <text:p>1609</text:p>
          </table:table-cell>
          <table:table-cell office:value-type="time" office:time-value="PT12H01M03.089S">
            <text:p>12:01:03.0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2912">
            <text:p>12912</text:p>
          </table:table-cell>
          <table:table-cell office:value-type="string">
            <text:p>Success</text:p>
          </table:table-cell>
          <table:table-cell office:value-type="float" office:value="58886">
            <text:p>58886</text:p>
          </table:table-cell>
          <table:table-cell table:number-columns-repeated="1017"/>
        </table:table-row>
        <table:table-row table:style-name="ro1">
          <table:table-cell office:value-type="float" office:value="1610">
            <text:p>1610</text:p>
          </table:table-cell>
          <table:table-cell office:value-type="time" office:time-value="PT12H01M15.977S">
            <text:p>12:01:15.9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11">
            <text:p>1611</text:p>
          </table:table-cell>
          <table:table-cell office:value-type="time" office:time-value="PT12H01M15.97S">
            <text:p>12:01:15.9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12">
            <text:p>1612</text:p>
          </table:table-cell>
          <table:table-cell office:value-type="time" office:time-value="PT12H01M16.001S">
            <text:p>12:01:16.0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13">
            <text:p>1613</text:p>
          </table:table-cell>
          <table:table-cell office:value-type="time" office:time-value="PT12H01M15.964S">
            <text:p>12:01:15.9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14">
            <text:p>1614</text:p>
          </table:table-cell>
          <table:table-cell office:value-type="time" office:time-value="PT12H01M16.039S">
            <text:p>12:01:16.04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15">
            <text:p>1615</text:p>
          </table:table-cell>
          <table:table-cell office:value-type="time" office:time-value="PT12H01M16.012S">
            <text:p>12:01:16.01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16">
            <text:p>1616</text:p>
          </table:table-cell>
          <table:table-cell office:value-type="time" office:time-value="PT12H01M16.024S">
            <text:p>12:01:16.0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17">
            <text:p>1617</text:p>
          </table:table-cell>
          <table:table-cell office:value-type="time" office:time-value="PT12H01M16.015S">
            <text:p>12:01:16.02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18">
            <text:p>1618</text:p>
          </table:table-cell>
          <table:table-cell office:value-type="time" office:time-value="PT12H01M16.091S">
            <text:p>12:01:16.09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19">
            <text:p>1619</text:p>
          </table:table-cell>
          <table:table-cell office:value-type="time" office:time-value="PT12H01M16.082S">
            <text:p>12:01:16.08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20">
            <text:p>1620</text:p>
          </table:table-cell>
          <table:table-cell office:value-type="time" office:time-value="PT12H01M16.089S">
            <text:p>12:01:16.09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21">
            <text:p>1621</text:p>
          </table:table-cell>
          <table:table-cell office:value-type="time" office:time-value="PT12H01M16.083S">
            <text:p>12:01:16.08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22">
            <text:p>1622</text:p>
          </table:table-cell>
          <table:table-cell office:value-type="time" office:time-value="PT12H01M16.147S">
            <text:p>12:01:16.1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23">
            <text:p>1623</text:p>
          </table:table-cell>
          <table:table-cell office:value-type="time" office:time-value="PT12H01M16.162S">
            <text:p>12:01:16.16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24">
            <text:p>1624</text:p>
          </table:table-cell>
          <table:table-cell office:value-type="time" office:time-value="PT12H01M16.161S">
            <text:p>12:01:16.1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25">
            <text:p>1625</text:p>
          </table:table-cell>
          <table:table-cell office:value-type="time" office:time-value="PT12H01M16.171S">
            <text:p>12:01:16.1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26">
            <text:p>1626</text:p>
          </table:table-cell>
          <table:table-cell office:value-type="time" office:time-value="PT12H01M16.208S">
            <text:p>12:01:16.2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27">
            <text:p>1627</text:p>
          </table:table-cell>
          <table:table-cell office:value-type="time" office:time-value="PT12H00M50.569S">
            <text:p>12:00:50.57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5855">
            <text:p>25855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628">
            <text:p>1628</text:p>
          </table:table-cell>
          <table:table-cell office:value-type="time" office:time-value="PT12H01M16.426S">
            <text:p>12:01:16.4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9">
            <text:p>1629</text:p>
          </table:table-cell>
          <table:table-cell office:value-type="time" office:time-value="PT12H01M16.266S">
            <text:p>12:01:16.2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30">
            <text:p>1630</text:p>
          </table:table-cell>
          <table:table-cell office:value-type="time" office:time-value="PT12H01M16.596S">
            <text:p>12:01:16.60</text:p>
          </table:table-cell>
          <table:table-cell office:value-type="string">
            <text:p>TC0003_PlannerC 3-13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31">
            <text:p>1631</text:p>
          </table:table-cell>
          <table:table-cell office:value-type="time" office:time-value="PT12H01M16.603S">
            <text:p>12:01:16.60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32">
            <text:p>1632</text:p>
          </table:table-cell>
          <table:table-cell office:value-type="time" office:time-value="PT12H01M16.615S">
            <text:p>12:01:16.62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33">
            <text:p>1633</text:p>
          </table:table-cell>
          <table:table-cell office:value-type="time" office:time-value="PT12H01M16.234S">
            <text:p>12:01:16.2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972">
            <text:p>9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34">
            <text:p>1634</text:p>
          </table:table-cell>
          <table:table-cell office:value-type="time" office:time-value="PT12H01M17.207S">
            <text:p>12:01:17.21</text:p>
          </table:table-cell>
          <table:table-cell office:value-type="string">
            <text:p>TC0003_PlannerC 3-10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35">
            <text:p>1635</text:p>
          </table:table-cell>
          <table:table-cell office:value-type="time" office:time-value="PT12H01M17.214S">
            <text:p>12:01:17.21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36">
            <text:p>1636</text:p>
          </table:table-cell>
          <table:table-cell office:value-type="time" office:time-value="PT12H01M17.221S">
            <text:p>12:01:17.22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37">
            <text:p>1637</text:p>
          </table:table-cell>
          <table:table-cell office:value-type="time" office:time-value="PT12H01M16.233S">
            <text:p>12:01:16.2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993">
            <text:p>99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38">
            <text:p>1638</text:p>
          </table:table-cell>
          <table:table-cell office:value-type="time" office:time-value="PT12H01M17.227S">
            <text:p>12:01:17.23</text:p>
          </table:table-cell>
          <table:table-cell office:value-type="string">
            <text:p>TC0003_PlannerC 3-20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39">
            <text:p>1639</text:p>
          </table:table-cell>
          <table:table-cell office:value-type="time" office:time-value="PT12H01M17.244S">
            <text:p>12:01:17.24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0">
            <text:p>1640</text:p>
          </table:table-cell>
          <table:table-cell office:value-type="time" office:time-value="PT12H01M16.204S">
            <text:p>12:01:16.2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044">
            <text:p>104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41">
            <text:p>1641</text:p>
          </table:table-cell>
          <table:table-cell office:value-type="time" office:time-value="PT12H01M17.248S">
            <text:p>12:01:17.25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42">
            <text:p>1642</text:p>
          </table:table-cell>
          <table:table-cell office:value-type="time" office:time-value="PT12H01M17.249S">
            <text:p>12:01:17.25</text:p>
          </table:table-cell>
          <table:table-cell office:value-type="string">
            <text:p>TC0003_PlannerC 3-11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3">
            <text:p>1643</text:p>
          </table:table-cell>
          <table:table-cell office:value-type="time" office:time-value="PT12H01M17.26S">
            <text:p>12:01:17.26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4">
            <text:p>1644</text:p>
          </table:table-cell>
          <table:table-cell office:value-type="time" office:time-value="PT12H01M17.264S">
            <text:p>12:01:17.26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45">
            <text:p>1645</text:p>
          </table:table-cell>
          <table:table-cell office:value-type="time" office:time-value="PT12H01M15.705S">
            <text:p>12:01:15.7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944">
            <text:p>194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46">
            <text:p>1646</text:p>
          </table:table-cell>
          <table:table-cell office:value-type="time" office:time-value="PT12H01M17.65S">
            <text:p>12:01:17.65</text:p>
          </table:table-cell>
          <table:table-cell office:value-type="string">
            <text:p>TC0003_PlannerC 3-1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7">
            <text:p>1647</text:p>
          </table:table-cell>
          <table:table-cell office:value-type="time" office:time-value="PT12H01M17.66S">
            <text:p>12:01:17.66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8">
            <text:p>1648</text:p>
          </table:table-cell>
          <table:table-cell office:value-type="time" office:time-value="PT12H01M17.664S">
            <text:p>12:01:17.66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49">
            <text:p>1649</text:p>
          </table:table-cell>
          <table:table-cell office:value-type="time" office:time-value="PT12H00M56.732S">
            <text:p>12:00:56.7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1092">
            <text:p>21092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1650">
            <text:p>1650</text:p>
          </table:table-cell>
          <table:table-cell office:value-type="time" office:time-value="PT12H00M50.801S">
            <text:p>12:00:50.80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27049">
            <text:p>27049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651">
            <text:p>1651</text:p>
          </table:table-cell>
          <table:table-cell office:value-type="time" office:time-value="PT12H00M51.699S">
            <text:p>12:00:51.7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6162">
            <text:p>26162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652">
            <text:p>1652</text:p>
          </table:table-cell>
          <table:table-cell office:value-type="time" office:time-value="PT12H01M13.42S">
            <text:p>12:01:13.42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4481">
            <text:p>4481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1653">
            <text:p>1653</text:p>
          </table:table-cell>
          <table:table-cell office:value-type="time" office:time-value="PT12H01M17.85S">
            <text:p>12:01:17.85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54">
            <text:p>1654</text:p>
          </table:table-cell>
          <table:table-cell office:value-type="time" office:time-value="PT12H01M17.862S">
            <text:p>12:01:17.8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55">
            <text:p>1655</text:p>
          </table:table-cell>
          <table:table-cell office:value-type="time" office:time-value="PT12H01M04.94S">
            <text:p>12:01:04.9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2983">
            <text:p>12983</text:p>
          </table:table-cell>
          <table:table-cell office:value-type="string">
            <text:p>Success</text:p>
          </table:table-cell>
          <table:table-cell office:value-type="float" office:value="124246">
            <text:p>124246</text:p>
          </table:table-cell>
          <table:table-cell table:number-columns-repeated="1017"/>
        </table:table-row>
        <table:table-row table:style-name="ro1">
          <table:table-cell office:value-type="float" office:value="1656">
            <text:p>1656</text:p>
          </table:table-cell>
          <table:table-cell office:value-type="time" office:time-value="PT12H01M17.923S">
            <text:p>12:01:17.9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1">
          <table:table-cell office:value-type="float" office:value="1657">
            <text:p>1657</text:p>
          </table:table-cell>
          <table:table-cell office:value-type="time" office:time-value="PT12H01M17.913S">
            <text:p>12:01:17.9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58">
            <text:p>1658</text:p>
          </table:table-cell>
          <table:table-cell office:value-type="time" office:time-value="PT12H01M17.962S">
            <text:p>12:01:17.9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1">
          <table:table-cell office:value-type="float" office:value="1659">
            <text:p>1659</text:p>
          </table:table-cell>
          <table:table-cell office:value-type="time" office:time-value="PT12H01M17.906S">
            <text:p>12:01:17.91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60">
            <text:p>1660</text:p>
          </table:table-cell>
          <table:table-cell office:value-type="time" office:time-value="PT12H01M18.027S">
            <text:p>12:01:18.0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1">
          <table:table-cell office:value-type="float" office:value="1661">
            <text:p>1661</text:p>
          </table:table-cell>
          <table:table-cell office:value-type="time" office:time-value="PT12H01M17.975S">
            <text:p>12:01:17.9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62">
            <text:p>1662</text:p>
          </table:table-cell>
          <table:table-cell office:value-type="time" office:time-value="PT12H01M18.03S">
            <text:p>12:01:18.03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63">
            <text:p>1663</text:p>
          </table:table-cell>
          <table:table-cell office:value-type="time" office:time-value="PT12H01M18.088S">
            <text:p>12:01:18.0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64">
            <text:p>1664</text:p>
          </table:table-cell>
          <table:table-cell office:value-type="time" office:time-value="PT12H01M18.127S">
            <text:p>12:01:18.13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65">
            <text:p>1665</text:p>
          </table:table-cell>
          <table:table-cell office:value-type="time" office:time-value="PT12H01M18.18S">
            <text:p>12:01:18.1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66">
            <text:p>1666</text:p>
          </table:table-cell>
          <table:table-cell office:value-type="time" office:time-value="PT12H01M18.208S">
            <text:p>12:01:18.21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67">
            <text:p>1667</text:p>
          </table:table-cell>
          <table:table-cell office:value-type="time" office:time-value="PT12H01M05.708S">
            <text:p>12:01:05.7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3847">
            <text:p>13847</text:p>
          </table:table-cell>
          <table:table-cell office:value-type="string">
            <text:p>Success</text:p>
          </table:table-cell>
          <table:table-cell office:value-type="float" office:value="76369">
            <text:p>76369</text:p>
          </table:table-cell>
          <table:table-cell table:number-columns-repeated="1017"/>
        </table:table-row>
        <table:table-row table:style-name="ro1">
          <table:table-cell office:value-type="float" office:value="1668">
            <text:p>1668</text:p>
          </table:table-cell>
          <table:table-cell office:value-type="time" office:time-value="PT12H01M19.558S">
            <text:p>12:01:19.5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69">
            <text:p>1669</text:p>
          </table:table-cell>
          <table:table-cell office:value-type="time" office:time-value="PT12H01M19.576S">
            <text:p>12:01:19.5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70">
            <text:p>1670</text:p>
          </table:table-cell>
          <table:table-cell office:value-type="time" office:time-value="PT12H01M19.618S">
            <text:p>12:01:19.62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71">
            <text:p>1671</text:p>
          </table:table-cell>
          <table:table-cell office:value-type="time" office:time-value="PT12H01M19.67S">
            <text:p>12:01:19.6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72">
            <text:p>1672</text:p>
          </table:table-cell>
          <table:table-cell office:value-type="time" office:time-value="PT12H00M56.511S">
            <text:p>12:00:56.5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5033">
            <text:p>25033</text:p>
          </table:table-cell>
          <table:table-cell office:value-type="string">
            <text:p>Success</text:p>
          </table:table-cell>
          <table:table-cell office:value-type="float" office:value="76375">
            <text:p>76375</text:p>
          </table:table-cell>
          <table:table-cell table:number-columns-repeated="1017"/>
        </table:table-row>
        <table:table-row table:style-name="ro1">
          <table:table-cell office:value-type="float" office:value="1673">
            <text:p>1673</text:p>
          </table:table-cell>
          <table:table-cell office:value-type="time" office:time-value="PT12H01M02.889S">
            <text:p>12:01:02.8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8673">
            <text:p>18673</text:p>
          </table:table-cell>
          <table:table-cell office:value-type="string">
            <text:p>Success</text:p>
          </table:table-cell>
          <table:table-cell office:value-type="float" office:value="16982">
            <text:p>16982</text:p>
          </table:table-cell>
          <table:table-cell table:number-columns-repeated="1017"/>
        </table:table-row>
        <table:table-row table:style-name="ro1">
          <table:table-cell office:value-type="float" office:value="1674">
            <text:p>1674</text:p>
          </table:table-cell>
          <table:table-cell office:value-type="time" office:time-value="PT12H01M18.077S">
            <text:p>12:01:18.08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502">
            <text:p>3502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675">
            <text:p>1675</text:p>
          </table:table-cell>
          <table:table-cell office:value-type="time" office:time-value="PT12H01M16.441S">
            <text:p>12:01:16.44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146">
            <text:p>5146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1676">
            <text:p>1676</text:p>
          </table:table-cell>
          <table:table-cell office:value-type="time" office:time-value="PT12H00M54.041S">
            <text:p>12:00:54.0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7567">
            <text:p>27567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677">
            <text:p>1677</text:p>
          </table:table-cell>
          <table:table-cell office:value-type="time" office:time-value="PT12H00M54.406S">
            <text:p>12:00:54.41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7227">
            <text:p>27227</text:p>
          </table:table-cell>
          <table:table-cell office:value-type="string">
            <text:p>Success</text:p>
          </table:table-cell>
          <table:table-cell office:value-type="float" office:value="67326">
            <text:p>67326</text:p>
          </table:table-cell>
          <table:table-cell table:number-columns-repeated="1017"/>
        </table:table-row>
        <table:table-row table:style-name="ro1">
          <table:table-cell office:value-type="float" office:value="1678">
            <text:p>1678</text:p>
          </table:table-cell>
          <table:table-cell office:value-type="time" office:time-value="PT12H00M56.217S">
            <text:p>12:00:56.2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5444">
            <text:p>25444</text:p>
          </table:table-cell>
          <table:table-cell office:value-type="string">
            <text:p>Success</text:p>
          </table:table-cell>
          <table:table-cell office:value-type="float" office:value="77130">
            <text:p>77130</text:p>
          </table:table-cell>
          <table:table-cell table:number-columns-repeated="1017"/>
        </table:table-row>
        <table:table-row table:style-name="ro1">
          <table:table-cell office:value-type="float" office:value="1679">
            <text:p>1679</text:p>
          </table:table-cell>
          <table:table-cell office:value-type="time" office:time-value="PT12H00M54.397S">
            <text:p>12:00:54.4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7267">
            <text:p>27267</text:p>
          </table:table-cell>
          <table:table-cell office:value-type="string">
            <text:p>Success</text:p>
          </table:table-cell>
          <table:table-cell office:value-type="float" office:value="77130">
            <text:p>77130</text:p>
          </table:table-cell>
          <table:table-cell table:number-columns-repeated="1017"/>
        </table:table-row>
        <table:table-row table:style-name="ro1">
          <table:table-cell office:value-type="float" office:value="1680">
            <text:p>1680</text:p>
          </table:table-cell>
          <table:table-cell office:value-type="time" office:time-value="PT12H00M54.033S">
            <text:p>12:00:54.0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7672">
            <text:p>27672</text:p>
          </table:table-cell>
          <table:table-cell office:value-type="string">
            <text:p>Success</text:p>
          </table:table-cell>
          <table:table-cell office:value-type="float" office:value="77134">
            <text:p>77134</text:p>
          </table:table-cell>
          <table:table-cell table:number-columns-repeated="1017"/>
        </table:table-row>
        <table:table-row table:style-name="ro1">
          <table:table-cell office:value-type="float" office:value="1681">
            <text:p>1681</text:p>
          </table:table-cell>
          <table:table-cell office:value-type="time" office:time-value="PT12H01M10.64S">
            <text:p>12:01:10.6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1065">
            <text:p>11065</text:p>
          </table:table-cell>
          <table:table-cell office:value-type="string">
            <text:p>Success</text:p>
          </table:table-cell>
          <table:table-cell office:value-type="float" office:value="99394">
            <text:p>99394</text:p>
          </table:table-cell>
          <table:table-cell table:number-columns-repeated="1017"/>
        </table:table-row>
        <table:table-row table:style-name="ro1">
          <table:table-cell office:value-type="float" office:value="1682">
            <text:p>1682</text:p>
          </table:table-cell>
          <table:table-cell office:value-type="time" office:time-value="PT12H00M51.962S">
            <text:p>12:00:51.9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9743">
            <text:p>29743</text:p>
          </table:table-cell>
          <table:table-cell office:value-type="string">
            <text:p>Success</text:p>
          </table:table-cell>
          <table:table-cell office:value-type="float" office:value="41429">
            <text:p>41429</text:p>
          </table:table-cell>
          <table:table-cell table:number-columns-repeated="1017"/>
        </table:table-row>
        <table:table-row table:style-name="ro1">
          <table:table-cell office:value-type="float" office:value="1683">
            <text:p>1683</text:p>
          </table:table-cell>
          <table:table-cell office:value-type="time" office:time-value="PT12H00M55.972S">
            <text:p>12:00:55.97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25734">
            <text:p>25734</text:p>
          </table:table-cell>
          <table:table-cell office:value-type="string">
            <text:p>Success</text:p>
          </table:table-cell>
          <table:table-cell office:value-type="float" office:value="67330">
            <text:p>67330</text:p>
          </table:table-cell>
          <table:table-cell table:number-columns-repeated="1017"/>
        </table:table-row>
        <table:table-row table:style-name="ro1">
          <table:table-cell office:value-type="float" office:value="1684">
            <text:p>1684</text:p>
          </table:table-cell>
          <table:table-cell office:value-type="time" office:time-value="PT12H00M59.575S">
            <text:p>12:00:59.5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2131">
            <text:p>22131</text:p>
          </table:table-cell>
          <table:table-cell office:value-type="string">
            <text:p>Success</text:p>
          </table:table-cell>
          <table:table-cell office:value-type="float" office:value="123517">
            <text:p>123517</text:p>
          </table:table-cell>
          <table:table-cell table:number-columns-repeated="1017"/>
        </table:table-row>
        <table:table-row table:style-name="ro1">
          <table:table-cell office:value-type="float" office:value="1685">
            <text:p>1685</text:p>
          </table:table-cell>
          <table:table-cell office:value-type="time" office:time-value="PT12H00M54.02S">
            <text:p>12:00:54.0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7689">
            <text:p>27689</text:p>
          </table:table-cell>
          <table:table-cell office:value-type="string">
            <text:p>Success</text:p>
          </table:table-cell>
          <table:table-cell office:value-type="float" office:value="41431">
            <text:p>41431</text:p>
          </table:table-cell>
          <table:table-cell table:number-columns-repeated="1017"/>
        </table:table-row>
        <table:table-row table:style-name="ro1">
          <table:table-cell office:value-type="float" office:value="1686">
            <text:p>1686</text:p>
          </table:table-cell>
          <table:table-cell office:value-type="time" office:time-value="PT12H00M55.763S">
            <text:p>12:00:55.76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5947">
            <text:p>25947</text:p>
          </table:table-cell>
          <table:table-cell office:value-type="string">
            <text:p>Success</text:p>
          </table:table-cell>
          <table:table-cell office:value-type="float" office:value="76401">
            <text:p>76401</text:p>
          </table:table-cell>
          <table:table-cell table:number-columns-repeated="1017"/>
        </table:table-row>
        <table:table-row table:style-name="ro1">
          <table:table-cell office:value-type="float" office:value="1687">
            <text:p>1687</text:p>
          </table:table-cell>
          <table:table-cell office:value-type="time" office:time-value="PT12H01M21.609S">
            <text:p>12:01:21.61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88">
            <text:p>1688</text:p>
          </table:table-cell>
          <table:table-cell office:value-type="time" office:time-value="PT12H00M59.486S">
            <text:p>12:00:59.4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2239">
            <text:p>22239</text:p>
          </table:table-cell>
          <table:table-cell office:value-type="string">
            <text:p>Success</text:p>
          </table:table-cell>
          <table:table-cell office:value-type="float" office:value="123483">
            <text:p>123483</text:p>
          </table:table-cell>
          <table:table-cell table:number-columns-repeated="1017"/>
        </table:table-row>
        <table:table-row table:style-name="ro1">
          <table:table-cell office:value-type="float" office:value="1689">
            <text:p>1689</text:p>
          </table:table-cell>
          <table:table-cell office:value-type="time" office:time-value="PT12H00M55.176S">
            <text:p>12:00:55.1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6552">
            <text:p>26552</text:p>
          </table:table-cell>
          <table:table-cell office:value-type="string">
            <text:p>Success</text:p>
          </table:table-cell>
          <table:table-cell office:value-type="float" office:value="67330">
            <text:p>67330</text:p>
          </table:table-cell>
          <table:table-cell table:number-columns-repeated="1017"/>
        </table:table-row>
        <table:table-row table:style-name="ro1">
          <table:table-cell office:value-type="float" office:value="1690">
            <text:p>1690</text:p>
          </table:table-cell>
          <table:table-cell office:value-type="time" office:time-value="PT12H00M59.618S">
            <text:p>12:00:59.62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2148">
            <text:p>22148</text:p>
          </table:table-cell>
          <table:table-cell office:value-type="string">
            <text:p>Success</text:p>
          </table:table-cell>
          <table:table-cell office:value-type="float" office:value="123517">
            <text:p>123517</text:p>
          </table:table-cell>
          <table:table-cell table:number-columns-repeated="1017"/>
        </table:table-row>
        <table:table-row table:style-name="ro1">
          <table:table-cell office:value-type="float" office:value="1691">
            <text:p>1691</text:p>
          </table:table-cell>
          <table:table-cell office:value-type="time" office:time-value="PT12H00M51.696S">
            <text:p>12:00:51.70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0080">
            <text:p>30080</text:p>
          </table:table-cell>
          <table:table-cell office:value-type="string">
            <text:p>Success</text:p>
          </table:table-cell>
          <table:table-cell office:value-type="float" office:value="76397">
            <text:p>76397</text:p>
          </table:table-cell>
          <table:table-cell table:number-columns-repeated="1017"/>
        </table:table-row>
        <table:table-row table:style-name="ro1">
          <table:table-cell office:value-type="float" office:value="1692">
            <text:p>1692</text:p>
          </table:table-cell>
          <table:table-cell office:value-type="time" office:time-value="PT12H00M55.111S">
            <text:p>12:00:55.1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6665">
            <text:p>26665</text:p>
          </table:table-cell>
          <table:table-cell office:value-type="string">
            <text:p>Success</text:p>
          </table:table-cell>
          <table:table-cell office:value-type="float" office:value="76397">
            <text:p>76397</text:p>
          </table:table-cell>
          <table:table-cell table:number-columns-repeated="1017"/>
        </table:table-row>
        <table:table-row table:style-name="ro1">
          <table:table-cell office:value-type="float" office:value="1693">
            <text:p>1693</text:p>
          </table:table-cell>
          <table:table-cell office:value-type="time" office:time-value="PT12H00M54.7S">
            <text:p>12:00:54.7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7077">
            <text:p>27077</text:p>
          </table:table-cell>
          <table:table-cell office:value-type="string">
            <text:p>Success</text:p>
          </table:table-cell>
          <table:table-cell office:value-type="float" office:value="76401">
            <text:p>76401</text:p>
          </table:table-cell>
          <table:table-cell table:number-columns-repeated="1017"/>
        </table:table-row>
        <table:table-row table:style-name="ro1">
          <table:table-cell office:value-type="float" office:value="1694">
            <text:p>1694</text:p>
          </table:table-cell>
          <table:table-cell office:value-type="time" office:time-value="PT12H01M21.709S">
            <text:p>12:01:21.7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95">
            <text:p>1695</text:p>
          </table:table-cell>
          <table:table-cell office:value-type="time" office:time-value="PT12H01M14.705S">
            <text:p>12:01:14.71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7104">
            <text:p>7104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1696">
            <text:p>1696</text:p>
          </table:table-cell>
          <table:table-cell office:value-type="time" office:time-value="PT12H01M21.706S">
            <text:p>12:01:21.7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697">
            <text:p>1697</text:p>
          </table:table-cell>
          <table:table-cell office:value-type="time" office:time-value="PT12H01M21.707S">
            <text:p>12:01:21.7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98">
            <text:p>1698</text:p>
          </table:table-cell>
          <table:table-cell office:value-type="time" office:time-value="PT12H00M55.498S">
            <text:p>12:00:55.50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6342">
            <text:p>26342</text:p>
          </table:table-cell>
          <table:table-cell office:value-type="string">
            <text:p>Success</text:p>
          </table:table-cell>
          <table:table-cell office:value-type="float" office:value="76397">
            <text:p>76397</text:p>
          </table:table-cell>
          <table:table-cell table:number-columns-repeated="1017"/>
        </table:table-row>
        <table:table-row table:style-name="ro1">
          <table:table-cell office:value-type="float" office:value="1699">
            <text:p>1699</text:p>
          </table:table-cell>
          <table:table-cell office:value-type="time" office:time-value="PT12H01M21.708S">
            <text:p>12:01:21.7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700">
            <text:p>1700</text:p>
          </table:table-cell>
          <table:table-cell office:value-type="time" office:time-value="PT12H01M21.766S">
            <text:p>12:01:21.7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12H01M21.717S">
            <text:p>12:01:21.72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12H01M21.726S">
            <text:p>12:01:21.7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12H01M21.822S">
            <text:p>12:01:21.8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12H01M21.881S">
            <text:p>12:01:21.88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12H01M21.915S">
            <text:p>12:01:21.9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706">
            <text:p>1706</text:p>
          </table:table-cell>
          <table:table-cell office:value-type="time" office:time-value="PT12H01M21.917S">
            <text:p>12:01:21.92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707">
            <text:p>1707</text:p>
          </table:table-cell>
          <table:table-cell office:value-type="time" office:time-value="PT12H01M21.823S">
            <text:p>12:01:21.8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08">
            <text:p>1708</text:p>
          </table:table-cell>
          <table:table-cell office:value-type="time" office:time-value="PT12H01M21.899S">
            <text:p>12:01:21.9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709">
            <text:p>1709</text:p>
          </table:table-cell>
          <table:table-cell office:value-type="time" office:time-value="PT12H01M21.809S">
            <text:p>12:01:21.8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10">
            <text:p>1710</text:p>
          </table:table-cell>
          <table:table-cell office:value-type="time" office:time-value="PT12H01M21.874S">
            <text:p>12:01:21.8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711">
            <text:p>1711</text:p>
          </table:table-cell>
          <table:table-cell office:value-type="time" office:time-value="PT12H01M21.963S">
            <text:p>12:01:21.9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712">
            <text:p>1712</text:p>
          </table:table-cell>
          <table:table-cell office:value-type="time" office:time-value="PT12H01M21.972S">
            <text:p>12:01:21.9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713">
            <text:p>1713</text:p>
          </table:table-cell>
          <table:table-cell office:value-type="time" office:time-value="PT12H01M21.896S">
            <text:p>12:01:21.9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14">
            <text:p>1714</text:p>
          </table:table-cell>
          <table:table-cell office:value-type="time" office:time-value="PT12H01M21.971S">
            <text:p>12:01:21.9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15">
            <text:p>1715</text:p>
          </table:table-cell>
          <table:table-cell office:value-type="time" office:time-value="PT12H01M21.962S">
            <text:p>12:01:21.9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16">
            <text:p>1716</text:p>
          </table:table-cell>
          <table:table-cell office:value-type="time" office:time-value="PT12H01M22.032S">
            <text:p>12:01:22.03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17">
            <text:p>1717</text:p>
          </table:table-cell>
          <table:table-cell office:value-type="time" office:time-value="PT12H01M22.08S">
            <text:p>12:01:22.08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18">
            <text:p>1718</text:p>
          </table:table-cell>
          <table:table-cell office:value-type="time" office:time-value="PT12H01M22.068S">
            <text:p>12:01:22.07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19">
            <text:p>1719</text:p>
          </table:table-cell>
          <table:table-cell office:value-type="time" office:time-value="PT12H01M22.138S">
            <text:p>12:01:22.1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20">
            <text:p>1720</text:p>
          </table:table-cell>
          <table:table-cell office:value-type="time" office:time-value="PT12H01M22.176S">
            <text:p>12:01:22.1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21">
            <text:p>1721</text:p>
          </table:table-cell>
          <table:table-cell office:value-type="time" office:time-value="PT12H01M22.19S">
            <text:p>12:01:22.1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22">
            <text:p>1722</text:p>
          </table:table-cell>
          <table:table-cell office:value-type="time" office:time-value="PT12H01M00.433S">
            <text:p>12:01:00.4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1925">
            <text:p>21925</text:p>
          </table:table-cell>
          <table:table-cell office:value-type="string">
            <text:p>Success</text:p>
          </table:table-cell>
          <table:table-cell office:value-type="float" office:value="69346">
            <text:p>69346</text:p>
          </table:table-cell>
          <table:table-cell table:number-columns-repeated="1017"/>
        </table:table-row>
        <table:table-row table:style-name="ro1">
          <table:table-cell office:value-type="float" office:value="1723">
            <text:p>1723</text:p>
          </table:table-cell>
          <table:table-cell office:value-type="time" office:time-value="PT12H01M22.36S">
            <text:p>12:01:22.3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24">
            <text:p>1724</text:p>
          </table:table-cell>
          <table:table-cell office:value-type="time" office:time-value="PT12H01M04.632S">
            <text:p>12:01:04.63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7796">
            <text:p>17796</text:p>
          </table:table-cell>
          <table:table-cell office:value-type="string">
            <text:p>Success</text:p>
          </table:table-cell>
          <table:table-cell office:value-type="float" office:value="78109">
            <text:p>78109</text:p>
          </table:table-cell>
          <table:table-cell table:number-columns-repeated="1017"/>
        </table:table-row>
        <table:table-row table:style-name="ro1">
          <table:table-cell office:value-type="float" office:value="1725">
            <text:p>1725</text:p>
          </table:table-cell>
          <table:table-cell office:value-type="time" office:time-value="PT12H01M22.374S">
            <text:p>12:01:22.3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26">
            <text:p>1726</text:p>
          </table:table-cell>
          <table:table-cell office:value-type="time" office:time-value="PT12H01M22.43S">
            <text:p>12:01:22.43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27">
            <text:p>1727</text:p>
          </table:table-cell>
          <table:table-cell office:value-type="time" office:time-value="PT12H01M22.434S">
            <text:p>12:01:22.43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28">
            <text:p>1728</text:p>
          </table:table-cell>
          <table:table-cell office:value-type="time" office:time-value="PT12H01M22.448S">
            <text:p>12:01:22.45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29">
            <text:p>1729</text:p>
          </table:table-cell>
          <table:table-cell office:value-type="time" office:time-value="PT12H01M22.479S">
            <text:p>12:01:22.48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30">
            <text:p>1730</text:p>
          </table:table-cell>
          <table:table-cell office:value-type="time" office:time-value="PT12H01M22.485S">
            <text:p>12:01:22.49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31">
            <text:p>1731</text:p>
          </table:table-cell>
          <table:table-cell office:value-type="time" office:time-value="PT12H01M22.524S">
            <text:p>12:01:22.5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32">
            <text:p>1732</text:p>
          </table:table-cell>
          <table:table-cell office:value-type="time" office:time-value="PT12H01M05.208S">
            <text:p>12:01:05.2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7962">
            <text:p>17962</text:p>
          </table:table-cell>
          <table:table-cell office:value-type="string">
            <text:p>Success</text:p>
          </table:table-cell>
          <table:table-cell office:value-type="float" office:value="76270">
            <text:p>76270</text:p>
          </table:table-cell>
          <table:table-cell table:number-columns-repeated="1017"/>
        </table:table-row>
        <table:table-row table:style-name="ro1">
          <table:table-cell office:value-type="float" office:value="1733">
            <text:p>1733</text:p>
          </table:table-cell>
          <table:table-cell office:value-type="time" office:time-value="PT12H01M23.175S">
            <text:p>12:01:23.18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34">
            <text:p>1734</text:p>
          </table:table-cell>
          <table:table-cell office:value-type="time" office:time-value="PT12H01M23.193S">
            <text:p>12:01:23.19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35">
            <text:p>1735</text:p>
          </table:table-cell>
          <table:table-cell office:value-type="time" office:time-value="PT12H01M23.231S">
            <text:p>12:01:23.23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36">
            <text:p>1736</text:p>
          </table:table-cell>
          <table:table-cell office:value-type="time" office:time-value="PT12H01M23.272S">
            <text:p>12:01:23.27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37">
            <text:p>1737</text:p>
          </table:table-cell>
          <table:table-cell office:value-type="time" office:time-value="PT12H01M22.563S">
            <text:p>12:01:22.5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792">
            <text:p>79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38">
            <text:p>1738</text:p>
          </table:table-cell>
          <table:table-cell office:value-type="time" office:time-value="PT12H01M23.355S">
            <text:p>12:01:23.36</text:p>
          </table:table-cell>
          <table:table-cell office:value-type="string">
            <text:p>TC0003_PlannerC 3-12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9">
            <text:p>1739</text:p>
          </table:table-cell>
          <table:table-cell office:value-type="time" office:time-value="PT12H01M23.364S">
            <text:p>12:01:23.36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0">
            <text:p>1740</text:p>
          </table:table-cell>
          <table:table-cell office:value-type="time" office:time-value="PT12H01M23.368S">
            <text:p>12:01:23.37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41">
            <text:p>1741</text:p>
          </table:table-cell>
          <table:table-cell office:value-type="time" office:time-value="PT12H01M05.29S">
            <text:p>12:01:05.2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8275">
            <text:p>18275</text:p>
          </table:table-cell>
          <table:table-cell office:value-type="string">
            <text:p>Success</text:p>
          </table:table-cell>
          <table:table-cell office:value-type="float" office:value="78042">
            <text:p>78042</text:p>
          </table:table-cell>
          <table:table-cell table:number-columns-repeated="1017"/>
        </table:table-row>
        <table:table-row table:style-name="ro1">
          <table:table-cell office:value-type="float" office:value="1742">
            <text:p>1742</text:p>
          </table:table-cell>
          <table:table-cell office:value-type="time" office:time-value="PT12H01M23.565S">
            <text:p>12:01:23.5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43">
            <text:p>1743</text:p>
          </table:table-cell>
          <table:table-cell office:value-type="time" office:time-value="PT12H01M05.091S">
            <text:p>12:01:05.0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8521">
            <text:p>18521</text:p>
          </table:table-cell>
          <table:table-cell office:value-type="string">
            <text:p>Success</text:p>
          </table:table-cell>
          <table:table-cell office:value-type="float" office:value="78145">
            <text:p>78145</text:p>
          </table:table-cell>
          <table:table-cell table:number-columns-repeated="1017"/>
        </table:table-row>
        <table:table-row table:style-name="ro1">
          <table:table-cell office:value-type="float" office:value="1744">
            <text:p>1744</text:p>
          </table:table-cell>
          <table:table-cell office:value-type="time" office:time-value="PT12H01M23.613S">
            <text:p>12:01:23.6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45">
            <text:p>1745</text:p>
          </table:table-cell>
          <table:table-cell office:value-type="time" office:time-value="PT12H01M23.591S">
            <text:p>12:01:23.59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46">
            <text:p>1746</text:p>
          </table:table-cell>
          <table:table-cell office:value-type="time" office:time-value="PT12H01M23.641S">
            <text:p>12:01:23.6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47">
            <text:p>1747</text:p>
          </table:table-cell>
          <table:table-cell office:value-type="time" office:time-value="PT12H01M23.65S">
            <text:p>12:01:23.6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48">
            <text:p>1748</text:p>
          </table:table-cell>
          <table:table-cell office:value-type="time" office:time-value="PT12H01M23.69S">
            <text:p>12:01:23.69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49">
            <text:p>1749</text:p>
          </table:table-cell>
          <table:table-cell office:value-type="time" office:time-value="PT12H01M23.717S">
            <text:p>12:01:23.7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50">
            <text:p>1750</text:p>
          </table:table-cell>
          <table:table-cell office:value-type="time" office:time-value="PT12H01M23.745S">
            <text:p>12:01:23.7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51">
            <text:p>1751</text:p>
          </table:table-cell>
          <table:table-cell office:value-type="time" office:time-value="PT12H01M23.81S">
            <text:p>12:01:23.8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52">
            <text:p>1752</text:p>
          </table:table-cell>
          <table:table-cell office:value-type="time" office:time-value="PT12H01M05.709S">
            <text:p>12:01:05.71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8343">
            <text:p>18343</text:p>
          </table:table-cell>
          <table:table-cell office:value-type="string">
            <text:p>Success</text:p>
          </table:table-cell>
          <table:table-cell office:value-type="float" office:value="74302">
            <text:p>74302</text:p>
          </table:table-cell>
          <table:table-cell table:number-columns-repeated="1017"/>
        </table:table-row>
        <table:table-row table:style-name="ro1">
          <table:table-cell office:value-type="float" office:value="1753">
            <text:p>1753</text:p>
          </table:table-cell>
          <table:table-cell office:value-type="time" office:time-value="PT12H01M24.054S">
            <text:p>12:01:24.05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54">
            <text:p>1754</text:p>
          </table:table-cell>
          <table:table-cell office:value-type="time" office:time-value="PT12H01M24.076S">
            <text:p>12:01:24.08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55">
            <text:p>1755</text:p>
          </table:table-cell>
          <table:table-cell office:value-type="time" office:time-value="PT12H01M24.117S">
            <text:p>12:01:24.12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56">
            <text:p>1756</text:p>
          </table:table-cell>
          <table:table-cell office:value-type="time" office:time-value="PT12H01M24.154S">
            <text:p>12:01:24.15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57">
            <text:p>1757</text:p>
          </table:table-cell>
          <table:table-cell office:value-type="time" office:time-value="PT12H01M24.194S">
            <text:p>12:01:24.19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58">
            <text:p>1758</text:p>
          </table:table-cell>
          <table:table-cell office:value-type="time" office:time-value="PT12H01M05.082S">
            <text:p>12:01:05.0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0498">
            <text:p>20498</text:p>
          </table:table-cell>
          <table:table-cell office:value-type="string">
            <text:p>Success</text:p>
          </table:table-cell>
          <table:table-cell office:value-type="float" office:value="74199">
            <text:p>74199</text:p>
          </table:table-cell>
          <table:table-cell table:number-columns-repeated="1017"/>
        </table:table-row>
        <table:table-row table:style-name="ro1">
          <table:table-cell office:value-type="float" office:value="1759">
            <text:p>1759</text:p>
          </table:table-cell>
          <table:table-cell office:value-type="time" office:time-value="PT12H01M25.581S">
            <text:p>12:01:25.5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60">
            <text:p>1760</text:p>
          </table:table-cell>
          <table:table-cell office:value-type="time" office:time-value="PT12H01M25.601S">
            <text:p>12:01:25.60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61">
            <text:p>1761</text:p>
          </table:table-cell>
          <table:table-cell office:value-type="time" office:time-value="PT12H01M25.644S">
            <text:p>12:01:25.6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62">
            <text:p>1762</text:p>
          </table:table-cell>
          <table:table-cell office:value-type="time" office:time-value="PT12H01M25.692S">
            <text:p>12:01:25.6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63">
            <text:p>1763</text:p>
          </table:table-cell>
          <table:table-cell office:value-type="time" office:time-value="PT12H01M25.734S">
            <text:p>12:01:25.7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64">
            <text:p>1764</text:p>
          </table:table-cell>
          <table:table-cell office:value-type="time" office:time-value="PT12H01M01.989S">
            <text:p>12:01:01.99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5243">
            <text:p>25243</text:p>
          </table:table-cell>
          <table:table-cell office:value-type="string">
            <text:p>Success</text:p>
          </table:table-cell>
          <table:table-cell office:value-type="float" office:value="72096">
            <text:p>72096</text:p>
          </table:table-cell>
          <table:table-cell table:number-columns-repeated="1017"/>
        </table:table-row>
        <table:table-row table:style-name="ro1">
          <table:table-cell office:value-type="float" office:value="1765">
            <text:p>1765</text:p>
          </table:table-cell>
          <table:table-cell office:value-type="time" office:time-value="PT12H01M27.233S">
            <text:p>12:01:27.23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66">
            <text:p>1766</text:p>
          </table:table-cell>
          <table:table-cell office:value-type="time" office:time-value="PT12H01M27.247S">
            <text:p>12:01:27.25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67">
            <text:p>1767</text:p>
          </table:table-cell>
          <table:table-cell office:value-type="time" office:time-value="PT12H01M27.275S">
            <text:p>12:01:27.28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68">
            <text:p>1768</text:p>
          </table:table-cell>
          <table:table-cell office:value-type="time" office:time-value="PT12H01M05.582S">
            <text:p>12:01:05.5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2912">
            <text:p>22912</text:p>
          </table:table-cell>
          <table:table-cell office:value-type="string">
            <text:p>Success</text:p>
          </table:table-cell>
          <table:table-cell office:value-type="float" office:value="77844">
            <text:p>77844</text:p>
          </table:table-cell>
          <table:table-cell table:number-columns-repeated="1017"/>
        </table:table-row>
        <table:table-row table:style-name="ro1">
          <table:table-cell office:value-type="float" office:value="1769">
            <text:p>1769</text:p>
          </table:table-cell>
          <table:table-cell office:value-type="time" office:time-value="PT12H01M28.494S">
            <text:p>12:01:28.4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70">
            <text:p>1770</text:p>
          </table:table-cell>
          <table:table-cell office:value-type="time" office:time-value="PT12H01M03.318S">
            <text:p>12:01:03.3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5241">
            <text:p>25241</text:p>
          </table:table-cell>
          <table:table-cell office:value-type="string">
            <text:p>Success</text:p>
          </table:table-cell>
          <table:table-cell office:value-type="float" office:value="83430">
            <text:p>83430</text:p>
          </table:table-cell>
          <table:table-cell table:number-columns-repeated="1017"/>
        </table:table-row>
        <table:table-row table:style-name="ro1">
          <table:table-cell office:value-type="float" office:value="1771">
            <text:p>1771</text:p>
          </table:table-cell>
          <table:table-cell office:value-type="time" office:time-value="PT12H01M28.518S">
            <text:p>12:01:28.5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72">
            <text:p>1772</text:p>
          </table:table-cell>
          <table:table-cell office:value-type="time" office:time-value="PT12H01M28.561S">
            <text:p>12:01:28.5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73">
            <text:p>1773</text:p>
          </table:table-cell>
          <table:table-cell office:value-type="time" office:time-value="PT12H01M28.565S">
            <text:p>12:01:28.57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74">
            <text:p>1774</text:p>
          </table:table-cell>
          <table:table-cell office:value-type="time" office:time-value="PT12H01M28.585S">
            <text:p>12:01:28.5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75">
            <text:p>1775</text:p>
          </table:table-cell>
          <table:table-cell office:value-type="time" office:time-value="PT12H01M28.603S">
            <text:p>12:01:28.60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76">
            <text:p>1776</text:p>
          </table:table-cell>
          <table:table-cell office:value-type="time" office:time-value="PT12H01M28.65S">
            <text:p>12:01:28.65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77">
            <text:p>1777</text:p>
          </table:table-cell>
          <table:table-cell office:value-type="time" office:time-value="PT12H01M28.698S">
            <text:p>12:01:28.70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78">
            <text:p>1778</text:p>
          </table:table-cell>
          <table:table-cell office:value-type="time" office:time-value="PT12H01M28.727S">
            <text:p>12:01:28.7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time" office:time-value="PT12H01M21.562S">
            <text:p>12:01:21.5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7864">
            <text:p>786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office:value-type="time" office:time-value="PT12H01M29.428S">
            <text:p>12:01:29.43</text:p>
          </table:table-cell>
          <table:table-cell office:value-type="string">
            <text:p>TC0002_PlannerB 2-9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office:value-type="time" office:time-value="PT12H01M29.434S">
            <text:p>12:01:29.43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2">
            <text:p>1782</text:p>
          </table:table-cell>
          <table:table-cell office:value-type="time" office:time-value="PT12H01M29.44S">
            <text:p>12:01:29.44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office:value-type="time" office:time-value="PT12H01M28.762S">
            <text:p>12:01:28.7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291">
            <text:p>129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office:value-type="time" office:time-value="PT12H01M30.055S">
            <text:p>12:01:30.06</text:p>
          </table:table-cell>
          <table:table-cell office:value-type="string">
            <text:p>TC0003_PlannerC 3-16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office:value-type="time" office:time-value="PT12H01M30.062S">
            <text:p>12:01:30.06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office:value-type="time" office:time-value="PT12H01M30.066S">
            <text:p>12:01:30.07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office:value-type="time" office:time-value="PT12H01M06.031S">
            <text:p>12:01:06.0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4314">
            <text:p>24314</text:p>
          </table:table-cell>
          <table:table-cell office:value-type="string">
            <text:p>Success</text:p>
          </table:table-cell>
          <table:table-cell office:value-type="float" office:value="107421">
            <text:p>107421</text:p>
          </table:table-cell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office:value-type="time" office:time-value="PT12H01M30.348S">
            <text:p>12:01:30.3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time" office:time-value="PT12H01M30.37S">
            <text:p>12:01:30.3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time" office:time-value="PT12H01M30.41S">
            <text:p>12:01:30.41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time" office:time-value="PT12H01M30.464S">
            <text:p>12:01:30.46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time" office:time-value="PT12H01M06.095S">
            <text:p>12:01:06.1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4769">
            <text:p>24769</text:p>
          </table:table-cell>
          <table:table-cell office:value-type="string">
            <text:p>Success</text:p>
          </table:table-cell>
          <table:table-cell office:value-type="float" office:value="108905">
            <text:p>108905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time" office:time-value="PT12H01M30.866S">
            <text:p>12:01:30.8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time" office:time-value="PT12H01M30.891S">
            <text:p>12:01:30.8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time" office:time-value="PT12H01M30.938S">
            <text:p>12:01:30.94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office:value-type="time" office:time-value="PT12H01M30.979S">
            <text:p>12:01:30.9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time" office:time-value="PT12H01M05.177S">
            <text:p>12:01:05.1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6408">
            <text:p>26408</text:p>
          </table:table-cell>
          <table:table-cell office:value-type="string">
            <text:p>Success</text:p>
          </table:table-cell>
          <table:table-cell office:value-type="float" office:value="83336">
            <text:p>83336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time" office:time-value="PT12H01M31.587S">
            <text:p>12:01:31.5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office:value-type="time" office:time-value="PT12H01M31.617S">
            <text:p>12:01:31.62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office:value-type="time" office:time-value="PT12H01M31.647S">
            <text:p>12:01:31.6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office:value-type="time" office:time-value="PT12H01M05.924S">
            <text:p>12:01:05.9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5782">
            <text:p>25782</text:p>
          </table:table-cell>
          <table:table-cell office:value-type="string">
            <text:p>Success</text:p>
          </table:table-cell>
          <table:table-cell office:value-type="float" office:value="111270">
            <text:p>111270</text:p>
          </table:table-cell>
          <table:table-cell table:number-columns-repeated="1017"/>
        </table:table-row>
        <table:table-row table:style-name="ro1">
          <table:table-cell office:value-type="float" office:value="1802">
            <text:p>1802</text:p>
          </table:table-cell>
          <table:table-cell office:value-type="time" office:time-value="PT12H01M31.707S">
            <text:p>12:01:31.7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time" office:time-value="PT12H01M31.728S">
            <text:p>12:01:31.7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time" office:time-value="PT12H01M31.764S">
            <text:p>12:01:31.76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time" office:time-value="PT12H01M31.803S">
            <text:p>12:01:31.8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office:value-type="time" office:time-value="PT12H01M04.437S">
            <text:p>12:01:04.44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28479">
            <text:p>28479</text:p>
          </table:table-cell>
          <table:table-cell office:value-type="string">
            <text:p>Success</text:p>
          </table:table-cell>
          <table:table-cell office:value-type="float" office:value="84814">
            <text:p>84814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time" office:time-value="PT12H01M32.918S">
            <text:p>12:01:32.92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time" office:time-value="PT12H01M32.935S">
            <text:p>12:01:32.94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time" office:time-value="PT12H01M32.983S">
            <text:p>12:01:32.98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time" office:time-value="PT12H00M54.188S">
            <text:p>12:00:54.1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9658">
            <text:p>39658</text:p>
          </table:table-cell>
          <table:table-cell office:value-type="string">
            <text:p>Success</text:p>
          </table:table-cell>
          <table:table-cell office:value-type="float" office:value="77130">
            <text:p>77130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time" office:time-value="PT12H01M23.859S">
            <text:p>12:01:23.8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0829">
            <text:p>10829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time" office:time-value="PT12H00M59.637S">
            <text:p>12:00:59.64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5102">
            <text:p>35102</text:p>
          </table:table-cell>
          <table:table-cell office:value-type="string">
            <text:p>Success</text:p>
          </table:table-cell>
          <table:table-cell office:value-type="float" office:value="123517">
            <text:p>123517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time" office:time-value="PT12H00M55.944S">
            <text:p>12:00:55.94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38815">
            <text:p>38815</text:p>
          </table:table-cell>
          <table:table-cell office:value-type="string">
            <text:p>Success</text:p>
          </table:table-cell>
          <table:table-cell office:value-type="float" office:value="67326">
            <text:p>67326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time" office:time-value="PT12H00M55.338S">
            <text:p>12:00:55.34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9431">
            <text:p>39431</text:p>
          </table:table-cell>
          <table:table-cell office:value-type="string">
            <text:p>Success</text:p>
          </table:table-cell>
          <table:table-cell office:value-type="float" office:value="67326">
            <text:p>67326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time" office:time-value="PT12H00M55.013S">
            <text:p>12:00:55.0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9759">
            <text:p>39759</text:p>
          </table:table-cell>
          <table:table-cell office:value-type="string">
            <text:p>Success</text:p>
          </table:table-cell>
          <table:table-cell office:value-type="float" office:value="77132">
            <text:p>77132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time" office:time-value="PT12H01M34.74S">
            <text:p>12:01:34.74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597">
            <text:p>597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office:value-type="time" office:time-value="PT12H00M59.604S">
            <text:p>12:00:59.60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5185">
            <text:p>35185</text:p>
          </table:table-cell>
          <table:table-cell office:value-type="string">
            <text:p>Success</text:p>
          </table:table-cell>
          <table:table-cell office:value-type="float" office:value="123483">
            <text:p>123483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office:value-type="time" office:time-value="PT12H00M49.908S">
            <text:p>12:00:49.9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4891">
            <text:p>44891</text:p>
          </table:table-cell>
          <table:table-cell office:value-type="string">
            <text:p>Success</text:p>
          </table:table-cell>
          <table:table-cell office:value-type="float" office:value="77130">
            <text:p>77130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office:value-type="time" office:time-value="PT12H01M34.791S">
            <text:p>12:01:34.79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597">
            <text:p>597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time" office:time-value="PT12H01M34.784S">
            <text:p>12:01:34.78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597">
            <text:p>597</text:p>
          </table:table-cell>
          <table:table-cell table:number-columns-repeated="1017"/>
        </table:table-row>
        <table:table-row table:style-name="ro1">
          <table:table-cell office:value-type="float" office:value="1821">
            <text:p>1821</text:p>
          </table:table-cell>
          <table:table-cell office:value-type="time" office:time-value="PT12H01M34.825S">
            <text:p>12:01:34.83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597">
            <text:p>597</text:p>
          </table:table-cell>
          <table:table-cell table:number-columns-repeated="1017"/>
        </table:table-row>
        <table:table-row table:style-name="ro1">
          <table:table-cell office:value-type="float" office:value="1822">
            <text:p>1822</text:p>
          </table:table-cell>
          <table:table-cell office:value-type="time" office:time-value="PT12H01M34.875S">
            <text:p>12:01:34.88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597">
            <text:p>597</text:p>
          </table:table-cell>
          <table:table-cell table:number-columns-repeated="1017"/>
        </table:table-row>
        <table:table-row table:style-name="ro1">
          <table:table-cell office:value-type="float" office:value="1823">
            <text:p>1823</text:p>
          </table:table-cell>
          <table:table-cell office:value-type="time" office:time-value="PT12H01M34.875S">
            <text:p>12:01:34.88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597">
            <text:p>597</text:p>
          </table:table-cell>
          <table:table-cell table:number-columns-repeated="1017"/>
        </table:table-row>
        <table:table-row table:style-name="ro1">
          <table:table-cell office:value-type="float" office:value="1824">
            <text:p>1824</text:p>
          </table:table-cell>
          <table:table-cell office:value-type="time" office:time-value="PT12H01M05.562S">
            <text:p>12:01:05.5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30539">
            <text:p>30539</text:p>
          </table:table-cell>
          <table:table-cell office:value-type="string">
            <text:p>Success</text:p>
          </table:table-cell>
          <table:table-cell office:value-type="float" office:value="96379">
            <text:p>96379</text:p>
          </table:table-cell>
          <table:table-cell table:number-columns-repeated="1017"/>
        </table:table-row>
        <table:table-row table:style-name="ro1">
          <table:table-cell office:value-type="float" office:value="1825">
            <text:p>1825</text:p>
          </table:table-cell>
          <table:table-cell office:value-type="time" office:time-value="PT12H01M36.102S">
            <text:p>12:01:36.10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26">
            <text:p>1826</text:p>
          </table:table-cell>
          <table:table-cell office:value-type="time" office:time-value="PT12H01M05.866S">
            <text:p>12:01:05.8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0289">
            <text:p>30289</text:p>
          </table:table-cell>
          <table:table-cell office:value-type="string">
            <text:p>Success</text:p>
          </table:table-cell>
          <table:table-cell office:value-type="float" office:value="96284">
            <text:p>96284</text:p>
          </table:table-cell>
          <table:table-cell table:number-columns-repeated="1017"/>
        </table:table-row>
        <table:table-row table:style-name="ro1">
          <table:table-cell office:value-type="float" office:value="1827">
            <text:p>1827</text:p>
          </table:table-cell>
          <table:table-cell office:value-type="time" office:time-value="PT12H01M36.125S">
            <text:p>12:01:36.13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28">
            <text:p>1828</text:p>
          </table:table-cell>
          <table:table-cell office:value-type="time" office:time-value="PT12H01M36.159S">
            <text:p>12:01:36.1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29">
            <text:p>1829</text:p>
          </table:table-cell>
          <table:table-cell office:value-type="time" office:time-value="PT12H01M36.19S">
            <text:p>12:01:36.19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time" office:time-value="PT12H01M36.175S">
            <text:p>12:01:36.18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31">
            <text:p>1831</text:p>
          </table:table-cell>
          <table:table-cell office:value-type="time" office:time-value="PT12H01M36.246S">
            <text:p>12:01:36.25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32">
            <text:p>1832</text:p>
          </table:table-cell>
          <table:table-cell office:value-type="time" office:time-value="PT12H01M36.241S">
            <text:p>12:01:36.2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33">
            <text:p>1833</text:p>
          </table:table-cell>
          <table:table-cell office:value-type="time" office:time-value="PT12H01M36.324S">
            <text:p>12:01:36.3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34">
            <text:p>1834</text:p>
          </table:table-cell>
          <table:table-cell office:value-type="time" office:time-value="PT12H01M36.368S">
            <text:p>12:01:36.3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35">
            <text:p>1835</text:p>
          </table:table-cell>
          <table:table-cell office:value-type="time" office:time-value="PT12H01M06.224S">
            <text:p>12:01:06.2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0860">
            <text:p>30860</text:p>
          </table:table-cell>
          <table:table-cell office:value-type="string">
            <text:p>Success</text:p>
          </table:table-cell>
          <table:table-cell office:value-type="float" office:value="108702">
            <text:p>108702</text:p>
          </table:table-cell>
          <table:table-cell table:number-columns-repeated="1017"/>
        </table:table-row>
        <table:table-row table:style-name="ro1">
          <table:table-cell office:value-type="float" office:value="1836">
            <text:p>1836</text:p>
          </table:table-cell>
          <table:table-cell office:value-type="time" office:time-value="PT12H01M37.084S">
            <text:p>12:01:37.0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37">
            <text:p>1837</text:p>
          </table:table-cell>
          <table:table-cell office:value-type="time" office:time-value="PT12H01M37.103S">
            <text:p>12:01:37.1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38">
            <text:p>1838</text:p>
          </table:table-cell>
          <table:table-cell office:value-type="time" office:time-value="PT12H01M37.138S">
            <text:p>12:01:37.14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39">
            <text:p>1839</text:p>
          </table:table-cell>
          <table:table-cell office:value-type="time" office:time-value="PT12H01M37.174S">
            <text:p>12:01:37.1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time" office:time-value="PT12H01M05.351S">
            <text:p>12:01:05.3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2435">
            <text:p>32435</text:p>
          </table:table-cell>
          <table:table-cell office:value-type="string">
            <text:p>Success</text:p>
          </table:table-cell>
          <table:table-cell office:value-type="float" office:value="96383">
            <text:p>96383</text:p>
          </table:table-cell>
          <table:table-cell table:number-columns-repeated="1017"/>
        </table:table-row>
        <table:table-row table:style-name="ro1">
          <table:table-cell office:value-type="float" office:value="1841">
            <text:p>1841</text:p>
          </table:table-cell>
          <table:table-cell office:value-type="time" office:time-value="PT12H01M03.705S">
            <text:p>12:01:03.7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4101">
            <text:p>34101</text:p>
          </table:table-cell>
          <table:table-cell office:value-type="string">
            <text:p>Success</text:p>
          </table:table-cell>
          <table:table-cell office:value-type="float" office:value="80870">
            <text:p>80870</text:p>
          </table:table-cell>
          <table:table-cell table:number-columns-repeated="1017"/>
        </table:table-row>
        <table:table-row table:style-name="ro1">
          <table:table-cell office:value-type="float" office:value="1842">
            <text:p>1842</text:p>
          </table:table-cell>
          <table:table-cell office:value-type="time" office:time-value="PT12H01M37.788S">
            <text:p>12:01:37.7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43">
            <text:p>1843</text:p>
          </table:table-cell>
          <table:table-cell office:value-type="time" office:time-value="PT12H01M37.807S">
            <text:p>12:01:37.8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44">
            <text:p>1844</text:p>
          </table:table-cell>
          <table:table-cell office:value-type="time" office:time-value="PT12H01M37.822S">
            <text:p>12:01:37.8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45">
            <text:p>1845</text:p>
          </table:table-cell>
          <table:table-cell office:value-type="time" office:time-value="PT12H01M37.819S">
            <text:p>12:01:37.82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46">
            <text:p>1846</text:p>
          </table:table-cell>
          <table:table-cell office:value-type="time" office:time-value="PT12H01M37.856S">
            <text:p>12:01:37.86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47">
            <text:p>1847</text:p>
          </table:table-cell>
          <table:table-cell office:value-type="time" office:time-value="PT12H01M37.892S">
            <text:p>12:01:37.89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48">
            <text:p>1848</text:p>
          </table:table-cell>
          <table:table-cell office:value-type="time" office:time-value="PT12H01M37.878S">
            <text:p>12:01:37.8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49">
            <text:p>1849</text:p>
          </table:table-cell>
          <table:table-cell office:value-type="time" office:time-value="PT12H01M37.93S">
            <text:p>12:01:37.9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time" office:time-value="PT12H01M37.93S">
            <text:p>12:01:37.9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51">
            <text:p>1851</text:p>
          </table:table-cell>
          <table:table-cell office:value-type="time" office:time-value="PT12H01M37.974S">
            <text:p>12:01:37.9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office:value-type="time" office:time-value="PT12H01M03.093S">
            <text:p>12:01:03.0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5293">
            <text:p>35293</text:p>
          </table:table-cell>
          <table:table-cell office:value-type="string">
            <text:p>Success</text:p>
          </table:table-cell>
          <table:table-cell office:value-type="float" office:value="90133">
            <text:p>90133</text:p>
          </table:table-cell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office:value-type="time" office:time-value="PT12H01M38.386S">
            <text:p>12:01:38.3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office:value-type="time" office:time-value="PT12H01M38.401S">
            <text:p>12:01:38.4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office:value-type="time" office:time-value="PT12H01M38.427S">
            <text:p>12:01:38.43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office:value-type="time" office:time-value="PT12H01M38.464S">
            <text:p>12:01:38.46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office:value-type="time" office:time-value="PT12H01M38.492S">
            <text:p>12:01:38.4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58">
            <text:p>1858</text:p>
          </table:table-cell>
          <table:table-cell office:value-type="time" office:time-value="PT12H01M38.519S">
            <text:p>12:01:38.5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45">
            <text:p>24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59">
            <text:p>1859</text:p>
          </table:table-cell>
          <table:table-cell office:value-type="time" office:time-value="PT12H01M38.765S">
            <text:p>12:01:38.77</text:p>
          </table:table-cell>
          <table:table-cell office:value-type="string">
            <text:p>TC0003_PlannerC 3-18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office:value-type="time" office:time-value="PT12H01M38.772S">
            <text:p>12:01:38.77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1">
            <text:p>1861</text:p>
          </table:table-cell>
          <table:table-cell office:value-type="time" office:time-value="PT12H01M38.776S">
            <text:p>12:01:38.78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office:value-type="time" office:time-value="PT12H01M37.965S">
            <text:p>12:01:37.9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273">
            <text:p>127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63">
            <text:p>1863</text:p>
          </table:table-cell>
          <table:table-cell office:value-type="time" office:time-value="PT12H01M39.238S">
            <text:p>12:01:39.24</text:p>
          </table:table-cell>
          <table:table-cell office:value-type="string">
            <text:p>TC0003_PlannerC 3-5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office:value-type="time" office:time-value="PT12H01M39.248S">
            <text:p>12:01:39.25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office:value-type="time" office:time-value="PT12H01M39.252S">
            <text:p>12:01:39.25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office:value-type="time" office:time-value="PT12H01M06.153S">
            <text:p>12:01:06.15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33573">
            <text:p>33573</text:p>
          </table:table-cell>
          <table:table-cell office:value-type="string">
            <text:p>Success</text:p>
          </table:table-cell>
          <table:table-cell office:value-type="float" office:value="107815">
            <text:p>107815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office:value-type="time" office:time-value="PT12H01M39.727S">
            <text:p>12:01:39.73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office:value-type="time" office:time-value="PT12H01M39.744S">
            <text:p>12:01:39.7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office:value-type="time" office:time-value="PT12H01M39.789S">
            <text:p>12:01:39.79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office:value-type="time" office:time-value="PT12H01M39.831S">
            <text:p>12:01:39.83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office:value-type="time" office:time-value="PT12H01M06.384S">
            <text:p>12:01:06.38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3926">
            <text:p>33926</text:p>
          </table:table-cell>
          <table:table-cell office:value-type="string">
            <text:p>Success</text:p>
          </table:table-cell>
          <table:table-cell office:value-type="float" office:value="96087">
            <text:p>96087</text:p>
          </table:table-cell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office:value-type="time" office:time-value="PT12H01M40.312S">
            <text:p>12:01:40.31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73">
            <text:p>1873</text:p>
          </table:table-cell>
          <table:table-cell office:value-type="time" office:time-value="PT12H01M40.332S">
            <text:p>12:01:40.33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74">
            <text:p>1874</text:p>
          </table:table-cell>
          <table:table-cell office:value-type="time" office:time-value="PT12H01M40.376S">
            <text:p>12:01:40.38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75">
            <text:p>1875</text:p>
          </table:table-cell>
          <table:table-cell office:value-type="time" office:time-value="PT12H01M40.409S">
            <text:p>12:01:40.41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office:value-type="time" office:time-value="PT12H01M40.461S">
            <text:p>12:01:40.46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office:value-type="time" office:time-value="PT12H00M59.634S">
            <text:p>12:00:59.63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1029">
            <text:p>41029</text:p>
          </table:table-cell>
          <table:table-cell office:value-type="string">
            <text:p>Success</text:p>
          </table:table-cell>
          <table:table-cell office:value-type="float" office:value="31314">
            <text:p>31314</text:p>
          </table:table-cell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office:value-type="time" office:time-value="PT12H01M40.498S">
            <text:p>12:01:40.50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39">
            <text:p>239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office:value-type="time" office:time-value="PT12H01M34.904S">
            <text:p>12:01:34.90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853">
            <text:p>5853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office:value-type="time" office:time-value="PT12H01M10.006S">
            <text:p>12:01:10.0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0810">
            <text:p>30810</text:p>
          </table:table-cell>
          <table:table-cell office:value-type="string">
            <text:p>Success</text:p>
          </table:table-cell>
          <table:table-cell office:value-type="float" office:value="123517">
            <text:p>123517</text:p>
          </table:table-cell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office:value-type="time" office:time-value="PT12H00M59.621S">
            <text:p>12:00:59.6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1211">
            <text:p>41211</text:p>
          </table:table-cell>
          <table:table-cell office:value-type="string">
            <text:p>Success</text:p>
          </table:table-cell>
          <table:table-cell office:value-type="float" office:value="123513">
            <text:p>123513</text:p>
          </table:table-cell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office:value-type="time" office:time-value="PT12H00M54.717S">
            <text:p>12:00:54.7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46125">
            <text:p>46125</text:p>
          </table:table-cell>
          <table:table-cell office:value-type="string">
            <text:p>Success</text:p>
          </table:table-cell>
          <table:table-cell office:value-type="float" office:value="77130">
            <text:p>77130</text:p>
          </table:table-cell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office:value-type="time" office:time-value="PT12H01M38.016S">
            <text:p>12:01:38.0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834">
            <text:p>2834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office:value-type="time" office:time-value="PT12H01M40.818S">
            <text:p>12:01:40.8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office:value-type="time" office:time-value="PT12H01M24.261S">
            <text:p>12:01:24.26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6603">
            <text:p>16603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office:value-type="time" office:time-value="PT12H01M25.797S">
            <text:p>12:01:25.8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5069">
            <text:p>15069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office:value-type="time" office:time-value="PT12H01M36.412S">
            <text:p>12:01:36.4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454">
            <text:p>4454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office:value-type="time" office:time-value="PT12H00M51.764S">
            <text:p>12:00:51.76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49126">
            <text:p>49126</text:p>
          </table:table-cell>
          <table:table-cell office:value-type="string">
            <text:p>Success</text:p>
          </table:table-cell>
          <table:table-cell office:value-type="float" office:value="76397">
            <text:p>76397</text:p>
          </table:table-cell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office:value-type="time" office:time-value="PT12H01M09.587S">
            <text:p>12:01:09.59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31311">
            <text:p>31311</text:p>
          </table:table-cell>
          <table:table-cell office:value-type="string">
            <text:p>Success</text:p>
          </table:table-cell>
          <table:table-cell office:value-type="float" office:value="123479">
            <text:p>123479</text:p>
          </table:table-cell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office:value-type="time" office:time-value="PT12H00M56.708S">
            <text:p>12:00:56.7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44194">
            <text:p>44194</text:p>
          </table:table-cell>
          <table:table-cell office:value-type="string">
            <text:p>Success</text:p>
          </table:table-cell>
          <table:table-cell office:value-type="float" office:value="101237">
            <text:p>101237</text:p>
          </table:table-cell>
          <table:table-cell table:number-columns-repeated="1017"/>
        </table:table-row>
        <table:table-row table:style-name="ro1">
          <table:table-cell office:value-type="float" office:value="1891">
            <text:p>1891</text:p>
          </table:table-cell>
          <table:table-cell office:value-type="time" office:time-value="PT12H01M40.833S">
            <text:p>12:01:40.8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892">
            <text:p>1892</text:p>
          </table:table-cell>
          <table:table-cell office:value-type="time" office:time-value="PT12H00M50.855S">
            <text:p>12:00:50.8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50055">
            <text:p>50055</text:p>
          </table:table-cell>
          <table:table-cell office:value-type="string">
            <text:p>Success</text:p>
          </table:table-cell>
          <table:table-cell office:value-type="float" office:value="76379">
            <text:p>76379</text:p>
          </table:table-cell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office:value-type="time" office:time-value="PT12H01M40.9S">
            <text:p>12:01:40.90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office:value-type="time" office:time-value="PT12H00M59.654S">
            <text:p>12:00:59.6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1270">
            <text:p>41270</text:p>
          </table:table-cell>
          <table:table-cell office:value-type="string">
            <text:p>Success</text:p>
          </table:table-cell>
          <table:table-cell office:value-type="float" office:value="123513">
            <text:p>123513</text:p>
          </table:table-cell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office:value-type="time" office:time-value="PT12H00M59.557S">
            <text:p>12:00:59.5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1373">
            <text:p>41373</text:p>
          </table:table-cell>
          <table:table-cell office:value-type="string">
            <text:p>Success</text:p>
          </table:table-cell>
          <table:table-cell office:value-type="float" office:value="123481">
            <text:p>123481</text:p>
          </table:table-cell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office:value-type="time" office:time-value="PT12H00M52.178S">
            <text:p>12:00:52.18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48755">
            <text:p>48755</text:p>
          </table:table-cell>
          <table:table-cell office:value-type="string">
            <text:p>Success</text:p>
          </table:table-cell>
          <table:table-cell office:value-type="float" office:value="77112">
            <text:p>77112</text:p>
          </table:table-cell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office:value-type="time" office:time-value="PT12H01M40.925S">
            <text:p>12:01:40.9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898">
            <text:p>1898</text:p>
          </table:table-cell>
          <table:table-cell office:value-type="time" office:time-value="PT12H01M40.931S">
            <text:p>12:01:40.9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office:value-type="time" office:time-value="PT12H01M40.857S">
            <text:p>12:01:40.8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office:value-type="time" office:time-value="PT12H01M40.942S">
            <text:p>12:01:40.9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office:value-type="time" office:time-value="PT12H01M40.924S">
            <text:p>12:01:40.9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office:value-type="time" office:time-value="PT12H01M40.954S">
            <text:p>12:01:40.9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903">
            <text:p>1903</text:p>
          </table:table-cell>
          <table:table-cell office:value-type="time" office:time-value="PT12H01M40.905S">
            <text:p>12:01:40.9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office:value-type="time" office:time-value="PT12H01M41.021S">
            <text:p>12:01:41.0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office:value-type="time" office:time-value="PT12H01M41.025S">
            <text:p>12:01:41.0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906">
            <text:p>1906</text:p>
          </table:table-cell>
          <table:table-cell office:value-type="time" office:time-value="PT12H01M41.017S">
            <text:p>12:01:41.0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office:value-type="time" office:time-value="PT12H01M41.023S">
            <text:p>12:01:41.0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office:value-type="time" office:time-value="PT12H01M41.031S">
            <text:p>12:01:41.0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office:value-type="time" office:time-value="PT12H01M06.391S">
            <text:p>12:01:06.39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37054">
            <text:p>37054</text:p>
          </table:table-cell>
          <table:table-cell office:value-type="string">
            <text:p>Success</text:p>
          </table:table-cell>
          <table:table-cell office:value-type="float" office:value="95800">
            <text:p>95800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office:value-type="time" office:time-value="PT12H01M43.447S">
            <text:p>12:01:43.45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office:value-type="time" office:time-value="PT12H01M43.468S">
            <text:p>12:01:43.47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12">
            <text:p>1912</text:p>
          </table:table-cell>
          <table:table-cell office:value-type="time" office:time-value="PT12H01M43.501S">
            <text:p>12:01:43.50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office:value-type="time" office:time-value="PT12H01M43.54S">
            <text:p>12:01:43.54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office:value-type="time" office:time-value="PT12H01M19.746S">
            <text:p>12:01:19.7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3866">
            <text:p>23866</text:p>
          </table:table-cell>
          <table:table-cell office:value-type="string">
            <text:p>Success</text:p>
          </table:table-cell>
          <table:table-cell office:value-type="float" office:value="77065">
            <text:p>77065</text:p>
          </table:table-cell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office:value-type="time" office:time-value="PT12H01M18.279S">
            <text:p>12:01:18.2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5373">
            <text:p>25373</text:p>
          </table:table-cell>
          <table:table-cell office:value-type="string">
            <text:p>Success</text:p>
          </table:table-cell>
          <table:table-cell office:value-type="float" office:value="76769">
            <text:p>76769</text:p>
          </table:table-cell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office:value-type="time" office:time-value="PT12H01M43.654S">
            <text:p>12:01:43.6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17">
            <text:p>1917</text:p>
          </table:table-cell>
          <table:table-cell office:value-type="time" office:time-value="PT12H01M43.673S">
            <text:p>12:01:43.67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18">
            <text:p>1918</text:p>
          </table:table-cell>
          <table:table-cell office:value-type="time" office:time-value="PT12H01M43.709S">
            <text:p>12:01:43.7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19">
            <text:p>1919</text:p>
          </table:table-cell>
          <table:table-cell office:value-type="time" office:time-value="PT12H01M43.746S">
            <text:p>12:01:43.7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20">
            <text:p>1920</text:p>
          </table:table-cell>
          <table:table-cell office:value-type="time" office:time-value="PT12H01M43.778S">
            <text:p>12:01:43.7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21">
            <text:p>1921</text:p>
          </table:table-cell>
          <table:table-cell office:value-type="time" office:time-value="PT12H01M17.903S">
            <text:p>12:01:17.90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6596">
            <text:p>26596</text:p>
          </table:table-cell>
          <table:table-cell office:value-type="string">
            <text:p>Success</text:p>
          </table:table-cell>
          <table:table-cell office:value-type="float" office:value="76835">
            <text:p>76835</text:p>
          </table:table-cell>
          <table:table-cell table:number-columns-repeated="1017"/>
        </table:table-row>
        <table:table-row table:style-name="ro1">
          <table:table-cell office:value-type="float" office:value="1922">
            <text:p>1922</text:p>
          </table:table-cell>
          <table:table-cell office:value-type="time" office:time-value="PT12H01M44.499S">
            <text:p>12:01:44.50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23">
            <text:p>1923</text:p>
          </table:table-cell>
          <table:table-cell office:value-type="time" office:time-value="PT12H01M44.515S">
            <text:p>12:01:44.52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24">
            <text:p>1924</text:p>
          </table:table-cell>
          <table:table-cell office:value-type="time" office:time-value="PT12H01M44.54S">
            <text:p>12:01:44.54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25">
            <text:p>1925</text:p>
          </table:table-cell>
          <table:table-cell office:value-type="time" office:time-value="PT12H01M44.569S">
            <text:p>12:01:44.57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26">
            <text:p>1926</text:p>
          </table:table-cell>
          <table:table-cell office:value-type="time" office:time-value="PT12H01M18.318S">
            <text:p>12:01:18.32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26313">
            <text:p>26313</text:p>
          </table:table-cell>
          <table:table-cell office:value-type="string">
            <text:p>Success</text:p>
          </table:table-cell>
          <table:table-cell office:value-type="float" office:value="76671">
            <text:p>76671</text:p>
          </table:table-cell>
          <table:table-cell table:number-columns-repeated="1017"/>
        </table:table-row>
        <table:table-row table:style-name="ro1">
          <table:table-cell office:value-type="float" office:value="1927">
            <text:p>1927</text:p>
          </table:table-cell>
          <table:table-cell office:value-type="time" office:time-value="PT12H01M44.601S">
            <text:p>12:01:44.60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28">
            <text:p>1928</text:p>
          </table:table-cell>
          <table:table-cell office:value-type="time" office:time-value="PT12H01M44.633S">
            <text:p>12:01:44.63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29">
            <text:p>1929</text:p>
          </table:table-cell>
          <table:table-cell office:value-type="time" office:time-value="PT12H01M44.662S">
            <text:p>12:01:44.66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30">
            <text:p>1930</text:p>
          </table:table-cell>
          <table:table-cell office:value-type="time" office:time-value="PT12H01M44.702S">
            <text:p>12:01:44.70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31">
            <text:p>1931</text:p>
          </table:table-cell>
          <table:table-cell office:value-type="time" office:time-value="PT12H01M44.741S">
            <text:p>12:01:44.74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32">
            <text:p>1932</text:p>
          </table:table-cell>
          <table:table-cell office:value-type="time" office:time-value="PT12H01M44.776S">
            <text:p>12:01:44.78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33">
            <text:p>1933</text:p>
          </table:table-cell>
          <table:table-cell office:value-type="time" office:time-value="PT12H01M21.711S">
            <text:p>12:01:21.7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3668">
            <text:p>23668</text:p>
          </table:table-cell>
          <table:table-cell office:value-type="string">
            <text:p>Success</text:p>
          </table:table-cell>
          <table:table-cell office:value-type="float" office:value="87029">
            <text:p>87029</text:p>
          </table:table-cell>
          <table:table-cell table:number-columns-repeated="1017"/>
        </table:table-row>
        <table:table-row table:style-name="ro1">
          <table:table-cell office:value-type="float" office:value="1934">
            <text:p>1934</text:p>
          </table:table-cell>
          <table:table-cell office:value-type="time" office:time-value="PT12H01M45.38S">
            <text:p>12:01:45.3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35">
            <text:p>1935</text:p>
          </table:table-cell>
          <table:table-cell office:value-type="time" office:time-value="PT12H01M45.434S">
            <text:p>12:01:45.4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36">
            <text:p>1936</text:p>
          </table:table-cell>
          <table:table-cell office:value-type="time" office:time-value="PT12H01M45.452S">
            <text:p>12:01:45.4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889">
            <text:p>889</text:p>
          </table:table-cell>
          <table:table-cell table:number-columns-repeated="1017"/>
        </table:table-row>
        <table:table-row table:style-name="ro1">
          <table:table-cell office:value-type="float" office:value="1937">
            <text:p>1937</text:p>
          </table:table-cell>
          <table:table-cell office:value-type="time" office:time-value="PT12H01M45.472S">
            <text:p>12:01:45.4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89">
            <text:p>889</text:p>
          </table:table-cell>
          <table:table-cell table:number-columns-repeated="1017"/>
        </table:table-row>
        <table:table-row table:style-name="ro1">
          <table:table-cell office:value-type="float" office:value="1938">
            <text:p>1938</text:p>
          </table:table-cell>
          <table:table-cell office:value-type="time" office:time-value="PT12H01M12.786S">
            <text:p>12:01:12.7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2901">
            <text:p>32901</text:p>
          </table:table-cell>
          <table:table-cell office:value-type="string">
            <text:p>Success</text:p>
          </table:table-cell>
          <table:table-cell office:value-type="float" office:value="107919">
            <text:p>107919</text:p>
          </table:table-cell>
          <table:table-cell table:number-columns-repeated="1017"/>
        </table:table-row>
        <table:table-row table:style-name="ro1">
          <table:table-cell office:value-type="float" office:value="1939">
            <text:p>1939</text:p>
          </table:table-cell>
          <table:table-cell office:value-type="time" office:time-value="PT12H01M28.672S">
            <text:p>12:01:28.6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7158">
            <text:p>17158</text:p>
          </table:table-cell>
          <table:table-cell office:value-type="string">
            <text:p>Success</text:p>
          </table:table-cell>
          <table:table-cell office:value-type="float" office:value="86865">
            <text:p>86865</text:p>
          </table:table-cell>
          <table:table-cell table:number-columns-repeated="1017"/>
        </table:table-row>
        <table:table-row table:style-name="ro1">
          <table:table-cell office:value-type="float" office:value="1940">
            <text:p>1940</text:p>
          </table:table-cell>
          <table:table-cell office:value-type="time" office:time-value="PT12H01M30.513S">
            <text:p>12:01:30.5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5328">
            <text:p>15328</text:p>
          </table:table-cell>
          <table:table-cell office:value-type="string">
            <text:p>Success</text:p>
          </table:table-cell>
          <table:table-cell office:value-type="float" office:value="66159">
            <text:p>66159</text:p>
          </table:table-cell>
          <table:table-cell table:number-columns-repeated="1017"/>
        </table:table-row>
        <table:table-row table:style-name="ro1">
          <table:table-cell office:value-type="float" office:value="1941">
            <text:p>1941</text:p>
          </table:table-cell>
          <table:table-cell office:value-type="time" office:time-value="PT12H01M21.778S">
            <text:p>12:01:21.7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4138">
            <text:p>24138</text:p>
          </table:table-cell>
          <table:table-cell office:value-type="string">
            <text:p>Success</text:p>
          </table:table-cell>
          <table:table-cell office:value-type="float" office:value="96201">
            <text:p>96201</text:p>
          </table:table-cell>
          <table:table-cell table:number-columns-repeated="1017"/>
        </table:table-row>
        <table:table-row table:style-name="ro1">
          <table:table-cell office:value-type="float" office:value="1942">
            <text:p>1942</text:p>
          </table:table-cell>
          <table:table-cell office:value-type="time" office:time-value="PT12H01M45.917S">
            <text:p>12:01:45.9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43">
            <text:p>1943</text:p>
          </table:table-cell>
          <table:table-cell office:value-type="time" office:time-value="PT12H01M45.935S">
            <text:p>12:01:45.9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44">
            <text:p>1944</text:p>
          </table:table-cell>
          <table:table-cell office:value-type="time" office:time-value="PT12H01M45.95S">
            <text:p>12:01:45.9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889">
            <text:p>889</text:p>
          </table:table-cell>
          <table:table-cell table:number-columns-repeated="1017"/>
        </table:table-row>
        <table:table-row table:style-name="ro1">
          <table:table-cell office:value-type="float" office:value="1945">
            <text:p>1945</text:p>
          </table:table-cell>
          <table:table-cell office:value-type="time" office:time-value="PT12H01M45.963S">
            <text:p>12:01:45.9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9">
            <text:p>889</text:p>
          </table:table-cell>
          <table:table-cell table:number-columns-repeated="1017"/>
        </table:table-row>
        <table:table-row table:style-name="ro1">
          <table:table-cell office:value-type="float" office:value="1946">
            <text:p>1946</text:p>
          </table:table-cell>
          <table:table-cell office:value-type="time" office:time-value="PT12H01M13.207S">
            <text:p>12:01:13.21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2952">
            <text:p>32952</text:p>
          </table:table-cell>
          <table:table-cell office:value-type="string">
            <text:p>Success</text:p>
          </table:table-cell>
          <table:table-cell office:value-type="float" office:value="106944">
            <text:p>106944</text:p>
          </table:table-cell>
          <table:table-cell table:number-columns-repeated="1017"/>
        </table:table-row>
        <table:table-row table:style-name="ro1">
          <table:table-cell office:value-type="float" office:value="1947">
            <text:p>1947</text:p>
          </table:table-cell>
          <table:table-cell office:value-type="time" office:time-value="PT12H01M05.886S">
            <text:p>12:01:05.89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40409">
            <text:p>40409</text:p>
          </table:table-cell>
          <table:table-cell office:value-type="string">
            <text:p>Success</text:p>
          </table:table-cell>
          <table:table-cell office:value-type="float" office:value="107043">
            <text:p>107043</text:p>
          </table:table-cell>
          <table:table-cell table:number-columns-repeated="1017"/>
        </table:table-row>
        <table:table-row table:style-name="ro1">
          <table:table-cell office:value-type="float" office:value="1948">
            <text:p>1948</text:p>
          </table:table-cell>
          <table:table-cell office:value-type="time" office:time-value="PT12H01M46.296S">
            <text:p>12:01:46.30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49">
            <text:p>1949</text:p>
          </table:table-cell>
          <table:table-cell office:value-type="time" office:time-value="PT12H01M46.316S">
            <text:p>12:01:46.32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50">
            <text:p>1950</text:p>
          </table:table-cell>
          <table:table-cell office:value-type="time" office:time-value="PT12H01M46.375S">
            <text:p>12:01:46.3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51">
            <text:p>1951</text:p>
          </table:table-cell>
          <table:table-cell office:value-type="time" office:time-value="PT12H01M46.417S">
            <text:p>12:01:46.42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52">
            <text:p>1952</text:p>
          </table:table-cell>
          <table:table-cell office:value-type="time" office:time-value="PT12H01M46.451S">
            <text:p>12:01:46.45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53">
            <text:p>1953</text:p>
          </table:table-cell>
          <table:table-cell office:value-type="time" office:time-value="PT12H01M21.663S">
            <text:p>12:01:21.6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5110">
            <text:p>25110</text:p>
          </table:table-cell>
          <table:table-cell office:value-type="string">
            <text:p>Success</text:p>
          </table:table-cell>
          <table:table-cell office:value-type="float" office:value="86885">
            <text:p>86885</text:p>
          </table:table-cell>
          <table:table-cell table:number-columns-repeated="1017"/>
        </table:table-row>
        <table:table-row table:style-name="ro1">
          <table:table-cell office:value-type="float" office:value="1954">
            <text:p>1954</text:p>
          </table:table-cell>
          <table:table-cell office:value-type="time" office:time-value="PT12H01M46.774S">
            <text:p>12:01:46.7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55">
            <text:p>1955</text:p>
          </table:table-cell>
          <table:table-cell office:value-type="time" office:time-value="PT12H01M46.787S">
            <text:p>12:01:46.7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56">
            <text:p>1956</text:p>
          </table:table-cell>
          <table:table-cell office:value-type="time" office:time-value="PT12H01M46.801S">
            <text:p>12:01:46.80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889">
            <text:p>889</text:p>
          </table:table-cell>
          <table:table-cell table:number-columns-repeated="1017"/>
        </table:table-row>
        <table:table-row table:style-name="ro1">
          <table:table-cell office:value-type="float" office:value="1957">
            <text:p>1957</text:p>
          </table:table-cell>
          <table:table-cell office:value-type="time" office:time-value="PT12H01M46.813S">
            <text:p>12:01:46.81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889">
            <text:p>889</text:p>
          </table:table-cell>
          <table:table-cell table:number-columns-repeated="1017"/>
        </table:table-row>
        <table:table-row table:style-name="ro1">
          <table:table-cell office:value-type="float" office:value="1958">
            <text:p>1958</text:p>
          </table:table-cell>
          <table:table-cell office:value-type="time" office:time-value="PT12H01M03.244S">
            <text:p>12:01:03.2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4091">
            <text:p>44091</text:p>
          </table:table-cell>
          <table:table-cell office:value-type="string">
            <text:p>Success</text:p>
          </table:table-cell>
          <table:table-cell office:value-type="float" office:value="106911">
            <text:p>106911</text:p>
          </table:table-cell>
          <table:table-cell table:number-columns-repeated="1017"/>
        </table:table-row>
        <table:table-row table:style-name="ro1">
          <table:table-cell office:value-type="float" office:value="1959">
            <text:p>1959</text:p>
          </table:table-cell>
          <table:table-cell office:value-type="time" office:time-value="PT12H01M47.336S">
            <text:p>12:01:47.3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60">
            <text:p>1960</text:p>
          </table:table-cell>
          <table:table-cell office:value-type="time" office:time-value="PT12H01M06.049S">
            <text:p>12:01:06.05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41302">
            <text:p>41302</text:p>
          </table:table-cell>
          <table:table-cell office:value-type="string">
            <text:p>Success</text:p>
          </table:table-cell>
          <table:table-cell office:value-type="float" office:value="89989">
            <text:p>89989</text:p>
          </table:table-cell>
          <table:table-cell table:number-columns-repeated="1017"/>
        </table:table-row>
        <table:table-row table:style-name="ro1">
          <table:table-cell office:value-type="float" office:value="1961">
            <text:p>1961</text:p>
          </table:table-cell>
          <table:table-cell office:value-type="time" office:time-value="PT12H01M47.353S">
            <text:p>12:01:47.35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62">
            <text:p>1962</text:p>
          </table:table-cell>
          <table:table-cell office:value-type="time" office:time-value="PT12H01M47.353S">
            <text:p>12:01:47.3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63">
            <text:p>1963</text:p>
          </table:table-cell>
          <table:table-cell office:value-type="time" office:time-value="PT12H01M47.39S">
            <text:p>12:01:47.39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64">
            <text:p>1964</text:p>
          </table:table-cell>
          <table:table-cell office:value-type="time" office:time-value="PT12H01M47.397S">
            <text:p>12:01:47.40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65">
            <text:p>1965</text:p>
          </table:table-cell>
          <table:table-cell office:value-type="time" office:time-value="PT12H01M47.437S">
            <text:p>12:01:47.44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66">
            <text:p>1966</text:p>
          </table:table-cell>
          <table:table-cell office:value-type="time" office:time-value="PT12H01M47.434S">
            <text:p>12:01:47.43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67">
            <text:p>1967</text:p>
          </table:table-cell>
          <table:table-cell office:value-type="time" office:time-value="PT12H01M47.468S">
            <text:p>12:01:47.4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68">
            <text:p>1968</text:p>
          </table:table-cell>
          <table:table-cell office:value-type="time" office:time-value="PT12H01M47.495S">
            <text:p>12:01:47.50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69">
            <text:p>1969</text:p>
          </table:table-cell>
          <table:table-cell office:value-type="time" office:time-value="PT12H01M47.564S">
            <text:p>12:01:47.56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70">
            <text:p>1970</text:p>
          </table:table-cell>
          <table:table-cell office:value-type="time" office:time-value="PT12H01M23.822S">
            <text:p>12:01:23.8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4066">
            <text:p>24066</text:p>
          </table:table-cell>
          <table:table-cell office:value-type="string">
            <text:p>Success</text:p>
          </table:table-cell>
          <table:table-cell office:value-type="float" office:value="71490">
            <text:p>71490</text:p>
          </table:table-cell>
          <table:table-cell table:number-columns-repeated="1017"/>
        </table:table-row>
        <table:table-row table:style-name="ro1">
          <table:table-cell office:value-type="float" office:value="1971">
            <text:p>1971</text:p>
          </table:table-cell>
          <table:table-cell office:value-type="time" office:time-value="PT12H01M21.58S">
            <text:p>12:01:21.5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6397">
            <text:p>26397</text:p>
          </table:table-cell>
          <table:table-cell office:value-type="string">
            <text:p>Success</text:p>
          </table:table-cell>
          <table:table-cell office:value-type="float" office:value="86511">
            <text:p>86511</text:p>
          </table:table-cell>
          <table:table-cell table:number-columns-repeated="1017"/>
        </table:table-row>
        <table:table-row table:style-name="ro1">
          <table:table-cell office:value-type="float" office:value="1972">
            <text:p>1972</text:p>
          </table:table-cell>
          <table:table-cell office:value-type="time" office:time-value="PT12H01M47.978S">
            <text:p>12:01:47.9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73">
            <text:p>1973</text:p>
          </table:table-cell>
          <table:table-cell office:value-type="time" office:time-value="PT12H01M47.992S">
            <text:p>12:01:47.9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74">
            <text:p>1974</text:p>
          </table:table-cell>
          <table:table-cell office:value-type="time" office:time-value="PT12H01M03.198S">
            <text:p>12:01:03.2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4956">
            <text:p>44956</text:p>
          </table:table-cell>
          <table:table-cell office:value-type="string">
            <text:p>Success</text:p>
          </table:table-cell>
          <table:table-cell office:value-type="float" office:value="107701">
            <text:p>107701</text:p>
          </table:table-cell>
          <table:table-cell table:number-columns-repeated="1017"/>
        </table:table-row>
        <table:table-row table:style-name="ro1">
          <table:table-cell office:value-type="float" office:value="1975">
            <text:p>1975</text:p>
          </table:table-cell>
          <table:table-cell office:value-type="time" office:time-value="PT12H01M21.81S">
            <text:p>12:01:21.81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6361">
            <text:p>26361</text:p>
          </table:table-cell>
          <table:table-cell office:value-type="string">
            <text:p>Success</text:p>
          </table:table-cell>
          <table:table-cell office:value-type="float" office:value="73331">
            <text:p>73331</text:p>
          </table:table-cell>
          <table:table-cell table:number-columns-repeated="1017"/>
        </table:table-row>
        <table:table-row table:style-name="ro1">
          <table:table-cell office:value-type="float" office:value="1976">
            <text:p>1976</text:p>
          </table:table-cell>
          <table:table-cell office:value-type="time" office:time-value="PT12H01M48.155S">
            <text:p>12:01:48.1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77">
            <text:p>1977</text:p>
          </table:table-cell>
          <table:table-cell office:value-type="time" office:time-value="PT12H01M21.546S">
            <text:p>12:01:21.5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6647">
            <text:p>26647</text:p>
          </table:table-cell>
          <table:table-cell office:value-type="string">
            <text:p>Success</text:p>
          </table:table-cell>
          <table:table-cell office:value-type="float" office:value="74814">
            <text:p>74814</text:p>
          </table:table-cell>
          <table:table-cell table:number-columns-repeated="1017"/>
        </table:table-row>
        <table:table-row table:style-name="ro1">
          <table:table-cell office:value-type="float" office:value="1978">
            <text:p>1978</text:p>
          </table:table-cell>
          <table:table-cell office:value-type="time" office:time-value="PT12H01M48.172S">
            <text:p>12:01:48.17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79">
            <text:p>1979</text:p>
          </table:table-cell>
          <table:table-cell office:value-type="time" office:time-value="PT12H01M48.192S">
            <text:p>12:01:48.1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80">
            <text:p>1980</text:p>
          </table:table-cell>
          <table:table-cell office:value-type="time" office:time-value="PT12H01M31.839S">
            <text:p>12:01:31.8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6391">
            <text:p>16391</text:p>
          </table:table-cell>
          <table:table-cell office:value-type="string">
            <text:p>Success</text:p>
          </table:table-cell>
          <table:table-cell office:value-type="float" office:value="63993">
            <text:p>63993</text:p>
          </table:table-cell>
          <table:table-cell table:number-columns-repeated="1017"/>
        </table:table-row>
        <table:table-row table:style-name="ro1">
          <table:table-cell office:value-type="float" office:value="1981">
            <text:p>1981</text:p>
          </table:table-cell>
          <table:table-cell office:value-type="time" office:time-value="PT12H01M48.208S">
            <text:p>12:01:48.2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82">
            <text:p>1982</text:p>
          </table:table-cell>
          <table:table-cell office:value-type="time" office:time-value="PT12H01M48.177S">
            <text:p>12:01:48.1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83">
            <text:p>1983</text:p>
          </table:table-cell>
          <table:table-cell office:value-type="time" office:time-value="PT12H01M06.155S">
            <text:p>12:01:06.1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2095">
            <text:p>42095</text:p>
          </table:table-cell>
          <table:table-cell office:value-type="string">
            <text:p>Success</text:p>
          </table:table-cell>
          <table:table-cell office:value-type="float" office:value="106650">
            <text:p>106650</text:p>
          </table:table-cell>
          <table:table-cell table:number-columns-repeated="1017"/>
        </table:table-row>
        <table:table-row table:style-name="ro1">
          <table:table-cell office:value-type="float" office:value="1984">
            <text:p>1984</text:p>
          </table:table-cell>
          <table:table-cell office:value-type="time" office:time-value="PT12H01M48.233S">
            <text:p>12:01:48.2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89">
            <text:p>889</text:p>
          </table:table-cell>
          <table:table-cell table:number-columns-repeated="1017"/>
        </table:table-row>
        <table:table-row table:style-name="ro1">
          <table:table-cell office:value-type="float" office:value="1985">
            <text:p>1985</text:p>
          </table:table-cell>
          <table:table-cell office:value-type="time" office:time-value="PT12H01M48.197S">
            <text:p>12:01:48.20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86">
            <text:p>1986</text:p>
          </table:table-cell>
          <table:table-cell office:value-type="time" office:time-value="PT12H01M48.251S">
            <text:p>12:01:48.2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87">
            <text:p>1987</text:p>
          </table:table-cell>
          <table:table-cell office:value-type="time" office:time-value="PT12H01M48.249S">
            <text:p>12:01:48.25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88">
            <text:p>1988</text:p>
          </table:table-cell>
          <table:table-cell office:value-type="time" office:time-value="PT12H01M48.268S">
            <text:p>12:01:48.2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889">
            <text:p>889</text:p>
          </table:table-cell>
          <table:table-cell table:number-columns-repeated="1017"/>
        </table:table-row>
        <table:table-row table:style-name="ro1">
          <table:table-cell office:value-type="float" office:value="1989">
            <text:p>1989</text:p>
          </table:table-cell>
          <table:table-cell office:value-type="time" office:time-value="PT12H01M48.27S">
            <text:p>12:01:48.27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90">
            <text:p>1990</text:p>
          </table:table-cell>
          <table:table-cell office:value-type="time" office:time-value="PT12H01M48.293S">
            <text:p>12:01:48.29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91">
            <text:p>1991</text:p>
          </table:table-cell>
          <table:table-cell office:value-type="time" office:time-value="PT12H01M21.849S">
            <text:p>12:01:21.85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6548">
            <text:p>26548</text:p>
          </table:table-cell>
          <table:table-cell office:value-type="string">
            <text:p>Success</text:p>
          </table:table-cell>
          <table:table-cell office:value-type="float" office:value="77178">
            <text:p>77178</text:p>
          </table:table-cell>
          <table:table-cell table:number-columns-repeated="1017"/>
        </table:table-row>
        <table:table-row table:style-name="ro1">
          <table:table-cell office:value-type="float" office:value="1992">
            <text:p>1992</text:p>
          </table:table-cell>
          <table:table-cell office:value-type="time" office:time-value="PT12H01M34.689S">
            <text:p>12:01:34.6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3730">
            <text:p>13730</text:p>
          </table:table-cell>
          <table:table-cell office:value-type="string">
            <text:p>Success</text:p>
          </table:table-cell>
          <table:table-cell office:value-type="float" office:value="64254">
            <text:p>64254</text:p>
          </table:table-cell>
          <table:table-cell table:number-columns-repeated="1017"/>
        </table:table-row>
        <table:table-row table:style-name="ro1">
          <table:table-cell office:value-type="float" office:value="1993">
            <text:p>1993</text:p>
          </table:table-cell>
          <table:table-cell office:value-type="time" office:time-value="PT12H01M48.289S">
            <text:p>12:01:48.29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94">
            <text:p>1994</text:p>
          </table:table-cell>
          <table:table-cell office:value-type="time" office:time-value="PT12H01M48.398S">
            <text:p>12:01:48.40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95">
            <text:p>1995</text:p>
          </table:table-cell>
          <table:table-cell office:value-type="time" office:time-value="PT12H01M31.04S">
            <text:p>12:01:31.0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7409">
            <text:p>17409</text:p>
          </table:table-cell>
          <table:table-cell office:value-type="string">
            <text:p>Success</text:p>
          </table:table-cell>
          <table:table-cell office:value-type="float" office:value="66059">
            <text:p>66059</text:p>
          </table:table-cell>
          <table:table-cell table:number-columns-repeated="1017"/>
        </table:table-row>
        <table:table-row table:style-name="ro1">
          <table:table-cell office:value-type="float" office:value="1996">
            <text:p>1996</text:p>
          </table:table-cell>
          <table:table-cell office:value-type="time" office:time-value="PT12H01M48.434S">
            <text:p>12:01:48.43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97">
            <text:p>1997</text:p>
          </table:table-cell>
          <table:table-cell office:value-type="time" office:time-value="PT12H01M48.319S">
            <text:p>12:01:48.32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98">
            <text:p>1998</text:p>
          </table:table-cell>
          <table:table-cell office:value-type="time" office:time-value="PT12H01M48.42S">
            <text:p>12:01:48.4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99">
            <text:p>1999</text:p>
          </table:table-cell>
          <table:table-cell office:value-type="time" office:time-value="PT12H01M48.344S">
            <text:p>12:01:48.3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office:value-type="time" office:time-value="PT12H01M48.458S">
            <text:p>12:01:48.46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889">
            <text:p>889</text:p>
          </table:table-cell>
          <table:table-cell table:number-columns-repeated="1017"/>
        </table:table-row>
        <table:table-row table:style-name="ro1">
          <table:table-cell office:value-type="float" office:value="2001">
            <text:p>2001</text:p>
          </table:table-cell>
          <table:table-cell office:value-type="time" office:time-value="PT12H01M48.48S">
            <text:p>12:01:48.48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889">
            <text:p>889</text:p>
          </table:table-cell>
          <table:table-cell table:number-columns-repeated="1017"/>
        </table:table-row>
        <table:table-row table:style-name="ro1">
          <table:table-cell office:value-type="float" office:value="2002">
            <text:p>2002</text:p>
          </table:table-cell>
          <table:table-cell office:value-type="time" office:time-value="PT12H01M48.464S">
            <text:p>12:01:48.46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03">
            <text:p>2003</text:p>
          </table:table-cell>
          <table:table-cell office:value-type="time" office:time-value="PT12H01M48.427S">
            <text:p>12:01:48.4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04">
            <text:p>2004</text:p>
          </table:table-cell>
          <table:table-cell office:value-type="time" office:time-value="PT12H01M48.47S">
            <text:p>12:01:48.4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05">
            <text:p>2005</text:p>
          </table:table-cell>
          <table:table-cell office:value-type="time" office:time-value="PT12H01M21.705S">
            <text:p>12:01:21.7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6889">
            <text:p>26889</text:p>
          </table:table-cell>
          <table:table-cell office:value-type="string">
            <text:p>Success</text:p>
          </table:table-cell>
          <table:table-cell office:value-type="float" office:value="79394">
            <text:p>79394</text:p>
          </table:table-cell>
          <table:table-cell table:number-columns-repeated="1017"/>
        </table:table-row>
        <table:table-row table:style-name="ro1">
          <table:table-cell office:value-type="float" office:value="2006">
            <text:p>2006</text:p>
          </table:table-cell>
          <table:table-cell office:value-type="time" office:time-value="PT12H01M48.544S">
            <text:p>12:01:48.5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07">
            <text:p>2007</text:p>
          </table:table-cell>
          <table:table-cell office:value-type="time" office:time-value="PT12H01M48.596S">
            <text:p>12:01:48.60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08">
            <text:p>2008</text:p>
          </table:table-cell>
          <table:table-cell office:value-type="time" office:time-value="PT12H01M48.557S">
            <text:p>12:01:48.56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09">
            <text:p>2009</text:p>
          </table:table-cell>
          <table:table-cell office:value-type="time" office:time-value="PT12H01M48.614S">
            <text:p>12:01:48.6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10">
            <text:p>2010</text:p>
          </table:table-cell>
          <table:table-cell office:value-type="time" office:time-value="PT12H01M48.633S">
            <text:p>12:01:48.6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889">
            <text:p>889</text:p>
          </table:table-cell>
          <table:table-cell table:number-columns-repeated="1017"/>
        </table:table-row>
        <table:table-row table:style-name="ro1">
          <table:table-cell office:value-type="float" office:value="2011">
            <text:p>2011</text:p>
          </table:table-cell>
          <table:table-cell office:value-type="time" office:time-value="PT12H01M48.61S">
            <text:p>12:01:48.6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12">
            <text:p>2012</text:p>
          </table:table-cell>
          <table:table-cell office:value-type="time" office:time-value="PT12H01M48.655S">
            <text:p>12:01:48.6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889">
            <text:p>889</text:p>
          </table:table-cell>
          <table:table-cell table:number-columns-repeated="1017"/>
        </table:table-row>
        <table:table-row table:style-name="ro1">
          <table:table-cell office:value-type="float" office:value="2013">
            <text:p>2013</text:p>
          </table:table-cell>
          <table:table-cell office:value-type="time" office:time-value="PT12H01M48.619S">
            <text:p>12:01:48.62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time" office:time-value="PT12H01M48.698S">
            <text:p>12:01:48.7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office:value-type="time" office:time-value="PT12H01M34.907S">
            <text:p>12:01:34.91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3951">
            <text:p>13951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016">
            <text:p>2016</text:p>
          </table:table-cell>
          <table:table-cell office:value-type="time" office:time-value="PT12H01M21.961S">
            <text:p>12:01:21.96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6897">
            <text:p>26897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017">
            <text:p>2017</text:p>
          </table:table-cell>
          <table:table-cell office:value-type="time" office:time-value="PT12H01M22.534S">
            <text:p>12:01:22.53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6339">
            <text:p>26339</text:p>
          </table:table-cell>
          <table:table-cell office:value-type="string">
            <text:p>Success</text:p>
          </table:table-cell>
          <table:table-cell office:value-type="float" office:value="77134">
            <text:p>77134</text:p>
          </table:table-cell>
          <table:table-cell table:number-columns-repeated="1017"/>
        </table:table-row>
        <table:table-row table:style-name="ro1">
          <table:table-cell office:value-type="float" office:value="2018">
            <text:p>2018</text:p>
          </table:table-cell>
          <table:table-cell office:value-type="time" office:time-value="PT12H01M17.825S">
            <text:p>12:01:17.8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1865">
            <text:p>31865</text:p>
          </table:table-cell>
          <table:table-cell office:value-type="string">
            <text:p>Success</text:p>
          </table:table-cell>
          <table:table-cell office:value-type="float" office:value="80188">
            <text:p>80188</text:p>
          </table:table-cell>
          <table:table-cell table:number-columns-repeated="1017"/>
        </table:table-row>
        <table:table-row table:style-name="ro1">
          <table:table-cell office:value-type="float" office:value="2019">
            <text:p>2019</text:p>
          </table:table-cell>
          <table:table-cell office:value-type="time" office:time-value="PT12H01M49.691S">
            <text:p>12:01:49.6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20">
            <text:p>2020</text:p>
          </table:table-cell>
          <table:table-cell office:value-type="time" office:time-value="PT12H01M21.777S">
            <text:p>12:01:21.7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7947">
            <text:p>27947</text:p>
          </table:table-cell>
          <table:table-cell office:value-type="string">
            <text:p>Success</text:p>
          </table:table-cell>
          <table:table-cell office:value-type="float" office:value="94037">
            <text:p>94037</text:p>
          </table:table-cell>
          <table:table-cell table:number-columns-repeated="1017"/>
        </table:table-row>
        <table:table-row table:style-name="ro1">
          <table:table-cell office:value-type="float" office:value="2021">
            <text:p>2021</text:p>
          </table:table-cell>
          <table:table-cell office:value-type="time" office:time-value="PT12H01M49.724S">
            <text:p>12:01:49.7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22">
            <text:p>2022</text:p>
          </table:table-cell>
          <table:table-cell office:value-type="time" office:time-value="PT12H01M49.705S">
            <text:p>12:01:49.7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23">
            <text:p>2023</text:p>
          </table:table-cell>
          <table:table-cell office:value-type="time" office:time-value="PT12H01M49.74S">
            <text:p>12:01:49.7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24">
            <text:p>2024</text:p>
          </table:table-cell>
          <table:table-cell office:value-type="time" office:time-value="PT12H01M49.756S">
            <text:p>12:01:49.7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889">
            <text:p>889</text:p>
          </table:table-cell>
          <table:table-cell table:number-columns-repeated="1017"/>
        </table:table-row>
        <table:table-row table:style-name="ro1">
          <table:table-cell office:value-type="float" office:value="2025">
            <text:p>2025</text:p>
          </table:table-cell>
          <table:table-cell office:value-type="time" office:time-value="PT12H01M49.746S">
            <text:p>12:01:49.75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26">
            <text:p>2026</text:p>
          </table:table-cell>
          <table:table-cell office:value-type="time" office:time-value="PT12H01M49.77S">
            <text:p>12:01:49.7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889">
            <text:p>889</text:p>
          </table:table-cell>
          <table:table-cell table:number-columns-repeated="1017"/>
        </table:table-row>
        <table:table-row table:style-name="ro1">
          <table:table-cell office:value-type="float" office:value="2027">
            <text:p>2027</text:p>
          </table:table-cell>
          <table:table-cell office:value-type="time" office:time-value="PT12H01M49.784S">
            <text:p>12:01:49.78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28">
            <text:p>2028</text:p>
          </table:table-cell>
          <table:table-cell office:value-type="time" office:time-value="PT12H01M49.816S">
            <text:p>12:01:49.8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29">
            <text:p>2029</text:p>
          </table:table-cell>
          <table:table-cell office:value-type="time" office:time-value="PT12H01M37.213S">
            <text:p>12:01:37.2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3160">
            <text:p>13160</text:p>
          </table:table-cell>
          <table:table-cell office:value-type="string">
            <text:p>Success</text:p>
          </table:table-cell>
          <table:table-cell office:value-type="float" office:value="70204">
            <text:p>70204</text:p>
          </table:table-cell>
          <table:table-cell table:number-columns-repeated="1017"/>
        </table:table-row>
        <table:table-row table:style-name="ro1">
          <table:table-cell office:value-type="float" office:value="2030">
            <text:p>2030</text:p>
          </table:table-cell>
          <table:table-cell office:value-type="time" office:time-value="PT12H01M33.847S">
            <text:p>12:01:33.8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6690">
            <text:p>16690</text:p>
          </table:table-cell>
          <table:table-cell office:value-type="string">
            <text:p>Success</text:p>
          </table:table-cell>
          <table:table-cell office:value-type="float" office:value="64113">
            <text:p>64113</text:p>
          </table:table-cell>
          <table:table-cell table:number-columns-repeated="1017"/>
        </table:table-row>
        <table:table-row table:style-name="ro1">
          <table:table-cell office:value-type="float" office:value="2031">
            <text:p>2031</text:p>
          </table:table-cell>
          <table:table-cell office:value-type="time" office:time-value="PT12H01M50.539S">
            <text:p>12:01:50.54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32">
            <text:p>2032</text:p>
          </table:table-cell>
          <table:table-cell office:value-type="time" office:time-value="PT12H01M50.552S">
            <text:p>12:01:50.5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33">
            <text:p>2033</text:p>
          </table:table-cell>
          <table:table-cell office:value-type="time" office:time-value="PT12H01M50.562S">
            <text:p>12:01:50.5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889">
            <text:p>889</text:p>
          </table:table-cell>
          <table:table-cell table:number-columns-repeated="1017"/>
        </table:table-row>
        <table:table-row table:style-name="ro1">
          <table:table-cell office:value-type="float" office:value="2034">
            <text:p>2034</text:p>
          </table:table-cell>
          <table:table-cell office:value-type="time" office:time-value="PT12H01M50.603S">
            <text:p>12:01:50.6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889">
            <text:p>889</text:p>
          </table:table-cell>
          <table:table-cell table:number-columns-repeated="1017"/>
        </table:table-row>
        <table:table-row table:style-name="ro1">
          <table:table-cell office:value-type="float" office:value="2035">
            <text:p>2035</text:p>
          </table:table-cell>
          <table:table-cell office:value-type="time" office:time-value="PT12H01M21.708S">
            <text:p>12:01:21.71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29073">
            <text:p>29073</text:p>
          </table:table-cell>
          <table:table-cell office:value-type="string">
            <text:p>Success</text:p>
          </table:table-cell>
          <table:table-cell office:value-type="float" office:value="96010">
            <text:p>96010</text:p>
          </table:table-cell>
          <table:table-cell table:number-columns-repeated="1017"/>
        </table:table-row>
        <table:table-row table:style-name="ro1">
          <table:table-cell office:value-type="float" office:value="2036">
            <text:p>2036</text:p>
          </table:table-cell>
          <table:table-cell office:value-type="time" office:time-value="PT12H01M22.25S">
            <text:p>12:01:22.2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8537">
            <text:p>28537</text:p>
          </table:table-cell>
          <table:table-cell office:value-type="string">
            <text:p>Success</text:p>
          </table:table-cell>
          <table:table-cell office:value-type="float" office:value="90078">
            <text:p>90078</text:p>
          </table:table-cell>
          <table:table-cell table:number-columns-repeated="1017"/>
        </table:table-row>
        <table:table-row table:style-name="ro1">
          <table:table-cell office:value-type="float" office:value="2037">
            <text:p>2037</text:p>
          </table:table-cell>
          <table:table-cell office:value-type="time" office:time-value="PT12H01M50.782S">
            <text:p>12:01:50.78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038">
            <text:p>2038</text:p>
          </table:table-cell>
          <table:table-cell office:value-type="time" office:time-value="PT12H01M50.787S">
            <text:p>12:01:50.7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39">
            <text:p>2039</text:p>
          </table:table-cell>
          <table:table-cell office:value-type="time" office:time-value="PT12H01M50.797S">
            <text:p>12:01:50.80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040">
            <text:p>2040</text:p>
          </table:table-cell>
          <table:table-cell office:value-type="time" office:time-value="PT12H01M50.813S">
            <text:p>12:01:50.81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041">
            <text:p>2041</text:p>
          </table:table-cell>
          <table:table-cell office:value-type="time" office:time-value="PT12H01M50.829S">
            <text:p>12:01:50.83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042">
            <text:p>2042</text:p>
          </table:table-cell>
          <table:table-cell office:value-type="time" office:time-value="PT12H01M50.812S">
            <text:p>12:01:50.8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43">
            <text:p>2043</text:p>
          </table:table-cell>
          <table:table-cell office:value-type="time" office:time-value="PT12H01M50.85S">
            <text:p>12:01:50.85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044">
            <text:p>2044</text:p>
          </table:table-cell>
          <table:table-cell office:value-type="time" office:time-value="PT12H01M50.857S">
            <text:p>12:01:50.86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45">
            <text:p>2045</text:p>
          </table:table-cell>
          <table:table-cell office:value-type="time" office:time-value="PT12H01M48.732S">
            <text:p>12:01:48.7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179">
            <text:p>217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46">
            <text:p>2046</text:p>
          </table:table-cell>
          <table:table-cell office:value-type="time" office:time-value="PT12H01M50.912S">
            <text:p>12:01:50.91</text:p>
          </table:table-cell>
          <table:table-cell office:value-type="string">
            <text:p>TC0003_PlannerC 3-14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47">
            <text:p>2047</text:p>
          </table:table-cell>
          <table:table-cell office:value-type="time" office:time-value="PT12H01M50.927S">
            <text:p>12:01:50.93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48">
            <text:p>2048</text:p>
          </table:table-cell>
          <table:table-cell office:value-type="time" office:time-value="PT12H01M50.893S">
            <text:p>12:01:50.8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49">
            <text:p>2049</text:p>
          </table:table-cell>
          <table:table-cell office:value-type="time" office:time-value="PT12H01M50.938S">
            <text:p>12:01:50.94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50">
            <text:p>2050</text:p>
          </table:table-cell>
          <table:table-cell office:value-type="time" office:time-value="PT12H01M05.708S">
            <text:p>12:01:05.7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5433">
            <text:p>45433</text:p>
          </table:table-cell>
          <table:table-cell office:value-type="string">
            <text:p>Success</text:p>
          </table:table-cell>
          <table:table-cell office:value-type="float" office:value="106754">
            <text:p>106754</text:p>
          </table:table-cell>
          <table:table-cell table:number-columns-repeated="1017"/>
        </table:table-row>
        <table:table-row table:style-name="ro1">
          <table:table-cell office:value-type="float" office:value="2051">
            <text:p>2051</text:p>
          </table:table-cell>
          <table:table-cell office:value-type="time" office:time-value="PT12H01M51.142S">
            <text:p>12:01:51.1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52">
            <text:p>2052</text:p>
          </table:table-cell>
          <table:table-cell office:value-type="time" office:time-value="PT12H01M51.171S">
            <text:p>12:01:51.17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53">
            <text:p>2053</text:p>
          </table:table-cell>
          <table:table-cell office:value-type="time" office:time-value="PT12H01M51.249S">
            <text:p>12:01:51.2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54">
            <text:p>2054</text:p>
          </table:table-cell>
          <table:table-cell office:value-type="time" office:time-value="PT12H01M51.298S">
            <text:p>12:01:51.3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55">
            <text:p>2055</text:p>
          </table:table-cell>
          <table:table-cell office:value-type="time" office:time-value="PT12H01M48.54S">
            <text:p>12:01:48.54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830">
            <text:p>283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56">
            <text:p>2056</text:p>
          </table:table-cell>
          <table:table-cell office:value-type="time" office:time-value="PT12H01M51.342S">
            <text:p>12:01:51.3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57">
            <text:p>2057</text:p>
          </table:table-cell>
          <table:table-cell office:value-type="time" office:time-value="PT12H01M51.371S">
            <text:p>12:01:51.37</text:p>
          </table:table-cell>
          <table:table-cell office:value-type="string">
            <text:p>TC0003_PlannerC 3-29</text:p>
          </table:table-cell>
          <table:table-cell office:value-type="string">
            <text:p>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58">
            <text:p>2058</text:p>
          </table:table-cell>
          <table:table-cell office:value-type="time" office:time-value="PT12H01M51.395S">
            <text:p>12:01:51.40</text:p>
          </table:table-cell>
          <table:table-cell office:value-type="string">
            <text:p>TC0003_PlannerC 3-2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59">
            <text:p>2059</text:p>
          </table:table-cell>
          <table:table-cell office:value-type="time" office:time-value="PT12H01M51.401S">
            <text:p>12:01:51.40</text:p>
          </table:table-cell>
          <table:table-cell office:value-type="string">
            <text:p>TC0003_PlannerC 3-2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60">
            <text:p>2060</text:p>
          </table:table-cell>
          <table:table-cell office:value-type="time" office:time-value="PT12H01M22.251S">
            <text:p>12:01:22.2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9624">
            <text:p>29624</text:p>
          </table:table-cell>
          <table:table-cell office:value-type="string">
            <text:p>Success</text:p>
          </table:table-cell>
          <table:table-cell office:value-type="float" office:value="80507">
            <text:p>80507</text:p>
          </table:table-cell>
          <table:table-cell table:number-columns-repeated="1017"/>
        </table:table-row>
        <table:table-row table:style-name="ro1">
          <table:table-cell office:value-type="float" office:value="2061">
            <text:p>2061</text:p>
          </table:table-cell>
          <table:table-cell office:value-type="time" office:time-value="PT12H01M51.877S">
            <text:p>12:01:51.8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62">
            <text:p>2062</text:p>
          </table:table-cell>
          <table:table-cell office:value-type="time" office:time-value="PT12H01M21.665S">
            <text:p>12:01:21.6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0295">
            <text:p>30295</text:p>
          </table:table-cell>
          <table:table-cell office:value-type="string">
            <text:p>Success</text:p>
          </table:table-cell>
          <table:table-cell office:value-type="float" office:value="86497">
            <text:p>86497</text:p>
          </table:table-cell>
          <table:table-cell table:number-columns-repeated="1017"/>
        </table:table-row>
        <table:table-row table:style-name="ro1">
          <table:table-cell office:value-type="float" office:value="2063">
            <text:p>2063</text:p>
          </table:table-cell>
          <table:table-cell office:value-type="time" office:time-value="PT12H01M51.901S">
            <text:p>12:01:51.9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64">
            <text:p>2064</text:p>
          </table:table-cell>
          <table:table-cell office:value-type="time" office:time-value="PT12H01M51.962S">
            <text:p>12:01:51.9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65">
            <text:p>2065</text:p>
          </table:table-cell>
          <table:table-cell office:value-type="time" office:time-value="PT12H01M51.989S">
            <text:p>12:01:51.99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66">
            <text:p>2066</text:p>
          </table:table-cell>
          <table:table-cell office:value-type="time" office:time-value="PT12H01M52.04S">
            <text:p>12:01:52.04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67">
            <text:p>2067</text:p>
          </table:table-cell>
          <table:table-cell office:value-type="time" office:time-value="PT12H01M52.065S">
            <text:p>12:01:52.0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973">
            <text:p>973</text:p>
          </table:table-cell>
          <table:table-cell table:number-columns-repeated="1017"/>
        </table:table-row>
        <table:table-row table:style-name="ro1">
          <table:table-cell office:value-type="float" office:value="2068">
            <text:p>2068</text:p>
          </table:table-cell>
          <table:table-cell office:value-type="time" office:time-value="PT12H01M48.477S">
            <text:p>12:01:48.4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645">
            <text:p>364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69">
            <text:p>2069</text:p>
          </table:table-cell>
          <table:table-cell office:value-type="time" office:time-value="PT12H01M52.096S">
            <text:p>12:01:52.1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973">
            <text:p>973</text:p>
          </table:table-cell>
          <table:table-cell table:number-columns-repeated="1017"/>
        </table:table-row>
        <table:table-row table:style-name="ro1">
          <table:table-cell office:value-type="float" office:value="2070">
            <text:p>2070</text:p>
          </table:table-cell>
          <table:table-cell office:value-type="time" office:time-value="PT12H01M52.064S">
            <text:p>12:01:52.0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71">
            <text:p>2071</text:p>
          </table:table-cell>
          <table:table-cell office:value-type="time" office:time-value="PT12H01M52.124S">
            <text:p>12:01:52.12</text:p>
          </table:table-cell>
          <table:table-cell office:value-type="string">
            <text:p>TC0003_PlannerC 3-15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72">
            <text:p>2072</text:p>
          </table:table-cell>
          <table:table-cell office:value-type="time" office:time-value="PT12H01M52.142S">
            <text:p>12:01:52.14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73">
            <text:p>2073</text:p>
          </table:table-cell>
          <table:table-cell office:value-type="time" office:time-value="PT12H01M52.178S">
            <text:p>12:01:52.18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74">
            <text:p>2074</text:p>
          </table:table-cell>
          <table:table-cell office:value-type="time" office:time-value="PT12H01M21.777S">
            <text:p>12:01:21.7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0749">
            <text:p>30749</text:p>
          </table:table-cell>
          <table:table-cell office:value-type="string">
            <text:p>Success</text:p>
          </table:table-cell>
          <table:table-cell office:value-type="float" office:value="86836">
            <text:p>86836</text:p>
          </table:table-cell>
          <table:table-cell table:number-columns-repeated="1017"/>
        </table:table-row>
        <table:table-row table:style-name="ro1">
          <table:table-cell office:value-type="float" office:value="2075">
            <text:p>2075</text:p>
          </table:table-cell>
          <table:table-cell office:value-type="time" office:time-value="PT12H01M03.18S">
            <text:p>12:01:03.1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49360">
            <text:p>49360</text:p>
          </table:table-cell>
          <table:table-cell office:value-type="string">
            <text:p>Success</text:p>
          </table:table-cell>
          <table:table-cell office:value-type="float" office:value="95323">
            <text:p>95323</text:p>
          </table:table-cell>
          <table:table-cell table:number-columns-repeated="1017"/>
        </table:table-row>
        <table:table-row table:style-name="ro1">
          <table:table-cell office:value-type="float" office:value="2076">
            <text:p>2076</text:p>
          </table:table-cell>
          <table:table-cell office:value-type="time" office:time-value="PT12H01M05.72S">
            <text:p>12:01:05.72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46856">
            <text:p>46856</text:p>
          </table:table-cell>
          <table:table-cell office:value-type="string">
            <text:p>Success</text:p>
          </table:table-cell>
          <table:table-cell office:value-type="float" office:value="109111">
            <text:p>109111</text:p>
          </table:table-cell>
          <table:table-cell table:number-columns-repeated="1017"/>
        </table:table-row>
        <table:table-row table:style-name="ro1">
          <table:table-cell office:value-type="float" office:value="2077">
            <text:p>2077</text:p>
          </table:table-cell>
          <table:table-cell office:value-type="time" office:time-value="PT12H01M47.538S">
            <text:p>12:01:47.5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043">
            <text:p>504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78">
            <text:p>2078</text:p>
          </table:table-cell>
          <table:table-cell office:value-type="time" office:time-value="PT12H01M52.582S">
            <text:p>12:01:52.58</text:p>
          </table:table-cell>
          <table:table-cell office:value-type="string">
            <text:p>TC0003_PlannerC 3-4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79">
            <text:p>2079</text:p>
          </table:table-cell>
          <table:table-cell office:value-type="time" office:time-value="PT12H01M52.598S">
            <text:p>12:01:52.60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80">
            <text:p>2080</text:p>
          </table:table-cell>
          <table:table-cell office:value-type="time" office:time-value="PT12H01M52.605S">
            <text:p>12:01:52.61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81">
            <text:p>2081</text:p>
          </table:table-cell>
          <table:table-cell office:value-type="time" office:time-value="PT12H01M52.527S">
            <text:p>12:01:52.5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82">
            <text:p>2082</text:p>
          </table:table-cell>
          <table:table-cell office:value-type="time" office:time-value="PT12H01M52.541S">
            <text:p>12:01:52.5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83">
            <text:p>2083</text:p>
          </table:table-cell>
          <table:table-cell office:value-type="time" office:time-value="PT12H01M52.576S">
            <text:p>12:01:52.58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84">
            <text:p>2084</text:p>
          </table:table-cell>
          <table:table-cell office:value-type="time" office:time-value="PT12H01M21.729S">
            <text:p>12:01:21.7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0906">
            <text:p>30906</text:p>
          </table:table-cell>
          <table:table-cell office:value-type="string">
            <text:p>Success</text:p>
          </table:table-cell>
          <table:table-cell office:value-type="float" office:value="96304">
            <text:p>96304</text:p>
          </table:table-cell>
          <table:table-cell table:number-columns-repeated="1017"/>
        </table:table-row>
        <table:table-row table:style-name="ro1">
          <table:table-cell office:value-type="float" office:value="2085">
            <text:p>2085</text:p>
          </table:table-cell>
          <table:table-cell office:value-type="time" office:time-value="PT12H01M52.635S">
            <text:p>12:01:52.6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086">
            <text:p>2086</text:p>
          </table:table-cell>
          <table:table-cell office:value-type="time" office:time-value="PT12H01M52.617S">
            <text:p>12:01:52.6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87">
            <text:p>2087</text:p>
          </table:table-cell>
          <table:table-cell office:value-type="time" office:time-value="PT12H01M52.614S">
            <text:p>12:01:52.6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88">
            <text:p>2088</text:p>
          </table:table-cell>
          <table:table-cell office:value-type="time" office:time-value="PT12H01M52.704S">
            <text:p>12:01:52.7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057">
            <text:p>1057</text:p>
          </table:table-cell>
          <table:table-cell table:number-columns-repeated="1017"/>
        </table:table-row>
        <table:table-row table:style-name="ro1">
          <table:table-cell office:value-type="float" office:value="2089">
            <text:p>2089</text:p>
          </table:table-cell>
          <table:table-cell office:value-type="time" office:time-value="PT12H01M52.693S">
            <text:p>12:01:52.6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090">
            <text:p>2090</text:p>
          </table:table-cell>
          <table:table-cell office:value-type="time" office:time-value="PT12H01M52.73S">
            <text:p>12:01:52.7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091">
            <text:p>2091</text:p>
          </table:table-cell>
          <table:table-cell office:value-type="time" office:time-value="PT12H01M52.729S">
            <text:p>12:01:52.7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057">
            <text:p>1057</text:p>
          </table:table-cell>
          <table:table-cell table:number-columns-repeated="1017"/>
        </table:table-row>
        <table:table-row table:style-name="ro1">
          <table:table-cell office:value-type="float" office:value="2092">
            <text:p>2092</text:p>
          </table:table-cell>
          <table:table-cell office:value-type="time" office:time-value="PT12H01M52.725S">
            <text:p>12:01:52.7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057">
            <text:p>1057</text:p>
          </table:table-cell>
          <table:table-cell table:number-columns-repeated="1017"/>
        </table:table-row>
        <table:table-row table:style-name="ro1">
          <table:table-cell office:value-type="float" office:value="2093">
            <text:p>2093</text:p>
          </table:table-cell>
          <table:table-cell office:value-type="time" office:time-value="PT12H01M52.63S">
            <text:p>12:01:52.6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94">
            <text:p>2094</text:p>
          </table:table-cell>
          <table:table-cell office:value-type="time" office:time-value="PT12H01M52.751S">
            <text:p>12:01:52.75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095">
            <text:p>2095</text:p>
          </table:table-cell>
          <table:table-cell office:value-type="time" office:time-value="PT12H01M52.755S">
            <text:p>12:01:52.7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057">
            <text:p>1057</text:p>
          </table:table-cell>
          <table:table-cell table:number-columns-repeated="1017"/>
        </table:table-row>
        <table:table-row table:style-name="ro1">
          <table:table-cell office:value-type="float" office:value="2096">
            <text:p>2096</text:p>
          </table:table-cell>
          <table:table-cell office:value-type="time" office:time-value="PT12H01M52.775S">
            <text:p>12:01:52.78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097">
            <text:p>2097</text:p>
          </table:table-cell>
          <table:table-cell office:value-type="time" office:time-value="PT12H01M52.768S">
            <text:p>12:01:52.77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098">
            <text:p>2098</text:p>
          </table:table-cell>
          <table:table-cell office:value-type="time" office:time-value="PT12H01M48.858S">
            <text:p>12:01:48.8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4046">
            <text:p>4046</text:p>
          </table:table-cell>
          <table:table-cell office:value-type="string">
            <text:p>Success</text:p>
          </table:table-cell>
          <table:table-cell office:value-type="float" office:value="53070">
            <text:p>53070</text:p>
          </table:table-cell>
          <table:table-cell table:number-columns-repeated="1017"/>
        </table:table-row>
        <table:table-row table:style-name="ro1">
          <table:table-cell office:value-type="float" office:value="2099">
            <text:p>2099</text:p>
          </table:table-cell>
          <table:table-cell office:value-type="time" office:time-value="PT12H01M52.906S">
            <text:p>12:01:52.9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00">
            <text:p>2100</text:p>
          </table:table-cell>
          <table:table-cell office:value-type="time" office:time-value="PT12H01M34.8S">
            <text:p>12:01:34.8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8141">
            <text:p>18141</text:p>
          </table:table-cell>
          <table:table-cell office:value-type="string">
            <text:p>Success</text:p>
          </table:table-cell>
          <table:table-cell office:value-type="float" office:value="67863">
            <text:p>67863</text:p>
          </table:table-cell>
          <table:table-cell table:number-columns-repeated="1017"/>
        </table:table-row>
        <table:table-row table:style-name="ro1">
          <table:table-cell office:value-type="float" office:value="2101">
            <text:p>2101</text:p>
          </table:table-cell>
          <table:table-cell office:value-type="time" office:time-value="PT12H01M40.867S">
            <text:p>12:01:40.8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2079">
            <text:p>12079</text:p>
          </table:table-cell>
          <table:table-cell office:value-type="string">
            <text:p>Success</text:p>
          </table:table-cell>
          <table:table-cell office:value-type="float" office:value="67793">
            <text:p>67793</text:p>
          </table:table-cell>
          <table:table-cell table:number-columns-repeated="1017"/>
        </table:table-row>
        <table:table-row table:style-name="ro1">
          <table:table-cell office:value-type="float" office:value="2102">
            <text:p>2102</text:p>
          </table:table-cell>
          <table:table-cell office:value-type="time" office:time-value="PT12H01M52.924S">
            <text:p>12:01:52.92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03">
            <text:p>2103</text:p>
          </table:table-cell>
          <table:table-cell office:value-type="time" office:time-value="PT12H01M39.869S">
            <text:p>12:01:39.87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3098">
            <text:p>13098</text:p>
          </table:table-cell>
          <table:table-cell office:value-type="string">
            <text:p>Success</text:p>
          </table:table-cell>
          <table:table-cell office:value-type="float" office:value="67936">
            <text:p>67936</text:p>
          </table:table-cell>
          <table:table-cell table:number-columns-repeated="1017"/>
        </table:table-row>
        <table:table-row table:style-name="ro1">
          <table:table-cell office:value-type="float" office:value="2104">
            <text:p>2104</text:p>
          </table:table-cell>
          <table:table-cell office:value-type="time" office:time-value="PT12H01M40.85S">
            <text:p>12:01:40.8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129">
            <text:p>12129</text:p>
          </table:table-cell>
          <table:table-cell office:value-type="string">
            <text:p>Success</text:p>
          </table:table-cell>
          <table:table-cell office:value-type="float" office:value="56455">
            <text:p>56455</text:p>
          </table:table-cell>
          <table:table-cell table:number-columns-repeated="1017"/>
        </table:table-row>
        <table:table-row table:style-name="ro1">
          <table:table-cell office:value-type="float" office:value="2105">
            <text:p>2105</text:p>
          </table:table-cell>
          <table:table-cell office:value-type="time" office:time-value="PT12H01M52.981S">
            <text:p>12:01:52.9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06">
            <text:p>2106</text:p>
          </table:table-cell>
          <table:table-cell office:value-type="time" office:time-value="PT12H01M40.739S">
            <text:p>12:01:40.74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2309">
            <text:p>12309</text:p>
          </table:table-cell>
          <table:table-cell office:value-type="string">
            <text:p>Success</text:p>
          </table:table-cell>
          <table:table-cell office:value-type="float" office:value="52997">
            <text:p>52997</text:p>
          </table:table-cell>
          <table:table-cell table:number-columns-repeated="1017"/>
        </table:table-row>
        <table:table-row table:style-name="ro1">
          <table:table-cell office:value-type="float" office:value="2107">
            <text:p>2107</text:p>
          </table:table-cell>
          <table:table-cell office:value-type="time" office:time-value="PT12H01M40.843S">
            <text:p>12:01:40.8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2208">
            <text:p>12208</text:p>
          </table:table-cell>
          <table:table-cell office:value-type="string">
            <text:p>Success</text:p>
          </table:table-cell>
          <table:table-cell office:value-type="float" office:value="56801">
            <text:p>56801</text:p>
          </table:table-cell>
          <table:table-cell table:number-columns-repeated="1017"/>
        </table:table-row>
        <table:table-row table:style-name="ro1">
          <table:table-cell office:value-type="float" office:value="2108">
            <text:p>2108</text:p>
          </table:table-cell>
          <table:table-cell office:value-type="time" office:time-value="PT12H01M52.948S">
            <text:p>12:01:52.9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09">
            <text:p>2109</text:p>
          </table:table-cell>
          <table:table-cell office:value-type="time" office:time-value="PT12H01M40.933S">
            <text:p>12:01:40.93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2193">
            <text:p>12193</text:p>
          </table:table-cell>
          <table:table-cell office:value-type="string">
            <text:p>Success</text:p>
          </table:table-cell>
          <table:table-cell office:value-type="float" office:value="67551">
            <text:p>67551</text:p>
          </table:table-cell>
          <table:table-cell table:number-columns-repeated="1017"/>
        </table:table-row>
        <table:table-row table:style-name="ro1">
          <table:table-cell office:value-type="float" office:value="2110">
            <text:p>2110</text:p>
          </table:table-cell>
          <table:table-cell office:value-type="time" office:time-value="PT12H01M52.886S">
            <text:p>12:01:52.8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45">
            <text:p>24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11">
            <text:p>2111</text:p>
          </table:table-cell>
          <table:table-cell office:value-type="time" office:time-value="PT12H01M53.049S">
            <text:p>12:01:53.05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12">
            <text:p>2112</text:p>
          </table:table-cell>
          <table:table-cell office:value-type="time" office:time-value="PT12H01M53.053S">
            <text:p>12:01:53.0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13">
            <text:p>2113</text:p>
          </table:table-cell>
          <table:table-cell office:value-type="time" office:time-value="PT12H01M40.891S">
            <text:p>12:01:40.89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2273">
            <text:p>12273</text:p>
          </table:table-cell>
          <table:table-cell office:value-type="string">
            <text:p>Success</text:p>
          </table:table-cell>
          <table:table-cell office:value-type="float" office:value="67997">
            <text:p>67997</text:p>
          </table:table-cell>
          <table:table-cell table:number-columns-repeated="1017"/>
        </table:table-row>
        <table:table-row table:style-name="ro1">
          <table:table-cell office:value-type="float" office:value="2114">
            <text:p>2114</text:p>
          </table:table-cell>
          <table:table-cell office:value-type="time" office:time-value="PT12H01M23.309S">
            <text:p>12:01:23.3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9858">
            <text:p>29858</text:p>
          </table:table-cell>
          <table:table-cell office:value-type="string">
            <text:p>Success</text:p>
          </table:table-cell>
          <table:table-cell office:value-type="float" office:value="69420">
            <text:p>69420</text:p>
          </table:table-cell>
          <table:table-cell table:number-columns-repeated="1017"/>
        </table:table-row>
        <table:table-row table:style-name="ro1">
          <table:table-cell office:value-type="float" office:value="2115">
            <text:p>2115</text:p>
          </table:table-cell>
          <table:table-cell office:value-type="time" office:time-value="PT12H01M53.128S">
            <text:p>12:01:53.13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16">
            <text:p>2116</text:p>
          </table:table-cell>
          <table:table-cell office:value-type="time" office:time-value="PT12H01M21.588S">
            <text:p>12:01:21.5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1637">
            <text:p>31637</text:p>
          </table:table-cell>
          <table:table-cell office:value-type="string">
            <text:p>Success</text:p>
          </table:table-cell>
          <table:table-cell office:value-type="float" office:value="86516">
            <text:p>86516</text:p>
          </table:table-cell>
          <table:table-cell table:number-columns-repeated="1017"/>
        </table:table-row>
        <table:table-row table:style-name="ro1">
          <table:table-cell office:value-type="float" office:value="2117">
            <text:p>2117</text:p>
          </table:table-cell>
          <table:table-cell office:value-type="time" office:time-value="PT12H01M52.941S">
            <text:p>12:01:52.9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88">
            <text:p>28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18">
            <text:p>2118</text:p>
          </table:table-cell>
          <table:table-cell office:value-type="time" office:time-value="PT12H01M53.17S">
            <text:p>12:01:53.17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19">
            <text:p>2119</text:p>
          </table:table-cell>
          <table:table-cell office:value-type="time" office:time-value="PT12H01M34.77S">
            <text:p>12:01:34.77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8474">
            <text:p>18474</text:p>
          </table:table-cell>
          <table:table-cell office:value-type="string">
            <text:p>Success</text:p>
          </table:table-cell>
          <table:table-cell office:value-type="float" office:value="69389">
            <text:p>69389</text:p>
          </table:table-cell>
          <table:table-cell table:number-columns-repeated="1017"/>
        </table:table-row>
        <table:table-row table:style-name="ro1">
          <table:table-cell office:value-type="float" office:value="2120">
            <text:p>2120</text:p>
          </table:table-cell>
          <table:table-cell office:value-type="time" office:time-value="PT12H01M36.313S">
            <text:p>12:01:36.31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6953">
            <text:p>16953</text:p>
          </table:table-cell>
          <table:table-cell office:value-type="string">
            <text:p>Success</text:p>
          </table:table-cell>
          <table:table-cell office:value-type="float" office:value="69314">
            <text:p>69314</text:p>
          </table:table-cell>
          <table:table-cell table:number-columns-repeated="1017"/>
        </table:table-row>
        <table:table-row table:style-name="ro1">
          <table:table-cell office:value-type="float" office:value="2121">
            <text:p>2121</text:p>
          </table:table-cell>
          <table:table-cell office:value-type="time" office:time-value="PT12H01M21.635S">
            <text:p>12:01:21.64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31636">
            <text:p>31636</text:p>
          </table:table-cell>
          <table:table-cell office:value-type="string">
            <text:p>Success</text:p>
          </table:table-cell>
          <table:table-cell office:value-type="float" office:value="86544">
            <text:p>86544</text:p>
          </table:table-cell>
          <table:table-cell table:number-columns-repeated="1017"/>
        </table:table-row>
        <table:table-row table:style-name="ro1">
          <table:table-cell office:value-type="float" office:value="2122">
            <text:p>2122</text:p>
          </table:table-cell>
          <table:table-cell office:value-type="time" office:time-value="PT12H01M53.144S">
            <text:p>12:01:53.14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23">
            <text:p>2123</text:p>
          </table:table-cell>
          <table:table-cell office:value-type="time" office:time-value="PT12H01M40.759S">
            <text:p>12:01:40.7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2515">
            <text:p>12515</text:p>
          </table:table-cell>
          <table:table-cell office:value-type="string">
            <text:p>Success</text:p>
          </table:table-cell>
          <table:table-cell office:value-type="float" office:value="67844">
            <text:p>67844</text:p>
          </table:table-cell>
          <table:table-cell table:number-columns-repeated="1017"/>
        </table:table-row>
        <table:table-row table:style-name="ro1">
          <table:table-cell office:value-type="float" office:value="2124">
            <text:p>2124</text:p>
          </table:table-cell>
          <table:table-cell office:value-type="time" office:time-value="PT12H01M48.86S">
            <text:p>12:01:48.8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4442">
            <text:p>4442</text:p>
          </table:table-cell>
          <table:table-cell office:value-type="string">
            <text:p>Success</text:p>
          </table:table-cell>
          <table:table-cell office:value-type="float" office:value="56915">
            <text:p>56915</text:p>
          </table:table-cell>
          <table:table-cell table:number-columns-repeated="1017"/>
        </table:table-row>
        <table:table-row table:style-name="ro1">
          <table:table-cell office:value-type="float" office:value="2125">
            <text:p>2125</text:p>
          </table:table-cell>
          <table:table-cell office:value-type="time" office:time-value="PT12H01M22.215S">
            <text:p>12:01:22.22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31097">
            <text:p>31097</text:p>
          </table:table-cell>
          <table:table-cell office:value-type="string">
            <text:p>Success</text:p>
          </table:table-cell>
          <table:table-cell office:value-type="float" office:value="80510">
            <text:p>80510</text:p>
          </table:table-cell>
          <table:table-cell table:number-columns-repeated="1017"/>
        </table:table-row>
        <table:table-row table:style-name="ro1">
          <table:table-cell office:value-type="float" office:value="2126">
            <text:p>2126</text:p>
          </table:table-cell>
          <table:table-cell office:value-type="time" office:time-value="PT12H01M34.76S">
            <text:p>12:01:34.76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8570">
            <text:p>18570</text:p>
          </table:table-cell>
          <table:table-cell office:value-type="string">
            <text:p>Success</text:p>
          </table:table-cell>
          <table:table-cell office:value-type="float" office:value="69187">
            <text:p>69187</text:p>
          </table:table-cell>
          <table:table-cell table:number-columns-repeated="1017"/>
        </table:table-row>
        <table:table-row table:style-name="ro1">
          <table:table-cell office:value-type="float" office:value="2127">
            <text:p>2127</text:p>
          </table:table-cell>
          <table:table-cell office:value-type="time" office:time-value="PT12H01M34.773S">
            <text:p>12:01:34.7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8561">
            <text:p>18561</text:p>
          </table:table-cell>
          <table:table-cell office:value-type="string">
            <text:p>Success</text:p>
          </table:table-cell>
          <table:table-cell office:value-type="float" office:value="69538">
            <text:p>69538</text:p>
          </table:table-cell>
          <table:table-cell table:number-columns-repeated="1017"/>
        </table:table-row>
        <table:table-row table:style-name="ro1">
          <table:table-cell office:value-type="float" office:value="2128">
            <text:p>2128</text:p>
          </table:table-cell>
          <table:table-cell office:value-type="time" office:time-value="PT12H01M53.246S">
            <text:p>12:01:53.25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29">
            <text:p>2129</text:p>
          </table:table-cell>
          <table:table-cell office:value-type="time" office:time-value="PT12H01M53.271S">
            <text:p>12:01:53.27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30">
            <text:p>2130</text:p>
          </table:table-cell>
          <table:table-cell office:value-type="time" office:time-value="PT12H01M53.236S">
            <text:p>12:01:53.24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1141">
            <text:p>1141</text:p>
          </table:table-cell>
          <table:table-cell table:number-columns-repeated="1017"/>
        </table:table-row>
        <table:table-row table:style-name="ro1">
          <table:table-cell office:value-type="float" office:value="2131">
            <text:p>2131</text:p>
          </table:table-cell>
          <table:table-cell office:value-type="time" office:time-value="PT12H01M40.912S">
            <text:p>12:01:40.9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2489">
            <text:p>12489</text:p>
          </table:table-cell>
          <table:table-cell office:value-type="string">
            <text:p>Success</text:p>
          </table:table-cell>
          <table:table-cell office:value-type="float" office:value="67613">
            <text:p>67613</text:p>
          </table:table-cell>
          <table:table-cell table:number-columns-repeated="1017"/>
        </table:table-row>
        <table:table-row table:style-name="ro1">
          <table:table-cell office:value-type="float" office:value="2132">
            <text:p>2132</text:p>
          </table:table-cell>
          <table:table-cell office:value-type="time" office:time-value="PT12H01M53.303S">
            <text:p>12:01:53.30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33">
            <text:p>2133</text:p>
          </table:table-cell>
          <table:table-cell office:value-type="time" office:time-value="PT12H01M53.314S">
            <text:p>12:01:53.31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34">
            <text:p>2134</text:p>
          </table:table-cell>
          <table:table-cell office:value-type="time" office:time-value="PT12H01M44.634S">
            <text:p>12:01:44.63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8771">
            <text:p>877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35">
            <text:p>2135</text:p>
          </table:table-cell>
          <table:table-cell office:value-type="time" office:time-value="PT12H01M53.275S">
            <text:p>12:01:53.28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36">
            <text:p>2136</text:p>
          </table:table-cell>
          <table:table-cell office:value-type="time" office:time-value="PT12H01M53.006S">
            <text:p>12:01:53.0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01">
            <text:p>40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37">
            <text:p>2137</text:p>
          </table:table-cell>
          <table:table-cell office:value-type="time" office:time-value="PT12H01M40.865S">
            <text:p>12:01:40.8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2561">
            <text:p>12561</text:p>
          </table:table-cell>
          <table:table-cell office:value-type="string">
            <text:p>Success</text:p>
          </table:table-cell>
          <table:table-cell office:value-type="float" office:value="49052">
            <text:p>49052</text:p>
          </table:table-cell>
          <table:table-cell table:number-columns-repeated="1017"/>
        </table:table-row>
        <table:table-row table:style-name="ro1">
          <table:table-cell office:value-type="float" office:value="2138">
            <text:p>2138</text:p>
          </table:table-cell>
          <table:table-cell office:value-type="time" office:time-value="PT12H01M53.406S">
            <text:p>12:01:53.41</text:p>
          </table:table-cell>
          <table:table-cell office:value-type="string">
            <text:p>TC0003_PlannerC 3-27</text:p>
          </table:table-cell>
          <table:table-cell office:value-type="string">
            <text:p>/logout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39">
            <text:p>2139</text:p>
          </table:table-cell>
          <table:table-cell office:value-type="time" office:time-value="PT12H01M53.113S">
            <text:p>12:01:53.1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22">
            <text:p>3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40">
            <text:p>2140</text:p>
          </table:table-cell>
          <table:table-cell office:value-type="time" office:time-value="PT12H01M40.866S">
            <text:p>12:01:40.8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2581">
            <text:p>12581</text:p>
          </table:table-cell>
          <table:table-cell office:value-type="string">
            <text:p>Success</text:p>
          </table:table-cell>
          <table:table-cell office:value-type="float" office:value="67797">
            <text:p>67797</text:p>
          </table:table-cell>
          <table:table-cell table:number-columns-repeated="1017"/>
        </table:table-row>
        <table:table-row table:style-name="ro1">
          <table:table-cell office:value-type="float" office:value="2141">
            <text:p>2141</text:p>
          </table:table-cell>
          <table:table-cell office:value-type="time" office:time-value="PT12H01M53.333S">
            <text:p>12:01:53.33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42">
            <text:p>2142</text:p>
          </table:table-cell>
          <table:table-cell office:value-type="time" office:time-value="PT12H01M53.427S">
            <text:p>12:01:53.43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43">
            <text:p>2143</text:p>
          </table:table-cell>
          <table:table-cell office:value-type="time" office:time-value="PT12H01M53.408S">
            <text:p>12:01:53.41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44">
            <text:p>2144</text:p>
          </table:table-cell>
          <table:table-cell office:value-type="time" office:time-value="PT12H01M53.274S">
            <text:p>12:01:53.27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45">
            <text:p>2145</text:p>
          </table:table-cell>
          <table:table-cell office:value-type="time" office:time-value="PT12H01M53.432S">
            <text:p>12:01:53.43</text:p>
          </table:table-cell>
          <table:table-cell office:value-type="string">
            <text:p>TC0003_PlannerC 3-27</text:p>
          </table:table-cell>
          <table:table-cell office:value-type="string">
            <text:p>/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46">
            <text:p>2146</text:p>
          </table:table-cell>
          <table:table-cell office:value-type="time" office:time-value="PT12H01M53.232S">
            <text:p>12:01:53.2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61">
            <text:p>26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47">
            <text:p>2147</text:p>
          </table:table-cell>
          <table:table-cell office:value-type="time" office:time-value="PT12H01M53.334S">
            <text:p>12:01:53.3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48">
            <text:p>2148</text:p>
          </table:table-cell>
          <table:table-cell office:value-type="time" office:time-value="PT12H01M53.482S">
            <text:p>12:01:53.48</text:p>
          </table:table-cell>
          <table:table-cell office:value-type="string">
            <text:p>TC0003_PlannerC 3-27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49">
            <text:p>2149</text:p>
          </table:table-cell>
          <table:table-cell office:value-type="time" office:time-value="PT12H01M53.402S">
            <text:p>12:01:53.4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50">
            <text:p>2150</text:p>
          </table:table-cell>
          <table:table-cell office:value-type="time" office:time-value="PT12H01M53.403S">
            <text:p>12:01:53.40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51">
            <text:p>2151</text:p>
          </table:table-cell>
          <table:table-cell office:value-type="time" office:time-value="PT12H01M53.155S">
            <text:p>12:01:53.16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53">
            <text:p>35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52">
            <text:p>2152</text:p>
          </table:table-cell>
          <table:table-cell office:value-type="time" office:time-value="PT12H01M53.165S">
            <text:p>12:01:53.17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345">
            <text:p>3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53">
            <text:p>2153</text:p>
          </table:table-cell>
          <table:table-cell office:value-type="time" office:time-value="PT12H01M53.372S">
            <text:p>12:01:53.37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54">
            <text:p>2154</text:p>
          </table:table-cell>
          <table:table-cell office:value-type="time" office:time-value="PT12H01M53.383S">
            <text:p>12:01:53.38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55">
            <text:p>2155</text:p>
          </table:table-cell>
          <table:table-cell office:value-type="time" office:time-value="PT12H01M53.393S">
            <text:p>12:01:53.39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1141">
            <text:p>1141</text:p>
          </table:table-cell>
          <table:table-cell table:number-columns-repeated="1017"/>
        </table:table-row>
        <table:table-row table:style-name="ro1">
          <table:table-cell office:value-type="float" office:value="2156">
            <text:p>2156</text:p>
          </table:table-cell>
          <table:table-cell office:value-type="time" office:time-value="PT12H01M53.492S">
            <text:p>12:01:53.49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141">
            <text:p>1141</text:p>
          </table:table-cell>
          <table:table-cell table:number-columns-repeated="1017"/>
        </table:table-row>
        <table:table-row table:style-name="ro1">
          <table:table-cell office:value-type="float" office:value="2157">
            <text:p>2157</text:p>
          </table:table-cell>
          <table:table-cell office:value-type="time" office:time-value="PT12H01M53.493S">
            <text:p>12:01:53.4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58">
            <text:p>2158</text:p>
          </table:table-cell>
          <table:table-cell office:value-type="time" office:time-value="PT12H01M53.514S">
            <text:p>12:01:53.51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59">
            <text:p>2159</text:p>
          </table:table-cell>
          <table:table-cell office:value-type="time" office:time-value="PT12H01M53.466S">
            <text:p>12:01:53.47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60">
            <text:p>2160</text:p>
          </table:table-cell>
          <table:table-cell office:value-type="time" office:time-value="PT12H01M53.512S">
            <text:p>12:01:53.5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1141">
            <text:p>1141</text:p>
          </table:table-cell>
          <table:table-cell table:number-columns-repeated="1017"/>
        </table:table-row>
        <table:table-row table:style-name="ro1">
          <table:table-cell office:value-type="float" office:value="2161">
            <text:p>2161</text:p>
          </table:table-cell>
          <table:table-cell office:value-type="time" office:time-value="PT12H01M53.449S">
            <text:p>12:01:53.4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62">
            <text:p>2162</text:p>
          </table:table-cell>
          <table:table-cell office:value-type="time" office:time-value="PT12H01M53.543S">
            <text:p>12:01:53.5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141">
            <text:p>1141</text:p>
          </table:table-cell>
          <table:table-cell table:number-columns-repeated="1017"/>
        </table:table-row>
        <table:table-row table:style-name="ro1">
          <table:table-cell office:value-type="float" office:value="2163">
            <text:p>2163</text:p>
          </table:table-cell>
          <table:table-cell office:value-type="time" office:time-value="PT12H01M53.499S">
            <text:p>12:01:53.5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64">
            <text:p>2164</text:p>
          </table:table-cell>
          <table:table-cell office:value-type="time" office:time-value="PT12H01M53.562S">
            <text:p>12:01:53.56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65">
            <text:p>2165</text:p>
          </table:table-cell>
          <table:table-cell office:value-type="time" office:time-value="PT12H01M53.48S">
            <text:p>12:01:53.48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66">
            <text:p>2166</text:p>
          </table:table-cell>
          <table:table-cell office:value-type="time" office:time-value="PT12H01M53.512S">
            <text:p>12:01:53.51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67">
            <text:p>2167</text:p>
          </table:table-cell>
          <table:table-cell office:value-type="time" office:time-value="PT12H01M53.551S">
            <text:p>12:01:53.5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1141">
            <text:p>1141</text:p>
          </table:table-cell>
          <table:table-cell table:number-columns-repeated="1017"/>
        </table:table-row>
        <table:table-row table:style-name="ro1">
          <table:table-cell office:value-type="float" office:value="2168">
            <text:p>2168</text:p>
          </table:table-cell>
          <table:table-cell office:value-type="time" office:time-value="PT12H01M53.672S">
            <text:p>12:01:53.67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141">
            <text:p>1141</text:p>
          </table:table-cell>
          <table:table-cell table:number-columns-repeated="1017"/>
        </table:table-row>
        <table:table-row table:style-name="ro1">
          <table:table-cell office:value-type="float" office:value="2169">
            <text:p>2169</text:p>
          </table:table-cell>
          <table:table-cell office:value-type="time" office:time-value="PT12H01M53.581S">
            <text:p>12:01:53.5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1141">
            <text:p>1141</text:p>
          </table:table-cell>
          <table:table-cell table:number-columns-repeated="1017"/>
        </table:table-row>
        <table:table-row table:style-name="ro1">
          <table:table-cell office:value-type="float" office:value="2170">
            <text:p>2170</text:p>
          </table:table-cell>
          <table:table-cell office:value-type="time" office:time-value="PT12H01M53.437S">
            <text:p>12:01:53.44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71">
            <text:p>2171</text:p>
          </table:table-cell>
          <table:table-cell office:value-type="time" office:time-value="PT12H01M53.408S">
            <text:p>12:01:53.41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72">
            <text:p>2172</text:p>
          </table:table-cell>
          <table:table-cell office:value-type="time" office:time-value="PT12H01M53.472S">
            <text:p>12:01:53.4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42">
            <text:p>2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73">
            <text:p>2173</text:p>
          </table:table-cell>
          <table:table-cell office:value-type="time" office:time-value="PT12H01M53.58S">
            <text:p>12:01:53.58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74">
            <text:p>2174</text:p>
          </table:table-cell>
          <table:table-cell office:value-type="time" office:time-value="PT12H01M53.696S">
            <text:p>12:01:53.7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1141">
            <text:p>1141</text:p>
          </table:table-cell>
          <table:table-cell table:number-columns-repeated="1017"/>
        </table:table-row>
        <table:table-row table:style-name="ro1">
          <table:table-cell office:value-type="float" office:value="2175">
            <text:p>2175</text:p>
          </table:table-cell>
          <table:table-cell office:value-type="time" office:time-value="PT12H01M53.667S">
            <text:p>12:01:53.67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76">
            <text:p>2176</text:p>
          </table:table-cell>
          <table:table-cell office:value-type="time" office:time-value="PT12H01M53.697S">
            <text:p>12:01:53.70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1141">
            <text:p>1141</text:p>
          </table:table-cell>
          <table:table-cell table:number-columns-repeated="1017"/>
        </table:table-row>
        <table:table-row table:style-name="ro1">
          <table:table-cell office:value-type="float" office:value="2177">
            <text:p>2177</text:p>
          </table:table-cell>
          <table:table-cell office:value-type="time" office:time-value="PT12H01M53.404S">
            <text:p>12:01:53.40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74">
            <text:p>37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78">
            <text:p>2178</text:p>
          </table:table-cell>
          <table:table-cell office:value-type="time" office:time-value="PT12H01M53.657S">
            <text:p>12:01:53.6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1141">
            <text:p>1141</text:p>
          </table:table-cell>
          <table:table-cell table:number-columns-repeated="1017"/>
        </table:table-row>
        <table:table-row table:style-name="ro1">
          <table:table-cell office:value-type="float" office:value="2179">
            <text:p>2179</text:p>
          </table:table-cell>
          <table:table-cell office:value-type="time" office:time-value="PT12H01M53.596S">
            <text:p>12:01:53.6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01">
            <text:p>20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80">
            <text:p>2180</text:p>
          </table:table-cell>
          <table:table-cell office:value-type="time" office:time-value="PT12H01M53.523S">
            <text:p>12:01:53.52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75">
            <text:p>27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81">
            <text:p>2181</text:p>
          </table:table-cell>
          <table:table-cell office:value-type="time" office:time-value="PT12H01M53.663S">
            <text:p>12:01:53.66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82">
            <text:p>2182</text:p>
          </table:table-cell>
          <table:table-cell office:value-type="time" office:time-value="PT12H01M53.717S">
            <text:p>12:01:53.72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83">
            <text:p>2183</text:p>
          </table:table-cell>
          <table:table-cell office:value-type="time" office:time-value="PT12H01M53.808S">
            <text:p>12:01:53.81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84">
            <text:p>2184</text:p>
          </table:table-cell>
          <table:table-cell office:value-type="time" office:time-value="PT12H01M53.715S">
            <text:p>12:01:53.72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85">
            <text:p>2185</text:p>
          </table:table-cell>
          <table:table-cell office:value-type="time" office:time-value="PT12H01M53.705S">
            <text:p>12:01:53.71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86">
            <text:p>2186</text:p>
          </table:table-cell>
          <table:table-cell office:value-type="time" office:time-value="PT12H01M53.799S">
            <text:p>12:01:53.80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87">
            <text:p>2187</text:p>
          </table:table-cell>
          <table:table-cell office:value-type="time" office:time-value="PT12H01M53.798S">
            <text:p>12:01:53.80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88">
            <text:p>2188</text:p>
          </table:table-cell>
          <table:table-cell office:value-type="time" office:time-value="PT12H01M53.699S">
            <text:p>12:01:53.70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89">
            <text:p>2189</text:p>
          </table:table-cell>
          <table:table-cell office:value-type="time" office:time-value="PT12H01M53.794S">
            <text:p>12:01:53.7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1141">
            <text:p>1141</text:p>
          </table:table-cell>
          <table:table-cell table:number-columns-repeated="1017"/>
        </table:table-row>
        <table:table-row table:style-name="ro1">
          <table:table-cell office:value-type="float" office:value="2190">
            <text:p>2190</text:p>
          </table:table-cell>
          <table:table-cell office:value-type="time" office:time-value="PT12H01M53.829S">
            <text:p>12:01:53.83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91">
            <text:p>2191</text:p>
          </table:table-cell>
          <table:table-cell office:value-type="time" office:time-value="PT12H01M53.779S">
            <text:p>12:01:53.78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92">
            <text:p>2192</text:p>
          </table:table-cell>
          <table:table-cell office:value-type="time" office:time-value="PT12H01M53.862S">
            <text:p>12:01:53.8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93">
            <text:p>2193</text:p>
          </table:table-cell>
          <table:table-cell office:value-type="time" office:time-value="PT12H01M53.908S">
            <text:p>12:01:53.91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94">
            <text:p>2194</text:p>
          </table:table-cell>
          <table:table-cell office:value-type="time" office:time-value="PT12H01M53.909S">
            <text:p>12:01:53.9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95">
            <text:p>2195</text:p>
          </table:table-cell>
          <table:table-cell office:value-type="time" office:time-value="PT12H01M53.897S">
            <text:p>12:01:53.90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96">
            <text:p>2196</text:p>
          </table:table-cell>
          <table:table-cell office:value-type="time" office:time-value="PT12H01M53.952S">
            <text:p>12:01:53.95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97">
            <text:p>2197</text:p>
          </table:table-cell>
          <table:table-cell office:value-type="time" office:time-value="PT12H01M54.004S">
            <text:p>12:01:54.0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98">
            <text:p>2198</text:p>
          </table:table-cell>
          <table:table-cell office:value-type="time" office:time-value="PT12H01M53.962S">
            <text:p>12:01:53.96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99">
            <text:p>2199</text:p>
          </table:table-cell>
          <table:table-cell office:value-type="time" office:time-value="PT12H01M54.067S">
            <text:p>12:01:54.07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200">
            <text:p>2200</text:p>
          </table:table-cell>
          <table:table-cell office:value-type="time" office:time-value="PT12H01M54.009S">
            <text:p>12:01:54.01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82">
            <text:p>18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01">
            <text:p>2201</text:p>
          </table:table-cell>
          <table:table-cell office:value-type="time" office:time-value="PT12H01M54.193S">
            <text:p>12:01:54.19</text:p>
          </table:table-cell>
          <table:table-cell office:value-type="string">
            <text:p>TC0003_PlannerC 3-24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02">
            <text:p>2202</text:p>
          </table:table-cell>
          <table:table-cell office:value-type="time" office:time-value="PT12H01M54.2S">
            <text:p>12:01:54.20</text:p>
          </table:table-cell>
          <table:table-cell office:value-type="string">
            <text:p>TC0003_PlannerC 3-2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03">
            <text:p>2203</text:p>
          </table:table-cell>
          <table:table-cell office:value-type="time" office:time-value="PT12H01M54.204S">
            <text:p>12:01:54.20</text:p>
          </table:table-cell>
          <table:table-cell office:value-type="string">
            <text:p>TC0003_PlannerC 3-2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04">
            <text:p>2204</text:p>
          </table:table-cell>
          <table:table-cell office:value-type="time" office:time-value="PT12H01M53.994S">
            <text:p>12:01:53.9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05">
            <text:p>2205</text:p>
          </table:table-cell>
          <table:table-cell office:value-type="time" office:time-value="PT12H01M54.273S">
            <text:p>12:01:54.27</text:p>
          </table:table-cell>
          <table:table-cell office:value-type="string">
            <text:p>TC0003_PlannerC 3-7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06">
            <text:p>2206</text:p>
          </table:table-cell>
          <table:table-cell office:value-type="time" office:time-value="PT12H01M54.279S">
            <text:p>12:01:54.28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07">
            <text:p>2207</text:p>
          </table:table-cell>
          <table:table-cell office:value-type="time" office:time-value="PT12H01M54.283S">
            <text:p>12:01:54.28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08">
            <text:p>2208</text:p>
          </table:table-cell>
          <table:table-cell office:value-type="time" office:time-value="PT12H01M53.973S">
            <text:p>12:01:53.9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09">
            <text:p>2209</text:p>
          </table:table-cell>
          <table:table-cell office:value-type="time" office:time-value="PT12H01M54.353S">
            <text:p>12:01:54.35</text:p>
          </table:table-cell>
          <table:table-cell office:value-type="string">
            <text:p>TC0003_PlannerC 3-8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10">
            <text:p>2210</text:p>
          </table:table-cell>
          <table:table-cell office:value-type="time" office:time-value="PT12H01M54.372S">
            <text:p>12:01:54.37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11">
            <text:p>2211</text:p>
          </table:table-cell>
          <table:table-cell office:value-type="time" office:time-value="PT12H01M54.376S">
            <text:p>12:01:54.38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12">
            <text:p>2212</text:p>
          </table:table-cell>
          <table:table-cell office:value-type="time" office:time-value="PT12H01M53.761S">
            <text:p>12:01:53.76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772">
            <text:p>7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13">
            <text:p>2213</text:p>
          </table:table-cell>
          <table:table-cell office:value-type="time" office:time-value="PT12H01M54.533S">
            <text:p>12:01:54.53</text:p>
          </table:table-cell>
          <table:table-cell office:value-type="string">
            <text:p>TC0003_PlannerC 3-28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14">
            <text:p>2214</text:p>
          </table:table-cell>
          <table:table-cell office:value-type="time" office:time-value="PT12H01M54.547S">
            <text:p>12:01:54.55</text:p>
          </table:table-cell>
          <table:table-cell office:value-type="string">
            <text:p>TC0003_PlannerC 3-28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15">
            <text:p>2215</text:p>
          </table:table-cell>
          <table:table-cell office:value-type="time" office:time-value="PT12H01M54.556S">
            <text:p>12:01:54.56</text:p>
          </table:table-cell>
          <table:table-cell office:value-type="string">
            <text:p>TC0003_PlannerC 3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16">
            <text:p>2216</text:p>
          </table:table-cell>
          <table:table-cell office:value-type="time" office:time-value="PT12H01M40.902S">
            <text:p>12:01:40.90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4441">
            <text:p>14441</text:p>
          </table:table-cell>
          <table:table-cell office:value-type="string">
            <text:p>Success</text:p>
          </table:table-cell>
          <table:table-cell office:value-type="float" office:value="48781">
            <text:p>48781</text:p>
          </table:table-cell>
          <table:table-cell table:number-columns-repeated="1017"/>
        </table:table-row>
        <table:table-row table:style-name="ro1">
          <table:table-cell office:value-type="float" office:value="2217">
            <text:p>2217</text:p>
          </table:table-cell>
          <table:table-cell office:value-type="time" office:time-value="PT12H01M49.846S">
            <text:p>12:01:49.8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684">
            <text:p>568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18">
            <text:p>2218</text:p>
          </table:table-cell>
          <table:table-cell office:value-type="time" office:time-value="PT12H01M55.344S">
            <text:p>12:01:55.3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19">
            <text:p>2219</text:p>
          </table:table-cell>
          <table:table-cell office:value-type="time" office:time-value="PT12H01M55.532S">
            <text:p>12:01:55.53</text:p>
          </table:table-cell>
          <table:table-cell office:value-type="string">
            <text:p>TC0003_PlannerC 3-3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20">
            <text:p>2220</text:p>
          </table:table-cell>
          <table:table-cell office:value-type="time" office:time-value="PT12H01M55.551S">
            <text:p>12:01:55.55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21">
            <text:p>2221</text:p>
          </table:table-cell>
          <table:table-cell office:value-type="time" office:time-value="PT12H01M55.556S">
            <text:p>12:01:55.56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22">
            <text:p>2222</text:p>
          </table:table-cell>
          <table:table-cell office:value-type="time" office:time-value="PT12H01M55.532S">
            <text:p>12:01:55.5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23">
            <text:p>2223</text:p>
          </table:table-cell>
          <table:table-cell office:value-type="time" office:time-value="PT12H01M48.697S">
            <text:p>12:01:48.70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924">
            <text:p>6924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224">
            <text:p>2224</text:p>
          </table:table-cell>
          <table:table-cell office:value-type="time" office:time-value="PT12H01M50.614S">
            <text:p>12:01:50.61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019">
            <text:p>5019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225">
            <text:p>2225</text:p>
          </table:table-cell>
          <table:table-cell office:value-type="time" office:time-value="PT12H01M21.999S">
            <text:p>12:01:22.00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3641">
            <text:p>33641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226">
            <text:p>2226</text:p>
          </table:table-cell>
          <table:table-cell office:value-type="time" office:time-value="PT12H01M55.588S">
            <text:p>12:01:55.5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1600">
            <text:p>1600</text:p>
          </table:table-cell>
          <table:table-cell table:number-columns-repeated="1017"/>
        </table:table-row>
        <table:table-row table:style-name="ro1">
          <table:table-cell office:value-type="float" office:value="2227">
            <text:p>2227</text:p>
          </table:table-cell>
          <table:table-cell office:value-type="time" office:time-value="PT12H01M52.807S">
            <text:p>12:01:52.8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898">
            <text:p>2898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2228">
            <text:p>2228</text:p>
          </table:table-cell>
          <table:table-cell office:value-type="time" office:time-value="PT12H01M47.602S">
            <text:p>12:01:47.60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8108">
            <text:p>8108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2229">
            <text:p>2229</text:p>
          </table:table-cell>
          <table:table-cell office:value-type="time" office:time-value="PT12H01M52.136S">
            <text:p>12:01:52.14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582">
            <text:p>3582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230">
            <text:p>2230</text:p>
          </table:table-cell>
          <table:table-cell office:value-type="time" office:time-value="PT12H01M55.703S">
            <text:p>12:01:55.70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1600">
            <text:p>1600</text:p>
          </table:table-cell>
          <table:table-cell table:number-columns-repeated="1017"/>
        </table:table-row>
        <table:table-row table:style-name="ro1">
          <table:table-cell office:value-type="float" office:value="2231">
            <text:p>2231</text:p>
          </table:table-cell>
          <table:table-cell office:value-type="time" office:time-value="PT12H01M54.061S">
            <text:p>12:01:54.0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004">
            <text:p>200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32">
            <text:p>2232</text:p>
          </table:table-cell>
          <table:table-cell office:value-type="time" office:time-value="PT12H01M56.064S">
            <text:p>12:01:56.06</text:p>
          </table:table-cell>
          <table:table-cell office:value-type="string">
            <text:p>TC0003_PlannerC 3-6</text:p>
          </table:table-cell>
          <table:table-cell office:value-type="string">
            <text:p>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33">
            <text:p>2233</text:p>
          </table:table-cell>
          <table:table-cell office:value-type="time" office:time-value="PT12H01M56.086S">
            <text:p>12:01:56.09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34">
            <text:p>2234</text:p>
          </table:table-cell>
          <table:table-cell office:value-type="time" office:time-value="PT12H01M56.091S">
            <text:p>12:01:56.09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35">
            <text:p>2235</text:p>
          </table:table-cell>
          <table:table-cell office:value-type="time" office:time-value="PT12H01M53.132S">
            <text:p>12:01:53.1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312">
            <text:p>3312</text:p>
          </table:table-cell>
          <table:table-cell office:value-type="string">
            <text:p>Success</text:p>
          </table:table-cell>
          <table:table-cell office:value-type="float" office:value="48794">
            <text:p>48794</text:p>
          </table:table-cell>
          <table:table-cell table:number-columns-repeated="1017"/>
        </table:table-row>
        <table:table-row table:style-name="ro1">
          <table:table-cell office:value-type="float" office:value="2236">
            <text:p>2236</text:p>
          </table:table-cell>
          <table:table-cell office:value-type="time" office:time-value="PT12H01M43.578S">
            <text:p>12:01:43.5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2889">
            <text:p>12889</text:p>
          </table:table-cell>
          <table:table-cell office:value-type="string">
            <text:p>Success</text:p>
          </table:table-cell>
          <table:table-cell office:value-type="float" office:value="43077">
            <text:p>43077</text:p>
          </table:table-cell>
          <table:table-cell table:number-columns-repeated="1017"/>
        </table:table-row>
        <table:table-row table:style-name="ro1">
          <table:table-cell office:value-type="float" office:value="2237">
            <text:p>2237</text:p>
          </table:table-cell>
          <table:table-cell office:value-type="time" office:time-value="PT12H01M55.706S">
            <text:p>12:01:55.7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774">
            <text:p>77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38">
            <text:p>2238</text:p>
          </table:table-cell>
          <table:table-cell office:value-type="time" office:time-value="PT12H01M56.482S">
            <text:p>12:01:56.48</text:p>
          </table:table-cell>
          <table:table-cell office:value-type="string">
            <text:p>TC0002_PlannerB 2-17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39">
            <text:p>2239</text:p>
          </table:table-cell>
          <table:table-cell office:value-type="time" office:time-value="PT12H01M56.492S">
            <text:p>12:01:56.49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40">
            <text:p>2240</text:p>
          </table:table-cell>
          <table:table-cell office:value-type="time" office:time-value="PT12H01M56.497S">
            <text:p>12:01:56.50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41">
            <text:p>2241</text:p>
          </table:table-cell>
          <table:table-cell office:value-type="time" office:time-value="PT12H01M44.808S">
            <text:p>12:01:44.81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2262">
            <text:p>12262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2242">
            <text:p>2242</text:p>
          </table:table-cell>
          <table:table-cell office:value-type="time" office:time-value="PT12H01M53.823S">
            <text:p>12:01:53.82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3255">
            <text:p>3255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2243">
            <text:p>2243</text:p>
          </table:table-cell>
          <table:table-cell office:value-type="time" office:time-value="PT12H01M48.503S">
            <text:p>12:01:48.50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8604">
            <text:p>8604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244">
            <text:p>2244</text:p>
          </table:table-cell>
          <table:table-cell office:value-type="time" office:time-value="PT12H01M21.946S">
            <text:p>12:01:21.95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5164">
            <text:p>35164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245">
            <text:p>2245</text:p>
          </table:table-cell>
          <table:table-cell office:value-type="time" office:time-value="PT12H01M46.488S">
            <text:p>12:01:46.49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0639">
            <text:p>10639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2246">
            <text:p>2246</text:p>
          </table:table-cell>
          <table:table-cell office:value-type="time" office:time-value="PT12H01M48.695S">
            <text:p>12:01:48.7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8437">
            <text:p>8437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2247">
            <text:p>2247</text:p>
          </table:table-cell>
          <table:table-cell office:value-type="time" office:time-value="PT12H01M27.305S">
            <text:p>12:01:27.31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9843">
            <text:p>29843</text:p>
          </table:table-cell>
          <table:table-cell office:value-type="string">
            <text:p>Success</text:p>
          </table:table-cell>
          <table:table-cell office:value-type="float" office:value="77112">
            <text:p>77112</text:p>
          </table:table-cell>
          <table:table-cell table:number-columns-repeated="1017"/>
        </table:table-row>
        <table:table-row table:style-name="ro1">
          <table:table-cell office:value-type="float" office:value="2248">
            <text:p>2248</text:p>
          </table:table-cell>
          <table:table-cell office:value-type="time" office:time-value="PT12H01M43.818S">
            <text:p>12:01:43.8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3332">
            <text:p>13332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2249">
            <text:p>2249</text:p>
          </table:table-cell>
          <table:table-cell office:value-type="time" office:time-value="PT12H00M59.624S">
            <text:p>12:00:59.6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7543">
            <text:p>57543</text:p>
          </table:table-cell>
          <table:table-cell office:value-type="string">
            <text:p>Success</text:p>
          </table:table-cell>
          <table:table-cell office:value-type="float" office:value="123483">
            <text:p>123483</text:p>
          </table:table-cell>
          <table:table-cell table:number-columns-repeated="1017"/>
        </table:table-row>
        <table:table-row table:style-name="ro1">
          <table:table-cell office:value-type="float" office:value="2250">
            <text:p>2250</text:p>
          </table:table-cell>
          <table:table-cell office:value-type="time" office:time-value="PT12H01M33.017S">
            <text:p>12:01:33.02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24161">
            <text:p>24161</text:p>
          </table:table-cell>
          <table:table-cell office:value-type="string">
            <text:p>Success</text:p>
          </table:table-cell>
          <table:table-cell office:value-type="float" office:value="77112">
            <text:p>77112</text:p>
          </table:table-cell>
          <table:table-cell table:number-columns-repeated="1017"/>
        </table:table-row>
        <table:table-row table:style-name="ro1">
          <table:table-cell office:value-type="float" office:value="2251">
            <text:p>2251</text:p>
          </table:table-cell>
          <table:table-cell office:value-type="time" office:time-value="PT12H00M56.467S">
            <text:p>12:00:56.47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0738">
            <text:p>60738</text:p>
          </table:table-cell>
          <table:table-cell office:value-type="string">
            <text:p>Success</text:p>
          </table:table-cell>
          <table:table-cell office:value-type="float" office:value="101233">
            <text:p>101233</text:p>
          </table:table-cell>
          <table:table-cell table:number-columns-repeated="1017"/>
        </table:table-row>
        <table:table-row table:style-name="ro1">
          <table:table-cell office:value-type="float" office:value="2252">
            <text:p>2252</text:p>
          </table:table-cell>
          <table:table-cell office:value-type="time" office:time-value="PT12H01M57.169S">
            <text:p>12:01:57.1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1642">
            <text:p>1642</text:p>
          </table:table-cell>
          <table:table-cell table:number-columns-repeated="1017"/>
        </table:table-row>
        <table:table-row table:style-name="ro1">
          <table:table-cell office:value-type="float" office:value="2253">
            <text:p>2253</text:p>
          </table:table-cell>
          <table:table-cell office:value-type="time" office:time-value="PT12H01M57.274S">
            <text:p>12:01:57.2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1642">
            <text:p>1642</text:p>
          </table:table-cell>
          <table:table-cell table:number-columns-repeated="1017"/>
        </table:table-row>
        <table:table-row table:style-name="ro1">
          <table:table-cell office:value-type="float" office:value="2254">
            <text:p>2254</text:p>
          </table:table-cell>
          <table:table-cell office:value-type="time" office:time-value="PT12H01M57.343S">
            <text:p>12:01:57.3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642">
            <text:p>1642</text:p>
          </table:table-cell>
          <table:table-cell table:number-columns-repeated="1017"/>
        </table:table-row>
        <table:table-row table:style-name="ro1">
          <table:table-cell office:value-type="float" office:value="2255">
            <text:p>2255</text:p>
          </table:table-cell>
          <table:table-cell office:value-type="time" office:time-value="PT12H01M48.874S">
            <text:p>12:01:48.87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9606">
            <text:p>9606</text:p>
          </table:table-cell>
          <table:table-cell office:value-type="string">
            <text:p>Success</text:p>
          </table:table-cell>
          <table:table-cell office:value-type="float" office:value="42798">
            <text:p>42798</text:p>
          </table:table-cell>
          <table:table-cell table:number-columns-repeated="1017"/>
        </table:table-row>
        <table:table-row table:style-name="ro1">
          <table:table-cell office:value-type="float" office:value="2256">
            <text:p>2256</text:p>
          </table:table-cell>
          <table:table-cell office:value-type="time" office:time-value="PT12H01M58.481S">
            <text:p>12:01:58.48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57">
            <text:p>2257</text:p>
          </table:table-cell>
          <table:table-cell office:value-type="time" office:time-value="PT12H01M58.522S">
            <text:p>12:01:58.52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58">
            <text:p>2258</text:p>
          </table:table-cell>
          <table:table-cell office:value-type="time" office:time-value="PT12H01M58.544S">
            <text:p>12:01:58.54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642">
            <text:p>1642</text:p>
          </table:table-cell>
          <table:table-cell table:number-columns-repeated="1017"/>
        </table:table-row>
        <table:table-row table:style-name="ro1">
          <table:table-cell office:value-type="float" office:value="2259">
            <text:p>2259</text:p>
          </table:table-cell>
          <table:table-cell office:value-type="time" office:time-value="PT12H01M50.985S">
            <text:p>12:01:50.9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7604">
            <text:p>7604</text:p>
          </table:table-cell>
          <table:table-cell office:value-type="string">
            <text:p>Success</text:p>
          </table:table-cell>
          <table:table-cell office:value-type="float" office:value="43076">
            <text:p>43076</text:p>
          </table:table-cell>
          <table:table-cell table:number-columns-repeated="1017"/>
        </table:table-row>
        <table:table-row table:style-name="ro1">
          <table:table-cell office:value-type="float" office:value="2260">
            <text:p>2260</text:p>
          </table:table-cell>
          <table:table-cell office:value-type="time" office:time-value="PT12H01M58.562S">
            <text:p>12:01:58.56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642">
            <text:p>1642</text:p>
          </table:table-cell>
          <table:table-cell table:number-columns-repeated="1017"/>
        </table:table-row>
        <table:table-row table:style-name="ro1">
          <table:table-cell office:value-type="float" office:value="2261">
            <text:p>2261</text:p>
          </table:table-cell>
          <table:table-cell office:value-type="time" office:time-value="PT12H01M55.71S">
            <text:p>12:01:55.71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3504">
            <text:p>3504</text:p>
          </table:table-cell>
          <table:table-cell office:value-type="string">
            <text:p>Success</text:p>
          </table:table-cell>
          <table:table-cell office:value-type="float" office:value="40968">
            <text:p>40968</text:p>
          </table:table-cell>
          <table:table-cell table:number-columns-repeated="1017"/>
        </table:table-row>
        <table:table-row table:style-name="ro1">
          <table:table-cell office:value-type="float" office:value="2262">
            <text:p>2262</text:p>
          </table:table-cell>
          <table:table-cell office:value-type="time" office:time-value="PT12H01M59.215S">
            <text:p>12:01:59.22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263">
            <text:p>2263</text:p>
          </table:table-cell>
          <table:table-cell office:value-type="time" office:time-value="PT12H01M59.227S">
            <text:p>12:01:59.23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264">
            <text:p>2264</text:p>
          </table:table-cell>
          <table:table-cell office:value-type="time" office:time-value="PT12H01M59.25S">
            <text:p>12:01:59.25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265">
            <text:p>2265</text:p>
          </table:table-cell>
          <table:table-cell office:value-type="time" office:time-value="PT12H01M59.273S">
            <text:p>12:01:59.27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266">
            <text:p>2266</text:p>
          </table:table-cell>
          <table:table-cell office:value-type="time" office:time-value="PT12H01M59.297S">
            <text:p>12:01:59.30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267">
            <text:p>2267</text:p>
          </table:table-cell>
          <table:table-cell office:value-type="time" office:time-value="PT12H01M57.079S">
            <text:p>12:01:57.08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305">
            <text:p>230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68">
            <text:p>2268</text:p>
          </table:table-cell>
          <table:table-cell office:value-type="time" office:time-value="PT12H01M59.385S">
            <text:p>12:01:59.39</text:p>
          </table:table-cell>
          <table:table-cell office:value-type="string">
            <text:p>TC0002_PlannerB 2-21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69">
            <text:p>2269</text:p>
          </table:table-cell>
          <table:table-cell office:value-type="time" office:time-value="PT12H01M59.395S">
            <text:p>12:01:59.40</text:p>
          </table:table-cell>
          <table:table-cell office:value-type="string">
            <text:p>TC0002_PlannerB 2-2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70">
            <text:p>2270</text:p>
          </table:table-cell>
          <table:table-cell office:value-type="time" office:time-value="PT12H01M59.399S">
            <text:p>12:01:59.40</text:p>
          </table:table-cell>
          <table:table-cell office:value-type="string">
            <text:p>TC0002_PlannerB 2-2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71">
            <text:p>2271</text:p>
          </table:table-cell>
          <table:table-cell office:value-type="time" office:time-value="PT12H01M59.322S">
            <text:p>12:01:59.32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72">
            <text:p>2272</text:p>
          </table:table-cell>
          <table:table-cell office:value-type="time" office:time-value="PT12H01M59.422S">
            <text:p>12:01:59.42</text:p>
          </table:table-cell>
          <table:table-cell office:value-type="string">
            <text:p>TC0003_PlannerC 3-30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73">
            <text:p>2273</text:p>
          </table:table-cell>
          <table:table-cell office:value-type="time" office:time-value="PT12H01M59.441S">
            <text:p>12:01:59.44</text:p>
          </table:table-cell>
          <table:table-cell office:value-type="string">
            <text:p>TC0003_PlannerC 3-30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74">
            <text:p>2274</text:p>
          </table:table-cell>
          <table:table-cell office:value-type="time" office:time-value="PT12H01M59.451S">
            <text:p>12:01:59.45</text:p>
          </table:table-cell>
          <table:table-cell office:value-type="string">
            <text:p>TC0003_PlannerC 3-3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75">
            <text:p>2275</text:p>
          </table:table-cell>
          <table:table-cell office:value-type="time" office:time-value="PT12H01M53.982S">
            <text:p>12:01:53.98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5629">
            <text:p>5629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2276">
            <text:p>2276</text:p>
          </table:table-cell>
          <table:table-cell office:value-type="time" office:time-value="PT12H01M53.774S">
            <text:p>12:01:53.77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846">
            <text:p>5846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277">
            <text:p>2277</text:p>
          </table:table-cell>
          <table:table-cell office:value-type="time" office:time-value="PT12H01M50.866S">
            <text:p>12:01:50.87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8767">
            <text:p>8767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2278">
            <text:p>2278</text:p>
          </table:table-cell>
          <table:table-cell office:value-type="time" office:time-value="PT12H01M53.801S">
            <text:p>12:01:53.80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5838">
            <text:p>5838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2279">
            <text:p>2279</text:p>
          </table:table-cell>
          <table:table-cell office:value-type="time" office:time-value="PT12H01M22.005S">
            <text:p>12:01:22.01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7637">
            <text:p>37637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280">
            <text:p>2280</text:p>
          </table:table-cell>
          <table:table-cell office:value-type="time" office:time-value="PT12H01M41.063S">
            <text:p>12:01:41.06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8586">
            <text:p>18586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281">
            <text:p>2281</text:p>
          </table:table-cell>
          <table:table-cell office:value-type="time" office:time-value="PT12H01M53.541S">
            <text:p>12:01:53.54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125">
            <text:p>612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282">
            <text:p>2282</text:p>
          </table:table-cell>
          <table:table-cell office:value-type="time" office:time-value="PT12H01M55.632S">
            <text:p>12:01:55.6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4060">
            <text:p>4060</text:p>
          </table:table-cell>
          <table:table-cell office:value-type="string">
            <text:p>Success</text:p>
          </table:table-cell>
          <table:table-cell office:value-type="float" office:value="16982">
            <text:p>16982</text:p>
          </table:table-cell>
          <table:table-cell table:number-columns-repeated="1017"/>
        </table:table-row>
        <table:table-row table:style-name="ro1">
          <table:table-cell office:value-type="float" office:value="2283">
            <text:p>2283</text:p>
          </table:table-cell>
          <table:table-cell office:value-type="time" office:time-value="PT12H01M53.752S">
            <text:p>12:01:53.75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944">
            <text:p>5944</text:p>
          </table:table-cell>
          <table:table-cell office:value-type="string">
            <text:p>Success</text:p>
          </table:table-cell>
          <table:table-cell office:value-type="float" office:value="31314">
            <text:p>31314</text:p>
          </table:table-cell>
          <table:table-cell table:number-columns-repeated="1017"/>
        </table:table-row>
        <table:table-row table:style-name="ro1">
          <table:table-cell office:value-type="float" office:value="2284">
            <text:p>2284</text:p>
          </table:table-cell>
          <table:table-cell office:value-type="time" office:time-value="PT12H01M49.792S">
            <text:p>12:01:49.79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9913">
            <text:p>9913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285">
            <text:p>2285</text:p>
          </table:table-cell>
          <table:table-cell office:value-type="time" office:time-value="PT12H01M52.958S">
            <text:p>12:01:52.96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6751">
            <text:p>6751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286">
            <text:p>2286</text:p>
          </table:table-cell>
          <table:table-cell office:value-type="time" office:time-value="PT12H01M51.394S">
            <text:p>12:01:51.3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8333">
            <text:p>8333</text:p>
          </table:table-cell>
          <table:table-cell office:value-type="string">
            <text:p>Success</text:p>
          </table:table-cell>
          <table:table-cell office:value-type="float" office:value="19435">
            <text:p>19435</text:p>
          </table:table-cell>
          <table:table-cell table:number-columns-repeated="1017"/>
        </table:table-row>
        <table:table-row table:style-name="ro1">
          <table:table-cell office:value-type="float" office:value="2287">
            <text:p>2287</text:p>
          </table:table-cell>
          <table:table-cell office:value-type="time" office:time-value="PT12H01M41.065S">
            <text:p>12:01:41.07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8665">
            <text:p>18665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288">
            <text:p>2288</text:p>
          </table:table-cell>
          <table:table-cell office:value-type="time" office:time-value="PT12H01M41.053S">
            <text:p>12:01:41.05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8719">
            <text:p>18719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289">
            <text:p>2289</text:p>
          </table:table-cell>
          <table:table-cell office:value-type="time" office:time-value="PT12H01M54.135S">
            <text:p>12:01:54.1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5639">
            <text:p>5639</text:p>
          </table:table-cell>
          <table:table-cell office:value-type="string">
            <text:p>Success</text:p>
          </table:table-cell>
          <table:table-cell office:value-type="float" office:value="19433">
            <text:p>19433</text:p>
          </table:table-cell>
          <table:table-cell table:number-columns-repeated="1017"/>
        </table:table-row>
        <table:table-row table:style-name="ro1">
          <table:table-cell office:value-type="float" office:value="2290">
            <text:p>2290</text:p>
          </table:table-cell>
          <table:table-cell office:value-type="time" office:time-value="PT12H01M53.605S">
            <text:p>12:01:53.61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168">
            <text:p>6168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291">
            <text:p>2291</text:p>
          </table:table-cell>
          <table:table-cell office:value-type="time" office:time-value="PT12H01M59.709S">
            <text:p>12:01:59.7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292">
            <text:p>2292</text:p>
          </table:table-cell>
          <table:table-cell office:value-type="time" office:time-value="PT12H01M55.76S">
            <text:p>12:01:55.76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041">
            <text:p>404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293">
            <text:p>2293</text:p>
          </table:table-cell>
          <table:table-cell office:value-type="time" office:time-value="PT12H01M59.641S">
            <text:p>12:01:59.64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409">
            <text:p>40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94">
            <text:p>2294</text:p>
          </table:table-cell>
          <table:table-cell office:value-type="time" office:time-value="PT12H02M00.05S">
            <text:p>12:02:00.05</text:p>
          </table:table-cell>
          <table:table-cell office:value-type="string">
            <text:p>TC0002_PlannerB 2-28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95">
            <text:p>2295</text:p>
          </table:table-cell>
          <table:table-cell office:value-type="time" office:time-value="PT12H02M00.065S">
            <text:p>12:02:00.07</text:p>
          </table:table-cell>
          <table:table-cell office:value-type="string">
            <text:p>TC0002_PlannerB 2-28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96">
            <text:p>2296</text:p>
          </table:table-cell>
          <table:table-cell office:value-type="time" office:time-value="PT12H02M00.071S">
            <text:p>12:02:00.07</text:p>
          </table:table-cell>
          <table:table-cell office:value-type="string">
            <text:p>TC0002_PlannerB 2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97">
            <text:p>2297</text:p>
          </table:table-cell>
          <table:table-cell office:value-type="time" office:time-value="PT12H01M52.137S">
            <text:p>12:01:52.1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357">
            <text:p>8357</text:p>
          </table:table-cell>
          <table:table-cell office:value-type="string">
            <text:p>Success</text:p>
          </table:table-cell>
          <table:table-cell office:value-type="float" office:value="42877">
            <text:p>42877</text:p>
          </table:table-cell>
          <table:table-cell table:number-columns-repeated="1017"/>
        </table:table-row>
        <table:table-row table:style-name="ro1">
          <table:table-cell office:value-type="float" office:value="2298">
            <text:p>2298</text:p>
          </table:table-cell>
          <table:table-cell office:value-type="time" office:time-value="PT12H01M55.641S">
            <text:p>12:01:55.6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878">
            <text:p>4878</text:p>
          </table:table-cell>
          <table:table-cell office:value-type="string">
            <text:p>Success</text:p>
          </table:table-cell>
          <table:table-cell office:value-type="float" office:value="42920">
            <text:p>42920</text:p>
          </table:table-cell>
          <table:table-cell table:number-columns-repeated="1017"/>
        </table:table-row>
        <table:table-row table:style-name="ro1">
          <table:table-cell office:value-type="float" office:value="2299">
            <text:p>2299</text:p>
          </table:table-cell>
          <table:table-cell office:value-type="time" office:time-value="PT12H02M00.52S">
            <text:p>12:02:00.5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00">
            <text:p>2300</text:p>
          </table:table-cell>
          <table:table-cell office:value-type="time" office:time-value="PT12H02M00.534S">
            <text:p>12:02:00.5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01">
            <text:p>2301</text:p>
          </table:table-cell>
          <table:table-cell office:value-type="time" office:time-value="PT12H01M59.695S">
            <text:p>12:01:59.7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265">
            <text:p>126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02">
            <text:p>2302</text:p>
          </table:table-cell>
          <table:table-cell office:value-type="time" office:time-value="PT12H02M00.961S">
            <text:p>12:02:00.96</text:p>
          </table:table-cell>
          <table:table-cell office:value-type="string">
            <text:p>TC0002_PlannerB 2-4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03">
            <text:p>2303</text:p>
          </table:table-cell>
          <table:table-cell office:value-type="time" office:time-value="PT12H01M52.777S">
            <text:p>12:01:52.78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8198">
            <text:p>8198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304">
            <text:p>2304</text:p>
          </table:table-cell>
          <table:table-cell office:value-type="time" office:time-value="PT12H02M00.974S">
            <text:p>12:02:00.97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05">
            <text:p>2305</text:p>
          </table:table-cell>
          <table:table-cell office:value-type="time" office:time-value="PT12H02M00.981S">
            <text:p>12:02:00.98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06">
            <text:p>2306</text:p>
          </table:table-cell>
          <table:table-cell office:value-type="time" office:time-value="PT12H01M57.207S">
            <text:p>12:01:57.2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827">
            <text:p>3827</text:p>
          </table:table-cell>
          <table:table-cell office:value-type="string">
            <text:p>Success</text:p>
          </table:table-cell>
          <table:table-cell office:value-type="float" office:value="44935">
            <text:p>44935</text:p>
          </table:table-cell>
          <table:table-cell table:number-columns-repeated="1017"/>
        </table:table-row>
        <table:table-row table:style-name="ro1">
          <table:table-cell office:value-type="float" office:value="2307">
            <text:p>2307</text:p>
          </table:table-cell>
          <table:table-cell office:value-type="time" office:time-value="PT12H02M01.036S">
            <text:p>12:02:01.04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08">
            <text:p>2308</text:p>
          </table:table-cell>
          <table:table-cell office:value-type="time" office:time-value="PT12H02M01.123S">
            <text:p>12:02:01.1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09">
            <text:p>2309</text:p>
          </table:table-cell>
          <table:table-cell office:value-type="time" office:time-value="PT12H02M01.142S">
            <text:p>12:02:01.14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726">
            <text:p>1726</text:p>
          </table:table-cell>
          <table:table-cell table:number-columns-repeated="1017"/>
        </table:table-row>
        <table:table-row table:style-name="ro1">
          <table:table-cell office:value-type="float" office:value="2310">
            <text:p>2310</text:p>
          </table:table-cell>
          <table:table-cell office:value-type="time" office:time-value="PT12H01M59.611S">
            <text:p>12:01:59.61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594">
            <text:p>159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11">
            <text:p>2311</text:p>
          </table:table-cell>
          <table:table-cell office:value-type="time" office:time-value="PT12H02M01.206S">
            <text:p>12:02:01.21</text:p>
          </table:table-cell>
          <table:table-cell office:value-type="string">
            <text:p>TC0002_PlannerB 2-26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12">
            <text:p>2312</text:p>
          </table:table-cell>
          <table:table-cell office:value-type="time" office:time-value="PT12H01M59.633S">
            <text:p>12:01:59.63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594">
            <text:p>159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13">
            <text:p>2313</text:p>
          </table:table-cell>
          <table:table-cell office:value-type="time" office:time-value="PT12H02M01.222S">
            <text:p>12:02:01.22</text:p>
          </table:table-cell>
          <table:table-cell office:value-type="string">
            <text:p>TC0002_PlannerB 2-26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14">
            <text:p>2314</text:p>
          </table:table-cell>
          <table:table-cell office:value-type="time" office:time-value="PT12H02M01.233S">
            <text:p>12:02:01.23</text:p>
          </table:table-cell>
          <table:table-cell office:value-type="string">
            <text:p>TC0002_PlannerB 2-2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15">
            <text:p>2315</text:p>
          </table:table-cell>
          <table:table-cell office:value-type="time" office:time-value="PT12H02M01.229S">
            <text:p>12:02:01.23</text:p>
          </table:table-cell>
          <table:table-cell office:value-type="string">
            <text:p>TC0002_PlannerB 2-22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16">
            <text:p>2316</text:p>
          </table:table-cell>
          <table:table-cell office:value-type="time" office:time-value="PT12H02M01.178S">
            <text:p>12:02:01.1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1726">
            <text:p>1726</text:p>
          </table:table-cell>
          <table:table-cell table:number-columns-repeated="1017"/>
        </table:table-row>
        <table:table-row table:style-name="ro1">
          <table:table-cell office:value-type="float" office:value="2317">
            <text:p>2317</text:p>
          </table:table-cell>
          <table:table-cell office:value-type="time" office:time-value="PT12H02M01.243S">
            <text:p>12:02:01.24</text:p>
          </table:table-cell>
          <table:table-cell office:value-type="string">
            <text:p>TC0002_PlannerB 2-22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18">
            <text:p>2318</text:p>
          </table:table-cell>
          <table:table-cell office:value-type="time" office:time-value="PT12H02M01.256S">
            <text:p>12:02:01.26</text:p>
          </table:table-cell>
          <table:table-cell office:value-type="string">
            <text:p>TC0002_PlannerB 2-2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19">
            <text:p>2319</text:p>
          </table:table-cell>
          <table:table-cell office:value-type="time" office:time-value="PT12H01M57.109S">
            <text:p>12:01:57.11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4753">
            <text:p>4753</text:p>
          </table:table-cell>
          <table:table-cell office:value-type="string">
            <text:p>Success</text:p>
          </table:table-cell>
          <table:table-cell office:value-type="float" office:value="16982">
            <text:p>16982</text:p>
          </table:table-cell>
          <table:table-cell table:number-columns-repeated="1017"/>
        </table:table-row>
        <table:table-row table:style-name="ro1">
          <table:table-cell office:value-type="float" office:value="2320">
            <text:p>2320</text:p>
          </table:table-cell>
          <table:table-cell office:value-type="time" office:time-value="PT12H01M40.662S">
            <text:p>12:01:40.6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1233">
            <text:p>21233</text:p>
          </table:table-cell>
          <table:table-cell office:value-type="string">
            <text:p>Success</text:p>
          </table:table-cell>
          <table:table-cell office:value-type="float" office:value="16985">
            <text:p>16985</text:p>
          </table:table-cell>
          <table:table-cell table:number-columns-repeated="1017"/>
        </table:table-row>
        <table:table-row table:style-name="ro1">
          <table:table-cell office:value-type="float" office:value="2321">
            <text:p>2321</text:p>
          </table:table-cell>
          <table:table-cell office:value-type="time" office:time-value="PT12H01M53.477S">
            <text:p>12:01:53.48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8427">
            <text:p>8427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322">
            <text:p>2322</text:p>
          </table:table-cell>
          <table:table-cell office:value-type="time" office:time-value="PT12H01M45.497S">
            <text:p>12:01:45.50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6435">
            <text:p>16435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323">
            <text:p>2323</text:p>
          </table:table-cell>
          <table:table-cell office:value-type="time" office:time-value="PT12H01M59.801S">
            <text:p>12:01:59.80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136">
            <text:p>2136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324">
            <text:p>2324</text:p>
          </table:table-cell>
          <table:table-cell office:value-type="time" office:time-value="PT12H01M53.226S">
            <text:p>12:01:53.2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713">
            <text:p>8713</text:p>
          </table:table-cell>
          <table:table-cell office:value-type="string">
            <text:p>Success</text:p>
          </table:table-cell>
          <table:table-cell office:value-type="float" office:value="18397">
            <text:p>18397</text:p>
          </table:table-cell>
          <table:table-cell table:number-columns-repeated="1017"/>
        </table:table-row>
        <table:table-row table:style-name="ro1">
          <table:table-cell office:value-type="float" office:value="2325">
            <text:p>2325</text:p>
          </table:table-cell>
          <table:table-cell office:value-type="time" office:time-value="PT12H01M59.775S">
            <text:p>12:01:59.78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165">
            <text:p>2165</text:p>
          </table:table-cell>
          <table:table-cell office:value-type="string">
            <text:p>Success</text:p>
          </table:table-cell>
          <table:table-cell office:value-type="float" office:value="16982">
            <text:p>16982</text:p>
          </table:table-cell>
          <table:table-cell table:number-columns-repeated="1017"/>
        </table:table-row>
        <table:table-row table:style-name="ro1">
          <table:table-cell office:value-type="float" office:value="2326">
            <text:p>2326</text:p>
          </table:table-cell>
          <table:table-cell office:value-type="time" office:time-value="PT12H01M31.674S">
            <text:p>12:01:31.6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0269">
            <text:p>30269</text:p>
          </table:table-cell>
          <table:table-cell office:value-type="string">
            <text:p>Success</text:p>
          </table:table-cell>
          <table:table-cell office:value-type="float" office:value="77134">
            <text:p>77134</text:p>
          </table:table-cell>
          <table:table-cell table:number-columns-repeated="1017"/>
        </table:table-row>
        <table:table-row table:style-name="ro1">
          <table:table-cell office:value-type="float" office:value="2327">
            <text:p>2327</text:p>
          </table:table-cell>
          <table:table-cell office:value-type="time" office:time-value="PT12H01M59.622S">
            <text:p>12:01:59.62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342">
            <text:p>2342</text:p>
          </table:table-cell>
          <table:table-cell office:value-type="string">
            <text:p>Success</text:p>
          </table:table-cell>
          <table:table-cell office:value-type="float" office:value="16982">
            <text:p>16982</text:p>
          </table:table-cell>
          <table:table-cell table:number-columns-repeated="1017"/>
        </table:table-row>
        <table:table-row table:style-name="ro1">
          <table:table-cell office:value-type="float" office:value="2328">
            <text:p>2328</text:p>
          </table:table-cell>
          <table:table-cell office:value-type="time" office:time-value="PT12H01M46.824S">
            <text:p>12:01:46.82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5146">
            <text:p>15146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329">
            <text:p>2329</text:p>
          </table:table-cell>
          <table:table-cell office:value-type="time" office:time-value="PT12H01M59.698S">
            <text:p>12:01:59.7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275">
            <text:p>2275</text:p>
          </table:table-cell>
          <table:table-cell office:value-type="string">
            <text:p>Success</text:p>
          </table:table-cell>
          <table:table-cell office:value-type="float" office:value="16981">
            <text:p>16981</text:p>
          </table:table-cell>
          <table:table-cell table:number-columns-repeated="1017"/>
        </table:table-row>
        <table:table-row table:style-name="ro1">
          <table:table-cell office:value-type="float" office:value="2330">
            <text:p>2330</text:p>
          </table:table-cell>
          <table:table-cell office:value-type="time" office:time-value="PT12H02M01.906S">
            <text:p>12:02:01.91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31">
            <text:p>2331</text:p>
          </table:table-cell>
          <table:table-cell office:value-type="time" office:time-value="PT12H01M41.057S">
            <text:p>12:01:41.06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0935">
            <text:p>20935</text:p>
          </table:table-cell>
          <table:table-cell office:value-type="string">
            <text:p>Success</text:p>
          </table:table-cell>
          <table:table-cell office:value-type="float" office:value="26816">
            <text:p>26816</text:p>
          </table:table-cell>
          <table:table-cell table:number-columns-repeated="1017"/>
        </table:table-row>
        <table:table-row table:style-name="ro1">
          <table:table-cell office:value-type="float" office:value="2332">
            <text:p>2332</text:p>
          </table:table-cell>
          <table:table-cell office:value-type="time" office:time-value="PT12H02M01.94S">
            <text:p>12:02:01.9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333">
            <text:p>2333</text:p>
          </table:table-cell>
          <table:table-cell office:value-type="time" office:time-value="PT12H01M58.605S">
            <text:p>12:01:58.61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406">
            <text:p>340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334">
            <text:p>2334</text:p>
          </table:table-cell>
          <table:table-cell office:value-type="time" office:time-value="PT12H01M59.706S">
            <text:p>12:01:59.71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308">
            <text:p>2308</text:p>
          </table:table-cell>
          <table:table-cell office:value-type="string">
            <text:p>Success</text:p>
          </table:table-cell>
          <table:table-cell office:value-type="float" office:value="16982">
            <text:p>16982</text:p>
          </table:table-cell>
          <table:table-cell table:number-columns-repeated="1017"/>
        </table:table-row>
        <table:table-row table:style-name="ro1">
          <table:table-cell office:value-type="float" office:value="2335">
            <text:p>2335</text:p>
          </table:table-cell>
          <table:table-cell office:value-type="time" office:time-value="PT12H02M02.01S">
            <text:p>12:02:02.01</text:p>
          </table:table-cell>
          <table:table-cell office:value-type="string">
            <text:p>TC0001_PlannerA 1-14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36">
            <text:p>2336</text:p>
          </table:table-cell>
          <table:table-cell office:value-type="time" office:time-value="PT12H02M02.023S">
            <text:p>12:02:02.02</text:p>
          </table:table-cell>
          <table:table-cell office:value-type="string">
            <text:p>TC0001_PlannerA 1-14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37">
            <text:p>2337</text:p>
          </table:table-cell>
          <table:table-cell office:value-type="time" office:time-value="PT12H02M02.031S">
            <text:p>12:02:02.03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38">
            <text:p>2338</text:p>
          </table:table-cell>
          <table:table-cell office:value-type="time" office:time-value="PT12H01M57.072S">
            <text:p>12:01:57.07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5146">
            <text:p>5146</text:p>
          </table:table-cell>
          <table:table-cell office:value-type="string">
            <text:p>Success</text:p>
          </table:table-cell>
          <table:table-cell office:value-type="float" office:value="46591">
            <text:p>46591</text:p>
          </table:table-cell>
          <table:table-cell table:number-columns-repeated="1017"/>
        </table:table-row>
        <table:table-row table:style-name="ro1">
          <table:table-cell office:value-type="float" office:value="2339">
            <text:p>2339</text:p>
          </table:table-cell>
          <table:table-cell office:value-type="time" office:time-value="PT12H02M02.219S">
            <text:p>12:02:02.22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340">
            <text:p>2340</text:p>
          </table:table-cell>
          <table:table-cell office:value-type="time" office:time-value="PT12H02M02.24S">
            <text:p>12:02:02.24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341">
            <text:p>2341</text:p>
          </table:table-cell>
          <table:table-cell office:value-type="time" office:time-value="PT12H01M57.18S">
            <text:p>12:01:57.18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5127">
            <text:p>5127</text:p>
          </table:table-cell>
          <table:table-cell office:value-type="string">
            <text:p>Success</text:p>
          </table:table-cell>
          <table:table-cell office:value-type="float" office:value="44672">
            <text:p>44672</text:p>
          </table:table-cell>
          <table:table-cell table:number-columns-repeated="1017"/>
        </table:table-row>
        <table:table-row table:style-name="ro1">
          <table:table-cell office:value-type="float" office:value="2342">
            <text:p>2342</text:p>
          </table:table-cell>
          <table:table-cell office:value-type="time" office:time-value="PT12H02M02.281S">
            <text:p>12:02:02.28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343">
            <text:p>2343</text:p>
          </table:table-cell>
          <table:table-cell office:value-type="time" office:time-value="PT12H02M01.898S">
            <text:p>12:02:01.9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433">
            <text:p>43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44">
            <text:p>2344</text:p>
          </table:table-cell>
          <table:table-cell office:value-type="time" office:time-value="PT12H02M02.331S">
            <text:p>12:02:02.33</text:p>
          </table:table-cell>
          <table:table-cell office:value-type="string">
            <text:p>TC0002_PlannerB 2-2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45">
            <text:p>2345</text:p>
          </table:table-cell>
          <table:table-cell office:value-type="time" office:time-value="PT12H02M02.34S">
            <text:p>12:02:02.34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46">
            <text:p>2346</text:p>
          </table:table-cell>
          <table:table-cell office:value-type="time" office:time-value="PT12H02M02.354S">
            <text:p>12:02:02.35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47">
            <text:p>2347</text:p>
          </table:table-cell>
          <table:table-cell office:value-type="time" office:time-value="PT12H02M02.322S">
            <text:p>12:02:02.32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348">
            <text:p>2348</text:p>
          </table:table-cell>
          <table:table-cell office:value-type="time" office:time-value="PT12H02M02.308S">
            <text:p>12:02:02.31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49">
            <text:p>2349</text:p>
          </table:table-cell>
          <table:table-cell office:value-type="time" office:time-value="PT12H02M02.376S">
            <text:p>12:02:02.38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50">
            <text:p>2350</text:p>
          </table:table-cell>
          <table:table-cell office:value-type="time" office:time-value="PT12H02M02.376S">
            <text:p>12:02:02.38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351">
            <text:p>2351</text:p>
          </table:table-cell>
          <table:table-cell office:value-type="time" office:time-value="PT12H01M57.151S">
            <text:p>12:01:57.1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5286">
            <text:p>5286</text:p>
          </table:table-cell>
          <table:table-cell office:value-type="string">
            <text:p>Success</text:p>
          </table:table-cell>
          <table:table-cell office:value-type="float" office:value="50722">
            <text:p>50722</text:p>
          </table:table-cell>
          <table:table-cell table:number-columns-repeated="1017"/>
        </table:table-row>
        <table:table-row table:style-name="ro1">
          <table:table-cell office:value-type="float" office:value="2352">
            <text:p>2352</text:p>
          </table:table-cell>
          <table:table-cell office:value-type="time" office:time-value="PT12H02M02.409S">
            <text:p>12:02:02.41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768">
            <text:p>1768</text:p>
          </table:table-cell>
          <table:table-cell table:number-columns-repeated="1017"/>
        </table:table-row>
        <table:table-row table:style-name="ro1">
          <table:table-cell office:value-type="float" office:value="2353">
            <text:p>2353</text:p>
          </table:table-cell>
          <table:table-cell office:value-type="time" office:time-value="PT12H02M02.016S">
            <text:p>12:02:02.0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61">
            <text:p>46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54">
            <text:p>2354</text:p>
          </table:table-cell>
          <table:table-cell office:value-type="time" office:time-value="PT12H02M01.862S">
            <text:p>12:02:01.86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621">
            <text:p>62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55">
            <text:p>2355</text:p>
          </table:table-cell>
          <table:table-cell office:value-type="time" office:time-value="PT12H02M02.484S">
            <text:p>12:02:02.48</text:p>
          </table:table-cell>
          <table:table-cell office:value-type="string">
            <text:p>TC0002_PlannerB 2-23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56">
            <text:p>2356</text:p>
          </table:table-cell>
          <table:table-cell office:value-type="time" office:time-value="PT12H02M02.478S">
            <text:p>12:02:02.48</text:p>
          </table:table-cell>
          <table:table-cell office:value-type="string">
            <text:p>TC0002_PlannerB 2-13</text:p>
          </table:table-cell>
          <table:table-cell office:value-type="string">
            <text:p>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57">
            <text:p>2357</text:p>
          </table:table-cell>
          <table:table-cell office:value-type="time" office:time-value="PT12H02M02.501S">
            <text:p>12:02:02.50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58">
            <text:p>2358</text:p>
          </table:table-cell>
          <table:table-cell office:value-type="time" office:time-value="PT12H02M02.439S">
            <text:p>12:02:02.4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359">
            <text:p>2359</text:p>
          </table:table-cell>
          <table:table-cell office:value-type="time" office:time-value="PT12H02M02.505S">
            <text:p>12:02:02.51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60">
            <text:p>2360</text:p>
          </table:table-cell>
          <table:table-cell office:value-type="time" office:time-value="PT12H02M02.5S">
            <text:p>12:02:02.50</text:p>
          </table:table-cell>
          <table:table-cell office:value-type="string">
            <text:p>TC0002_PlannerB 2-23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61">
            <text:p>2361</text:p>
          </table:table-cell>
          <table:table-cell office:value-type="time" office:time-value="PT12H02M02.514S">
            <text:p>12:02:02.51</text:p>
          </table:table-cell>
          <table:table-cell office:value-type="string">
            <text:p>TC0002_PlannerB 2-2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62">
            <text:p>2362</text:p>
          </table:table-cell>
          <table:table-cell office:value-type="time" office:time-value="PT12H02M02.51S">
            <text:p>12:02:02.5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363">
            <text:p>2363</text:p>
          </table:table-cell>
          <table:table-cell office:value-type="time" office:time-value="PT12H02M02.447S">
            <text:p>12:02:02.45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1768">
            <text:p>1768</text:p>
          </table:table-cell>
          <table:table-cell table:number-columns-repeated="1017"/>
        </table:table-row>
        <table:table-row table:style-name="ro1">
          <table:table-cell office:value-type="float" office:value="2364">
            <text:p>2364</text:p>
          </table:table-cell>
          <table:table-cell office:value-type="time" office:time-value="PT12H02M02.544S">
            <text:p>12:02:02.54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365">
            <text:p>2365</text:p>
          </table:table-cell>
          <table:table-cell office:value-type="time" office:time-value="PT12H01M57.111S">
            <text:p>12:01:57.1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490">
            <text:p>5490</text:p>
          </table:table-cell>
          <table:table-cell office:value-type="string">
            <text:p>Success</text:p>
          </table:table-cell>
          <table:table-cell office:value-type="float" office:value="48924">
            <text:p>48924</text:p>
          </table:table-cell>
          <table:table-cell table:number-columns-repeated="1017"/>
        </table:table-row>
        <table:table-row table:style-name="ro1">
          <table:table-cell office:value-type="float" office:value="2366">
            <text:p>2366</text:p>
          </table:table-cell>
          <table:table-cell office:value-type="time" office:time-value="PT12H02M02.602S">
            <text:p>12:02:02.6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67">
            <text:p>2367</text:p>
          </table:table-cell>
          <table:table-cell office:value-type="time" office:time-value="PT12H02M01.974S">
            <text:p>12:02:01.9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650">
            <text:p>65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68">
            <text:p>2368</text:p>
          </table:table-cell>
          <table:table-cell office:value-type="time" office:time-value="PT12H02M02.574S">
            <text:p>12:02:02.57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369">
            <text:p>2369</text:p>
          </table:table-cell>
          <table:table-cell office:value-type="time" office:time-value="PT12H01M57.128S">
            <text:p>12:01:57.13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5504">
            <text:p>5504</text:p>
          </table:table-cell>
          <table:table-cell office:value-type="string">
            <text:p>Success</text:p>
          </table:table-cell>
          <table:table-cell office:value-type="float" office:value="46976">
            <text:p>46976</text:p>
          </table:table-cell>
          <table:table-cell table:number-columns-repeated="1017"/>
        </table:table-row>
        <table:table-row table:style-name="ro1">
          <table:table-cell office:value-type="float" office:value="2370">
            <text:p>2370</text:p>
          </table:table-cell>
          <table:table-cell office:value-type="time" office:time-value="PT12H02M02.613S">
            <text:p>12:02:02.6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71">
            <text:p>2371</text:p>
          </table:table-cell>
          <table:table-cell office:value-type="time" office:time-value="PT12H02M02.625S">
            <text:p>12:02:02.63</text:p>
          </table:table-cell>
          <table:table-cell office:value-type="string">
            <text:p>TC0002_PlannerB 2-3</text:p>
          </table:table-cell>
          <table:table-cell office:value-type="string">
            <text:p>/logout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72">
            <text:p>2372</text:p>
          </table:table-cell>
          <table:table-cell office:value-type="time" office:time-value="PT12H01M59.73S">
            <text:p>12:01:59.7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937">
            <text:p>2937</text:p>
          </table:table-cell>
          <table:table-cell office:value-type="string">
            <text:p>Success</text:p>
          </table:table-cell>
          <table:table-cell office:value-type="float" office:value="53057">
            <text:p>53057</text:p>
          </table:table-cell>
          <table:table-cell table:number-columns-repeated="1017"/>
        </table:table-row>
        <table:table-row table:style-name="ro1">
          <table:table-cell office:value-type="float" office:value="2373">
            <text:p>2373</text:p>
          </table:table-cell>
          <table:table-cell office:value-type="time" office:time-value="PT12H02M02.667S">
            <text:p>12:02:02.67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74">
            <text:p>2374</text:p>
          </table:table-cell>
          <table:table-cell office:value-type="time" office:time-value="PT12H02M02.634S">
            <text:p>12:02:02.63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375">
            <text:p>2375</text:p>
          </table:table-cell>
          <table:table-cell office:value-type="time" office:time-value="PT12H02M02.686S">
            <text:p>12:02:02.69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76">
            <text:p>2376</text:p>
          </table:table-cell>
          <table:table-cell office:value-type="time" office:time-value="PT12H02M02.625S">
            <text:p>12:02:02.6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377">
            <text:p>2377</text:p>
          </table:table-cell>
          <table:table-cell office:value-type="time" office:time-value="PT12H02M02.669S">
            <text:p>12:02:02.6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78">
            <text:p>2378</text:p>
          </table:table-cell>
          <table:table-cell office:value-type="time" office:time-value="PT12H01M57.149S">
            <text:p>12:01:57.15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5591">
            <text:p>5591</text:p>
          </table:table-cell>
          <table:table-cell office:value-type="string">
            <text:p>Success</text:p>
          </table:table-cell>
          <table:table-cell office:value-type="float" office:value="48808">
            <text:p>48808</text:p>
          </table:table-cell>
          <table:table-cell table:number-columns-repeated="1017"/>
        </table:table-row>
        <table:table-row table:style-name="ro1">
          <table:table-cell office:value-type="float" office:value="2379">
            <text:p>2379</text:p>
          </table:table-cell>
          <table:table-cell office:value-type="time" office:time-value="PT12H01M59.773S">
            <text:p>12:01:59.7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981">
            <text:p>2981</text:p>
          </table:table-cell>
          <table:table-cell office:value-type="string">
            <text:p>Success</text:p>
          </table:table-cell>
          <table:table-cell office:value-type="float" office:value="53056">
            <text:p>53056</text:p>
          </table:table-cell>
          <table:table-cell table:number-columns-repeated="1017"/>
        </table:table-row>
        <table:table-row table:style-name="ro1">
          <table:table-cell office:value-type="float" office:value="2380">
            <text:p>2380</text:p>
          </table:table-cell>
          <table:table-cell office:value-type="time" office:time-value="PT12H01M59.728S">
            <text:p>12:01:59.7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055">
            <text:p>3055</text:p>
          </table:table-cell>
          <table:table-cell office:value-type="string">
            <text:p>Success</text:p>
          </table:table-cell>
          <table:table-cell office:value-type="float" office:value="52984">
            <text:p>52984</text:p>
          </table:table-cell>
          <table:table-cell table:number-columns-repeated="1017"/>
        </table:table-row>
        <table:table-row table:style-name="ro1">
          <table:table-cell office:value-type="float" office:value="2381">
            <text:p>2381</text:p>
          </table:table-cell>
          <table:table-cell office:value-type="time" office:time-value="PT12H02M02.687S">
            <text:p>12:02:02.69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382">
            <text:p>2382</text:p>
          </table:table-cell>
          <table:table-cell office:value-type="time" office:time-value="PT12H02M02.783S">
            <text:p>12:02:02.7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383">
            <text:p>2383</text:p>
          </table:table-cell>
          <table:table-cell office:value-type="time" office:time-value="PT12H01M59.774S">
            <text:p>12:01:59.77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3046">
            <text:p>3046</text:p>
          </table:table-cell>
          <table:table-cell office:value-type="string">
            <text:p>Success</text:p>
          </table:table-cell>
          <table:table-cell office:value-type="float" office:value="54949">
            <text:p>54949</text:p>
          </table:table-cell>
          <table:table-cell table:number-columns-repeated="1017"/>
        </table:table-row>
        <table:table-row table:style-name="ro1">
          <table:table-cell office:value-type="float" office:value="2384">
            <text:p>2384</text:p>
          </table:table-cell>
          <table:table-cell office:value-type="time" office:time-value="PT12H02M02.741S">
            <text:p>12:02:02.74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85">
            <text:p>2385</text:p>
          </table:table-cell>
          <table:table-cell office:value-type="time" office:time-value="PT12H02M02.727S">
            <text:p>12:02:02.7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86">
            <text:p>2386</text:p>
          </table:table-cell>
          <table:table-cell office:value-type="time" office:time-value="PT12H01M59.644S">
            <text:p>12:01:59.6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193">
            <text:p>3193</text:p>
          </table:table-cell>
          <table:table-cell office:value-type="string">
            <text:p>Success</text:p>
          </table:table-cell>
          <table:table-cell office:value-type="float" office:value="53051">
            <text:p>53051</text:p>
          </table:table-cell>
          <table:table-cell table:number-columns-repeated="1017"/>
        </table:table-row>
        <table:table-row table:style-name="ro1">
          <table:table-cell office:value-type="float" office:value="2387">
            <text:p>2387</text:p>
          </table:table-cell>
          <table:table-cell office:value-type="time" office:time-value="PT12H02M02.755S">
            <text:p>12:02:02.7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88">
            <text:p>2388</text:p>
          </table:table-cell>
          <table:table-cell office:value-type="time" office:time-value="PT12H01M57.134S">
            <text:p>12:01:57.1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724">
            <text:p>5724</text:p>
          </table:table-cell>
          <table:table-cell office:value-type="string">
            <text:p>Success</text:p>
          </table:table-cell>
          <table:table-cell office:value-type="float" office:value="50725">
            <text:p>50725</text:p>
          </table:table-cell>
          <table:table-cell table:number-columns-repeated="1017"/>
        </table:table-row>
        <table:table-row table:style-name="ro1">
          <table:table-cell office:value-type="float" office:value="2389">
            <text:p>2389</text:p>
          </table:table-cell>
          <table:table-cell office:value-type="time" office:time-value="PT12H02M02.821S">
            <text:p>12:02:02.82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390">
            <text:p>2390</text:p>
          </table:table-cell>
          <table:table-cell office:value-type="time" office:time-value="PT12H02M02.838S">
            <text:p>12:02:02.8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91">
            <text:p>2391</text:p>
          </table:table-cell>
          <table:table-cell office:value-type="time" office:time-value="PT12H01M59.651S">
            <text:p>12:01:59.6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223">
            <text:p>3223</text:p>
          </table:table-cell>
          <table:table-cell office:value-type="string">
            <text:p>Success</text:p>
          </table:table-cell>
          <table:table-cell office:value-type="float" office:value="53051">
            <text:p>53051</text:p>
          </table:table-cell>
          <table:table-cell table:number-columns-repeated="1017"/>
        </table:table-row>
        <table:table-row table:style-name="ro1">
          <table:table-cell office:value-type="float" office:value="2392">
            <text:p>2392</text:p>
          </table:table-cell>
          <table:table-cell office:value-type="time" office:time-value="PT12H02M02.859S">
            <text:p>12:02:02.8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93">
            <text:p>2393</text:p>
          </table:table-cell>
          <table:table-cell office:value-type="time" office:time-value="PT12H02M02.809S">
            <text:p>12:02:02.81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394">
            <text:p>2394</text:p>
          </table:table-cell>
          <table:table-cell office:value-type="time" office:time-value="PT12H02M02.871S">
            <text:p>12:02:02.8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95">
            <text:p>2395</text:p>
          </table:table-cell>
          <table:table-cell office:value-type="time" office:time-value="PT12H02M02.859S">
            <text:p>12:02:02.8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396">
            <text:p>2396</text:p>
          </table:table-cell>
          <table:table-cell office:value-type="time" office:time-value="PT12H02M02.827S">
            <text:p>12:02:02.83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97">
            <text:p>2397</text:p>
          </table:table-cell>
          <table:table-cell office:value-type="time" office:time-value="PT12H02M02.875S">
            <text:p>12:02:02.8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98">
            <text:p>2398</text:p>
          </table:table-cell>
          <table:table-cell office:value-type="time" office:time-value="PT12H02M02.816S">
            <text:p>12:02:02.8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399">
            <text:p>2399</text:p>
          </table:table-cell>
          <table:table-cell office:value-type="time" office:time-value="PT12H02M02.924S">
            <text:p>12:02:02.9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00">
            <text:p>2400</text:p>
          </table:table-cell>
          <table:table-cell office:value-type="time" office:time-value="PT12H02M02.927S">
            <text:p>12:02:02.93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01">
            <text:p>2401</text:p>
          </table:table-cell>
          <table:table-cell office:value-type="time" office:time-value="PT12H02M02.907S">
            <text:p>12:02:02.91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02">
            <text:p>2402</text:p>
          </table:table-cell>
          <table:table-cell office:value-type="time" office:time-value="PT12H02M02.922S">
            <text:p>12:02:02.92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1768">
            <text:p>1768</text:p>
          </table:table-cell>
          <table:table-cell table:number-columns-repeated="1017"/>
        </table:table-row>
        <table:table-row table:style-name="ro1">
          <table:table-cell office:value-type="float" office:value="2403">
            <text:p>2403</text:p>
          </table:table-cell>
          <table:table-cell office:value-type="time" office:time-value="PT12H02M02.921S">
            <text:p>12:02:02.9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04">
            <text:p>2404</text:p>
          </table:table-cell>
          <table:table-cell office:value-type="time" office:time-value="PT12H02M02.863S">
            <text:p>12:02:02.86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05">
            <text:p>2405</text:p>
          </table:table-cell>
          <table:table-cell office:value-type="time" office:time-value="PT12H02M02.999S">
            <text:p>12:02:03.00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768">
            <text:p>1768</text:p>
          </table:table-cell>
          <table:table-cell table:number-columns-repeated="1017"/>
        </table:table-row>
        <table:table-row table:style-name="ro1">
          <table:table-cell office:value-type="float" office:value="2406">
            <text:p>2406</text:p>
          </table:table-cell>
          <table:table-cell office:value-type="time" office:time-value="PT12H02M01.965S">
            <text:p>12:02:01.97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086">
            <text:p>108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07">
            <text:p>2407</text:p>
          </table:table-cell>
          <table:table-cell office:value-type="time" office:time-value="PT12H02M02.978S">
            <text:p>12:02:02.98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08">
            <text:p>2408</text:p>
          </table:table-cell>
          <table:table-cell office:value-type="time" office:time-value="PT12H02M03.051S">
            <text:p>12:02:03.05</text:p>
          </table:table-cell>
          <table:table-cell office:value-type="string">
            <text:p>TC0002_PlannerB 2-27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09">
            <text:p>2409</text:p>
          </table:table-cell>
          <table:table-cell office:value-type="time" office:time-value="PT12H02M02.988S">
            <text:p>12:02:02.99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10">
            <text:p>2410</text:p>
          </table:table-cell>
          <table:table-cell office:value-type="time" office:time-value="PT12H02M03.069S">
            <text:p>12:02:03.07</text:p>
          </table:table-cell>
          <table:table-cell office:value-type="string">
            <text:p>TC0002_PlannerB 2-27</text:p>
          </table:table-cell>
          <table:table-cell office:value-type="string">
            <text:p>/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11">
            <text:p>2411</text:p>
          </table:table-cell>
          <table:table-cell office:value-type="time" office:time-value="PT12H02M03.094S">
            <text:p>12:02:03.09</text:p>
          </table:table-cell>
          <table:table-cell office:value-type="string">
            <text:p>TC0002_PlannerB 2-27</text:p>
          </table:table-cell>
          <table:table-cell office:value-type="string">
            <text:p>/login.html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12">
            <text:p>2412</text:p>
          </table:table-cell>
          <table:table-cell office:value-type="time" office:time-value="PT12H02M01.942S">
            <text:p>12:02:01.9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202">
            <text:p>120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13">
            <text:p>2413</text:p>
          </table:table-cell>
          <table:table-cell office:value-type="time" office:time-value="PT12H02M03.011S">
            <text:p>12:02:03.01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14">
            <text:p>2414</text:p>
          </table:table-cell>
          <table:table-cell office:value-type="time" office:time-value="PT12H02M03.017S">
            <text:p>12:02:03.02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15">
            <text:p>2415</text:p>
          </table:table-cell>
          <table:table-cell office:value-type="time" office:time-value="PT12H02M03.145S">
            <text:p>12:02:03.15</text:p>
          </table:table-cell>
          <table:table-cell office:value-type="string">
            <text:p>TC0002_PlannerB 2-16</text:p>
          </table:table-cell>
          <table:table-cell office:value-type="string">
            <text:p>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16">
            <text:p>2416</text:p>
          </table:table-cell>
          <table:table-cell office:value-type="time" office:time-value="PT12H02M03.055S">
            <text:p>12:02:03.0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17">
            <text:p>2417</text:p>
          </table:table-cell>
          <table:table-cell office:value-type="time" office:time-value="PT12H02M03.158S">
            <text:p>12:02:03.16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18">
            <text:p>2418</text:p>
          </table:table-cell>
          <table:table-cell office:value-type="time" office:time-value="PT12H02M03.178S">
            <text:p>12:02:03.18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19">
            <text:p>2419</text:p>
          </table:table-cell>
          <table:table-cell office:value-type="time" office:time-value="PT12H02M03.208S">
            <text:p>12:02:03.21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20">
            <text:p>2420</text:p>
          </table:table-cell>
          <table:table-cell office:value-type="time" office:time-value="PT12H02M03.157S">
            <text:p>12:02:03.16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21">
            <text:p>2421</text:p>
          </table:table-cell>
          <table:table-cell office:value-type="time" office:time-value="PT12H02M03.2S">
            <text:p>12:02:03.2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22">
            <text:p>2422</text:p>
          </table:table-cell>
          <table:table-cell office:value-type="time" office:time-value="PT12H02M03.239S">
            <text:p>12:02:03.2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23">
            <text:p>2423</text:p>
          </table:table-cell>
          <table:table-cell office:value-type="time" office:time-value="PT12H02M02.725S">
            <text:p>12:02:02.7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843">
            <text:p>84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24">
            <text:p>2424</text:p>
          </table:table-cell>
          <table:table-cell office:value-type="time" office:time-value="PT12H02M03.569S">
            <text:p>12:02:03.57</text:p>
          </table:table-cell>
          <table:table-cell office:value-type="string">
            <text:p>TC0003_PlannerC 3-19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25">
            <text:p>2425</text:p>
          </table:table-cell>
          <table:table-cell office:value-type="time" office:time-value="PT12H02M03.579S">
            <text:p>12:02:03.58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26">
            <text:p>2426</text:p>
          </table:table-cell>
          <table:table-cell office:value-type="time" office:time-value="PT12H02M03.583S">
            <text:p>12:02:03.58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27">
            <text:p>2427</text:p>
          </table:table-cell>
          <table:table-cell office:value-type="time" office:time-value="PT12H02M02.408S">
            <text:p>12:02:02.41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280">
            <text:p>128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28">
            <text:p>2428</text:p>
          </table:table-cell>
          <table:table-cell office:value-type="time" office:time-value="PT12H02M03.689S">
            <text:p>12:02:03.69</text:p>
          </table:table-cell>
          <table:table-cell office:value-type="string">
            <text:p>TC0003_PlannerC 3-23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29">
            <text:p>2429</text:p>
          </table:table-cell>
          <table:table-cell office:value-type="time" office:time-value="PT12H02M03.698S">
            <text:p>12:02:03.70</text:p>
          </table:table-cell>
          <table:table-cell office:value-type="string">
            <text:p>TC0003_PlannerC 3-23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0">
            <text:p>2430</text:p>
          </table:table-cell>
          <table:table-cell office:value-type="time" office:time-value="PT12H02M03.704S">
            <text:p>12:02:03.70</text:p>
          </table:table-cell>
          <table:table-cell office:value-type="string">
            <text:p>TC0003_PlannerC 3-23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31">
            <text:p>2431</text:p>
          </table:table-cell>
          <table:table-cell office:value-type="time" office:time-value="PT12H02M03.277S">
            <text:p>12:02:03.2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729">
            <text:p>72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32">
            <text:p>2432</text:p>
          </table:table-cell>
          <table:table-cell office:value-type="time" office:time-value="PT12H02M04.008S">
            <text:p>12:02:04.01</text:p>
          </table:table-cell>
          <table:table-cell office:value-type="string">
            <text:p>TC0003_PlannerC 3-9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3">
            <text:p>2433</text:p>
          </table:table-cell>
          <table:table-cell office:value-type="time" office:time-value="PT12H02M04.016S">
            <text:p>12:02:04.02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4">
            <text:p>2434</text:p>
          </table:table-cell>
          <table:table-cell office:value-type="time" office:time-value="PT12H02M04.021S">
            <text:p>12:02:04.02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35">
            <text:p>2435</text:p>
          </table:table-cell>
          <table:table-cell office:value-type="time" office:time-value="PT12H02M03.251S">
            <text:p>12:02:03.25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865">
            <text:p>86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36">
            <text:p>2436</text:p>
          </table:table-cell>
          <table:table-cell office:value-type="time" office:time-value="PT12H02M04.118S">
            <text:p>12:02:04.12</text:p>
          </table:table-cell>
          <table:table-cell office:value-type="string">
            <text:p>TC0003_PlannerC 3-21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7">
            <text:p>2437</text:p>
          </table:table-cell>
          <table:table-cell office:value-type="time" office:time-value="PT12H02M04.124S">
            <text:p>12:02:04.12</text:p>
          </table:table-cell>
          <table:table-cell office:value-type="string">
            <text:p>TC0003_PlannerC 3-21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8">
            <text:p>2438</text:p>
          </table:table-cell>
          <table:table-cell office:value-type="time" office:time-value="PT12H02M04.129S">
            <text:p>12:02:04.13</text:p>
          </table:table-cell>
          <table:table-cell office:value-type="string">
            <text:p>TC0003_PlannerC 3-2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39">
            <text:p>2439</text:p>
          </table:table-cell>
          <table:table-cell office:value-type="time" office:time-value="PT12H02M03.181S">
            <text:p>12:02:03.1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013">
            <text:p>101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40">
            <text:p>2440</text:p>
          </table:table-cell>
          <table:table-cell office:value-type="time" office:time-value="PT12H02M03.077S">
            <text:p>12:02:03.0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139">
            <text:p>113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41">
            <text:p>2441</text:p>
          </table:table-cell>
          <table:table-cell office:value-type="time" office:time-value="PT12H02M04.196S">
            <text:p>12:02:04.20</text:p>
          </table:table-cell>
          <table:table-cell office:value-type="string">
            <text:p>TC0003_PlannerC 3-2</text:p>
          </table:table-cell>
          <table:table-cell office:value-type="string">
            <text:p>/logout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2">
            <text:p>2442</text:p>
          </table:table-cell>
          <table:table-cell office:value-type="time" office:time-value="PT12H01M48.005S">
            <text:p>12:01:48.01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6250">
            <text:p>16250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443">
            <text:p>2443</text:p>
          </table:table-cell>
          <table:table-cell office:value-type="time" office:time-value="PT12H01M41.07S">
            <text:p>12:01:41.07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3196">
            <text:p>23196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444">
            <text:p>2444</text:p>
          </table:table-cell>
          <table:table-cell office:value-type="time" office:time-value="PT12H01M53.698S">
            <text:p>12:01:53.70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597">
            <text:p>1059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445">
            <text:p>2445</text:p>
          </table:table-cell>
          <table:table-cell office:value-type="time" office:time-value="PT12H01M45.978S">
            <text:p>12:01:45.98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8319">
            <text:p>18319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446">
            <text:p>2446</text:p>
          </table:table-cell>
          <table:table-cell office:value-type="time" office:time-value="PT12H01M53.921S">
            <text:p>12:01:53.92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379">
            <text:p>10379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447">
            <text:p>2447</text:p>
          </table:table-cell>
          <table:table-cell office:value-type="time" office:time-value="PT12H02M04.227S">
            <text:p>12:02:04.23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8">
            <text:p>2448</text:p>
          </table:table-cell>
          <table:table-cell office:value-type="time" office:time-value="PT12H02M04.302S">
            <text:p>12:02:04.30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49">
            <text:p>2449</text:p>
          </table:table-cell>
          <table:table-cell office:value-type="time" office:time-value="PT12H02M04.217S">
            <text:p>12:02:04.22</text:p>
          </table:table-cell>
          <table:table-cell office:value-type="string">
            <text:p>TC0003_PlannerC 3-26</text:p>
          </table:table-cell>
          <table:table-cell office:value-type="string">
            <text:p>/logout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50">
            <text:p>2450</text:p>
          </table:table-cell>
          <table:table-cell office:value-type="time" office:time-value="PT12H01M52.754S">
            <text:p>12:01:52.75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1583">
            <text:p>11583</text:p>
          </table:table-cell>
          <table:table-cell office:value-type="string">
            <text:p>Success</text:p>
          </table:table-cell>
          <table:table-cell office:value-type="float" office:value="26816">
            <text:p>26816</text:p>
          </table:table-cell>
          <table:table-cell table:number-columns-repeated="1017"/>
        </table:table-row>
        <table:table-row table:style-name="ro1">
          <table:table-cell office:value-type="float" office:value="2451">
            <text:p>2451</text:p>
          </table:table-cell>
          <table:table-cell office:value-type="time" office:time-value="PT12H02M04.257S">
            <text:p>12:02:04.2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452">
            <text:p>2452</text:p>
          </table:table-cell>
          <table:table-cell office:value-type="time" office:time-value="PT12H01M48.303S">
            <text:p>12:01:48.30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6036">
            <text:p>16036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453">
            <text:p>2453</text:p>
          </table:table-cell>
          <table:table-cell office:value-type="time" office:time-value="PT12H02M04.336S">
            <text:p>12:02:04.34</text:p>
          </table:table-cell>
          <table:table-cell office:value-type="string">
            <text:p>TC0003_PlannerC 3-26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54">
            <text:p>2454</text:p>
          </table:table-cell>
          <table:table-cell office:value-type="time" office:time-value="PT12H02M04.345S">
            <text:p>12:02:04.35</text:p>
          </table:table-cell>
          <table:table-cell office:value-type="string">
            <text:p>TC0003_PlannerC 3-2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55">
            <text:p>2455</text:p>
          </table:table-cell>
          <table:table-cell office:value-type="time" office:time-value="PT12H01M55.62S">
            <text:p>12:01:55.6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8736">
            <text:p>8736</text:p>
          </table:table-cell>
          <table:table-cell office:value-type="string">
            <text:p>Success</text:p>
          </table:table-cell>
          <table:table-cell office:value-type="float" office:value="16986">
            <text:p>16986</text:p>
          </table:table-cell>
          <table:table-cell table:number-columns-repeated="1017"/>
        </table:table-row>
        <table:table-row table:style-name="ro1">
          <table:table-cell office:value-type="float" office:value="2456">
            <text:p>2456</text:p>
          </table:table-cell>
          <table:table-cell office:value-type="time" office:time-value="PT12H02M01.938S">
            <text:p>12:02:01.94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566">
            <text:p>2566</text:p>
          </table:table-cell>
          <table:table-cell office:value-type="string">
            <text:p>Success</text:p>
          </table:table-cell>
          <table:table-cell office:value-type="float" office:value="54633">
            <text:p>54633</text:p>
          </table:table-cell>
          <table:table-cell table:number-columns-repeated="1017"/>
        </table:table-row>
        <table:table-row table:style-name="ro1">
          <table:table-cell office:value-type="float" office:value="2457">
            <text:p>2457</text:p>
          </table:table-cell>
          <table:table-cell office:value-type="time" office:time-value="PT12H02M04.359S">
            <text:p>12:02:04.3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20">
            <text:p>32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58">
            <text:p>2458</text:p>
          </table:table-cell>
          <table:table-cell office:value-type="time" office:time-value="PT12H02M04.68S">
            <text:p>12:02:04.68</text:p>
          </table:table-cell>
          <table:table-cell office:value-type="string">
            <text:p>TC0002_PlannerB 2-6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59">
            <text:p>2459</text:p>
          </table:table-cell>
          <table:table-cell office:value-type="time" office:time-value="PT12H02M04.693S">
            <text:p>12:02:04.69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60">
            <text:p>2460</text:p>
          </table:table-cell>
          <table:table-cell office:value-type="time" office:time-value="PT12H02M04.713S">
            <text:p>12:02:04.71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61">
            <text:p>2461</text:p>
          </table:table-cell>
          <table:table-cell office:value-type="time" office:time-value="PT12H01M59.803S">
            <text:p>12:01:59.80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5035">
            <text:p>5035</text:p>
          </table:table-cell>
          <table:table-cell office:value-type="string">
            <text:p>Success</text:p>
          </table:table-cell>
          <table:table-cell office:value-type="float" office:value="16986">
            <text:p>16986</text:p>
          </table:table-cell>
          <table:table-cell table:number-columns-repeated="1017"/>
        </table:table-row>
        <table:table-row table:style-name="ro1">
          <table:table-cell office:value-type="float" office:value="2462">
            <text:p>2462</text:p>
          </table:table-cell>
          <table:table-cell office:value-type="time" office:time-value="PT12H01M57.376S">
            <text:p>12:01:57.38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7478">
            <text:p>7478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463">
            <text:p>2463</text:p>
          </table:table-cell>
          <table:table-cell office:value-type="time" office:time-value="PT12H01M53.505S">
            <text:p>12:01:53.51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1352">
            <text:p>11352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464">
            <text:p>2464</text:p>
          </table:table-cell>
          <table:table-cell office:value-type="time" office:time-value="PT12H01M55.72S">
            <text:p>12:01:55.7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9159">
            <text:p>9159</text:p>
          </table:table-cell>
          <table:table-cell office:value-type="string">
            <text:p>Success</text:p>
          </table:table-cell>
          <table:table-cell office:value-type="float" office:value="16982">
            <text:p>16982</text:p>
          </table:table-cell>
          <table:table-cell table:number-columns-repeated="1017"/>
        </table:table-row>
        <table:table-row table:style-name="ro1">
          <table:table-cell office:value-type="float" office:value="2465">
            <text:p>2465</text:p>
          </table:table-cell>
          <table:table-cell office:value-type="time" office:time-value="PT12H02M04.859S">
            <text:p>12:02:04.8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66">
            <text:p>2466</text:p>
          </table:table-cell>
          <table:table-cell office:value-type="time" office:time-value="PT12H02M04.839S">
            <text:p>12:02:04.8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67">
            <text:p>2467</text:p>
          </table:table-cell>
          <table:table-cell office:value-type="time" office:time-value="PT12H02M01.993S">
            <text:p>12:02:01.9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951">
            <text:p>2951</text:p>
          </table:table-cell>
          <table:table-cell office:value-type="string">
            <text:p>Success</text:p>
          </table:table-cell>
          <table:table-cell office:value-type="float" office:value="54534">
            <text:p>54534</text:p>
          </table:table-cell>
          <table:table-cell table:number-columns-repeated="1017"/>
        </table:table-row>
        <table:table-row table:style-name="ro1">
          <table:table-cell office:value-type="float" office:value="2468">
            <text:p>2468</text:p>
          </table:table-cell>
          <table:table-cell office:value-type="time" office:time-value="PT12H02M04.896S">
            <text:p>12:02:04.90</text:p>
          </table:table-cell>
          <table:table-cell office:value-type="string">
            <text:p>TC0002_PlannerB 2-12</text:p>
          </table:table-cell>
          <table:table-cell office:value-type="string">
            <text:p>/logout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69">
            <text:p>2469</text:p>
          </table:table-cell>
          <table:table-cell office:value-type="time" office:time-value="PT12H02M04.948S">
            <text:p>12:02:04.95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70">
            <text:p>2470</text:p>
          </table:table-cell>
          <table:table-cell office:value-type="time" office:time-value="PT12H02M04.96S">
            <text:p>12:02:04.96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71">
            <text:p>2471</text:p>
          </table:table-cell>
          <table:table-cell office:value-type="time" office:time-value="PT12H02M04.947S">
            <text:p>12:02:04.9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72">
            <text:p>2472</text:p>
          </table:table-cell>
          <table:table-cell office:value-type="time" office:time-value="PT12H02M01.944S">
            <text:p>12:02:01.9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033">
            <text:p>3033</text:p>
          </table:table-cell>
          <table:table-cell office:value-type="string">
            <text:p>Success</text:p>
          </table:table-cell>
          <table:table-cell office:value-type="float" office:value="54515">
            <text:p>54515</text:p>
          </table:table-cell>
          <table:table-cell table:number-columns-repeated="1017"/>
        </table:table-row>
        <table:table-row table:style-name="ro1">
          <table:table-cell office:value-type="float" office:value="2473">
            <text:p>2473</text:p>
          </table:table-cell>
          <table:table-cell office:value-type="time" office:time-value="PT12H02M04.973S">
            <text:p>12:02:04.9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74">
            <text:p>2474</text:p>
          </table:table-cell>
          <table:table-cell office:value-type="time" office:time-value="PT12H02M04.88S">
            <text:p>12:02:04.8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84">
            <text:p>18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75">
            <text:p>2475</text:p>
          </table:table-cell>
          <table:table-cell office:value-type="time" office:time-value="PT12H02M04.979S">
            <text:p>12:02:04.9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76">
            <text:p>2476</text:p>
          </table:table-cell>
          <table:table-cell office:value-type="time" office:time-value="PT12H02M05.065S">
            <text:p>12:02:05.07</text:p>
          </table:table-cell>
          <table:table-cell office:value-type="string">
            <text:p>TC0002_PlannerB 2-5</text:p>
          </table:table-cell>
          <table:table-cell office:value-type="string">
            <text:p>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77">
            <text:p>2477</text:p>
          </table:table-cell>
          <table:table-cell office:value-type="time" office:time-value="PT12H02M05.088S">
            <text:p>12:02:05.09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78">
            <text:p>2478</text:p>
          </table:table-cell>
          <table:table-cell office:value-type="time" office:time-value="PT12H02M05.094S">
            <text:p>12:02:05.09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79">
            <text:p>2479</text:p>
          </table:table-cell>
          <table:table-cell office:value-type="time" office:time-value="PT12H02M05.075S">
            <text:p>12:02:05.0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80">
            <text:p>2480</text:p>
          </table:table-cell>
          <table:table-cell office:value-type="time" office:time-value="PT12H02M05.104S">
            <text:p>12:02:05.1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852">
            <text:p>1852</text:p>
          </table:table-cell>
          <table:table-cell table:number-columns-repeated="1017"/>
        </table:table-row>
        <table:table-row table:style-name="ro1">
          <table:table-cell office:value-type="float" office:value="2481">
            <text:p>2481</text:p>
          </table:table-cell>
          <table:table-cell office:value-type="time" office:time-value="PT12H02M05.126S">
            <text:p>12:02:05.1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852">
            <text:p>1852</text:p>
          </table:table-cell>
          <table:table-cell table:number-columns-repeated="1017"/>
        </table:table-row>
        <table:table-row table:style-name="ro1">
          <table:table-cell office:value-type="float" office:value="2482">
            <text:p>2482</text:p>
          </table:table-cell>
          <table:table-cell office:value-type="time" office:time-value="PT12H02M00.976S">
            <text:p>12:02:00.9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197">
            <text:p>4197</text:p>
          </table:table-cell>
          <table:table-cell office:value-type="string">
            <text:p>Success</text:p>
          </table:table-cell>
          <table:table-cell office:value-type="float" office:value="16982">
            <text:p>16982</text:p>
          </table:table-cell>
          <table:table-cell table:number-columns-repeated="1017"/>
        </table:table-row>
        <table:table-row table:style-name="ro1">
          <table:table-cell office:value-type="float" office:value="2483">
            <text:p>2483</text:p>
          </table:table-cell>
          <table:table-cell office:value-type="time" office:time-value="PT12H01M59.668S">
            <text:p>12:01:59.67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5517">
            <text:p>5517</text:p>
          </table:table-cell>
          <table:table-cell office:value-type="string">
            <text:p>Success</text:p>
          </table:table-cell>
          <table:table-cell office:value-type="float" office:value="16986">
            <text:p>16986</text:p>
          </table:table-cell>
          <table:table-cell table:number-columns-repeated="1017"/>
        </table:table-row>
        <table:table-row table:style-name="ro1">
          <table:table-cell office:value-type="float" office:value="2484">
            <text:p>2484</text:p>
          </table:table-cell>
          <table:table-cell office:value-type="time" office:time-value="PT12H01M56.446S">
            <text:p>12:01:56.45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8763">
            <text:p>8763</text:p>
          </table:table-cell>
          <table:table-cell office:value-type="string">
            <text:p>Success</text:p>
          </table:table-cell>
          <table:table-cell office:value-type="float" office:value="123800">
            <text:p>123800</text:p>
          </table:table-cell>
          <table:table-cell table:number-columns-repeated="1017"/>
        </table:table-row>
        <table:table-row table:style-name="ro1">
          <table:table-cell office:value-type="float" office:value="2485">
            <text:p>2485</text:p>
          </table:table-cell>
          <table:table-cell office:value-type="time" office:time-value="PT12H02M05.211S">
            <text:p>12:02:05.21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894">
            <text:p>1894</text:p>
          </table:table-cell>
          <table:table-cell table:number-columns-repeated="1017"/>
        </table:table-row>
        <table:table-row table:style-name="ro1">
          <table:table-cell office:value-type="float" office:value="2486">
            <text:p>2486</text:p>
          </table:table-cell>
          <table:table-cell office:value-type="time" office:time-value="PT12H02M05.228S">
            <text:p>12:02:05.2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894">
            <text:p>1894</text:p>
          </table:table-cell>
          <table:table-cell table:number-columns-repeated="1017"/>
        </table:table-row>
        <table:table-row table:style-name="ro1">
          <table:table-cell office:value-type="float" office:value="2487">
            <text:p>2487</text:p>
          </table:table-cell>
          <table:table-cell office:value-type="time" office:time-value="PT12H02M05.186S">
            <text:p>12:02:05.19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53">
            <text:p>15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88">
            <text:p>2488</text:p>
          </table:table-cell>
          <table:table-cell office:value-type="time" office:time-value="PT12H02M05.274S">
            <text:p>12:02:05.2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1894">
            <text:p>1894</text:p>
          </table:table-cell>
          <table:table-cell table:number-columns-repeated="1017"/>
        </table:table-row>
        <table:table-row table:style-name="ro1">
          <table:table-cell office:value-type="float" office:value="2489">
            <text:p>2489</text:p>
          </table:table-cell>
          <table:table-cell office:value-type="time" office:time-value="PT12H02M05.174S">
            <text:p>12:02:05.1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90">
            <text:p>2490</text:p>
          </table:table-cell>
          <table:table-cell office:value-type="time" office:time-value="PT12H02M05.341S">
            <text:p>12:02:05.34</text:p>
          </table:table-cell>
          <table:table-cell office:value-type="string">
            <text:p>TC0002_PlannerB 2-29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1">
            <text:p>2491</text:p>
          </table:table-cell>
          <table:table-cell office:value-type="time" office:time-value="PT12H02M05.351S">
            <text:p>12:02:05.35</text:p>
          </table:table-cell>
          <table:table-cell office:value-type="string">
            <text:p>TC0002_PlannerB 2-18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2">
            <text:p>2492</text:p>
          </table:table-cell>
          <table:table-cell office:value-type="time" office:time-value="PT12H02M05.357S">
            <text:p>12:02:05.36</text:p>
          </table:table-cell>
          <table:table-cell office:value-type="string">
            <text:p>TC0002_PlannerB 2-2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3">
            <text:p>2493</text:p>
          </table:table-cell>
          <table:table-cell office:value-type="time" office:time-value="PT12H02M05.361S">
            <text:p>12:02:05.36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4">
            <text:p>2494</text:p>
          </table:table-cell>
          <table:table-cell office:value-type="time" office:time-value="PT12H02M05.364S">
            <text:p>12:02:05.36</text:p>
          </table:table-cell>
          <table:table-cell office:value-type="string">
            <text:p>TC0002_PlannerB 2-2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95">
            <text:p>2495</text:p>
          </table:table-cell>
          <table:table-cell office:value-type="time" office:time-value="PT12H02M05.367S">
            <text:p>12:02:05.37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96">
            <text:p>2496</text:p>
          </table:table-cell>
          <table:table-cell office:value-type="time" office:time-value="PT12H02M01.252S">
            <text:p>12:02:01.25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4218">
            <text:p>421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497">
            <text:p>2497</text:p>
          </table:table-cell>
          <table:table-cell office:value-type="time" office:time-value="PT12H02M05S">
            <text:p>12:02:05.00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517">
            <text:p>517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2498">
            <text:p>2498</text:p>
          </table:table-cell>
          <table:table-cell office:value-type="time" office:time-value="PT12H02M02.013S">
            <text:p>12:02:02.01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3505">
            <text:p>3505</text:p>
          </table:table-cell>
          <table:table-cell office:value-type="string">
            <text:p>Success</text:p>
          </table:table-cell>
          <table:table-cell office:value-type="float" office:value="16986">
            <text:p>16986</text:p>
          </table:table-cell>
          <table:table-cell table:number-columns-repeated="1017"/>
        </table:table-row>
        <table:table-row table:style-name="ro1">
          <table:table-cell office:value-type="float" office:value="2499">
            <text:p>2499</text:p>
          </table:table-cell>
          <table:table-cell office:value-type="time" office:time-value="PT12H02M05.518S">
            <text:p>12:02:05.5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500">
            <text:p>2500</text:p>
          </table:table-cell>
          <table:table-cell office:value-type="time" office:time-value="PT12H02M00.562S">
            <text:p>12:02:00.56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976">
            <text:p>4976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501">
            <text:p>2501</text:p>
          </table:table-cell>
          <table:table-cell office:value-type="time" office:time-value="PT12H02M01.933S">
            <text:p>12:02:01.9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610">
            <text:p>3610</text:p>
          </table:table-cell>
          <table:table-cell office:value-type="string">
            <text:p>Success</text:p>
          </table:table-cell>
          <table:table-cell office:value-type="float" office:value="16986">
            <text:p>16986</text:p>
          </table:table-cell>
          <table:table-cell table:number-columns-repeated="1017"/>
        </table:table-row>
        <table:table-row table:style-name="ro1">
          <table:table-cell office:value-type="float" office:value="2502">
            <text:p>2502</text:p>
          </table:table-cell>
          <table:table-cell office:value-type="time" office:time-value="PT12H02M04.3S">
            <text:p>12:02:04.3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255">
            <text:p>1255</text:p>
          </table:table-cell>
          <table:table-cell office:value-type="string">
            <text:p>Success</text:p>
          </table:table-cell>
          <table:table-cell office:value-type="float" office:value="16986">
            <text:p>16986</text:p>
          </table:table-cell>
          <table:table-cell table:number-columns-repeated="1017"/>
        </table:table-row>
        <table:table-row table:style-name="ro1">
          <table:table-cell office:value-type="float" office:value="2503">
            <text:p>2503</text:p>
          </table:table-cell>
          <table:table-cell office:value-type="time" office:time-value="PT12H02M04.299S">
            <text:p>12:02:04.3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270">
            <text:p>1270</text:p>
          </table:table-cell>
          <table:table-cell office:value-type="string">
            <text:p>Success</text:p>
          </table:table-cell>
          <table:table-cell office:value-type="float" office:value="16986">
            <text:p>16986</text:p>
          </table:table-cell>
          <table:table-cell table:number-columns-repeated="1017"/>
        </table:table-row>
        <table:table-row table:style-name="ro1">
          <table:table-cell office:value-type="float" office:value="2504">
            <text:p>2504</text:p>
          </table:table-cell>
          <table:table-cell office:value-type="time" office:time-value="PT12H02M01.972S">
            <text:p>12:02:01.9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612">
            <text:p>3612</text:p>
          </table:table-cell>
          <table:table-cell office:value-type="string">
            <text:p>Success</text:p>
          </table:table-cell>
          <table:table-cell office:value-type="float" office:value="16982">
            <text:p>16982</text:p>
          </table:table-cell>
          <table:table-cell table:number-columns-repeated="1017"/>
        </table:table-row>
        <table:table-row table:style-name="ro1">
          <table:table-cell office:value-type="float" office:value="2505">
            <text:p>2505</text:p>
          </table:table-cell>
          <table:table-cell office:value-type="time" office:time-value="PT12H02M04.337S">
            <text:p>12:02:04.3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251">
            <text:p>1251</text:p>
          </table:table-cell>
          <table:table-cell office:value-type="string">
            <text:p>Success</text:p>
          </table:table-cell>
          <table:table-cell office:value-type="float" office:value="16985">
            <text:p>16985</text:p>
          </table:table-cell>
          <table:table-cell table:number-columns-repeated="1017"/>
        </table:table-row>
        <table:table-row table:style-name="ro1">
          <table:table-cell office:value-type="float" office:value="2506">
            <text:p>2506</text:p>
          </table:table-cell>
          <table:table-cell office:value-type="time" office:time-value="PT12H02M04.297S">
            <text:p>12:02:04.3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296">
            <text:p>1296</text:p>
          </table:table-cell>
          <table:table-cell office:value-type="string">
            <text:p>Success</text:p>
          </table:table-cell>
          <table:table-cell office:value-type="float" office:value="16982">
            <text:p>16982</text:p>
          </table:table-cell>
          <table:table-cell table:number-columns-repeated="1017"/>
        </table:table-row>
        <table:table-row table:style-name="ro1">
          <table:table-cell office:value-type="float" office:value="2507">
            <text:p>2507</text:p>
          </table:table-cell>
          <table:table-cell office:value-type="time" office:time-value="PT12H02M04.339S">
            <text:p>12:02:04.34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259">
            <text:p>1259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508">
            <text:p>2508</text:p>
          </table:table-cell>
          <table:table-cell office:value-type="time" office:time-value="PT12H02M05.539S">
            <text:p>12:02:05.5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09">
            <text:p>2509</text:p>
          </table:table-cell>
          <table:table-cell office:value-type="time" office:time-value="PT12H01M53.268S">
            <text:p>12:01:53.27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2382">
            <text:p>12382</text:p>
          </table:table-cell>
          <table:table-cell office:value-type="string">
            <text:p>Success</text:p>
          </table:table-cell>
          <table:table-cell office:value-type="float" office:value="123071">
            <text:p>123071</text:p>
          </table:table-cell>
          <table:table-cell table:number-columns-repeated="1017"/>
        </table:table-row>
        <table:table-row table:style-name="ro1">
          <table:table-cell office:value-type="float" office:value="2510">
            <text:p>2510</text:p>
          </table:table-cell>
          <table:table-cell office:value-type="time" office:time-value="PT12H02M05.519S">
            <text:p>12:02:05.52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11">
            <text:p>2511</text:p>
          </table:table-cell>
          <table:table-cell office:value-type="time" office:time-value="PT12H01M43.614S">
            <text:p>12:01:43.6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2047">
            <text:p>22047</text:p>
          </table:table-cell>
          <table:table-cell office:value-type="string">
            <text:p>Success</text:p>
          </table:table-cell>
          <table:table-cell office:value-type="float" office:value="123840">
            <text:p>123840</text:p>
          </table:table-cell>
          <table:table-cell table:number-columns-repeated="1017"/>
        </table:table-row>
        <table:table-row table:style-name="ro1">
          <table:table-cell office:value-type="float" office:value="2512">
            <text:p>2512</text:p>
          </table:table-cell>
          <table:table-cell office:value-type="time" office:time-value="PT12H01M48.23S">
            <text:p>12:01:48.2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7437">
            <text:p>17437</text:p>
          </table:table-cell>
          <table:table-cell office:value-type="string">
            <text:p>Success</text:p>
          </table:table-cell>
          <table:table-cell office:value-type="float" office:value="123838">
            <text:p>123838</text:p>
          </table:table-cell>
          <table:table-cell table:number-columns-repeated="1017"/>
        </table:table-row>
        <table:table-row table:style-name="ro1">
          <table:table-cell office:value-type="float" office:value="2513">
            <text:p>2513</text:p>
          </table:table-cell>
          <table:table-cell office:value-type="time" office:time-value="PT12H01M48.45S">
            <text:p>12:01:48.4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7229">
            <text:p>17229</text:p>
          </table:table-cell>
          <table:table-cell office:value-type="string">
            <text:p>Success</text:p>
          </table:table-cell>
          <table:table-cell office:value-type="float" office:value="123838">
            <text:p>123838</text:p>
          </table:table-cell>
          <table:table-cell table:number-columns-repeated="1017"/>
        </table:table-row>
        <table:table-row table:style-name="ro1">
          <table:table-cell office:value-type="float" office:value="2514">
            <text:p>2514</text:p>
          </table:table-cell>
          <table:table-cell office:value-type="time" office:time-value="PT12H02M05.66S">
            <text:p>12:02:05.66</text:p>
          </table:table-cell>
          <table:table-cell office:value-type="string">
            <text:p>TC0002_PlannerB 2-30</text:p>
          </table:table-cell>
          <table:table-cell office:value-type="string">
            <text:p>/logout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15">
            <text:p>2515</text:p>
          </table:table-cell>
          <table:table-cell office:value-type="time" office:time-value="PT12H02M05.661S">
            <text:p>12:02:05.6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936">
            <text:p>1936</text:p>
          </table:table-cell>
          <table:table-cell table:number-columns-repeated="1017"/>
        </table:table-row>
        <table:table-row table:style-name="ro1">
          <table:table-cell office:value-type="float" office:value="2516">
            <text:p>2516</text:p>
          </table:table-cell>
          <table:table-cell office:value-type="time" office:time-value="PT12H02M05.652S">
            <text:p>12:02:05.65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1936">
            <text:p>1936</text:p>
          </table:table-cell>
          <table:table-cell table:number-columns-repeated="1017"/>
        </table:table-row>
        <table:table-row table:style-name="ro1">
          <table:table-cell office:value-type="float" office:value="2517">
            <text:p>2517</text:p>
          </table:table-cell>
          <table:table-cell office:value-type="time" office:time-value="PT12H02M05.669S">
            <text:p>12:02:05.6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936">
            <text:p>1936</text:p>
          </table:table-cell>
          <table:table-cell table:number-columns-repeated="1017"/>
        </table:table-row>
        <table:table-row table:style-name="ro1">
          <table:table-cell office:value-type="float" office:value="2518">
            <text:p>2518</text:p>
          </table:table-cell>
          <table:table-cell office:value-type="time" office:time-value="PT12H02M05.679S">
            <text:p>12:02:05.6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936">
            <text:p>1936</text:p>
          </table:table-cell>
          <table:table-cell table:number-columns-repeated="1017"/>
        </table:table-row>
        <table:table-row table:style-name="ro1">
          <table:table-cell office:value-type="float" office:value="2519">
            <text:p>2519</text:p>
          </table:table-cell>
          <table:table-cell office:value-type="time" office:time-value="PT12H02M05.703S">
            <text:p>12:02:05.70</text:p>
          </table:table-cell>
          <table:table-cell office:value-type="string">
            <text:p>TC0002_PlannerB 2-30</text:p>
          </table:table-cell>
          <table:table-cell office:value-type="string">
            <text:p>/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20">
            <text:p>2520</text:p>
          </table:table-cell>
          <table:table-cell office:value-type="time" office:time-value="PT12H02M05.725S">
            <text:p>12:02:05.73</text:p>
          </table:table-cell>
          <table:table-cell office:value-type="string">
            <text:p>TC0002_PlannerB 2-30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21">
            <text:p>2521</text:p>
          </table:table-cell>
          <table:table-cell office:value-type="time" office:time-value="PT12H02M05.718S">
            <text:p>12:02:05.7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1936">
            <text:p>1936</text:p>
          </table:table-cell>
          <table:table-cell table:number-columns-repeated="1017"/>
        </table:table-row>
        <table:table-row table:style-name="ro1">
          <table:table-cell office:value-type="float" office:value="2522">
            <text:p>2522</text:p>
          </table:table-cell>
          <table:table-cell office:value-type="time" office:time-value="PT12H02M05.703S">
            <text:p>12:02:05.70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1936">
            <text:p>1936</text:p>
          </table:table-cell>
          <table:table-cell table:number-columns-repeated="1017"/>
        </table:table-row>
        <table:table-row table:style-name="ro1">
          <table:table-cell office:value-type="float" office:value="2523">
            <text:p>2523</text:p>
          </table:table-cell>
          <table:table-cell office:value-type="time" office:time-value="PT12H02M05.703S">
            <text:p>12:02:05.7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1936">
            <text:p>1936</text:p>
          </table:table-cell>
          <table:table-cell table:number-columns-repeated="1017"/>
        </table:table-row>
        <table:table-row table:style-name="ro1">
          <table:table-cell office:value-type="float" office:value="2524">
            <text:p>2524</text:p>
          </table:table-cell>
          <table:table-cell office:value-type="time" office:time-value="PT12H02M05.712S">
            <text:p>12:02:05.7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1936">
            <text:p>1936</text:p>
          </table:table-cell>
          <table:table-cell table:number-columns-repeated="1017"/>
        </table:table-row>
        <table:table-row table:style-name="ro1">
          <table:table-cell office:value-type="float" office:value="2525">
            <text:p>2525</text:p>
          </table:table-cell>
          <table:table-cell office:value-type="time" office:time-value="PT12H02M05.794S">
            <text:p>12:02:05.7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936">
            <text:p>1936</text:p>
          </table:table-cell>
          <table:table-cell table:number-columns-repeated="1017"/>
        </table:table-row>
        <table:table-row table:style-name="ro1">
          <table:table-cell office:value-type="float" office:value="2526">
            <text:p>2526</text:p>
          </table:table-cell>
          <table:table-cell office:value-type="time" office:time-value="PT12H02M05.796S">
            <text:p>12:02:05.80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936">
            <text:p>1936</text:p>
          </table:table-cell>
          <table:table-cell table:number-columns-repeated="1017"/>
        </table:table-row>
        <table:table-row table:style-name="ro1">
          <table:table-cell office:value-type="float" office:value="2527">
            <text:p>2527</text:p>
          </table:table-cell>
          <table:table-cell office:value-type="time" office:time-value="PT12H02M05.797S">
            <text:p>12:02:05.8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936">
            <text:p>1936</text:p>
          </table:table-cell>
          <table:table-cell table:number-columns-repeated="1017"/>
        </table:table-row>
        <table:table-row table:style-name="ro1">
          <table:table-cell office:value-type="float" office:value="2528">
            <text:p>2528</text:p>
          </table:table-cell>
          <table:table-cell office:value-type="time" office:time-value="PT12H02M05.797S">
            <text:p>12:02:05.8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1936">
            <text:p>1936</text:p>
          </table:table-cell>
          <table:table-cell table:number-columns-repeated="1017"/>
        </table:table-row>
        <table:table-row table:style-name="ro1">
          <table:table-cell office:value-type="float" office:value="2529">
            <text:p>2529</text:p>
          </table:table-cell>
          <table:table-cell office:value-type="time" office:time-value="PT12H02M05.594S">
            <text:p>12:02:05.5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30">
            <text:p>2530</text:p>
          </table:table-cell>
          <table:table-cell office:value-type="time" office:time-value="PT12H02M05.857S">
            <text:p>12:02:05.86</text:p>
          </table:table-cell>
          <table:table-cell office:value-type="string">
            <text:p>TC0002_PlannerB 2-11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31">
            <text:p>2531</text:p>
          </table:table-cell>
          <table:table-cell office:value-type="time" office:time-value="PT12H02M05.87S">
            <text:p>12:02:05.87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32">
            <text:p>2532</text:p>
          </table:table-cell>
          <table:table-cell office:value-type="time" office:time-value="PT12H02M05.59S">
            <text:p>12:02:05.59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88">
            <text:p>28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33">
            <text:p>2533</text:p>
          </table:table-cell>
          <table:table-cell office:value-type="time" office:time-value="PT12H02M05.878S">
            <text:p>12:02:05.88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34">
            <text:p>2534</text:p>
          </table:table-cell>
          <table:table-cell office:value-type="time" office:time-value="PT12H02M05.879S">
            <text:p>12:02:05.88</text:p>
          </table:table-cell>
          <table:table-cell office:value-type="string">
            <text:p>TC0002_PlannerB 2-1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35">
            <text:p>2535</text:p>
          </table:table-cell>
          <table:table-cell office:value-type="time" office:time-value="PT12H02M05.894S">
            <text:p>12:02:05.89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36">
            <text:p>2536</text:p>
          </table:table-cell>
          <table:table-cell office:value-type="time" office:time-value="PT12H02M05.9S">
            <text:p>12:02:05.90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37">
            <text:p>2537</text:p>
          </table:table-cell>
          <table:table-cell office:value-type="time" office:time-value="PT12H02M05.585S">
            <text:p>12:02:05.5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68">
            <text:p>36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38">
            <text:p>2538</text:p>
          </table:table-cell>
          <table:table-cell office:value-type="time" office:time-value="PT12H02M05.954S">
            <text:p>12:02:05.95</text:p>
          </table:table-cell>
          <table:table-cell office:value-type="string">
            <text:p>TC0002_PlannerB 2-8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39">
            <text:p>2539</text:p>
          </table:table-cell>
          <table:table-cell office:value-type="time" office:time-value="PT12H02M05.962S">
            <text:p>12:02:05.96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0">
            <text:p>2540</text:p>
          </table:table-cell>
          <table:table-cell office:value-type="time" office:time-value="PT12H02M05.972S">
            <text:p>12:02:05.97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41">
            <text:p>2541</text:p>
          </table:table-cell>
          <table:table-cell office:value-type="time" office:time-value="PT12H02M05.556S">
            <text:p>12:02:05.5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70">
            <text:p>47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42">
            <text:p>2542</text:p>
          </table:table-cell>
          <table:table-cell office:value-type="time" office:time-value="PT12H02M06.027S">
            <text:p>12:02:06.03</text:p>
          </table:table-cell>
          <table:table-cell office:value-type="string">
            <text:p>TC0002_PlannerB 2-20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3">
            <text:p>2543</text:p>
          </table:table-cell>
          <table:table-cell office:value-type="time" office:time-value="PT12H02M06.036S">
            <text:p>12:02:06.04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4">
            <text:p>2544</text:p>
          </table:table-cell>
          <table:table-cell office:value-type="time" office:time-value="PT12H02M06.064S">
            <text:p>12:02:06.06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45">
            <text:p>2545</text:p>
          </table:table-cell>
          <table:table-cell office:value-type="time" office:time-value="PT12H02M05.545S">
            <text:p>12:02:05.5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56">
            <text:p>55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46">
            <text:p>2546</text:p>
          </table:table-cell>
          <table:table-cell office:value-type="time" office:time-value="PT12H02M06.102S">
            <text:p>12:02:06.10</text:p>
          </table:table-cell>
          <table:table-cell office:value-type="string">
            <text:p>TC0002_PlannerB 2-7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7">
            <text:p>2547</text:p>
          </table:table-cell>
          <table:table-cell office:value-type="time" office:time-value="PT12H02M06.108S">
            <text:p>12:02:06.11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8">
            <text:p>2548</text:p>
          </table:table-cell>
          <table:table-cell office:value-type="time" office:time-value="PT12H02M06.113S">
            <text:p>12:02:06.11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49">
            <text:p>2549</text:p>
          </table:table-cell>
          <table:table-cell office:value-type="time" office:time-value="PT12H02M05.571S">
            <text:p>12:02:05.57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578">
            <text:p>57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50">
            <text:p>2550</text:p>
          </table:table-cell>
          <table:table-cell office:value-type="time" office:time-value="PT12H02M06.15S">
            <text:p>12:02:06.15</text:p>
          </table:table-cell>
          <table:table-cell office:value-type="string">
            <text:p>TC0002_PlannerB 2-14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1">
            <text:p>2551</text:p>
          </table:table-cell>
          <table:table-cell office:value-type="time" office:time-value="PT12H02M06.159S">
            <text:p>12:02:06.16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2">
            <text:p>2552</text:p>
          </table:table-cell>
          <table:table-cell office:value-type="time" office:time-value="PT12H02M06.163S">
            <text:p>12:02:06.16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53">
            <text:p>2553</text:p>
          </table:table-cell>
          <table:table-cell office:value-type="time" office:time-value="PT12H02M04.267S">
            <text:p>12:02:04.2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950">
            <text:p>1950</text:p>
          </table:table-cell>
          <table:table-cell office:value-type="string">
            <text:p>Success</text:p>
          </table:table-cell>
          <table:table-cell office:value-type="float" office:value="41129">
            <text:p>41129</text:p>
          </table:table-cell>
          <table:table-cell table:number-columns-repeated="1017"/>
        </table:table-row>
        <table:table-row table:style-name="ro1">
          <table:table-cell office:value-type="float" office:value="2554">
            <text:p>2554</text:p>
          </table:table-cell>
          <table:table-cell office:value-type="time" office:time-value="PT12H02M06.218S">
            <text:p>12:02:06.2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55">
            <text:p>2555</text:p>
          </table:table-cell>
          <table:table-cell office:value-type="time" office:time-value="PT12H02M06.234S">
            <text:p>12:02:06.2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56">
            <text:p>2556</text:p>
          </table:table-cell>
          <table:table-cell office:value-type="time" office:time-value="PT12H02M04.854S">
            <text:p>12:02:04.8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452">
            <text:p>1452</text:p>
          </table:table-cell>
          <table:table-cell office:value-type="string">
            <text:p>Success</text:p>
          </table:table-cell>
          <table:table-cell office:value-type="float" office:value="43100">
            <text:p>43100</text:p>
          </table:table-cell>
          <table:table-cell table:number-columns-repeated="1017"/>
        </table:table-row>
        <table:table-row table:style-name="ro1">
          <table:table-cell office:value-type="float" office:value="2557">
            <text:p>2557</text:p>
          </table:table-cell>
          <table:table-cell office:value-type="time" office:time-value="PT12H02M06.308S">
            <text:p>12:02:06.3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58">
            <text:p>2558</text:p>
          </table:table-cell>
          <table:table-cell office:value-type="time" office:time-value="PT12H02M06.329S">
            <text:p>12:02:06.3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59">
            <text:p>2559</text:p>
          </table:table-cell>
          <table:table-cell office:value-type="time" office:time-value="PT12H02M05.599S">
            <text:p>12:02:05.6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010">
            <text:p>1010</text:p>
          </table:table-cell>
          <table:table-cell office:value-type="string">
            <text:p>Success</text:p>
          </table:table-cell>
          <table:table-cell office:value-type="float" office:value="43104">
            <text:p>43104</text:p>
          </table:table-cell>
          <table:table-cell table:number-columns-repeated="1017"/>
        </table:table-row>
        <table:table-row table:style-name="ro1">
          <table:table-cell office:value-type="float" office:value="2560">
            <text:p>2560</text:p>
          </table:table-cell>
          <table:table-cell office:value-type="time" office:time-value="PT12H02M04.341S">
            <text:p>12:02:04.3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375">
            <text:p>2375</text:p>
          </table:table-cell>
          <table:table-cell office:value-type="string">
            <text:p>Success</text:p>
          </table:table-cell>
          <table:table-cell office:value-type="float" office:value="16982">
            <text:p>16982</text:p>
          </table:table-cell>
          <table:table-cell table:number-columns-repeated="1017"/>
        </table:table-row>
        <table:table-row table:style-name="ro1">
          <table:table-cell office:value-type="float" office:value="2561">
            <text:p>2561</text:p>
          </table:table-cell>
          <table:table-cell office:value-type="time" office:time-value="PT12H02M06.717S">
            <text:p>12:02:06.7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62">
            <text:p>2562</text:p>
          </table:table-cell>
          <table:table-cell office:value-type="time" office:time-value="PT12H02M01.98S">
            <text:p>12:02:01.98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797">
            <text:p>4797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563">
            <text:p>2563</text:p>
          </table:table-cell>
          <table:table-cell office:value-type="time" office:time-value="PT12H02M05.837S">
            <text:p>12:02:05.84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954">
            <text:p>954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564">
            <text:p>2564</text:p>
          </table:table-cell>
          <table:table-cell office:value-type="time" office:time-value="PT12H02M02.828S">
            <text:p>12:02:02.83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971">
            <text:p>3971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565">
            <text:p>2565</text:p>
          </table:table-cell>
          <table:table-cell office:value-type="time" office:time-value="PT12H02M03.044S">
            <text:p>12:02:03.04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761">
            <text:p>376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566">
            <text:p>2566</text:p>
          </table:table-cell>
          <table:table-cell office:value-type="time" office:time-value="PT12H02M06.763S">
            <text:p>12:02:06.76</text:p>
          </table:table-cell>
          <table:table-cell office:value-type="string">
            <text:p>TC0002_PlannerB 2-10</text:p>
          </table:table-cell>
          <table:table-cell office:value-type="string">
            <text:p>/logout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7">
            <text:p>2567</text:p>
          </table:table-cell>
          <table:table-cell office:value-type="time" office:time-value="PT12H02M06.814S">
            <text:p>12:02:06.81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8">
            <text:p>2568</text:p>
          </table:table-cell>
          <table:table-cell office:value-type="time" office:time-value="PT12H02M06.8S">
            <text:p>12:02:06.80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69">
            <text:p>2569</text:p>
          </table:table-cell>
          <table:table-cell office:value-type="time" office:time-value="PT12H02M06.824S">
            <text:p>12:02:06.82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70">
            <text:p>2570</text:p>
          </table:table-cell>
          <table:table-cell office:value-type="time" office:time-value="PT12H02M02.907S">
            <text:p>12:02:02.91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109">
            <text:p>4109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571">
            <text:p>2571</text:p>
          </table:table-cell>
          <table:table-cell office:value-type="time" office:time-value="PT12H02M02.907S">
            <text:p>12:02:02.91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130">
            <text:p>4130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572">
            <text:p>2572</text:p>
          </table:table-cell>
          <table:table-cell office:value-type="time" office:time-value="PT12H02M06.248S">
            <text:p>12:02:06.25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803">
            <text:p>803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573">
            <text:p>2573</text:p>
          </table:table-cell>
          <table:table-cell office:value-type="time" office:time-value="PT12H02M06.345S">
            <text:p>12:02:06.35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709">
            <text:p>709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574">
            <text:p>2574</text:p>
          </table:table-cell>
          <table:table-cell office:value-type="time" office:time-value="PT12H02M02.652S">
            <text:p>12:02:02.65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4418">
            <text:p>4418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575">
            <text:p>2575</text:p>
          </table:table-cell>
          <table:table-cell office:value-type="time" office:time-value="PT12H02M07.039S">
            <text:p>12:02:07.0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576">
            <text:p>2576</text:p>
          </table:table-cell>
          <table:table-cell office:value-type="time" office:time-value="PT12H02M07.019S">
            <text:p>12:02:07.0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77">
            <text:p>2577</text:p>
          </table:table-cell>
          <table:table-cell office:value-type="time" office:time-value="PT12H02M07.052S">
            <text:p>12:02:07.0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578">
            <text:p>2578</text:p>
          </table:table-cell>
          <table:table-cell office:value-type="time" office:time-value="PT12H02M04.505S">
            <text:p>12:02:04.5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2621">
            <text:p>2621</text:p>
          </table:table-cell>
          <table:table-cell office:value-type="string">
            <text:p>Success</text:p>
          </table:table-cell>
          <table:table-cell office:value-type="float" office:value="18401">
            <text:p>18401</text:p>
          </table:table-cell>
          <table:table-cell table:number-columns-repeated="1017"/>
        </table:table-row>
        <table:table-row table:style-name="ro1">
          <table:table-cell office:value-type="float" office:value="2579">
            <text:p>2579</text:p>
          </table:table-cell>
          <table:table-cell office:value-type="time" office:time-value="PT12H02M07.071S">
            <text:p>12:02:07.0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80">
            <text:p>2580</text:p>
          </table:table-cell>
          <table:table-cell office:value-type="time" office:time-value="PT12H01M45.831S">
            <text:p>12:01:45.8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1321">
            <text:p>21321</text:p>
          </table:table-cell>
          <table:table-cell office:value-type="string">
            <text:p>Success</text:p>
          </table:table-cell>
          <table:table-cell office:value-type="float" office:value="123800">
            <text:p>123800</text:p>
          </table:table-cell>
          <table:table-cell table:number-columns-repeated="1017"/>
        </table:table-row>
        <table:table-row table:style-name="ro1">
          <table:table-cell office:value-type="float" office:value="2581">
            <text:p>2581</text:p>
          </table:table-cell>
          <table:table-cell office:value-type="time" office:time-value="PT12H02M07.055S">
            <text:p>12:02:07.0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582">
            <text:p>2582</text:p>
          </table:table-cell>
          <table:table-cell office:value-type="time" office:time-value="PT12H02M07.153S">
            <text:p>12:02:07.1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102">
            <text:p>2102</text:p>
          </table:table-cell>
          <table:table-cell table:number-columns-repeated="1017"/>
        </table:table-row>
        <table:table-row table:style-name="ro1">
          <table:table-cell office:value-type="float" office:value="2583">
            <text:p>2583</text:p>
          </table:table-cell>
          <table:table-cell office:value-type="time" office:time-value="PT12H02M07.128S">
            <text:p>12:02:07.13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84">
            <text:p>2584</text:p>
          </table:table-cell>
          <table:table-cell office:value-type="time" office:time-value="PT12H02M07.212S">
            <text:p>12:02:07.21</text:p>
          </table:table-cell>
          <table:table-cell office:value-type="string">
            <text:p>TC0001_PlannerA 1-24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5">
            <text:p>2585</text:p>
          </table:table-cell>
          <table:table-cell office:value-type="time" office:time-value="PT12H02M07.226S">
            <text:p>12:02:07.23</text:p>
          </table:table-cell>
          <table:table-cell office:value-type="string">
            <text:p>TC0001_PlannerA 1-24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6">
            <text:p>2586</text:p>
          </table:table-cell>
          <table:table-cell office:value-type="time" office:time-value="PT12H02M07.235S">
            <text:p>12:02:07.24</text:p>
          </table:table-cell>
          <table:table-cell office:value-type="string">
            <text:p>TC0001_PlannerA 1-24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87">
            <text:p>2587</text:p>
          </table:table-cell>
          <table:table-cell office:value-type="time" office:time-value="PT12H02M07.193S">
            <text:p>12:02:07.1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102">
            <text:p>2102</text:p>
          </table:table-cell>
          <table:table-cell table:number-columns-repeated="1017"/>
        </table:table-row>
        <table:table-row table:style-name="ro1">
          <table:table-cell office:value-type="float" office:value="2588">
            <text:p>2588</text:p>
          </table:table-cell>
          <table:table-cell office:value-type="time" office:time-value="PT12H02M07.26S">
            <text:p>12:02:07.2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102">
            <text:p>2102</text:p>
          </table:table-cell>
          <table:table-cell table:number-columns-repeated="1017"/>
        </table:table-row>
        <table:table-row table:style-name="ro1">
          <table:table-cell office:value-type="float" office:value="2589">
            <text:p>2589</text:p>
          </table:table-cell>
          <table:table-cell office:value-type="time" office:time-value="PT12H01M52.969S">
            <text:p>12:01:52.97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4865">
            <text:p>14865</text:p>
          </table:table-cell>
          <table:table-cell office:value-type="string">
            <text:p>Success</text:p>
          </table:table-cell>
          <table:table-cell office:value-type="float" office:value="123105">
            <text:p>123105</text:p>
          </table:table-cell>
          <table:table-cell table:number-columns-repeated="1017"/>
        </table:table-row>
        <table:table-row table:style-name="ro1">
          <table:table-cell office:value-type="float" office:value="2590">
            <text:p>2590</text:p>
          </table:table-cell>
          <table:table-cell office:value-type="time" office:time-value="PT12H01M45.688S">
            <text:p>12:01:45.6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2147">
            <text:p>22147</text:p>
          </table:table-cell>
          <table:table-cell office:value-type="string">
            <text:p>Success</text:p>
          </table:table-cell>
          <table:table-cell office:value-type="float" office:value="123836">
            <text:p>123836</text:p>
          </table:table-cell>
          <table:table-cell table:number-columns-repeated="1017"/>
        </table:table-row>
        <table:table-row table:style-name="ro1">
          <table:table-cell office:value-type="float" office:value="2591">
            <text:p>2591</text:p>
          </table:table-cell>
          <table:table-cell office:value-type="time" office:time-value="PT12H02M07.837S">
            <text:p>12:02:07.8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144">
            <text:p>2144</text:p>
          </table:table-cell>
          <table:table-cell table:number-columns-repeated="1017"/>
        </table:table-row>
        <table:table-row table:style-name="ro1">
          <table:table-cell office:value-type="float" office:value="2592">
            <text:p>2592</text:p>
          </table:table-cell>
          <table:table-cell office:value-type="time" office:time-value="PT12H02M07.837S">
            <text:p>12:02:07.8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144">
            <text:p>2144</text:p>
          </table:table-cell>
          <table:table-cell table:number-columns-repeated="1017"/>
        </table:table-row>
        <table:table-row table:style-name="ro1">
          <table:table-cell office:value-type="float" office:value="2593">
            <text:p>2593</text:p>
          </table:table-cell>
          <table:table-cell office:value-type="time" office:time-value="PT12H02M07.859S">
            <text:p>12:02:07.8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144">
            <text:p>2144</text:p>
          </table:table-cell>
          <table:table-cell table:number-columns-repeated="1017"/>
        </table:table-row>
        <table:table-row table:style-name="ro1">
          <table:table-cell office:value-type="float" office:value="2594">
            <text:p>2594</text:p>
          </table:table-cell>
          <table:table-cell office:value-type="time" office:time-value="PT12H02M07.86S">
            <text:p>12:02:07.86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144">
            <text:p>2144</text:p>
          </table:table-cell>
          <table:table-cell table:number-columns-repeated="1017"/>
        </table:table-row>
        <table:table-row table:style-name="ro1">
          <table:table-cell office:value-type="float" office:value="2595">
            <text:p>2595</text:p>
          </table:table-cell>
          <table:table-cell office:value-type="time" office:time-value="PT12H02M07.888S">
            <text:p>12:02:07.89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144">
            <text:p>2144</text:p>
          </table:table-cell>
          <table:table-cell table:number-columns-repeated="1017"/>
        </table:table-row>
        <table:table-row table:style-name="ro1">
          <table:table-cell office:value-type="float" office:value="2596">
            <text:p>2596</text:p>
          </table:table-cell>
          <table:table-cell office:value-type="time" office:time-value="PT12H02M07.887S">
            <text:p>12:02:07.8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144">
            <text:p>2144</text:p>
          </table:table-cell>
          <table:table-cell table:number-columns-repeated="1017"/>
        </table:table-row>
        <table:table-row table:style-name="ro1">
          <table:table-cell office:value-type="float" office:value="2597">
            <text:p>2597</text:p>
          </table:table-cell>
          <table:table-cell office:value-type="time" office:time-value="PT12H02M06.806S">
            <text:p>12:02:06.81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515">
            <text:p>1515</text:p>
          </table:table-cell>
          <table:table-cell office:value-type="string">
            <text:p>Success</text:p>
          </table:table-cell>
          <table:table-cell office:value-type="float" office:value="16986">
            <text:p>16986</text:p>
          </table:table-cell>
          <table:table-cell table:number-columns-repeated="1017"/>
        </table:table-row>
        <table:table-row table:style-name="ro1">
          <table:table-cell office:value-type="float" office:value="2598">
            <text:p>2598</text:p>
          </table:table-cell>
          <table:table-cell office:value-type="time" office:time-value="PT12H02M08.322S">
            <text:p>12:02:08.32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99">
            <text:p>2599</text:p>
          </table:table-cell>
          <table:table-cell office:value-type="time" office:time-value="PT12H02M05.846S">
            <text:p>12:02:05.85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643">
            <text:p>2643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2600">
            <text:p>2600</text:p>
          </table:table-cell>
          <table:table-cell office:value-type="time" office:time-value="PT12H02M05.148S">
            <text:p>12:02:05.15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342">
            <text:p>334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601">
            <text:p>2601</text:p>
          </table:table-cell>
          <table:table-cell office:value-type="time" office:time-value="PT12H02M06.824S">
            <text:p>12:02:06.82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693">
            <text:p>1693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602">
            <text:p>2602</text:p>
          </table:table-cell>
          <table:table-cell office:value-type="time" office:time-value="PT12H02M05.472S">
            <text:p>12:02:05.47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059">
            <text:p>3059</text:p>
          </table:table-cell>
          <table:table-cell office:value-type="string">
            <text:p>Success</text:p>
          </table:table-cell>
          <table:table-cell office:value-type="float" office:value="16982">
            <text:p>16982</text:p>
          </table:table-cell>
          <table:table-cell table:number-columns-repeated="1017"/>
        </table:table-row>
        <table:table-row table:style-name="ro1">
          <table:table-cell office:value-type="float" office:value="2603">
            <text:p>2603</text:p>
          </table:table-cell>
          <table:table-cell office:value-type="time" office:time-value="PT12H02M05.854S">
            <text:p>12:02:05.85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681">
            <text:p>268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604">
            <text:p>2604</text:p>
          </table:table-cell>
          <table:table-cell office:value-type="time" office:time-value="PT12H02M08.462S">
            <text:p>12:02:08.46</text:p>
          </table:table-cell>
          <table:table-cell office:value-type="string">
            <text:p>TC0002_PlannerB 2-24</text:p>
          </table:table-cell>
          <table:table-cell office:value-type="string">
            <text:p>/logout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5">
            <text:p>2605</text:p>
          </table:table-cell>
          <table:table-cell office:value-type="time" office:time-value="PT12H02M07.914S">
            <text:p>12:02:07.91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24">
            <text:p>624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606">
            <text:p>2606</text:p>
          </table:table-cell>
          <table:table-cell office:value-type="time" office:time-value="PT12H02M05.65S">
            <text:p>12:02:05.65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898">
            <text:p>2898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607">
            <text:p>2607</text:p>
          </table:table-cell>
          <table:table-cell office:value-type="time" office:time-value="PT12H02M05.822S">
            <text:p>12:02:05.82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757">
            <text:p>275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608">
            <text:p>2608</text:p>
          </table:table-cell>
          <table:table-cell office:value-type="time" office:time-value="PT12H02M08.538S">
            <text:p>12:02:08.54</text:p>
          </table:table-cell>
          <table:table-cell office:value-type="string">
            <text:p>TC0002_PlannerB 2-24</text:p>
          </table:table-cell>
          <table:table-cell office:value-type="string">
            <text:p>/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9">
            <text:p>2609</text:p>
          </table:table-cell>
          <table:table-cell office:value-type="time" office:time-value="PT12H02M00.496S">
            <text:p>12:02:00.5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098">
            <text:p>8098</text:p>
          </table:table-cell>
          <table:table-cell office:value-type="string">
            <text:p>Success</text:p>
          </table:table-cell>
          <table:table-cell office:value-type="float" office:value="123836">
            <text:p>123836</text:p>
          </table:table-cell>
          <table:table-cell table:number-columns-repeated="1017"/>
        </table:table-row>
        <table:table-row table:style-name="ro1">
          <table:table-cell office:value-type="float" office:value="2610">
            <text:p>2610</text:p>
          </table:table-cell>
          <table:table-cell office:value-type="time" office:time-value="PT12H02M08.585S">
            <text:p>12:02:08.59</text:p>
          </table:table-cell>
          <table:table-cell office:value-type="string">
            <text:p>TC0002_PlannerB 2-24</text:p>
          </table:table-cell>
          <table:table-cell office:value-type="string">
            <text:p>/login.html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11">
            <text:p>2611</text:p>
          </table:table-cell>
          <table:table-cell office:value-type="time" office:time-value="PT12H02M04.883S">
            <text:p>12:02:04.88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724">
            <text:p>3724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612">
            <text:p>2612</text:p>
          </table:table-cell>
          <table:table-cell office:value-type="time" office:time-value="PT12H02M05.534S">
            <text:p>12:02:05.53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075">
            <text:p>3075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2613">
            <text:p>2613</text:p>
          </table:table-cell>
          <table:table-cell office:value-type="time" office:time-value="PT12H02M07.166S">
            <text:p>12:02:07.17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446">
            <text:p>1446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614">
            <text:p>2614</text:p>
          </table:table-cell>
          <table:table-cell office:value-type="time" office:time-value="PT12H02M02.958S">
            <text:p>12:02:02.96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5656">
            <text:p>5656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615">
            <text:p>2615</text:p>
          </table:table-cell>
          <table:table-cell office:value-type="time" office:time-value="PT12H02M05.341S">
            <text:p>12:02:05.34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278">
            <text:p>327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616">
            <text:p>2616</text:p>
          </table:table-cell>
          <table:table-cell office:value-type="time" office:time-value="PT12H02M08.615S">
            <text:p>12:02:08.6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617">
            <text:p>2617</text:p>
          </table:table-cell>
          <table:table-cell office:value-type="time" office:time-value="PT12H01M56.469S">
            <text:p>12:01:56.47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2175">
            <text:p>12175</text:p>
          </table:table-cell>
          <table:table-cell office:value-type="string">
            <text:p>Success</text:p>
          </table:table-cell>
          <table:table-cell office:value-type="float" office:value="123800">
            <text:p>123800</text:p>
          </table:table-cell>
          <table:table-cell table:number-columns-repeated="1017"/>
        </table:table-row>
        <table:table-row table:style-name="ro1">
          <table:table-cell office:value-type="float" office:value="2618">
            <text:p>2618</text:p>
          </table:table-cell>
          <table:table-cell office:value-type="time" office:time-value="PT12H01M50.374S">
            <text:p>12:01:50.3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8274">
            <text:p>18274</text:p>
          </table:table-cell>
          <table:table-cell office:value-type="string">
            <text:p>Success</text:p>
          </table:table-cell>
          <table:table-cell office:value-type="float" office:value="123101">
            <text:p>123101</text:p>
          </table:table-cell>
          <table:table-cell table:number-columns-repeated="1017"/>
        </table:table-row>
        <table:table-row table:style-name="ro1">
          <table:table-cell office:value-type="float" office:value="2619">
            <text:p>2619</text:p>
          </table:table-cell>
          <table:table-cell office:value-type="time" office:time-value="PT12H01M53.168S">
            <text:p>12:01:53.17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5490">
            <text:p>15490</text:p>
          </table:table-cell>
          <table:table-cell office:value-type="string">
            <text:p>Success</text:p>
          </table:table-cell>
          <table:table-cell office:value-type="float" office:value="123838">
            <text:p>123838</text:p>
          </table:table-cell>
          <table:table-cell table:number-columns-repeated="1017"/>
        </table:table-row>
        <table:table-row table:style-name="ro1">
          <table:table-cell office:value-type="float" office:value="2620">
            <text:p>2620</text:p>
          </table:table-cell>
          <table:table-cell office:value-type="time" office:time-value="PT12H02M06.778S">
            <text:p>12:02:06.78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883">
            <text:p>1883</text:p>
          </table:table-cell>
          <table:table-cell office:value-type="string">
            <text:p>Success</text:p>
          </table:table-cell>
          <table:table-cell office:value-type="float" office:value="43205">
            <text:p>43205</text:p>
          </table:table-cell>
          <table:table-cell table:number-columns-repeated="1017"/>
        </table:table-row>
        <table:table-row table:style-name="ro1">
          <table:table-cell office:value-type="float" office:value="2621">
            <text:p>2621</text:p>
          </table:table-cell>
          <table:table-cell office:value-type="time" office:time-value="PT12H02M08.649S">
            <text:p>12:02:08.6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226">
            <text:p>2226</text:p>
          </table:table-cell>
          <table:table-cell table:number-columns-repeated="1017"/>
        </table:table-row>
        <table:table-row table:style-name="ro1">
          <table:table-cell office:value-type="float" office:value="2622">
            <text:p>2622</text:p>
          </table:table-cell>
          <table:table-cell office:value-type="time" office:time-value="PT12H02M08.596S">
            <text:p>12:02:08.6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226">
            <text:p>2226</text:p>
          </table:table-cell>
          <table:table-cell table:number-columns-repeated="1017"/>
        </table:table-row>
        <table:table-row table:style-name="ro1">
          <table:table-cell office:value-type="float" office:value="2623">
            <text:p>2623</text:p>
          </table:table-cell>
          <table:table-cell office:value-type="time" office:time-value="PT12H02M06.792S">
            <text:p>12:02:06.7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899">
            <text:p>1899</text:p>
          </table:table-cell>
          <table:table-cell office:value-type="string">
            <text:p>Success</text:p>
          </table:table-cell>
          <table:table-cell office:value-type="float" office:value="45171">
            <text:p>45171</text:p>
          </table:table-cell>
          <table:table-cell table:number-columns-repeated="1017"/>
        </table:table-row>
        <table:table-row table:style-name="ro1">
          <table:table-cell office:value-type="float" office:value="2624">
            <text:p>2624</text:p>
          </table:table-cell>
          <table:table-cell office:value-type="time" office:time-value="PT12H02M08.659S">
            <text:p>12:02:08.66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226">
            <text:p>2226</text:p>
          </table:table-cell>
          <table:table-cell table:number-columns-repeated="1017"/>
        </table:table-row>
        <table:table-row table:style-name="ro1">
          <table:table-cell office:value-type="float" office:value="2625">
            <text:p>2625</text:p>
          </table:table-cell>
          <table:table-cell office:value-type="time" office:time-value="PT12H02M08.644S">
            <text:p>12:02:08.64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226">
            <text:p>2226</text:p>
          </table:table-cell>
          <table:table-cell table:number-columns-repeated="1017"/>
        </table:table-row>
        <table:table-row table:style-name="ro1">
          <table:table-cell office:value-type="float" office:value="2626">
            <text:p>2626</text:p>
          </table:table-cell>
          <table:table-cell office:value-type="time" office:time-value="PT12H02M08.692S">
            <text:p>12:02:08.6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27">
            <text:p>2627</text:p>
          </table:table-cell>
          <table:table-cell office:value-type="time" office:time-value="PT12H02M08.709S">
            <text:p>12:02:08.71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28">
            <text:p>2628</text:p>
          </table:table-cell>
          <table:table-cell office:value-type="time" office:time-value="PT12H02M08.532S">
            <text:p>12:02:08.5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19">
            <text:p>21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29">
            <text:p>2629</text:p>
          </table:table-cell>
          <table:table-cell office:value-type="time" office:time-value="PT12H02M08.702S">
            <text:p>12:02:08.70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226">
            <text:p>2226</text:p>
          </table:table-cell>
          <table:table-cell table:number-columns-repeated="1017"/>
        </table:table-row>
        <table:table-row table:style-name="ro1">
          <table:table-cell office:value-type="float" office:value="2630">
            <text:p>2630</text:p>
          </table:table-cell>
          <table:table-cell office:value-type="time" office:time-value="PT12H02M08.69S">
            <text:p>12:02:08.6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226">
            <text:p>2226</text:p>
          </table:table-cell>
          <table:table-cell table:number-columns-repeated="1017"/>
        </table:table-row>
        <table:table-row table:style-name="ro1">
          <table:table-cell office:value-type="float" office:value="2631">
            <text:p>2631</text:p>
          </table:table-cell>
          <table:table-cell office:value-type="time" office:time-value="PT12H02M08.753S">
            <text:p>12:02:08.75</text:p>
          </table:table-cell>
          <table:table-cell office:value-type="string">
            <text:p>TC0002_PlannerB 2-15</text:p>
          </table:table-cell>
          <table:table-cell office:value-type="string">
            <text:p>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32">
            <text:p>2632</text:p>
          </table:table-cell>
          <table:table-cell office:value-type="time" office:time-value="PT12H02M08.703S">
            <text:p>12:02:08.70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226">
            <text:p>2226</text:p>
          </table:table-cell>
          <table:table-cell table:number-columns-repeated="1017"/>
        </table:table-row>
        <table:table-row table:style-name="ro1">
          <table:table-cell office:value-type="float" office:value="2633">
            <text:p>2633</text:p>
          </table:table-cell>
          <table:table-cell office:value-type="time" office:time-value="PT12H02M08.691S">
            <text:p>12:02:08.6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226">
            <text:p>2226</text:p>
          </table:table-cell>
          <table:table-cell table:number-columns-repeated="1017"/>
        </table:table-row>
        <table:table-row table:style-name="ro1">
          <table:table-cell office:value-type="float" office:value="2634">
            <text:p>2634</text:p>
          </table:table-cell>
          <table:table-cell office:value-type="time" office:time-value="PT12H02M08.774S">
            <text:p>12:02:08.77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35">
            <text:p>2635</text:p>
          </table:table-cell>
          <table:table-cell office:value-type="time" office:time-value="PT12H02M08.79S">
            <text:p>12:02:08.79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36">
            <text:p>2636</text:p>
          </table:table-cell>
          <table:table-cell office:value-type="time" office:time-value="PT12H02M08.774S">
            <text:p>12:02:08.7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226">
            <text:p>2226</text:p>
          </table:table-cell>
          <table:table-cell table:number-columns-repeated="1017"/>
        </table:table-row>
        <table:table-row table:style-name="ro1">
          <table:table-cell office:value-type="float" office:value="2637">
            <text:p>2637</text:p>
          </table:table-cell>
          <table:table-cell office:value-type="time" office:time-value="PT12H02M08.78S">
            <text:p>12:02:08.7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226">
            <text:p>2226</text:p>
          </table:table-cell>
          <table:table-cell table:number-columns-repeated="1017"/>
        </table:table-row>
        <table:table-row table:style-name="ro1">
          <table:table-cell office:value-type="float" office:value="2638">
            <text:p>2638</text:p>
          </table:table-cell>
          <table:table-cell office:value-type="time" office:time-value="PT12H02M08.782S">
            <text:p>12:02:08.7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226">
            <text:p>2226</text:p>
          </table:table-cell>
          <table:table-cell table:number-columns-repeated="1017"/>
        </table:table-row>
        <table:table-row table:style-name="ro1">
          <table:table-cell office:value-type="float" office:value="2639">
            <text:p>2639</text:p>
          </table:table-cell>
          <table:table-cell office:value-type="time" office:time-value="PT12H02M08.758S">
            <text:p>12:02:08.76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226">
            <text:p>2226</text:p>
          </table:table-cell>
          <table:table-cell table:number-columns-repeated="1017"/>
        </table:table-row>
        <table:table-row table:style-name="ro1">
          <table:table-cell office:value-type="float" office:value="2640">
            <text:p>2640</text:p>
          </table:table-cell>
          <table:table-cell office:value-type="time" office:time-value="PT12H01M45.842S">
            <text:p>12:01:45.8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3836">
            <text:p>23836</text:p>
          </table:table-cell>
          <table:table-cell office:value-type="string">
            <text:p>Success</text:p>
          </table:table-cell>
          <table:table-cell office:value-type="float" office:value="123834">
            <text:p>123834</text:p>
          </table:table-cell>
          <table:table-cell table:number-columns-repeated="1017"/>
        </table:table-row>
        <table:table-row table:style-name="ro1">
          <table:table-cell office:value-type="float" office:value="2641">
            <text:p>2641</text:p>
          </table:table-cell>
          <table:table-cell office:value-type="time" office:time-value="PT12H02M09.678S">
            <text:p>12:02:09.6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92">
            <text:p>2392</text:p>
          </table:table-cell>
          <table:table-cell table:number-columns-repeated="1017"/>
        </table:table-row>
        <table:table-row table:style-name="ro1">
          <table:table-cell office:value-type="float" office:value="2642">
            <text:p>2642</text:p>
          </table:table-cell>
          <table:table-cell office:value-type="time" office:time-value="PT12H01M47.889S">
            <text:p>12:01:47.8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1907">
            <text:p>21907</text:p>
          </table:table-cell>
          <table:table-cell office:value-type="string">
            <text:p>Success</text:p>
          </table:table-cell>
          <table:table-cell office:value-type="float" office:value="123837">
            <text:p>123837</text:p>
          </table:table-cell>
          <table:table-cell table:number-columns-repeated="1017"/>
        </table:table-row>
        <table:table-row table:style-name="ro1">
          <table:table-cell office:value-type="float" office:value="2643">
            <text:p>2643</text:p>
          </table:table-cell>
          <table:table-cell office:value-type="time" office:time-value="PT12H01M46.16S">
            <text:p>12:01:46.1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3637">
            <text:p>23637</text:p>
          </table:table-cell>
          <table:table-cell office:value-type="string">
            <text:p>Success</text:p>
          </table:table-cell>
          <table:table-cell office:value-type="float" office:value="123804">
            <text:p>123804</text:p>
          </table:table-cell>
          <table:table-cell table:number-columns-repeated="1017"/>
        </table:table-row>
        <table:table-row table:style-name="ro1">
          <table:table-cell office:value-type="float" office:value="2644">
            <text:p>2644</text:p>
          </table:table-cell>
          <table:table-cell office:value-type="time" office:time-value="PT12H02M09.698S">
            <text:p>12:02:09.7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2392">
            <text:p>2392</text:p>
          </table:table-cell>
          <table:table-cell table:number-columns-repeated="1017"/>
        </table:table-row>
        <table:table-row table:style-name="ro1">
          <table:table-cell office:value-type="float" office:value="2645">
            <text:p>2645</text:p>
          </table:table-cell>
          <table:table-cell office:value-type="time" office:time-value="PT12H02M08.491S">
            <text:p>12:02:08.4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370">
            <text:p>1370</text:p>
          </table:table-cell>
          <table:table-cell office:value-type="string">
            <text:p>Success</text:p>
          </table:table-cell>
          <table:table-cell office:value-type="float" office:value="16986">
            <text:p>16986</text:p>
          </table:table-cell>
          <table:table-cell table:number-columns-repeated="1017"/>
        </table:table-row>
        <table:table-row table:style-name="ro1">
          <table:table-cell office:value-type="float" office:value="2646">
            <text:p>2646</text:p>
          </table:table-cell>
          <table:table-cell office:value-type="time" office:time-value="PT12H02M06.609S">
            <text:p>12:02:06.6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258">
            <text:p>3258</text:p>
          </table:table-cell>
          <table:table-cell office:value-type="string">
            <text:p>Success</text:p>
          </table:table-cell>
          <table:table-cell office:value-type="float" office:value="18398">
            <text:p>18398</text:p>
          </table:table-cell>
          <table:table-cell table:number-columns-repeated="1017"/>
        </table:table-row>
        <table:table-row table:style-name="ro1">
          <table:table-cell office:value-type="float" office:value="2647">
            <text:p>2647</text:p>
          </table:table-cell>
          <table:table-cell office:value-type="time" office:time-value="PT12H02M09.798S">
            <text:p>12:02:09.80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92">
            <text:p>2392</text:p>
          </table:table-cell>
          <table:table-cell table:number-columns-repeated="1017"/>
        </table:table-row>
        <table:table-row table:style-name="ro1">
          <table:table-cell office:value-type="float" office:value="2648">
            <text:p>2648</text:p>
          </table:table-cell>
          <table:table-cell office:value-type="time" office:time-value="PT12H02M07.126S">
            <text:p>12:02:07.13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754">
            <text:p>2754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649">
            <text:p>2649</text:p>
          </table:table-cell>
          <table:table-cell office:value-type="time" office:time-value="PT12H02M09.879S">
            <text:p>12:02:09.88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92">
            <text:p>2392</text:p>
          </table:table-cell>
          <table:table-cell table:number-columns-repeated="1017"/>
        </table:table-row>
        <table:table-row table:style-name="ro1">
          <table:table-cell office:value-type="float" office:value="2650">
            <text:p>2650</text:p>
          </table:table-cell>
          <table:table-cell office:value-type="time" office:time-value="PT12H02M09.797S">
            <text:p>12:02:09.8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392">
            <text:p>2392</text:p>
          </table:table-cell>
          <table:table-cell table:number-columns-repeated="1017"/>
        </table:table-row>
        <table:table-row table:style-name="ro1">
          <table:table-cell office:value-type="float" office:value="2651">
            <text:p>2651</text:p>
          </table:table-cell>
          <table:table-cell office:value-type="time" office:time-value="PT12H02M07.92S">
            <text:p>12:02:07.92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029">
            <text:p>2029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2652">
            <text:p>2652</text:p>
          </table:table-cell>
          <table:table-cell office:value-type="time" office:time-value="PT12H01M58.591S">
            <text:p>12:01:58.5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1361">
            <text:p>11361</text:p>
          </table:table-cell>
          <table:table-cell office:value-type="string">
            <text:p>Success</text:p>
          </table:table-cell>
          <table:table-cell office:value-type="float" office:value="123838">
            <text:p>123838</text:p>
          </table:table-cell>
          <table:table-cell table:number-columns-repeated="1017"/>
        </table:table-row>
        <table:table-row table:style-name="ro1">
          <table:table-cell office:value-type="float" office:value="2653">
            <text:p>2653</text:p>
          </table:table-cell>
          <table:table-cell office:value-type="time" office:time-value="PT12H02M09.928S">
            <text:p>12:02:09.9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92">
            <text:p>2392</text:p>
          </table:table-cell>
          <table:table-cell table:number-columns-repeated="1017"/>
        </table:table-row>
        <table:table-row table:style-name="ro1">
          <table:table-cell office:value-type="float" office:value="2654">
            <text:p>2654</text:p>
          </table:table-cell>
          <table:table-cell office:value-type="time" office:time-value="PT12H02M09.867S">
            <text:p>12:02:09.8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655">
            <text:p>2655</text:p>
          </table:table-cell>
          <table:table-cell office:value-type="time" office:time-value="PT12H02M09.843S">
            <text:p>12:02:09.8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392">
            <text:p>2392</text:p>
          </table:table-cell>
          <table:table-cell table:number-columns-repeated="1017"/>
        </table:table-row>
        <table:table-row table:style-name="ro1">
          <table:table-cell office:value-type="float" office:value="2656">
            <text:p>2656</text:p>
          </table:table-cell>
          <table:table-cell office:value-type="time" office:time-value="PT12H02M09.955S">
            <text:p>12:02:09.96</text:p>
          </table:table-cell>
          <table:table-cell office:value-type="string">
            <text:p>TC0001_PlannerA 1-17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7">
            <text:p>2657</text:p>
          </table:table-cell>
          <table:table-cell office:value-type="time" office:time-value="PT12H02M09.929S">
            <text:p>12:02:09.9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92">
            <text:p>2392</text:p>
          </table:table-cell>
          <table:table-cell table:number-columns-repeated="1017"/>
        </table:table-row>
        <table:table-row table:style-name="ro1">
          <table:table-cell office:value-type="float" office:value="2658">
            <text:p>2658</text:p>
          </table:table-cell>
          <table:table-cell office:value-type="time" office:time-value="PT12H02M09.967S">
            <text:p>12:02:09.97</text:p>
          </table:table-cell>
          <table:table-cell office:value-type="string">
            <text:p>TC0001_PlannerA 1-17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9">
            <text:p>2659</text:p>
          </table:table-cell>
          <table:table-cell office:value-type="time" office:time-value="PT12H02M09.954S">
            <text:p>12:02:09.9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92">
            <text:p>2392</text:p>
          </table:table-cell>
          <table:table-cell table:number-columns-repeated="1017"/>
        </table:table-row>
        <table:table-row table:style-name="ro1">
          <table:table-cell office:value-type="float" office:value="2660">
            <text:p>2660</text:p>
          </table:table-cell>
          <table:table-cell office:value-type="time" office:time-value="PT12H02M09.975S">
            <text:p>12:02:09.98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61">
            <text:p>2661</text:p>
          </table:table-cell>
          <table:table-cell office:value-type="time" office:time-value="PT12H02M09.952S">
            <text:p>12:02:09.9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92">
            <text:p>2392</text:p>
          </table:table-cell>
          <table:table-cell table:number-columns-repeated="1017"/>
        </table:table-row>
        <table:table-row table:style-name="ro1">
          <table:table-cell office:value-type="float" office:value="2662">
            <text:p>2662</text:p>
          </table:table-cell>
          <table:table-cell office:value-type="time" office:time-value="PT12H02M09.986S">
            <text:p>12:02:09.9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92">
            <text:p>2392</text:p>
          </table:table-cell>
          <table:table-cell table:number-columns-repeated="1017"/>
        </table:table-row>
        <table:table-row table:style-name="ro1">
          <table:table-cell office:value-type="float" office:value="2663">
            <text:p>2663</text:p>
          </table:table-cell>
          <table:table-cell office:value-type="time" office:time-value="PT12H02M10.003S">
            <text:p>12:02:10.0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92">
            <text:p>2392</text:p>
          </table:table-cell>
          <table:table-cell table:number-columns-repeated="1017"/>
        </table:table-row>
        <table:table-row table:style-name="ro1">
          <table:table-cell office:value-type="float" office:value="2664">
            <text:p>2664</text:p>
          </table:table-cell>
          <table:table-cell office:value-type="time" office:time-value="PT12H02M08.518S">
            <text:p>12:02:08.5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550">
            <text:p>1550</text:p>
          </table:table-cell>
          <table:table-cell office:value-type="string">
            <text:p>Success</text:p>
          </table:table-cell>
          <table:table-cell office:value-type="float" office:value="47143">
            <text:p>47143</text:p>
          </table:table-cell>
          <table:table-cell table:number-columns-repeated="1017"/>
        </table:table-row>
        <table:table-row table:style-name="ro1">
          <table:table-cell office:value-type="float" office:value="2665">
            <text:p>2665</text:p>
          </table:table-cell>
          <table:table-cell office:value-type="time" office:time-value="PT12H02M08.537S">
            <text:p>12:02:08.5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648">
            <text:p>1648</text:p>
          </table:table-cell>
          <table:table-cell office:value-type="string">
            <text:p>Success</text:p>
          </table:table-cell>
          <table:table-cell office:value-type="float" office:value="45036">
            <text:p>45036</text:p>
          </table:table-cell>
          <table:table-cell table:number-columns-repeated="1017"/>
        </table:table-row>
        <table:table-row table:style-name="ro1">
          <table:table-cell office:value-type="float" office:value="2666">
            <text:p>2666</text:p>
          </table:table-cell>
          <table:table-cell office:value-type="time" office:time-value="PT12H02M10.185S">
            <text:p>12:02:10.1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67">
            <text:p>2667</text:p>
          </table:table-cell>
          <table:table-cell office:value-type="time" office:time-value="PT12H02M10.201S">
            <text:p>12:02:10.2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68">
            <text:p>2668</text:p>
          </table:table-cell>
          <table:table-cell office:value-type="time" office:time-value="PT12H02M09.863S">
            <text:p>12:02:09.8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96">
            <text:p>39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69">
            <text:p>2669</text:p>
          </table:table-cell>
          <table:table-cell office:value-type="time" office:time-value="PT12H02M10.26S">
            <text:p>12:02:10.26</text:p>
          </table:table-cell>
          <table:table-cell office:value-type="string">
            <text:p>TC0002_PlannerB 2-19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0">
            <text:p>2670</text:p>
          </table:table-cell>
          <table:table-cell office:value-type="time" office:time-value="PT12H02M10.278S">
            <text:p>12:02:10.28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1">
            <text:p>2671</text:p>
          </table:table-cell>
          <table:table-cell office:value-type="time" office:time-value="PT12H02M10.282S">
            <text:p>12:02:10.28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72">
            <text:p>2672</text:p>
          </table:table-cell>
          <table:table-cell office:value-type="time" office:time-value="PT12H02M08.663S">
            <text:p>12:02:08.6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923">
            <text:p>1923</text:p>
          </table:table-cell>
          <table:table-cell office:value-type="string">
            <text:p>Success</text:p>
          </table:table-cell>
          <table:table-cell office:value-type="float" office:value="18402">
            <text:p>18402</text:p>
          </table:table-cell>
          <table:table-cell table:number-columns-repeated="1017"/>
        </table:table-row>
        <table:table-row table:style-name="ro1">
          <table:table-cell office:value-type="float" office:value="2673">
            <text:p>2673</text:p>
          </table:table-cell>
          <table:table-cell office:value-type="time" office:time-value="PT12H02M10.587S">
            <text:p>12:02:10.59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674">
            <text:p>2674</text:p>
          </table:table-cell>
          <table:table-cell office:value-type="time" office:time-value="PT12H02M10.611S">
            <text:p>12:02:10.61</text:p>
          </table:table-cell>
          <table:table-cell office:value-type="string">
            <text:p>TC0001_PlannerA 1-21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5">
            <text:p>2675</text:p>
          </table:table-cell>
          <table:table-cell office:value-type="time" office:time-value="PT12H02M10.63S">
            <text:p>12:02:10.63</text:p>
          </table:table-cell>
          <table:table-cell office:value-type="string">
            <text:p>TC0001_PlannerA 1-21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6">
            <text:p>2676</text:p>
          </table:table-cell>
          <table:table-cell office:value-type="time" office:time-value="PT12H02M10.638S">
            <text:p>12:02:10.64</text:p>
          </table:table-cell>
          <table:table-cell office:value-type="string">
            <text:p>TC0001_PlannerA 1-2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77">
            <text:p>2677</text:p>
          </table:table-cell>
          <table:table-cell office:value-type="time" office:time-value="PT12H02M08.54S">
            <text:p>12:02:08.5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127">
            <text:p>2127</text:p>
          </table:table-cell>
          <table:table-cell office:value-type="string">
            <text:p>Success</text:p>
          </table:table-cell>
          <table:table-cell office:value-type="float" office:value="47143">
            <text:p>47143</text:p>
          </table:table-cell>
          <table:table-cell table:number-columns-repeated="1017"/>
        </table:table-row>
        <table:table-row table:style-name="ro1">
          <table:table-cell office:value-type="float" office:value="2678">
            <text:p>2678</text:p>
          </table:table-cell>
          <table:table-cell office:value-type="time" office:time-value="PT12H02M10.669S">
            <text:p>12:02:10.67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79">
            <text:p>2679</text:p>
          </table:table-cell>
          <table:table-cell office:value-type="time" office:time-value="PT12H02M10.685S">
            <text:p>12:02:10.69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80">
            <text:p>2680</text:p>
          </table:table-cell>
          <table:table-cell office:value-type="time" office:time-value="PT12H02M02.563S">
            <text:p>12:02:02.56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8229">
            <text:p>8229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681">
            <text:p>2681</text:p>
          </table:table-cell>
          <table:table-cell office:value-type="time" office:time-value="PT12H02M08.827S">
            <text:p>12:02:08.83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053">
            <text:p>2053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682">
            <text:p>2682</text:p>
          </table:table-cell>
          <table:table-cell office:value-type="time" office:time-value="PT12H02M08.819S">
            <text:p>12:02:08.82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084">
            <text:p>2084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2683">
            <text:p>2683</text:p>
          </table:table-cell>
          <table:table-cell office:value-type="time" office:time-value="PT12H02M07.082S">
            <text:p>12:02:07.08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828">
            <text:p>3828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684">
            <text:p>2684</text:p>
          </table:table-cell>
          <table:table-cell office:value-type="time" office:time-value="PT12H02M10.701S">
            <text:p>12:02:10.70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41">
            <text:p>241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685">
            <text:p>2685</text:p>
          </table:table-cell>
          <table:table-cell office:value-type="time" office:time-value="PT12H02M10.021S">
            <text:p>12:02:10.02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922">
            <text:p>92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686">
            <text:p>2686</text:p>
          </table:table-cell>
          <table:table-cell office:value-type="time" office:time-value="PT12H02M10.07S">
            <text:p>12:02:10.0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898">
            <text:p>898</text:p>
          </table:table-cell>
          <table:table-cell office:value-type="string">
            <text:p>Success</text:p>
          </table:table-cell>
          <table:table-cell office:value-type="float" office:value="18398">
            <text:p>18398</text:p>
          </table:table-cell>
          <table:table-cell table:number-columns-repeated="1017"/>
        </table:table-row>
        <table:table-row table:style-name="ro1">
          <table:table-cell office:value-type="float" office:value="2687">
            <text:p>2687</text:p>
          </table:table-cell>
          <table:table-cell office:value-type="time" office:time-value="PT12H02M08.639S">
            <text:p>12:02:08.64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340">
            <text:p>2340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688">
            <text:p>2688</text:p>
          </table:table-cell>
          <table:table-cell office:value-type="time" office:time-value="PT12H02M10.942S">
            <text:p>12:02:10.9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689">
            <text:p>2689</text:p>
          </table:table-cell>
          <table:table-cell office:value-type="time" office:time-value="PT12H02M07.088S">
            <text:p>12:02:07.09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921">
            <text:p>3921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690">
            <text:p>2690</text:p>
          </table:table-cell>
          <table:table-cell office:value-type="time" office:time-value="PT12H02M10.969S">
            <text:p>12:02:10.9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691">
            <text:p>2691</text:p>
          </table:table-cell>
          <table:table-cell office:value-type="time" office:time-value="PT12H02M07.136S">
            <text:p>12:02:07.14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885">
            <text:p>3885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692">
            <text:p>2692</text:p>
          </table:table-cell>
          <table:table-cell office:value-type="time" office:time-value="PT12H02M11.014S">
            <text:p>12:02:11.01</text:p>
          </table:table-cell>
          <table:table-cell office:value-type="string">
            <text:p>TC0001_PlannerA 1-25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3">
            <text:p>2693</text:p>
          </table:table-cell>
          <table:table-cell office:value-type="time" office:time-value="PT12H02M11.026S">
            <text:p>12:02:11.03</text:p>
          </table:table-cell>
          <table:table-cell office:value-type="string">
            <text:p>TC0001_PlannerA 1-25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4">
            <text:p>2694</text:p>
          </table:table-cell>
          <table:table-cell office:value-type="time" office:time-value="PT12H02M11.04S">
            <text:p>12:02:11.04</text:p>
          </table:table-cell>
          <table:table-cell office:value-type="string">
            <text:p>TC0001_PlannerA 1-2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95">
            <text:p>2695</text:p>
          </table:table-cell>
          <table:table-cell office:value-type="time" office:time-value="PT12H02M08.548S">
            <text:p>12:02:08.5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725">
            <text:p>2725</text:p>
          </table:table-cell>
          <table:table-cell office:value-type="string">
            <text:p>Success</text:p>
          </table:table-cell>
          <table:table-cell office:value-type="float" office:value="45085">
            <text:p>45085</text:p>
          </table:table-cell>
          <table:table-cell table:number-columns-repeated="1017"/>
        </table:table-row>
        <table:table-row table:style-name="ro1">
          <table:table-cell office:value-type="float" office:value="2696">
            <text:p>2696</text:p>
          </table:table-cell>
          <table:table-cell office:value-type="time" office:time-value="PT12H02M11.022S">
            <text:p>12:02:11.0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37">
            <text:p>537</text:p>
          </table:table-cell>
          <table:table-cell office:value-type="string">
            <text:p>Success</text:p>
          </table:table-cell>
          <table:table-cell office:value-type="float" office:value="49125">
            <text:p>49125</text:p>
          </table:table-cell>
          <table:table-cell table:number-columns-repeated="1017"/>
        </table:table-row>
        <table:table-row table:style-name="ro1">
          <table:table-cell office:value-type="float" office:value="2697">
            <text:p>2697</text:p>
          </table:table-cell>
          <table:table-cell office:value-type="time" office:time-value="PT12H02M10.911S">
            <text:p>12:02:10.9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74">
            <text:p>674</text:p>
          </table:table-cell>
          <table:table-cell office:value-type="string">
            <text:p>Success</text:p>
          </table:table-cell>
          <table:table-cell office:value-type="float" office:value="49123">
            <text:p>49123</text:p>
          </table:table-cell>
          <table:table-cell table:number-columns-repeated="1017"/>
        </table:table-row>
        <table:table-row table:style-name="ro1">
          <table:table-cell office:value-type="float" office:value="2698">
            <text:p>2698</text:p>
          </table:table-cell>
          <table:table-cell office:value-type="time" office:time-value="PT12H02M09.97S">
            <text:p>12:02:09.97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736">
            <text:p>173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699">
            <text:p>2699</text:p>
          </table:table-cell>
          <table:table-cell office:value-type="time" office:time-value="PT12H02M07.283S">
            <text:p>12:02:07.28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448">
            <text:p>444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700">
            <text:p>2700</text:p>
          </table:table-cell>
          <table:table-cell office:value-type="time" office:time-value="PT12H02M08.843S">
            <text:p>12:02:08.84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901">
            <text:p>290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701">
            <text:p>2701</text:p>
          </table:table-cell>
          <table:table-cell office:value-type="time" office:time-value="PT12H02M09.956S">
            <text:p>12:02:09.96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791">
            <text:p>179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702">
            <text:p>2702</text:p>
          </table:table-cell>
          <table:table-cell office:value-type="time" office:time-value="PT12H02M08.724S">
            <text:p>12:02:08.72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027">
            <text:p>3027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703">
            <text:p>2703</text:p>
          </table:table-cell>
          <table:table-cell office:value-type="time" office:time-value="PT12H02M11.753S">
            <text:p>12:02:11.75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704">
            <text:p>2704</text:p>
          </table:table-cell>
          <table:table-cell office:value-type="time" office:time-value="PT12H02M11.011S">
            <text:p>12:02:11.0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993">
            <text:p>993</text:p>
          </table:table-cell>
          <table:table-cell office:value-type="string">
            <text:p>Success</text:p>
          </table:table-cell>
          <table:table-cell office:value-type="float" office:value="49126">
            <text:p>49126</text:p>
          </table:table-cell>
          <table:table-cell table:number-columns-repeated="1017"/>
        </table:table-row>
        <table:table-row table:style-name="ro1">
          <table:table-cell office:value-type="float" office:value="2705">
            <text:p>2705</text:p>
          </table:table-cell>
          <table:table-cell office:value-type="time" office:time-value="PT12H02M09.951S">
            <text:p>12:02:09.9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575">
            <text:p>2575</text:p>
          </table:table-cell>
          <table:table-cell office:value-type="string">
            <text:p>Success</text:p>
          </table:table-cell>
          <table:table-cell office:value-type="float" office:value="49081">
            <text:p>49081</text:p>
          </table:table-cell>
          <table:table-cell table:number-columns-repeated="1017"/>
        </table:table-row>
        <table:table-row table:style-name="ro1">
          <table:table-cell office:value-type="float" office:value="2706">
            <text:p>2706</text:p>
          </table:table-cell>
          <table:table-cell office:value-type="time" office:time-value="PT12H02M09.881S">
            <text:p>12:02:09.8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655">
            <text:p>2655</text:p>
          </table:table-cell>
          <table:table-cell office:value-type="string">
            <text:p>Success</text:p>
          </table:table-cell>
          <table:table-cell office:value-type="float" office:value="49124">
            <text:p>49124</text:p>
          </table:table-cell>
          <table:table-cell table:number-columns-repeated="1017"/>
        </table:table-row>
        <table:table-row table:style-name="ro1">
          <table:table-cell office:value-type="float" office:value="2707">
            <text:p>2707</text:p>
          </table:table-cell>
          <table:table-cell office:value-type="time" office:time-value="PT12H02M12.527S">
            <text:p>12:02:12.5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08">
            <text:p>2708</text:p>
          </table:table-cell>
          <table:table-cell office:value-type="time" office:time-value="PT12H02M12.545S">
            <text:p>12:02:12.5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09">
            <text:p>2709</text:p>
          </table:table-cell>
          <table:table-cell office:value-type="time" office:time-value="PT12H02M10.794S">
            <text:p>12:02:10.79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931">
            <text:p>1931</text:p>
          </table:table-cell>
          <table:table-cell office:value-type="string">
            <text:p>Success</text:p>
          </table:table-cell>
          <table:table-cell office:value-type="float" office:value="16986">
            <text:p>16986</text:p>
          </table:table-cell>
          <table:table-cell table:number-columns-repeated="1017"/>
        </table:table-row>
        <table:table-row table:style-name="ro1">
          <table:table-cell office:value-type="float" office:value="2710">
            <text:p>2710</text:p>
          </table:table-cell>
          <table:table-cell office:value-type="time" office:time-value="PT12H02M11S">
            <text:p>12:02:11.00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733">
            <text:p>1733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711">
            <text:p>2711</text:p>
          </table:table-cell>
          <table:table-cell office:value-type="time" office:time-value="PT12H02M08.609S">
            <text:p>12:02:08.61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4255">
            <text:p>4255</text:p>
          </table:table-cell>
          <table:table-cell office:value-type="string">
            <text:p>Success</text:p>
          </table:table-cell>
          <table:table-cell office:value-type="float" office:value="49027">
            <text:p>49027</text:p>
          </table:table-cell>
          <table:table-cell table:number-columns-repeated="1017"/>
        </table:table-row>
        <table:table-row table:style-name="ro1">
          <table:table-cell office:value-type="float" office:value="2712">
            <text:p>2712</text:p>
          </table:table-cell>
          <table:table-cell office:value-type="time" office:time-value="PT12H02M08.585S">
            <text:p>12:02:08.5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469">
            <text:p>4469</text:p>
          </table:table-cell>
          <table:table-cell office:value-type="string">
            <text:p>Success</text:p>
          </table:table-cell>
          <table:table-cell office:value-type="float" office:value="48982">
            <text:p>48982</text:p>
          </table:table-cell>
          <table:table-cell table:number-columns-repeated="1017"/>
        </table:table-row>
        <table:table-row table:style-name="ro1">
          <table:table-cell office:value-type="float" office:value="2713">
            <text:p>2713</text:p>
          </table:table-cell>
          <table:table-cell office:value-type="time" office:time-value="PT12H02M08.49S">
            <text:p>12:02:08.4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573">
            <text:p>4573</text:p>
          </table:table-cell>
          <table:table-cell office:value-type="string">
            <text:p>Success</text:p>
          </table:table-cell>
          <table:table-cell office:value-type="float" office:value="48983">
            <text:p>48983</text:p>
          </table:table-cell>
          <table:table-cell table:number-columns-repeated="1017"/>
        </table:table-row>
        <table:table-row table:style-name="ro1">
          <table:table-cell office:value-type="float" office:value="2714">
            <text:p>2714</text:p>
          </table:table-cell>
          <table:table-cell office:value-type="time" office:time-value="PT12H02M13.059S">
            <text:p>12:02:13.0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15">
            <text:p>2715</text:p>
          </table:table-cell>
          <table:table-cell office:value-type="time" office:time-value="PT12H02M13.064S">
            <text:p>12:02:13.0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16">
            <text:p>2716</text:p>
          </table:table-cell>
          <table:table-cell office:value-type="time" office:time-value="PT12H02M13.079S">
            <text:p>12:02:13.0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17">
            <text:p>2717</text:p>
          </table:table-cell>
          <table:table-cell office:value-type="time" office:time-value="PT12H02M13.083S">
            <text:p>12:02:13.0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18">
            <text:p>2718</text:p>
          </table:table-cell>
          <table:table-cell office:value-type="time" office:time-value="PT12H02M12.726S">
            <text:p>12:02:12.73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456">
            <text:p>45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19">
            <text:p>2719</text:p>
          </table:table-cell>
          <table:table-cell office:value-type="time" office:time-value="PT12H02M12.006S">
            <text:p>12:02:12.0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199">
            <text:p>1199</text:p>
          </table:table-cell>
          <table:table-cell office:value-type="string">
            <text:p>Success</text:p>
          </table:table-cell>
          <table:table-cell office:value-type="float" office:value="18401">
            <text:p>18401</text:p>
          </table:table-cell>
          <table:table-cell table:number-columns-repeated="1017"/>
        </table:table-row>
        <table:table-row table:style-name="ro1">
          <table:table-cell office:value-type="float" office:value="2720">
            <text:p>2720</text:p>
          </table:table-cell>
          <table:table-cell office:value-type="time" office:time-value="PT12H02M12.538S">
            <text:p>12:02:12.5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669">
            <text:p>669</text:p>
          </table:table-cell>
          <table:table-cell office:value-type="string">
            <text:p>Success</text:p>
          </table:table-cell>
          <table:table-cell office:value-type="float" office:value="18397">
            <text:p>18397</text:p>
          </table:table-cell>
          <table:table-cell table:number-columns-repeated="1017"/>
        </table:table-row>
        <table:table-row table:style-name="ro1">
          <table:table-cell office:value-type="float" office:value="2721">
            <text:p>2721</text:p>
          </table:table-cell>
          <table:table-cell office:value-type="time" office:time-value="PT12H02M11.275S">
            <text:p>12:02:11.2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933">
            <text:p>1933</text:p>
          </table:table-cell>
          <table:table-cell office:value-type="string">
            <text:p>Success</text:p>
          </table:table-cell>
          <table:table-cell office:value-type="float" office:value="18402">
            <text:p>18402</text:p>
          </table:table-cell>
          <table:table-cell table:number-columns-repeated="1017"/>
        </table:table-row>
        <table:table-row table:style-name="ro1">
          <table:table-cell office:value-type="float" office:value="2722">
            <text:p>2722</text:p>
          </table:table-cell>
          <table:table-cell office:value-type="time" office:time-value="PT12H02M10.216S">
            <text:p>12:02:10.22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995">
            <text:p>2995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2723">
            <text:p>2723</text:p>
          </table:table-cell>
          <table:table-cell office:value-type="time" office:time-value="PT12H02M09.979S">
            <text:p>12:02:09.98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238">
            <text:p>323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724">
            <text:p>2724</text:p>
          </table:table-cell>
          <table:table-cell office:value-type="time" office:time-value="PT12H02M08.821S">
            <text:p>12:02:08.82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411">
            <text:p>441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725">
            <text:p>2725</text:p>
          </table:table-cell>
          <table:table-cell office:value-type="time" office:time-value="PT12H02M11.56S">
            <text:p>12:02:11.5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677">
            <text:p>1677</text:p>
          </table:table-cell>
          <table:table-cell office:value-type="string">
            <text:p>Success</text:p>
          </table:table-cell>
          <table:table-cell office:value-type="float" office:value="18398">
            <text:p>18398</text:p>
          </table:table-cell>
          <table:table-cell table:number-columns-repeated="1017"/>
        </table:table-row>
        <table:table-row table:style-name="ro1">
          <table:table-cell office:value-type="float" office:value="2726">
            <text:p>2726</text:p>
          </table:table-cell>
          <table:table-cell office:value-type="time" office:time-value="PT12H02M13.209S">
            <text:p>12:02:13.2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27">
            <text:p>2727</text:p>
          </table:table-cell>
          <table:table-cell office:value-type="time" office:time-value="PT12H02M13.184S">
            <text:p>12:02:13.18</text:p>
          </table:table-cell>
          <table:table-cell office:value-type="string">
            <text:p>TC0002_PlannerB 2-25</text:p>
          </table:table-cell>
          <table:table-cell office:value-type="string">
            <text:p>/logout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8">
            <text:p>2728</text:p>
          </table:table-cell>
          <table:table-cell office:value-type="time" office:time-value="PT12H02M13.257S">
            <text:p>12:02:13.26</text:p>
          </table:table-cell>
          <table:table-cell office:value-type="string">
            <text:p>TC0002_PlannerB 2-25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9">
            <text:p>2729</text:p>
          </table:table-cell>
          <table:table-cell office:value-type="time" office:time-value="PT12H02M13.212S">
            <text:p>12:02:13.2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730">
            <text:p>2730</text:p>
          </table:table-cell>
          <table:table-cell office:value-type="time" office:time-value="PT12H02M13.267S">
            <text:p>12:02:13.27</text:p>
          </table:table-cell>
          <table:table-cell office:value-type="string">
            <text:p>TC0002_PlannerB 2-25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31">
            <text:p>2731</text:p>
          </table:table-cell>
          <table:table-cell office:value-type="time" office:time-value="PT12H02M13.208S">
            <text:p>12:02:13.2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32">
            <text:p>2732</text:p>
          </table:table-cell>
          <table:table-cell office:value-type="time" office:time-value="PT12H02M13.238S">
            <text:p>12:02:13.2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33">
            <text:p>2733</text:p>
          </table:table-cell>
          <table:table-cell office:value-type="time" office:time-value="PT12H02M13.206S">
            <text:p>12:02:13.2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34">
            <text:p>2734</text:p>
          </table:table-cell>
          <table:table-cell office:value-type="time" office:time-value="PT12H02M13.283S">
            <text:p>12:02:13.28</text:p>
          </table:table-cell>
          <table:table-cell office:value-type="string">
            <text:p>TC0001_PlannerA 1-7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35">
            <text:p>2735</text:p>
          </table:table-cell>
          <table:table-cell office:value-type="time" office:time-value="PT12H02M13.292S">
            <text:p>12:02:13.29</text:p>
          </table:table-cell>
          <table:table-cell office:value-type="string">
            <text:p>TC0001_PlannerA 1-5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36">
            <text:p>2736</text:p>
          </table:table-cell>
          <table:table-cell office:value-type="time" office:time-value="PT12H02M13.248S">
            <text:p>12:02:13.25</text:p>
          </table:table-cell>
          <table:table-cell office:value-type="string">
            <text:p>TC0001_PlannerA 1-15</text:p>
          </table:table-cell>
          <table:table-cell office:value-type="string">
            <text:p>/logout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37">
            <text:p>2737</text:p>
          </table:table-cell>
          <table:table-cell office:value-type="time" office:time-value="PT12H02M13.302S">
            <text:p>12:02:13.30</text:p>
          </table:table-cell>
          <table:table-cell office:value-type="string">
            <text:p>TC0001_PlannerA 1-7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38">
            <text:p>2738</text:p>
          </table:table-cell>
          <table:table-cell office:value-type="time" office:time-value="PT12H02M13.303S">
            <text:p>12:02:13.30</text:p>
          </table:table-cell>
          <table:table-cell office:value-type="string">
            <text:p>TC0001_PlannerA 1-5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39">
            <text:p>2739</text:p>
          </table:table-cell>
          <table:table-cell office:value-type="time" office:time-value="PT12H02M13.314S">
            <text:p>12:02:13.31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40">
            <text:p>2740</text:p>
          </table:table-cell>
          <table:table-cell office:value-type="time" office:time-value="PT12H02M13.304S">
            <text:p>12:02:13.30</text:p>
          </table:table-cell>
          <table:table-cell office:value-type="string">
            <text:p>TC0001_PlannerA 1-15</text:p>
          </table:table-cell>
          <table:table-cell office:value-type="string">
            <text:p>/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41">
            <text:p>2741</text:p>
          </table:table-cell>
          <table:table-cell office:value-type="time" office:time-value="PT12H02M13.317S">
            <text:p>12:02:13.32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42">
            <text:p>2742</text:p>
          </table:table-cell>
          <table:table-cell office:value-type="time" office:time-value="PT12H02M13.321S">
            <text:p>12:02:13.32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43">
            <text:p>2743</text:p>
          </table:table-cell>
          <table:table-cell office:value-type="time" office:time-value="PT12H02M13.294S">
            <text:p>12:02:13.29</text:p>
          </table:table-cell>
          <table:table-cell office:value-type="string">
            <text:p>TC0001_PlannerA 1-9</text:p>
          </table:table-cell>
          <table:table-cell office:value-type="string">
            <text:p>/logout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44">
            <text:p>2744</text:p>
          </table:table-cell>
          <table:table-cell office:value-type="time" office:time-value="PT12H02M13.325S">
            <text:p>12:02:13.33</text:p>
          </table:table-cell>
          <table:table-cell office:value-type="string">
            <text:p>TC0001_PlannerA 1-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45">
            <text:p>2745</text:p>
          </table:table-cell>
          <table:table-cell office:value-type="time" office:time-value="PT12H02M13.329S">
            <text:p>12:02:13.33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46">
            <text:p>2746</text:p>
          </table:table-cell>
          <table:table-cell office:value-type="time" office:time-value="PT12H02M11.587S">
            <text:p>12:02:11.5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256">
            <text:p>2256</text:p>
          </table:table-cell>
          <table:table-cell office:value-type="string">
            <text:p>Success</text:p>
          </table:table-cell>
          <table:table-cell office:value-type="float" office:value="18398">
            <text:p>18398</text:p>
          </table:table-cell>
          <table:table-cell table:number-columns-repeated="1017"/>
        </table:table-row>
        <table:table-row table:style-name="ro1">
          <table:table-cell office:value-type="float" office:value="2747">
            <text:p>2747</text:p>
          </table:table-cell>
          <table:table-cell office:value-type="time" office:time-value="PT12H02M12.865S">
            <text:p>12:02:12.8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977">
            <text:p>977</text:p>
          </table:table-cell>
          <table:table-cell office:value-type="string">
            <text:p>Success</text:p>
          </table:table-cell>
          <table:table-cell office:value-type="float" office:value="18401">
            <text:p>18401</text:p>
          </table:table-cell>
          <table:table-cell table:number-columns-repeated="1017"/>
        </table:table-row>
        <table:table-row table:style-name="ro1">
          <table:table-cell office:value-type="float" office:value="2748">
            <text:p>2748</text:p>
          </table:table-cell>
          <table:table-cell office:value-type="time" office:time-value="PT12H02M08.611S">
            <text:p>12:02:08.6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251">
            <text:p>5251</text:p>
          </table:table-cell>
          <table:table-cell office:value-type="string">
            <text:p>Success</text:p>
          </table:table-cell>
          <table:table-cell office:value-type="float" office:value="48924">
            <text:p>48924</text:p>
          </table:table-cell>
          <table:table-cell table:number-columns-repeated="1017"/>
        </table:table-row>
        <table:table-row table:style-name="ro1">
          <table:table-cell office:value-type="float" office:value="2749">
            <text:p>2749</text:p>
          </table:table-cell>
          <table:table-cell office:value-type="time" office:time-value="PT12H02M13.844S">
            <text:p>12:02:13.8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50">
            <text:p>2750</text:p>
          </table:table-cell>
          <table:table-cell office:value-type="time" office:time-value="PT12H02M13.845S">
            <text:p>12:02:13.85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51">
            <text:p>2751</text:p>
          </table:table-cell>
          <table:table-cell office:value-type="time" office:time-value="PT12H02M13.873S">
            <text:p>12:02:13.87</text:p>
          </table:table-cell>
          <table:table-cell office:value-type="string">
            <text:p>TC0001_PlannerA 1-6</text:p>
          </table:table-cell>
          <table:table-cell office:value-type="string">
            <text:p>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2">
            <text:p>2752</text:p>
          </table:table-cell>
          <table:table-cell office:value-type="time" office:time-value="PT12H02M13.886S">
            <text:p>12:02:13.89</text:p>
          </table:table-cell>
          <table:table-cell office:value-type="string">
            <text:p>TC0001_PlannerA 1-23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3">
            <text:p>2753</text:p>
          </table:table-cell>
          <table:table-cell office:value-type="time" office:time-value="PT12H02M13.896S">
            <text:p>12:02:13.90</text:p>
          </table:table-cell>
          <table:table-cell office:value-type="string">
            <text:p>TC0001_PlannerA 1-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4">
            <text:p>2754</text:p>
          </table:table-cell>
          <table:table-cell office:value-type="time" office:time-value="PT12H02M13.901S">
            <text:p>12:02:13.90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55">
            <text:p>2755</text:p>
          </table:table-cell>
          <table:table-cell office:value-type="time" office:time-value="PT12H02M13.898S">
            <text:p>12:02:13.90</text:p>
          </table:table-cell>
          <table:table-cell office:value-type="string">
            <text:p>TC0001_PlannerA 1-23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6">
            <text:p>2756</text:p>
          </table:table-cell>
          <table:table-cell office:value-type="time" office:time-value="PT12H02M13.906S">
            <text:p>12:02:13.91</text:p>
          </table:table-cell>
          <table:table-cell office:value-type="string">
            <text:p>TC0001_PlannerA 1-2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57">
            <text:p>2757</text:p>
          </table:table-cell>
          <table:table-cell office:value-type="time" office:time-value="PT12H02M11.769S">
            <text:p>12:02:11.77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222">
            <text:p>2222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758">
            <text:p>2758</text:p>
          </table:table-cell>
          <table:table-cell office:value-type="time" office:time-value="PT12H02M13.096S">
            <text:p>12:02:13.10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917">
            <text:p>917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2759">
            <text:p>2759</text:p>
          </table:table-cell>
          <table:table-cell office:value-type="time" office:time-value="PT12H02M12.558S">
            <text:p>12:02:12.56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455">
            <text:p>1455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2760">
            <text:p>2760</text:p>
          </table:table-cell>
          <table:table-cell office:value-type="time" office:time-value="PT12H02M14.015S">
            <text:p>12:02:14.0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761">
            <text:p>2761</text:p>
          </table:table-cell>
          <table:table-cell office:value-type="time" office:time-value="PT12H02M14.014S">
            <text:p>12:02:14.0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762">
            <text:p>2762</text:p>
          </table:table-cell>
          <table:table-cell office:value-type="time" office:time-value="PT12H02M13.863S">
            <text:p>12:02:13.8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86">
            <text:p>686</text:p>
          </table:table-cell>
          <table:table-cell office:value-type="string">
            <text:p>Success</text:p>
          </table:table-cell>
          <table:table-cell office:value-type="float" office:value="18395">
            <text:p>18395</text:p>
          </table:table-cell>
          <table:table-cell table:number-columns-repeated="1017"/>
        </table:table-row>
        <table:table-row table:style-name="ro1">
          <table:table-cell office:value-type="float" office:value="2763">
            <text:p>2763</text:p>
          </table:table-cell>
          <table:table-cell office:value-type="time" office:time-value="PT12H02M13.267S">
            <text:p>12:02:13.27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292">
            <text:p>1292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2764">
            <text:p>2764</text:p>
          </table:table-cell>
          <table:table-cell office:value-type="time" office:time-value="PT12H02M14.55S">
            <text:p>12:02:14.5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65">
            <text:p>2765</text:p>
          </table:table-cell>
          <table:table-cell office:value-type="time" office:time-value="PT12H02M14.031S">
            <text:p>12:02:14.03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55">
            <text:p>555</text:p>
          </table:table-cell>
          <table:table-cell office:value-type="string">
            <text:p>Success</text:p>
          </table:table-cell>
          <table:table-cell office:value-type="float" office:value="34845">
            <text:p>34845</text:p>
          </table:table-cell>
          <table:table-cell table:number-columns-repeated="1017"/>
        </table:table-row>
        <table:table-row table:style-name="ro1">
          <table:table-cell office:value-type="float" office:value="2766">
            <text:p>2766</text:p>
          </table:table-cell>
          <table:table-cell office:value-type="time" office:time-value="PT12H02M08.613S">
            <text:p>12:02:08.6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973">
            <text:p>5973</text:p>
          </table:table-cell>
          <table:table-cell office:value-type="string">
            <text:p>Success</text:p>
          </table:table-cell>
          <table:table-cell office:value-type="float" office:value="48934">
            <text:p>48934</text:p>
          </table:table-cell>
          <table:table-cell table:number-columns-repeated="1017"/>
        </table:table-row>
        <table:table-row table:style-name="ro1">
          <table:table-cell office:value-type="float" office:value="2767">
            <text:p>2767</text:p>
          </table:table-cell>
          <table:table-cell office:value-type="time" office:time-value="PT12H02M14.032S">
            <text:p>12:02:14.03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66">
            <text:p>566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2768">
            <text:p>2768</text:p>
          </table:table-cell>
          <table:table-cell office:value-type="time" office:time-value="PT12H02M14.578S">
            <text:p>12:02:14.58</text:p>
          </table:table-cell>
          <table:table-cell office:value-type="string">
            <text:p>TC0001_PlannerA 1-4</text:p>
          </table:table-cell>
          <table:table-cell office:value-type="string">
            <text:p>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69">
            <text:p>2769</text:p>
          </table:table-cell>
          <table:table-cell office:value-type="time" office:time-value="PT12H02M14.601S">
            <text:p>12:02:14.60</text:p>
          </table:table-cell>
          <table:table-cell office:value-type="string">
            <text:p>TC0001_PlannerA 1-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70">
            <text:p>2770</text:p>
          </table:table-cell>
          <table:table-cell office:value-type="time" office:time-value="PT12H02M14.606S">
            <text:p>12:02:14.61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71">
            <text:p>2771</text:p>
          </table:table-cell>
          <table:table-cell office:value-type="time" office:time-value="PT12H02M13.099S">
            <text:p>12:02:13.10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519">
            <text:p>1519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2772">
            <text:p>2772</text:p>
          </table:table-cell>
          <table:table-cell office:value-type="time" office:time-value="PT12H02M14.619S">
            <text:p>12:02:14.6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773">
            <text:p>2773</text:p>
          </table:table-cell>
          <table:table-cell office:value-type="time" office:time-value="PT12H02M10.905S">
            <text:p>12:02:10.9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867">
            <text:p>3867</text:p>
          </table:table-cell>
          <table:table-cell office:value-type="string">
            <text:p>Success</text:p>
          </table:table-cell>
          <table:table-cell office:value-type="float" office:value="48988">
            <text:p>48988</text:p>
          </table:table-cell>
          <table:table-cell table:number-columns-repeated="1017"/>
        </table:table-row>
        <table:table-row table:style-name="ro1">
          <table:table-cell office:value-type="float" office:value="2774">
            <text:p>2774</text:p>
          </table:table-cell>
          <table:table-cell office:value-type="time" office:time-value="PT12H02M11.707S">
            <text:p>12:02:11.71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069">
            <text:p>3069</text:p>
          </table:table-cell>
          <table:table-cell office:value-type="string">
            <text:p>Success</text:p>
          </table:table-cell>
          <table:table-cell office:value-type="float" office:value="52926">
            <text:p>52926</text:p>
          </table:table-cell>
          <table:table-cell table:number-columns-repeated="1017"/>
        </table:table-row>
        <table:table-row table:style-name="ro1">
          <table:table-cell office:value-type="float" office:value="2775">
            <text:p>2775</text:p>
          </table:table-cell>
          <table:table-cell office:value-type="time" office:time-value="PT12H02M14.779S">
            <text:p>12:02:14.78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76">
            <text:p>2776</text:p>
          </table:table-cell>
          <table:table-cell office:value-type="time" office:time-value="PT12H02M14.773S">
            <text:p>12:02:14.7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77">
            <text:p>2777</text:p>
          </table:table-cell>
          <table:table-cell office:value-type="time" office:time-value="PT12H02M14.797S">
            <text:p>12:02:14.80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78">
            <text:p>2778</text:p>
          </table:table-cell>
          <table:table-cell office:value-type="time" office:time-value="PT12H02M10.881S">
            <text:p>12:02:10.8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953">
            <text:p>3953</text:p>
          </table:table-cell>
          <table:table-cell office:value-type="string">
            <text:p>Success</text:p>
          </table:table-cell>
          <table:table-cell office:value-type="float" office:value="51000">
            <text:p>51000</text:p>
          </table:table-cell>
          <table:table-cell table:number-columns-repeated="1017"/>
        </table:table-row>
        <table:table-row table:style-name="ro1">
          <table:table-cell office:value-type="float" office:value="2779">
            <text:p>2779</text:p>
          </table:table-cell>
          <table:table-cell office:value-type="time" office:time-value="PT12H02M14.807S">
            <text:p>12:02:14.8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80">
            <text:p>2780</text:p>
          </table:table-cell>
          <table:table-cell office:value-type="time" office:time-value="PT12H02M14.835S">
            <text:p>12:02:14.8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81">
            <text:p>2781</text:p>
          </table:table-cell>
          <table:table-cell office:value-type="time" office:time-value="PT12H02M14.855S">
            <text:p>12:02:14.8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82">
            <text:p>2782</text:p>
          </table:table-cell>
          <table:table-cell office:value-type="time" office:time-value="PT12H02M08.62S">
            <text:p>12:02:08.62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6302">
            <text:p>6302</text:p>
          </table:table-cell>
          <table:table-cell office:value-type="string">
            <text:p>Success</text:p>
          </table:table-cell>
          <table:table-cell office:value-type="float" office:value="48887">
            <text:p>48887</text:p>
          </table:table-cell>
          <table:table-cell table:number-columns-repeated="1017"/>
        </table:table-row>
        <table:table-row table:style-name="ro1">
          <table:table-cell office:value-type="float" office:value="2783">
            <text:p>2783</text:p>
          </table:table-cell>
          <table:table-cell office:value-type="time" office:time-value="PT12H02M14.923S">
            <text:p>12:02:14.92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84">
            <text:p>2784</text:p>
          </table:table-cell>
          <table:table-cell office:value-type="time" office:time-value="PT12H02M14.937S">
            <text:p>12:02:14.94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85">
            <text:p>2785</text:p>
          </table:table-cell>
          <table:table-cell office:value-type="time" office:time-value="PT12H02M10.979S">
            <text:p>12:02:10.9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056">
            <text:p>4056</text:p>
          </table:table-cell>
          <table:table-cell office:value-type="string">
            <text:p>Success</text:p>
          </table:table-cell>
          <table:table-cell office:value-type="float" office:value="52973">
            <text:p>52973</text:p>
          </table:table-cell>
          <table:table-cell table:number-columns-repeated="1017"/>
        </table:table-row>
        <table:table-row table:style-name="ro1">
          <table:table-cell office:value-type="float" office:value="2786">
            <text:p>2786</text:p>
          </table:table-cell>
          <table:table-cell office:value-type="time" office:time-value="PT12H02M10.944S">
            <text:p>12:02:10.9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155">
            <text:p>4155</text:p>
          </table:table-cell>
          <table:table-cell office:value-type="string">
            <text:p>Success</text:p>
          </table:table-cell>
          <table:table-cell office:value-type="float" office:value="52930">
            <text:p>52930</text:p>
          </table:table-cell>
          <table:table-cell table:number-columns-repeated="1017"/>
        </table:table-row>
        <table:table-row table:style-name="ro1">
          <table:table-cell office:value-type="float" office:value="2787">
            <text:p>2787</text:p>
          </table:table-cell>
          <table:table-cell office:value-type="time" office:time-value="PT12H02M11.733S">
            <text:p>12:02:11.7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394">
            <text:p>3394</text:p>
          </table:table-cell>
          <table:table-cell office:value-type="string">
            <text:p>Success</text:p>
          </table:table-cell>
          <table:table-cell office:value-type="float" office:value="58840">
            <text:p>58840</text:p>
          </table:table-cell>
          <table:table-cell table:number-columns-repeated="1017"/>
        </table:table-row>
        <table:table-row table:style-name="ro1">
          <table:table-cell office:value-type="float" office:value="2788">
            <text:p>2788</text:p>
          </table:table-cell>
          <table:table-cell office:value-type="time" office:time-value="PT12H02M13.219S">
            <text:p>12:02:13.2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921">
            <text:p>1921</text:p>
          </table:table-cell>
          <table:table-cell office:value-type="string">
            <text:p>Success</text:p>
          </table:table-cell>
          <table:table-cell office:value-type="float" office:value="58939">
            <text:p>58939</text:p>
          </table:table-cell>
          <table:table-cell table:number-columns-repeated="1017"/>
        </table:table-row>
        <table:table-row table:style-name="ro1">
          <table:table-cell office:value-type="float" office:value="2789">
            <text:p>2789</text:p>
          </table:table-cell>
          <table:table-cell office:value-type="time" office:time-value="PT12H02M11.746S">
            <text:p>12:02:11.75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408">
            <text:p>3408</text:p>
          </table:table-cell>
          <table:table-cell office:value-type="string">
            <text:p>Success</text:p>
          </table:table-cell>
          <table:table-cell office:value-type="float" office:value="56968">
            <text:p>56968</text:p>
          </table:table-cell>
          <table:table-cell table:number-columns-repeated="1017"/>
        </table:table-row>
        <table:table-row table:style-name="ro1">
          <table:table-cell office:value-type="float" office:value="2790">
            <text:p>2790</text:p>
          </table:table-cell>
          <table:table-cell office:value-type="time" office:time-value="PT12H02M14.561S">
            <text:p>12:02:14.5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04">
            <text:p>604</text:p>
          </table:table-cell>
          <table:table-cell office:value-type="string">
            <text:p>Success</text:p>
          </table:table-cell>
          <table:table-cell office:value-type="float" office:value="58938">
            <text:p>58938</text:p>
          </table:table-cell>
          <table:table-cell table:number-columns-repeated="1017"/>
        </table:table-row>
        <table:table-row table:style-name="ro1">
          <table:table-cell office:value-type="float" office:value="2791">
            <text:p>2791</text:p>
          </table:table-cell>
          <table:table-cell office:value-type="time" office:time-value="PT12H02M12.735S">
            <text:p>12:02:12.7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431">
            <text:p>2431</text:p>
          </table:table-cell>
          <table:table-cell office:value-type="string">
            <text:p>Success</text:p>
          </table:table-cell>
          <table:table-cell office:value-type="float" office:value="58981">
            <text:p>58981</text:p>
          </table:table-cell>
          <table:table-cell table:number-columns-repeated="1017"/>
        </table:table-row>
        <table:table-row table:style-name="ro1">
          <table:table-cell office:value-type="float" office:value="2792">
            <text:p>2792</text:p>
          </table:table-cell>
          <table:table-cell office:value-type="time" office:time-value="PT12H02M11.748S">
            <text:p>12:02:11.7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422">
            <text:p>3422</text:p>
          </table:table-cell>
          <table:table-cell office:value-type="string">
            <text:p>Success</text:p>
          </table:table-cell>
          <table:table-cell office:value-type="float" office:value="58937">
            <text:p>58937</text:p>
          </table:table-cell>
          <table:table-cell table:number-columns-repeated="1017"/>
        </table:table-row>
        <table:table-row table:style-name="ro1">
          <table:table-cell office:value-type="float" office:value="2793">
            <text:p>2793</text:p>
          </table:table-cell>
          <table:table-cell office:value-type="time" office:time-value="PT12H02M15.14S">
            <text:p>12:02:15.1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94">
            <text:p>2794</text:p>
          </table:table-cell>
          <table:table-cell office:value-type="time" office:time-value="PT12H02M13.231S">
            <text:p>12:02:13.2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952">
            <text:p>1952</text:p>
          </table:table-cell>
          <table:table-cell office:value-type="string">
            <text:p>Success</text:p>
          </table:table-cell>
          <table:table-cell office:value-type="float" office:value="58937">
            <text:p>58937</text:p>
          </table:table-cell>
          <table:table-cell table:number-columns-repeated="1017"/>
        </table:table-row>
        <table:table-row table:style-name="ro1">
          <table:table-cell office:value-type="float" office:value="2795">
            <text:p>2795</text:p>
          </table:table-cell>
          <table:table-cell office:value-type="time" office:time-value="PT12H02M14.588S">
            <text:p>12:02:14.5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01">
            <text:p>601</text:p>
          </table:table-cell>
          <table:table-cell office:value-type="string">
            <text:p>Success</text:p>
          </table:table-cell>
          <table:table-cell office:value-type="float" office:value="58936">
            <text:p>58936</text:p>
          </table:table-cell>
          <table:table-cell table:number-columns-repeated="1017"/>
        </table:table-row>
        <table:table-row table:style-name="ro1">
          <table:table-cell office:value-type="float" office:value="2796">
            <text:p>2796</text:p>
          </table:table-cell>
          <table:table-cell office:value-type="time" office:time-value="PT12H02M15.156S">
            <text:p>12:02:15.16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97">
            <text:p>2797</text:p>
          </table:table-cell>
          <table:table-cell office:value-type="time" office:time-value="PT12H02M15.1S">
            <text:p>12:02:15.1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98">
            <text:p>2798</text:p>
          </table:table-cell>
          <table:table-cell office:value-type="time" office:time-value="PT12H02M15.186S">
            <text:p>12:02:15.19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99">
            <text:p>2799</text:p>
          </table:table-cell>
          <table:table-cell office:value-type="time" office:time-value="PT12H02M15.172S">
            <text:p>12:02:15.1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800">
            <text:p>2800</text:p>
          </table:table-cell>
          <table:table-cell office:value-type="time" office:time-value="PT12H02M13.993S">
            <text:p>12:02:13.99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228">
            <text:p>1228</text:p>
          </table:table-cell>
          <table:table-cell office:value-type="string">
            <text:p>Success</text:p>
          </table:table-cell>
          <table:table-cell office:value-type="float" office:value="58982">
            <text:p>58982</text:p>
          </table:table-cell>
          <table:table-cell table:number-columns-repeated="1017"/>
        </table:table-row>
        <table:table-row table:style-name="ro1">
          <table:table-cell office:value-type="float" office:value="2801">
            <text:p>2801</text:p>
          </table:table-cell>
          <table:table-cell office:value-type="time" office:time-value="PT12H02M14.599S">
            <text:p>12:02:14.6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39">
            <text:p>639</text:p>
          </table:table-cell>
          <table:table-cell office:value-type="string">
            <text:p>Success</text:p>
          </table:table-cell>
          <table:table-cell office:value-type="float" office:value="58936">
            <text:p>58936</text:p>
          </table:table-cell>
          <table:table-cell table:number-columns-repeated="1017"/>
        </table:table-row>
        <table:table-row table:style-name="ro1">
          <table:table-cell office:value-type="float" office:value="2802">
            <text:p>2802</text:p>
          </table:table-cell>
          <table:table-cell office:value-type="time" office:time-value="PT12H02M15.129S">
            <text:p>12:02:15.1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803">
            <text:p>2803</text:p>
          </table:table-cell>
          <table:table-cell office:value-type="time" office:time-value="PT12H02M15.213S">
            <text:p>12:02:15.21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804">
            <text:p>2804</text:p>
          </table:table-cell>
          <table:table-cell office:value-type="time" office:time-value="PT12H02M15.222S">
            <text:p>12:02:15.2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805">
            <text:p>2805</text:p>
          </table:table-cell>
          <table:table-cell office:value-type="time" office:time-value="PT12H02M15.242S">
            <text:p>12:02:15.2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806">
            <text:p>2806</text:p>
          </table:table-cell>
          <table:table-cell office:value-type="time" office:time-value="PT12H02M15.18S">
            <text:p>12:02:15.1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807">
            <text:p>2807</text:p>
          </table:table-cell>
          <table:table-cell office:value-type="time" office:time-value="PT12H02M15.201S">
            <text:p>12:02:15.20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808">
            <text:p>2808</text:p>
          </table:table-cell>
          <table:table-cell office:value-type="time" office:time-value="PT12H02M15.213S">
            <text:p>12:02:15.2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809">
            <text:p>2809</text:p>
          </table:table-cell>
          <table:table-cell office:value-type="time" office:time-value="PT12H02M14.879S">
            <text:p>12:02:14.88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162">
            <text:p>1162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810">
            <text:p>2810</text:p>
          </table:table-cell>
          <table:table-cell office:value-type="time" office:time-value="PT12H02M16.043S">
            <text:p>12:02:16.0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811">
            <text:p>2811</text:p>
          </table:table-cell>
          <table:table-cell office:value-type="time" office:time-value="PT12H02M14.844S">
            <text:p>12:02:14.84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231">
            <text:p>1231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2812">
            <text:p>2812</text:p>
          </table:table-cell>
          <table:table-cell office:value-type="time" office:time-value="PT12H02M15.278S">
            <text:p>12:02:15.28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799">
            <text:p>799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2813">
            <text:p>2813</text:p>
          </table:table-cell>
          <table:table-cell office:value-type="time" office:time-value="PT12H02M15.261S">
            <text:p>12:02:15.26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818">
            <text:p>818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2814">
            <text:p>2814</text:p>
          </table:table-cell>
          <table:table-cell office:value-type="time" office:time-value="PT12H02M16.077S">
            <text:p>12:02:16.0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27">
            <text:p>327</text:p>
          </table:table-cell>
          <table:table-cell table:number-columns-repeated="1017"/>
        </table:table-row>
        <table:table-row table:style-name="ro1">
          <table:table-cell office:value-type="float" office:value="2815">
            <text:p>2815</text:p>
          </table:table-cell>
          <table:table-cell office:value-type="time" office:time-value="PT12H02M16.079S">
            <text:p>12:02:16.0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float" office:value="2816">
            <text:p>2816</text:p>
          </table:table-cell>
          <table:table-cell office:value-type="time" office:time-value="PT12H02M16.08S">
            <text:p>12:02:16.0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817">
            <text:p>2817</text:p>
          </table:table-cell>
          <table:table-cell office:value-type="time" office:time-value="PT12H02M15.239S">
            <text:p>12:02:15.2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324">
            <text:p>1324</text:p>
          </table:table-cell>
          <table:table-cell office:value-type="string">
            <text:p>Success</text:p>
          </table:table-cell>
          <table:table-cell office:value-type="float" office:value="18401">
            <text:p>18401</text:p>
          </table:table-cell>
          <table:table-cell table:number-columns-repeated="1017"/>
        </table:table-row>
        <table:table-row table:style-name="ro1">
          <table:table-cell office:value-type="float" office:value="2818">
            <text:p>2818</text:p>
          </table:table-cell>
          <table:table-cell office:value-type="time" office:time-value="PT12H02M15.167S">
            <text:p>12:02:15.17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407">
            <text:p>1407</text:p>
          </table:table-cell>
          <table:table-cell office:value-type="string">
            <text:p>Success</text:p>
          </table:table-cell>
          <table:table-cell office:value-type="float" office:value="18401">
            <text:p>18401</text:p>
          </table:table-cell>
          <table:table-cell table:number-columns-repeated="1017"/>
        </table:table-row>
        <table:table-row table:style-name="ro1">
          <table:table-cell office:value-type="float" office:value="2819">
            <text:p>2819</text:p>
          </table:table-cell>
          <table:table-cell office:value-type="time" office:time-value="PT12H02M14.588S">
            <text:p>12:02:14.5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988">
            <text:p>1988</text:p>
          </table:table-cell>
          <table:table-cell office:value-type="string">
            <text:p>Success</text:p>
          </table:table-cell>
          <table:table-cell office:value-type="float" office:value="18402">
            <text:p>18402</text:p>
          </table:table-cell>
          <table:table-cell table:number-columns-repeated="1017"/>
        </table:table-row>
        <table:table-row table:style-name="ro1">
          <table:table-cell office:value-type="float" office:value="2820">
            <text:p>2820</text:p>
          </table:table-cell>
          <table:table-cell office:value-type="time" office:time-value="PT12H02M15.277S">
            <text:p>12:02:15.28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332">
            <text:p>1332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2821">
            <text:p>2821</text:p>
          </table:table-cell>
          <table:table-cell office:value-type="time" office:time-value="PT12H02M15.037S">
            <text:p>12:02:15.0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583">
            <text:p>1583</text:p>
          </table:table-cell>
          <table:table-cell office:value-type="string">
            <text:p>Success</text:p>
          </table:table-cell>
          <table:table-cell office:value-type="float" office:value="18401">
            <text:p>18401</text:p>
          </table:table-cell>
          <table:table-cell table:number-columns-repeated="1017"/>
        </table:table-row>
        <table:table-row table:style-name="ro1">
          <table:table-cell office:value-type="float" office:value="2822">
            <text:p>2822</text:p>
          </table:table-cell>
          <table:table-cell office:value-type="time" office:time-value="PT12H02M15.223S">
            <text:p>12:02:15.2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419">
            <text:p>1419</text:p>
          </table:table-cell>
          <table:table-cell office:value-type="string">
            <text:p>Success</text:p>
          </table:table-cell>
          <table:table-cell office:value-type="float" office:value="18401">
            <text:p>18401</text:p>
          </table:table-cell>
          <table:table-cell table:number-columns-repeated="1017"/>
        </table:table-row>
        <table:table-row table:style-name="ro1">
          <table:table-cell office:value-type="float" office:value="2823">
            <text:p>2823</text:p>
          </table:table-cell>
          <table:table-cell office:value-type="time" office:time-value="PT12H02M14.636S">
            <text:p>12:02:14.64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008">
            <text:p>2008</text:p>
          </table:table-cell>
          <table:table-cell office:value-type="string">
            <text:p>Success</text:p>
          </table:table-cell>
          <table:table-cell office:value-type="float" office:value="34845">
            <text:p>34845</text:p>
          </table:table-cell>
          <table:table-cell table:number-columns-repeated="1017"/>
        </table:table-row>
        <table:table-row table:style-name="ro1">
          <table:table-cell office:value-type="float" office:value="2824">
            <text:p>2824</text:p>
          </table:table-cell>
          <table:table-cell office:value-type="time" office:time-value="PT12H02M16.566S">
            <text:p>12:02:16.5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25">
            <text:p>2825</text:p>
          </table:table-cell>
          <table:table-cell office:value-type="time" office:time-value="PT12H02M15.189S">
            <text:p>12:02:15.1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491">
            <text:p>1491</text:p>
          </table:table-cell>
          <table:table-cell office:value-type="string">
            <text:p>Success</text:p>
          </table:table-cell>
          <table:table-cell office:value-type="float" office:value="18394">
            <text:p>18394</text:p>
          </table:table-cell>
          <table:table-cell table:number-columns-repeated="1017"/>
        </table:table-row>
        <table:table-row table:style-name="ro1">
          <table:table-cell office:value-type="float" office:value="2826">
            <text:p>2826</text:p>
          </table:table-cell>
          <table:table-cell office:value-type="time" office:time-value="PT12H02M15.249S">
            <text:p>12:02:15.25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433">
            <text:p>1433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2827">
            <text:p>2827</text:p>
          </table:table-cell>
          <table:table-cell office:value-type="time" office:time-value="PT12H02M14.821S">
            <text:p>12:02:14.82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863">
            <text:p>1863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2828">
            <text:p>2828</text:p>
          </table:table-cell>
          <table:table-cell office:value-type="time" office:time-value="PT12H02M14.953S">
            <text:p>12:02:14.95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732">
            <text:p>1732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2829">
            <text:p>2829</text:p>
          </table:table-cell>
          <table:table-cell office:value-type="time" office:time-value="PT12H02M15.165S">
            <text:p>12:02:15.1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530">
            <text:p>1530</text:p>
          </table:table-cell>
          <table:table-cell office:value-type="string">
            <text:p>Success</text:p>
          </table:table-cell>
          <table:table-cell office:value-type="float" office:value="18402">
            <text:p>18402</text:p>
          </table:table-cell>
          <table:table-cell table:number-columns-repeated="1017"/>
        </table:table-row>
        <table:table-row table:style-name="ro1">
          <table:table-cell office:value-type="float" office:value="2830">
            <text:p>2830</text:p>
          </table:table-cell>
          <table:table-cell office:value-type="time" office:time-value="PT12H02M16.627S">
            <text:p>12:02:16.63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38">
            <text:p>138</text:p>
          </table:table-cell>
          <table:table-cell office:value-type="string">
            <text:p>Success</text:p>
          </table:table-cell>
          <table:table-cell office:value-type="float" office:value="327">
            <text:p>327</text:p>
          </table:table-cell>
          <table:table-cell table:number-columns-repeated="1017"/>
        </table:table-row>
        <table:table-row table:style-name="ro1">
          <table:table-cell office:value-type="float" office:value="2831">
            <text:p>2831</text:p>
          </table:table-cell>
          <table:table-cell office:value-type="time" office:time-value="PT12H02M16.574S">
            <text:p>12:02:16.57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04">
            <text:p>20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32">
            <text:p>2832</text:p>
          </table:table-cell>
          <table:table-cell office:value-type="time" office:time-value="PT12H02M16.644S">
            <text:p>12:02:16.64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33">
            <text:p>2833</text:p>
          </table:table-cell>
          <table:table-cell office:value-type="time" office:time-value="PT12H02M16.639S">
            <text:p>12:02:16.6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34">
            <text:p>2834</text:p>
          </table:table-cell>
          <table:table-cell office:value-type="time" office:time-value="PT12H02M16.69S">
            <text:p>12:02:16.6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835">
            <text:p>2835</text:p>
          </table:table-cell>
          <table:table-cell office:value-type="time" office:time-value="PT12H02M16.685S">
            <text:p>12:02:16.69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836">
            <text:p>2836</text:p>
          </table:table-cell>
          <table:table-cell office:value-type="time" office:time-value="PT12H02M16.682S">
            <text:p>12:02:16.6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37">
            <text:p>2837</text:p>
          </table:table-cell>
          <table:table-cell office:value-type="time" office:time-value="PT12H02M16.696S">
            <text:p>12:02:16.7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38">
            <text:p>2838</text:p>
          </table:table-cell>
          <table:table-cell office:value-type="time" office:time-value="PT12H02M15.263S">
            <text:p>12:02:15.26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557">
            <text:p>1557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2839">
            <text:p>2839</text:p>
          </table:table-cell>
          <table:table-cell office:value-type="time" office:time-value="PT12H02M16.684S">
            <text:p>12:02:16.6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327">
            <text:p>327</text:p>
          </table:table-cell>
          <table:table-cell table:number-columns-repeated="1017"/>
        </table:table-row>
        <table:table-row table:style-name="ro1">
          <table:table-cell office:value-type="float" office:value="2840">
            <text:p>2840</text:p>
          </table:table-cell>
          <table:table-cell office:value-type="time" office:time-value="PT12H02M16.804S">
            <text:p>12:02:16.80</text:p>
          </table:table-cell>
          <table:table-cell office:value-type="string">
            <text:p>TC0001_PlannerA 1-11</text:p>
          </table:table-cell>
          <table:table-cell office:value-type="string">
            <text:p>/logout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1">
            <text:p>2841</text:p>
          </table:table-cell>
          <table:table-cell office:value-type="time" office:time-value="PT12H02M16.78S">
            <text:p>12:02:16.78</text:p>
          </table:table-cell>
          <table:table-cell office:value-type="string">
            <text:p>TC0001_PlannerA 1-29</text:p>
          </table:table-cell>
          <table:table-cell office:value-type="string">
            <text:p>/logout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2">
            <text:p>2842</text:p>
          </table:table-cell>
          <table:table-cell office:value-type="time" office:time-value="PT12H02M16.647S">
            <text:p>12:02:16.65</text:p>
          </table:table-cell>
          <table:table-cell office:value-type="string">
            <text:p>TC0001_PlannerA 1-20</text:p>
          </table:table-cell>
          <table:table-cell office:value-type="string">
            <text:p>/logout</text:p>
          </table:table-cell>
          <table:table-cell office:value-type="float" office:value="197">
            <text:p>19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3">
            <text:p>2843</text:p>
          </table:table-cell>
          <table:table-cell office:value-type="time" office:time-value="PT12H02M15.258S">
            <text:p>12:02:15.26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588">
            <text:p>1588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2844">
            <text:p>2844</text:p>
          </table:table-cell>
          <table:table-cell office:value-type="time" office:time-value="PT12H02M16.786S">
            <text:p>12:02:16.79</text:p>
          </table:table-cell>
          <table:table-cell office:value-type="string">
            <text:p>TC0001_PlannerA 1-26</text:p>
          </table:table-cell>
          <table:table-cell office:value-type="string">
            <text:p>/logout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5">
            <text:p>2845</text:p>
          </table:table-cell>
          <table:table-cell office:value-type="time" office:time-value="PT12H02M16.576S">
            <text:p>12:02:16.5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73">
            <text:p>27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46">
            <text:p>2846</text:p>
          </table:table-cell>
          <table:table-cell office:value-type="time" office:time-value="PT12H02M16.645S">
            <text:p>12:02:16.6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58943">
            <text:p>58943</text:p>
          </table:table-cell>
          <table:table-cell table:number-columns-repeated="1017"/>
        </table:table-row>
        <table:table-row table:style-name="ro1">
          <table:table-cell office:value-type="float" office:value="2847">
            <text:p>2847</text:p>
          </table:table-cell>
          <table:table-cell office:value-type="time" office:time-value="PT12H02M16.844S">
            <text:p>12:02:16.84</text:p>
          </table:table-cell>
          <table:table-cell office:value-type="string">
            <text:p>TC0001_PlannerA 1-20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8">
            <text:p>2848</text:p>
          </table:table-cell>
          <table:table-cell office:value-type="time" office:time-value="PT12H02M16.786S">
            <text:p>12:02:16.79</text:p>
          </table:table-cell>
          <table:table-cell office:value-type="string">
            <text:p>TC0001_PlannerA 1-18</text:p>
          </table:table-cell>
          <table:table-cell office:value-type="string">
            <text:p>/logout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9">
            <text:p>2849</text:p>
          </table:table-cell>
          <table:table-cell office:value-type="time" office:time-value="PT12H02M16.848S">
            <text:p>12:02:16.85</text:p>
          </table:table-cell>
          <table:table-cell office:value-type="string">
            <text:p>TC0001_PlannerA 1-26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0">
            <text:p>2850</text:p>
          </table:table-cell>
          <table:table-cell office:value-type="time" office:time-value="PT12H02M16.862S">
            <text:p>12:02:16.86</text:p>
          </table:table-cell>
          <table:table-cell office:value-type="string">
            <text:p>TC0001_PlannerA 1-2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51">
            <text:p>2851</text:p>
          </table:table-cell>
          <table:table-cell office:value-type="time" office:time-value="PT12H02M16.822S">
            <text:p>12:02:16.8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852">
            <text:p>2852</text:p>
          </table:table-cell>
          <table:table-cell office:value-type="time" office:time-value="PT12H02M16.803S">
            <text:p>12:02:16.80</text:p>
          </table:table-cell>
          <table:table-cell office:value-type="string">
            <text:p>TC0001_PlannerA 1-3</text:p>
          </table:table-cell>
          <table:table-cell office:value-type="string">
            <text:p>/logout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3">
            <text:p>2853</text:p>
          </table:table-cell>
          <table:table-cell office:value-type="time" office:time-value="PT12H02M16.857S">
            <text:p>12:02:16.86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54">
            <text:p>2854</text:p>
          </table:table-cell>
          <table:table-cell office:value-type="time" office:time-value="PT12H02M16.858S">
            <text:p>12:02:16.86</text:p>
          </table:table-cell>
          <table:table-cell office:value-type="string">
            <text:p>TC0001_PlannerA 1-18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5">
            <text:p>2855</text:p>
          </table:table-cell>
          <table:table-cell office:value-type="time" office:time-value="PT12H02M16.85S">
            <text:p>12:02:16.85</text:p>
          </table:table-cell>
          <table:table-cell office:value-type="string">
            <text:p>TC0001_PlannerA 1-13</text:p>
          </table:table-cell>
          <table:table-cell office:value-type="string">
            <text:p>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6">
            <text:p>2856</text:p>
          </table:table-cell>
          <table:table-cell office:value-type="time" office:time-value="PT12H02M16.838S">
            <text:p>12:02:16.84</text:p>
          </table:table-cell>
          <table:table-cell office:value-type="string">
            <text:p>TC0001_PlannerA 1-29</text:p>
          </table:table-cell>
          <table:table-cell office:value-type="string">
            <text:p>/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7">
            <text:p>2857</text:p>
          </table:table-cell>
          <table:table-cell office:value-type="time" office:time-value="PT12H02M16.873S">
            <text:p>12:02:16.87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58">
            <text:p>2858</text:p>
          </table:table-cell>
          <table:table-cell office:value-type="time" office:time-value="PT12H02M16.834S">
            <text:p>12:02:16.83</text:p>
          </table:table-cell>
          <table:table-cell office:value-type="string">
            <text:p>TC0001_PlannerA 1-11</text:p>
          </table:table-cell>
          <table:table-cell office:value-type="string">
            <text:p>/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9">
            <text:p>2859</text:p>
          </table:table-cell>
          <table:table-cell office:value-type="time" office:time-value="PT12H02M16.847S">
            <text:p>12:02:16.8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860">
            <text:p>2860</text:p>
          </table:table-cell>
          <table:table-cell office:value-type="time" office:time-value="PT12H02M16.875S">
            <text:p>12:02:16.88</text:p>
          </table:table-cell>
          <table:table-cell office:value-type="string">
            <text:p>TC0001_PlannerA 1-29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61">
            <text:p>2861</text:p>
          </table:table-cell>
          <table:table-cell office:value-type="time" office:time-value="PT12H02M16.879S">
            <text:p>12:02:16.88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62">
            <text:p>2862</text:p>
          </table:table-cell>
          <table:table-cell office:value-type="time" office:time-value="PT12H02M16.868S">
            <text:p>12:02:16.87</text:p>
          </table:table-cell>
          <table:table-cell office:value-type="string">
            <text:p>TC0001_PlannerA 1-3</text:p>
          </table:table-cell>
          <table:table-cell office:value-type="string">
            <text:p>/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63">
            <text:p>2863</text:p>
          </table:table-cell>
          <table:table-cell office:value-type="time" office:time-value="PT12H02M16.875S">
            <text:p>12:02:16.88</text:p>
          </table:table-cell>
          <table:table-cell office:value-type="string">
            <text:p>TC0001_PlannerA 1-13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64">
            <text:p>2864</text:p>
          </table:table-cell>
          <table:table-cell office:value-type="time" office:time-value="PT12H02M16.886S">
            <text:p>12:02:16.89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65">
            <text:p>2865</text:p>
          </table:table-cell>
          <table:table-cell office:value-type="time" office:time-value="PT12H02M16.885S">
            <text:p>12:02:16.89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66">
            <text:p>2866</text:p>
          </table:table-cell>
          <table:table-cell office:value-type="time" office:time-value="PT12H02M16.88S">
            <text:p>12:02:16.88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31">
            <text:p>431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2867">
            <text:p>2867</text:p>
          </table:table-cell>
          <table:table-cell office:value-type="time" office:time-value="PT12H02M16.065S">
            <text:p>12:02:16.07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266">
            <text:p>1266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868">
            <text:p>2868</text:p>
          </table:table-cell>
          <table:table-cell office:value-type="time" office:time-value="PT12H02M16.112S">
            <text:p>12:02:16.11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232">
            <text:p>1232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2869">
            <text:p>2869</text:p>
          </table:table-cell>
          <table:table-cell office:value-type="time" office:time-value="PT12H02M16.094S">
            <text:p>12:02:16.09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253">
            <text:p>1253</text:p>
          </table:table-cell>
          <table:table-cell office:value-type="string">
            <text:p>Success</text:p>
          </table:table-cell>
          <table:table-cell office:value-type="float" office:value="34845">
            <text:p>34845</text:p>
          </table:table-cell>
          <table:table-cell table:number-columns-repeated="1017"/>
        </table:table-row>
        <table:table-row table:style-name="ro1">
          <table:table-cell office:value-type="float" office:value="2870">
            <text:p>2870</text:p>
          </table:table-cell>
          <table:table-cell office:value-type="time" office:time-value="PT12H02M16.107S">
            <text:p>12:02:16.11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257">
            <text:p>1257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2871">
            <text:p>2871</text:p>
          </table:table-cell>
          <table:table-cell office:value-type="time" office:time-value="PT12H02M16.797S">
            <text:p>12:02:16.80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70">
            <text:p>570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2872">
            <text:p>2872</text:p>
          </table:table-cell>
          <table:table-cell office:value-type="time" office:time-value="PT12H02M16.825S">
            <text:p>12:02:16.83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59">
            <text:p>559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2873">
            <text:p>2873</text:p>
          </table:table-cell>
          <table:table-cell office:value-type="time" office:time-value="PT12H02M17.312S">
            <text:p>12:02:17.3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58945">
            <text:p>58945</text:p>
          </table:table-cell>
          <table:table-cell table:number-columns-repeated="1017"/>
        </table:table-row>
        <table:table-row table:style-name="ro1">
          <table:table-cell office:value-type="float" office:value="2874">
            <text:p>2874</text:p>
          </table:table-cell>
          <table:table-cell office:value-type="time" office:time-value="PT12H02M16.798S">
            <text:p>12:02:16.80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621">
            <text:p>621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2875">
            <text:p>2875</text:p>
          </table:table-cell>
          <table:table-cell office:value-type="time" office:time-value="PT12H02M17.332S">
            <text:p>12:02:17.3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58990">
            <text:p>58990</text:p>
          </table:table-cell>
          <table:table-cell table:number-columns-repeated="1017"/>
        </table:table-row>
        <table:table-row table:style-name="ro1">
          <table:table-cell office:value-type="float" office:value="2876">
            <text:p>2876</text:p>
          </table:table-cell>
          <table:table-cell office:value-type="time" office:time-value="PT12H02M16.764S">
            <text:p>12:02:16.76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687">
            <text:p>687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2877">
            <text:p>2877</text:p>
          </table:table-cell>
          <table:table-cell office:value-type="time" office:time-value="PT12H02M17.368S">
            <text:p>12:02:17.3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58947">
            <text:p>58947</text:p>
          </table:table-cell>
          <table:table-cell table:number-columns-repeated="1017"/>
        </table:table-row>
        <table:table-row table:style-name="ro1">
          <table:table-cell office:value-type="float" office:value="2878">
            <text:p>2878</text:p>
          </table:table-cell>
          <table:table-cell office:value-type="time" office:time-value="PT12H02M17.384S">
            <text:p>12:02:17.3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58945">
            <text:p>58945</text:p>
          </table:table-cell>
          <table:table-cell table:number-columns-repeated="1017"/>
        </table:table-row>
        <table:table-row table:style-name="ro1">
          <table:table-cell office:value-type="float" office:value="2879">
            <text:p>2879</text:p>
          </table:table-cell>
          <table:table-cell office:value-type="time" office:time-value="PT12H02M17.369S">
            <text:p>12:02:17.3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58945">
            <text:p>58945</text:p>
          </table:table-cell>
          <table:table-cell table:number-columns-repeated="1017"/>
        </table:table-row>
        <table:table-row table:style-name="ro1">
          <table:table-cell office:value-type="float" office:value="2880">
            <text:p>2880</text:p>
          </table:table-cell>
          <table:table-cell office:value-type="time" office:time-value="PT12H02M16.851S">
            <text:p>12:02:16.8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760">
            <text:p>760</text:p>
          </table:table-cell>
          <table:table-cell office:value-type="string">
            <text:p>Success</text:p>
          </table:table-cell>
          <table:table-cell office:value-type="float" office:value="18398">
            <text:p>18398</text:p>
          </table:table-cell>
          <table:table-cell table:number-columns-repeated="1017"/>
        </table:table-row>
        <table:table-row table:style-name="ro1">
          <table:table-cell office:value-type="float" office:value="2881">
            <text:p>2881</text:p>
          </table:table-cell>
          <table:table-cell office:value-type="time" office:time-value="PT12H02M16.868S">
            <text:p>12:02:16.87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751">
            <text:p>751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2882">
            <text:p>2882</text:p>
          </table:table-cell>
          <table:table-cell office:value-type="time" office:time-value="PT12H02M17.452S">
            <text:p>12:02:17.45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58945">
            <text:p>58945</text:p>
          </table:table-cell>
          <table:table-cell table:number-columns-repeated="1017"/>
        </table:table-row>
        <table:table-row table:style-name="ro1">
          <table:table-cell office:value-type="float" office:value="2883">
            <text:p>2883</text:p>
          </table:table-cell>
          <table:table-cell office:value-type="time" office:time-value="PT12H02M17.432S">
            <text:p>12:02:17.4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18397">
            <text:p>18397</text:p>
          </table:table-cell>
          <table:table-cell table:number-columns-repeated="1017"/>
        </table:table-row>
        <table:table-row table:style-name="ro1">
          <table:table-cell office:value-type="float" office:value="2884">
            <text:p>2884</text:p>
          </table:table-cell>
          <table:table-cell office:value-type="time" office:time-value="PT12H02M17.349S">
            <text:p>12:02:17.3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17">
            <text:p>317</text:p>
          </table:table-cell>
          <table:table-cell office:value-type="string">
            <text:p>Success</text:p>
          </table:table-cell>
          <table:table-cell office:value-type="float" office:value="58947">
            <text:p>58947</text:p>
          </table:table-cell>
          <table:table-cell table:number-columns-repeated="1017"/>
        </table:table-row>
        <table:table-row table:style-name="ro1">
          <table:table-cell office:value-type="float" office:value="2885">
            <text:p>2885</text:p>
          </table:table-cell>
          <table:table-cell office:value-type="time" office:time-value="PT12H02M17.612S">
            <text:p>12:02:17.6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86">
            <text:p>2886</text:p>
          </table:table-cell>
          <table:table-cell office:value-type="time" office:time-value="PT12H02M17.65S">
            <text:p>12:02:17.6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87">
            <text:p>2887</text:p>
          </table:table-cell>
          <table:table-cell office:value-type="time" office:time-value="PT12H02M17.672S">
            <text:p>12:02:17.67</text:p>
          </table:table-cell>
          <table:table-cell office:value-type="string">
            <text:p>TC0001_PlannerA 1-16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88">
            <text:p>2888</text:p>
          </table:table-cell>
          <table:table-cell office:value-type="time" office:time-value="PT12H02M17.667S">
            <text:p>12:02:17.67</text:p>
          </table:table-cell>
          <table:table-cell office:value-type="string">
            <text:p>TC0001_PlannerA 1-1</text:p>
          </table:table-cell>
          <table:table-cell office:value-type="string">
            <text:p>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89">
            <text:p>2889</text:p>
          </table:table-cell>
          <table:table-cell office:value-type="time" office:time-value="PT12H02M17.685S">
            <text:p>12:02:17.69</text:p>
          </table:table-cell>
          <table:table-cell office:value-type="string">
            <text:p>TC0001_PlannerA 1-16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90">
            <text:p>2890</text:p>
          </table:table-cell>
          <table:table-cell office:value-type="time" office:time-value="PT12H02M17.693S">
            <text:p>12:02:17.69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91">
            <text:p>2891</text:p>
          </table:table-cell>
          <table:table-cell office:value-type="time" office:time-value="PT12H02M17.69S">
            <text:p>12:02:17.69</text:p>
          </table:table-cell>
          <table:table-cell office:value-type="string">
            <text:p>TC0001_PlannerA 1-1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92">
            <text:p>2892</text:p>
          </table:table-cell>
          <table:table-cell office:value-type="time" office:time-value="PT12H02M17.698S">
            <text:p>12:02:17.70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93">
            <text:p>2893</text:p>
          </table:table-cell>
          <table:table-cell office:value-type="time" office:time-value="PT12H02M17.419S">
            <text:p>12:02:17.42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05">
            <text:p>305</text:p>
          </table:table-cell>
          <table:table-cell office:value-type="string">
            <text:p>Success</text:p>
          </table:table-cell>
          <table:table-cell office:value-type="float" office:value="58911">
            <text:p>58911</text:p>
          </table:table-cell>
          <table:table-cell table:number-columns-repeated="1017"/>
        </table:table-row>
        <table:table-row table:style-name="ro1">
          <table:table-cell office:value-type="float" office:value="2894">
            <text:p>2894</text:p>
          </table:table-cell>
          <table:table-cell office:value-type="time" office:time-value="PT12H02M17.531S">
            <text:p>12:02:17.5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18397">
            <text:p>18397</text:p>
          </table:table-cell>
          <table:table-cell table:number-columns-repeated="1017"/>
        </table:table-row>
        <table:table-row table:style-name="ro1">
          <table:table-cell office:value-type="float" office:value="2895">
            <text:p>2895</text:p>
          </table:table-cell>
          <table:table-cell office:value-type="time" office:time-value="PT12H02M17.345S">
            <text:p>12:02:17.3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15">
            <text:p>415</text:p>
          </table:table-cell>
          <table:table-cell office:value-type="string">
            <text:p>Success</text:p>
          </table:table-cell>
          <table:table-cell office:value-type="float" office:value="58947">
            <text:p>58947</text:p>
          </table:table-cell>
          <table:table-cell table:number-columns-repeated="1017"/>
        </table:table-row>
        <table:table-row table:style-name="ro1">
          <table:table-cell office:value-type="float" office:value="2896">
            <text:p>2896</text:p>
          </table:table-cell>
          <table:table-cell office:value-type="time" office:time-value="PT12H02M17.62S">
            <text:p>12:02:17.6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58947">
            <text:p>58947</text:p>
          </table:table-cell>
          <table:table-cell table:number-columns-repeated="1017"/>
        </table:table-row>
        <table:table-row table:style-name="ro1">
          <table:table-cell office:value-type="float" office:value="2897">
            <text:p>2897</text:p>
          </table:table-cell>
          <table:table-cell office:value-type="time" office:time-value="PT12H02M17.744S">
            <text:p>12:02:17.74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98">
            <text:p>2898</text:p>
          </table:table-cell>
          <table:table-cell office:value-type="time" office:time-value="PT12H02M17.41S">
            <text:p>12:02:17.4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10">
            <text:p>410</text:p>
          </table:table-cell>
          <table:table-cell office:value-type="string">
            <text:p>Success</text:p>
          </table:table-cell>
          <table:table-cell office:value-type="float" office:value="18398">
            <text:p>18398</text:p>
          </table:table-cell>
          <table:table-cell table:number-columns-repeated="1017"/>
        </table:table-row>
        <table:table-row table:style-name="ro1">
          <table:table-cell office:value-type="float" office:value="2899">
            <text:p>2899</text:p>
          </table:table-cell>
          <table:table-cell office:value-type="time" office:time-value="PT12H02M17.532S">
            <text:p>12:02:17.5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97">
            <text:p>297</text:p>
          </table:table-cell>
          <table:table-cell office:value-type="string">
            <text:p>Success</text:p>
          </table:table-cell>
          <table:table-cell office:value-type="float" office:value="18397">
            <text:p>18397</text:p>
          </table:table-cell>
          <table:table-cell table:number-columns-repeated="1017"/>
        </table:table-row>
        <table:table-row table:style-name="ro1">
          <table:table-cell office:value-type="float" office:value="2900">
            <text:p>2900</text:p>
          </table:table-cell>
          <table:table-cell office:value-type="time" office:time-value="PT12H02M17.814S">
            <text:p>12:02:17.81</text:p>
          </table:table-cell>
          <table:table-cell office:value-type="string">
            <text:p>TC0001_PlannerA 1-22</text:p>
          </table:table-cell>
          <table:table-cell office:value-type="string">
            <text:p>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1">
            <text:p>2901</text:p>
          </table:table-cell>
          <table:table-cell office:value-type="time" office:time-value="PT12H02M17.848S">
            <text:p>12:02:17.85</text:p>
          </table:table-cell>
          <table:table-cell office:value-type="string">
            <text:p>TC0001_PlannerA 1-2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2">
            <text:p>2902</text:p>
          </table:table-cell>
          <table:table-cell office:value-type="time" office:time-value="PT12H02M17.854S">
            <text:p>12:02:17.85</text:p>
          </table:table-cell>
          <table:table-cell office:value-type="string">
            <text:p>TC0001_PlannerA 1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03">
            <text:p>2903</text:p>
          </table:table-cell>
          <table:table-cell office:value-type="time" office:time-value="PT12H02M17.822S">
            <text:p>12:02:17.8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04">
            <text:p>2904</text:p>
          </table:table-cell>
          <table:table-cell office:value-type="time" office:time-value="PT12H02M17.517S">
            <text:p>12:02:17.5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51">
            <text:p>351</text:p>
          </table:table-cell>
          <table:table-cell office:value-type="string">
            <text:p>Success</text:p>
          </table:table-cell>
          <table:table-cell office:value-type="float" office:value="18401">
            <text:p>18401</text:p>
          </table:table-cell>
          <table:table-cell table:number-columns-repeated="1017"/>
        </table:table-row>
        <table:table-row table:style-name="ro1">
          <table:table-cell office:value-type="float" office:value="2905">
            <text:p>2905</text:p>
          </table:table-cell>
          <table:table-cell office:value-type="time" office:time-value="PT12H02M17.83S">
            <text:p>12:02:17.8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06">
            <text:p>2906</text:p>
          </table:table-cell>
          <table:table-cell office:value-type="time" office:time-value="PT12H02M17.866S">
            <text:p>12:02:17.87</text:p>
          </table:table-cell>
          <table:table-cell office:value-type="string">
            <text:p>TC0001_PlannerA 1-19</text:p>
          </table:table-cell>
          <table:table-cell office:value-type="string">
            <text:p>/logout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7">
            <text:p>2907</text:p>
          </table:table-cell>
          <table:table-cell office:value-type="time" office:time-value="PT12H02M17.911S">
            <text:p>12:02:17.91</text:p>
          </table:table-cell>
          <table:table-cell office:value-type="string">
            <text:p>TC0001_PlannerA 1-19</text:p>
          </table:table-cell>
          <table:table-cell office:value-type="string">
            <text:p>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8">
            <text:p>2908</text:p>
          </table:table-cell>
          <table:table-cell office:value-type="time" office:time-value="PT12H02M17.929S">
            <text:p>12:02:17.93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09">
            <text:p>2909</text:p>
          </table:table-cell>
          <table:table-cell office:value-type="time" office:time-value="PT12H02M17.868S">
            <text:p>12:02:17.8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10">
            <text:p>2910</text:p>
          </table:table-cell>
          <table:table-cell office:value-type="time" office:time-value="PT12H02M17.888S">
            <text:p>12:02:17.89</text:p>
          </table:table-cell>
          <table:table-cell office:value-type="string">
            <text:p>TC0001_PlannerA 1-28</text:p>
          </table:table-cell>
          <table:table-cell office:value-type="string">
            <text:p>/logout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1">
            <text:p>2911</text:p>
          </table:table-cell>
          <table:table-cell office:value-type="time" office:time-value="PT12H02M17.667S">
            <text:p>12:02:17.6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02">
            <text:p>302</text:p>
          </table:table-cell>
          <table:table-cell office:value-type="string">
            <text:p>Success</text:p>
          </table:table-cell>
          <table:table-cell office:value-type="float" office:value="18395">
            <text:p>18395</text:p>
          </table:table-cell>
          <table:table-cell table:number-columns-repeated="1017"/>
        </table:table-row>
        <table:table-row table:style-name="ro1">
          <table:table-cell office:value-type="float" office:value="2912">
            <text:p>2912</text:p>
          </table:table-cell>
          <table:table-cell office:value-type="time" office:time-value="PT12H02M17.952S">
            <text:p>12:02:17.95</text:p>
          </table:table-cell>
          <table:table-cell office:value-type="string">
            <text:p>TC0001_PlannerA 1-28</text:p>
          </table:table-cell>
          <table:table-cell office:value-type="string">
            <text:p>/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3">
            <text:p>2913</text:p>
          </table:table-cell>
          <table:table-cell office:value-type="time" office:time-value="PT12H02M17.951S">
            <text:p>12:02:17.95</text:p>
          </table:table-cell>
          <table:table-cell office:value-type="string">
            <text:p>TC0001_PlannerA 1-8</text:p>
          </table:table-cell>
          <table:table-cell office:value-type="string">
            <text:p>/logout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4">
            <text:p>2914</text:p>
          </table:table-cell>
          <table:table-cell office:value-type="time" office:time-value="PT12H02M17.64S">
            <text:p>12:02:17.64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43">
            <text:p>343</text:p>
          </table:table-cell>
          <table:table-cell office:value-type="string">
            <text:p>Success</text:p>
          </table:table-cell>
          <table:table-cell office:value-type="float" office:value="18401">
            <text:p>18401</text:p>
          </table:table-cell>
          <table:table-cell table:number-columns-repeated="1017"/>
        </table:table-row>
        <table:table-row table:style-name="ro1">
          <table:table-cell office:value-type="float" office:value="2915">
            <text:p>2915</text:p>
          </table:table-cell>
          <table:table-cell office:value-type="time" office:time-value="PT12H02M17.982S">
            <text:p>12:02:17.98</text:p>
          </table:table-cell>
          <table:table-cell office:value-type="string">
            <text:p>TC0001_PlannerA 1-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6">
            <text:p>2916</text:p>
          </table:table-cell>
          <table:table-cell office:value-type="time" office:time-value="PT12H02M17.989S">
            <text:p>12:02:17.99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17">
            <text:p>2917</text:p>
          </table:table-cell>
          <table:table-cell office:value-type="time" office:time-value="PT12H02M17.981S">
            <text:p>12:02:17.98</text:p>
          </table:table-cell>
          <table:table-cell office:value-type="string">
            <text:p>TC0001_PlannerA 1-28</text:p>
          </table:table-cell>
          <table:table-cell office:value-type="string">
            <text:p>/login.html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18">
            <text:p>2918</text:p>
          </table:table-cell>
          <table:table-cell office:value-type="time" office:time-value="PT12H02M17.727S">
            <text:p>12:02:17.7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74">
            <text:p>274</text:p>
          </table:table-cell>
          <table:table-cell office:value-type="string">
            <text:p>Success</text:p>
          </table:table-cell>
          <table:table-cell office:value-type="float" office:value="18402">
            <text:p>18402</text:p>
          </table:table-cell>
          <table:table-cell table:number-columns-repeated="1017"/>
        </table:table-row>
        <table:table-row table:style-name="ro1">
          <table:table-cell office:value-type="float" office:value="2919">
            <text:p>2919</text:p>
          </table:table-cell>
          <table:table-cell office:value-type="time" office:time-value="PT12H02M17.984S">
            <text:p>12:02:17.98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20">
            <text:p>2920</text:p>
          </table:table-cell>
          <table:table-cell office:value-type="time" office:time-value="PT12H02M17.971S">
            <text:p>12:02:17.9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21">
            <text:p>2921</text:p>
          </table:table-cell>
          <table:table-cell office:value-type="time" office:time-value="PT12H02M18.025S">
            <text:p>12:02:18.03</text:p>
          </table:table-cell>
          <table:table-cell office:value-type="string">
            <text:p>TC0001_PlannerA 1-27</text:p>
          </table:table-cell>
          <table:table-cell office:value-type="string">
            <text:p>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2">
            <text:p>2922</text:p>
          </table:table-cell>
          <table:table-cell office:value-type="time" office:time-value="PT12H02M18.047S">
            <text:p>12:02:18.05</text:p>
          </table:table-cell>
          <table:table-cell office:value-type="string">
            <text:p>TC0001_PlannerA 1-27</text:p>
          </table:table-cell>
          <table:table-cell office:value-type="string">
            <text:p>/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3">
            <text:p>2923</text:p>
          </table:table-cell>
          <table:table-cell office:value-type="time" office:time-value="PT12H02M17.759S">
            <text:p>12:02:17.7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14">
            <text:p>314</text:p>
          </table:table-cell>
          <table:table-cell office:value-type="string">
            <text:p>Success</text:p>
          </table:table-cell>
          <table:table-cell office:value-type="float" office:value="18397">
            <text:p>18397</text:p>
          </table:table-cell>
          <table:table-cell table:number-columns-repeated="1017"/>
        </table:table-row>
        <table:table-row table:style-name="ro1">
          <table:table-cell office:value-type="float" office:value="2924">
            <text:p>2924</text:p>
          </table:table-cell>
          <table:table-cell office:value-type="time" office:time-value="PT12H02M18.003S">
            <text:p>12:02:18.00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25">
            <text:p>2925</text:p>
          </table:table-cell>
          <table:table-cell office:value-type="time" office:time-value="PT12H02M18.035S">
            <text:p>12:02:18.04</text:p>
          </table:table-cell>
          <table:table-cell office:value-type="string">
            <text:p>TC0001_PlannerA 1-2</text:p>
          </table:table-cell>
          <table:table-cell office:value-type="string">
            <text:p>/logout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6">
            <text:p>2926</text:p>
          </table:table-cell>
          <table:table-cell office:value-type="time" office:time-value="PT12H02M18.072S">
            <text:p>12:02:18.07</text:p>
          </table:table-cell>
          <table:table-cell office:value-type="string">
            <text:p>TC0001_PlannerA 1-27</text:p>
          </table:table-cell>
          <table:table-cell office:value-type="string">
            <text:p>/login.html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27">
            <text:p>2927</text:p>
          </table:table-cell>
          <table:table-cell office:value-type="time" office:time-value="PT12H02M17.777S">
            <text:p>12:02:17.7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13">
            <text:p>313</text:p>
          </table:table-cell>
          <table:table-cell office:value-type="string">
            <text:p>Success</text:p>
          </table:table-cell>
          <table:table-cell office:value-type="float" office:value="18402">
            <text:p>18402</text:p>
          </table:table-cell>
          <table:table-cell table:number-columns-repeated="1017"/>
        </table:table-row>
        <table:table-row table:style-name="ro1">
          <table:table-cell office:value-type="float" office:value="2928">
            <text:p>2928</text:p>
          </table:table-cell>
          <table:table-cell office:value-type="time" office:time-value="PT12H02M18.088S">
            <text:p>12:02:18.09</text:p>
          </table:table-cell>
          <table:table-cell office:value-type="string">
            <text:p>TC0001_PlannerA 1-2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9">
            <text:p>2929</text:p>
          </table:table-cell>
          <table:table-cell office:value-type="time" office:time-value="PT12H02M18.075S">
            <text:p>12:02:18.0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30">
            <text:p>2930</text:p>
          </table:table-cell>
          <table:table-cell office:value-type="time" office:time-value="PT12H02M18.092S">
            <text:p>12:02:18.0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31">
            <text:p>2931</text:p>
          </table:table-cell>
          <table:table-cell office:value-type="time" office:time-value="PT12H02M18.11S">
            <text:p>12:02:18.11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32">
            <text:p>2932</text:p>
          </table:table-cell>
          <table:table-cell office:value-type="time" office:time-value="PT12H02M18.076S">
            <text:p>12:02:18.08</text:p>
          </table:table-cell>
          <table:table-cell office:value-type="string">
            <text:p>TC0001_PlannerA 1-30</text:p>
          </table:table-cell>
          <table:table-cell office:value-type="string">
            <text:p>/logout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3">
            <text:p>2933</text:p>
          </table:table-cell>
          <table:table-cell office:value-type="time" office:time-value="PT12H02M18.109S">
            <text:p>12:02:18.11</text:p>
          </table:table-cell>
          <table:table-cell office:value-type="string">
            <text:p>TC0001_PlannerA 1-10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4">
            <text:p>2934</text:p>
          </table:table-cell>
          <table:table-cell office:value-type="time" office:time-value="PT12H02M18.111S">
            <text:p>12:02:18.11</text:p>
          </table:table-cell>
          <table:table-cell office:value-type="string">
            <text:p>TC0001_PlannerA 1-12</text:p>
          </table:table-cell>
          <table:table-cell office:value-type="string">
            <text:p>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5">
            <text:p>2935</text:p>
          </table:table-cell>
          <table:table-cell office:value-type="time" office:time-value="PT12H02M18.122S">
            <text:p>12:02:18.12</text:p>
          </table:table-cell>
          <table:table-cell office:value-type="string">
            <text:p>TC0001_PlannerA 1-30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6">
            <text:p>2936</text:p>
          </table:table-cell>
          <table:table-cell office:value-type="time" office:time-value="PT12H02M18.124S">
            <text:p>12:02:18.12</text:p>
          </table:table-cell>
          <table:table-cell office:value-type="string">
            <text:p>TC0001_PlannerA 1-10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7">
            <text:p>2937</text:p>
          </table:table-cell>
          <table:table-cell office:value-type="time" office:time-value="PT12H02M18.135S">
            <text:p>12:02:18.14</text:p>
          </table:table-cell>
          <table:table-cell office:value-type="string">
            <text:p>TC0001_PlannerA 1-3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38">
            <text:p>2938</text:p>
          </table:table-cell>
          <table:table-cell office:value-type="time" office:time-value="PT12H02M18.137S">
            <text:p>12:02:18.14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39">
            <text:p>2939</text:p>
          </table:table-cell>
          <table:table-cell office:value-type="time" office:time-value="PT12H02M18.132S">
            <text:p>12:02:18.13</text:p>
          </table:table-cell>
          <table:table-cell office:value-type="string">
            <text:p>TC0001_PlannerA 1-12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40">
            <text:p>2940</text:p>
          </table:table-cell>
          <table:table-cell office:value-type="time" office:time-value="PT12H02M18.14S">
            <text:p>12:02:18.14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1/18/2011</text:date>, <text:time>19:4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8T19:42:26.33</dc:date>
    <meta:document-statistic meta:table-count="1" meta:cell-count="20587" meta:object-count="0"/>
    <meta:generator>OpenOffice.org/3.2$Win32 OpenOffice.org_project/320m12$Build-9483</meta:generator>
  </office:meta>
</office:document-meta>
</file>